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43in"/>
    </style:style>
    <style:style style:name="co2" style:family="table-column">
      <style:table-column-properties fo:break-before="auto" style:column-width="0.1965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6008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1201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0.6445in"/>
    </style:style>
    <style:style style:name="co9" style:family="table-column">
      <style:table-column-properties fo:break-before="auto" style:column-width="0.622in"/>
    </style:style>
    <style:style style:name="co10" style:family="table-column">
      <style:table-column-properties fo:break-before="auto" style:column-width="0.1528in"/>
    </style:style>
    <style:style style:name="co11" style:family="table-column">
      <style:table-column-properties fo:break-before="auto" style:column-width="0.7425in"/>
    </style:style>
    <style:style style:name="co12" style:family="table-column">
      <style:table-column-properties fo:break-before="auto" style:column-width="0.1307in"/>
    </style:style>
    <style:style style:name="co13" style:family="table-column">
      <style:table-column-properties fo:break-before="auto" style:column-width="1.802in"/>
    </style:style>
    <style:style style:name="co14" style:family="table-column">
      <style:table-column-properties fo:break-before="auto" style:column-width="0.2071in"/>
    </style:style>
    <style:style style:name="co15" style:family="table-column">
      <style:table-column-properties fo:break-before="auto" style:column-width="0.7098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8134in"/>
    </style:style>
    <style:style style:name="co18" style:family="table-column">
      <style:table-column-properties fo:break-before="auto" style:column-width="0.3709in"/>
    </style:style>
    <style:style style:name="co19" style:family="table-column">
      <style:table-column-properties fo:break-before="auto" style:column-width="1.7917in"/>
    </style:style>
    <style:style style:name="co20" style:family="table-column">
      <style:table-column-properties fo:break-before="auto" style:column-width="1.8244in"/>
    </style:style>
    <style:style style:name="co21" style:family="table-column">
      <style:table-column-properties fo:break-before="auto" style:column-width="0.1417in"/>
    </style:style>
    <style:style style:name="co22" style:family="table-column">
      <style:table-column-properties fo:break-before="auto" style:column-width="0.6984in"/>
    </style:style>
    <style:style style:name="co23" style:family="table-column">
      <style:table-column-properties fo:break-before="auto" style:column-width="1.7366in"/>
    </style:style>
    <style:style style:name="co24" style:family="table-column">
      <style:table-column-properties fo:break-before="auto" style:column-width="0.6547in"/>
    </style:style>
    <style:style style:name="co25" style:family="table-column">
      <style:table-column-properties fo:break-before="auto" style:column-width="0.4146in"/>
    </style:style>
    <style:style style:name="co26" style:family="table-column">
      <style:table-column-properties fo:break-before="auto" style:column-width="0.677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ext-properties fo:color="#00008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122"/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b3b3b3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cccccc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22">
      <style:table-cell-properties fo:background-color="#808080"/>
    </style:style>
    <style:style style:name="ce10" style:family="table-cell" style:parent-style-name="Default" style:data-style-name="N122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cccccc" style:text-align-source="value-type" style:repeat-content="false"/>
      <style:paragraph-properties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808080"/>
    </style:style>
    <style:style style:name="ce20" style:family="table-cell" style:parent-style-name="Default" style:data-style-name="N2"/>
    <style:style style:name="ce21" style:family="table-cell" style:parent-style-name="Default" style:data-style-name="N2">
      <style:table-cell-properties fo:background-color="#cccccc"/>
    </style:style>
    <style:style style:name="ce22" style:family="table-cell" style:parent-style-name="Default" style:data-style-name="N2">
      <style:table-cell-properties fo:background-color="#cccccc" style:text-align-source="value-type" style:repeat-content="false"/>
      <style:paragraph-properties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 style:data-style-name="N2">
      <style:table-cell-properties fo:background-color="#cccccc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2">
      <style:table-cell-properties fo:background-color="transparent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2">
      <style:table-cell-properties fo:background-color="#b3b3b3"/>
    </style:style>
    <style:style style:name="ce27" style:family="table-cell" style:parent-style-name="Default" style:data-style-name="N2">
      <style:table-cell-properties fo:background-color="#808080"/>
    </style:style>
    <style:style style:name="ce28" style:family="table-cell" style:parent-style-name="Default">
      <style:table-cell-properties fo:background-color="#cccccc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32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50">
      <style:table-cell-properties style:text-align-source="fix" style:repeat-content="false" fo:background-color="transparent"/>
      <style:paragraph-properties fo:text-align="end" fo:margin-left="0in"/>
    </style:style>
    <style:style style:name="ce3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000080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Leg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0"/>
        <table:table-column table:style-name="co10" table:default-cell-style-name="Default"/>
        <table:table-column table:style-name="co11" table:default-cell-style-name="ce20"/>
        <table:table-column table:style-name="co5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number-columns-repeated="2" table:default-cell-style-name="Default"/>
        <table:table-column table:style-name="co16" table:number-columns-repeated="1005" table:default-cell-style-name="Default"/>
        <table:table-row table:style-name="ro1">
          <table:table-cell table:style-name="ce1" office:value-type="string">
            <text:p>San Francisco – Nuku-Hiv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13" office:value-type="string">
            <text:p>From</text:p>
          </table:table-cell>
          <table:table-cell table:style-name="ce13" office:value-type="string">
            <text:p>Oyster Point</text:p>
          </table:table-cell>
          <table:table-cell table:style-name="ce21"/>
          <table:table-cell table:style-name="ce28" table:number-columns-repeated="3"/>
          <table:table-cell table:style-name="ce21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14" office:value-type="string">
            <text:p>Latitude</text:p>
          </table:table-cell>
          <table:table-cell table:style-name="ce14"/>
          <table:table-cell table:style-name="ce22"/>
          <table:table-cell table:style-name="ce8"/>
          <table:table-cell table:style-name="ce8" office:value-type="string">
            <text:p>Longitude</text:p>
          </table:table-cell>
          <table:table-cell table:style-name="ce8"/>
          <table:table-cell table:style-name="ce23"/>
          <table:table-cell table:style-name="ce2"/>
          <table:table-cell table:number-columns-repeated="7"/>
          <table:table-cell table:style-name="ce2" table:number-columns-repeated="1005"/>
          <table:table-cell table:number-columns-repeated="2"/>
        </table:table-row>
        <table:table-row table:style-name="ro3">
          <table:table-cell/>
          <table:table-cell table:style-name="ce2"/>
          <table:table-cell table:style-name="ce8" office:value-type="string">
            <text:p>Sign (N,S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style-name="ce8"/>
          <table:table-cell table:style-name="ce8" office:value-type="string">
            <text:p>Sign (E,W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number-columns-repeated="1015"/>
        </table:table-row>
        <table:table-row table:style-name="ro3">
          <table:table-cell table:style-name="ce3" office:value-type="date" office:date-value="2010-10-02T08:40:00">
            <text:p>Saturday, October 2, 2010 <text:s/>08:40</text:p>
          </table:table-cell>
          <table:table-cell/>
          <table:table-cell table:style-name="ce15" office:value-type="string">
            <text:p>N</text:p>
          </table:table-cell>
          <table:table-cell office:value-type="float" office:value="37">
            <text:p>37</text:p>
          </table:table-cell>
          <table:table-cell office:value-type="float" office:value="39.8506">
            <text:p>39.85</text:p>
          </table:table-cell>
          <table:table-cell/>
          <table:table-cell table:style-name="ce15" office:value-type="string">
            <text:p>W</text:p>
          </table:table-cell>
          <table:table-cell office:value-type="float" office:value="122">
            <text:p>122</text:p>
          </table:table-cell>
          <table:table-cell office:value-type="float" office:value="22.8156">
            <text:p>22.82</text:p>
          </table:table-cell>
          <table:table-cell table:number-columns-repeated="1015"/>
        </table:table-row>
        <table:table-row table:style-name="ro2">
          <table:table-cell table:style-name="ce3"/>
          <table:table-cell/>
          <table:table-cell table:style-name="ce15"/>
          <table:table-cell table:number-columns-repeated="3"/>
          <table:table-cell table:style-name="ce15"/>
          <table:table-cell table:number-columns-repeated="1017"/>
        </table:table-row>
        <table:table-row table:style-name="ro3">
          <table:table-cell table:number-columns-repeated="2"/>
          <table:table-cell table:style-name="ce8" office:value-type="string">
            <text:p>To</text:p>
          </table:table-cell>
          <table:table-cell table:style-name="ce8" office:value-type="string">
            <text:p>Nuku-Hiva, Taiohae</text:p>
          </table:table-cell>
          <table:table-cell table:style-name="ce23"/>
          <table:table-cell table:style-name="ce8" table:number-columns-repeated="3"/>
          <table:table-cell table:style-name="ce23"/>
          <table:table-cell table:number-columns-repeated="1015"/>
        </table:table-row>
        <table:table-row table:style-name="ro3">
          <table:table-cell table:number-columns-repeated="2"/>
          <table:table-cell table:style-name="ce8" office:value-type="string">
            <text:p>Latitude</text:p>
          </table:table-cell>
          <table:table-cell table:style-name="ce8"/>
          <table:table-cell table:style-name="ce23"/>
          <table:table-cell table:style-name="ce8"/>
          <table:table-cell table:style-name="ce8" office:value-type="string">
            <text:p>Longitude</text:p>
          </table:table-cell>
          <table:table-cell table:style-name="ce8"/>
          <table:table-cell table:style-name="ce23"/>
          <table:table-cell table:number-columns-repeated="1015"/>
        </table:table-row>
        <table:table-row table:style-name="ro3">
          <table:table-cell table:number-columns-repeated="2"/>
          <table:table-cell table:style-name="ce8" office:value-type="string">
            <text:p>Sign (N,S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style-name="ce8"/>
          <table:table-cell table:style-name="ce8" office:value-type="string">
            <text:p>Sign (E,W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number-columns-repeated="1015"/>
        </table:table-row>
        <table:table-row table:style-name="ro4">
          <table:table-cell table:style-name="ce3" office:value-type="date" office:date-value="2010-10-27T08:50:00">
            <text:p>Wednesday, October 27, 2010 <text:s/>08:50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8">
            <text:p>8</text:p>
          </table:table-cell>
          <table:table-cell table:style-name="ce24" office:value-type="float" office:value="54.9077">
            <text:p>54.91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40">
            <text:p>140</text:p>
          </table:table-cell>
          <table:table-cell table:style-name="ce24" office:value-type="float" office:value="5.9676">
            <text:p>5.97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Elapsed</text:p>
          </table:table-cell>
          <table:table-cell/>
          <table:table-cell table:style-name="ce16" office:value-type="string">
            <text:p>GC Distance</text:p>
          </table:table-cell>
          <table:table-cell table:style-name="ce18"/>
          <table:table-cell table:style-name="ce25" office:value-type="string">
            <text:p>Over Ground</text:p>
          </table:table-cell>
          <table:table-cell table:style-name="ce29" table:number-columns-repeated="2"/>
          <table:table-cell/>
          <table:table-cell table:style-name="ce31"/>
          <table:table-cell table:style-name="ce29"/>
          <table:table-cell table:style-name="Default"/>
          <table:table-cell table:number-columns-repeated="1013"/>
        </table:table-row>
        <table:table-row table:style-name="ro3">
          <table:table-cell table:formula="of:=CONCATENATE(INT((([.A11]-[.A6])*24)/24);&quot; Days &quot;;INT(MOD(((([.A11]-[.A6])*24)/24)*24;24));&quot; Hours &quot;;INT(MOD(((([.A11]-[.A6])*24)/24)*(24*60);60));&quot; Minutes&quot;)" office:value-type="string" office:string-value="25 Days 0 Hours 9 Minutes">
            <text:p>25 Days 0 Hours 9 Minutes</text:p>
          </table:table-cell>
          <table:table-cell/>
          <table:table-cell table:style-name="ce17" table:formula="of:=DEGREES(ACOS((SIN(RADIANS(([.D6]+([.E6]/60)) * (IF((UPPER([.C6])=&quot;S&quot;); -1; 1)))) * SIN(RADIANS(([.D11]+([.E11]/60)) * (IF((UPPER([.C11])=&quot;S&quot;); -1; 1)))) + (COS(RADIANS(([.D6]+([.E6]/60)) * (IF((UPPER([.C6])=&quot;S&quot;)                        OR                        (UPPER([.C6])=&quot;W&quot;); -1; 1)))) * COS(RADIANS(([.D11]+([.E11]/60)) * (IF((UPPER([.C11])=&quot;S&quot;)                       OR                       (UPPER([.C11])=&quot;W&quot;); -1; 1)))) * COS(RADIANS(([.H11]+([.I11]/60)) * (IF((UPPER([.G11])=&quot;W&quot;); -1; 1))-([.H6]+([.I6]/60)) * (IF((UPPER([.G6])=&quot;W&quot;); -1; 1)))) )))) * 60" office:value-type="float" office:value="2966.37524367011">
            <text:p>2966.38</text:p>
          </table:table-cell>
          <table:table-cell/>
          <table:table-cell table:style-name="ce17" table:formula="of:=SUM([.K22:.K52])" office:value-type="float" office:value="3170.55212375218">
            <text:p>3170.55</text:p>
          </table:table-cell>
          <table:table-cell table:style-name="ce17" table:number-columns-repeated="2"/>
          <table:table-cell/>
          <table:table-cell table:style-name="ce17" table:number-columns-repeated="2"/>
          <table:table-cell table:style-name="Default"/>
          <table:table-cell table:style-name="ce17"/>
          <table:table-cell/>
          <table:table-cell table:style-name="ce17" table:number-columns-repeated="2"/>
          <table:table-cell table:number-columns-repeated="1009"/>
        </table:table-row>
        <table:table-row table:style-name="ro3">
          <table:table-cell table:style-name="ce4" office:value-type="string">
            <text:p>Average Speeds</text:p>
          </table:table-cell>
          <table:table-cell/>
          <table:table-cell table:style-name="ce17" table:formula="of:=[.C14]/(([.A11]-[.A6])*24)" office:value-type="float" office:value="4.94258579895176">
            <text:p>4.94</text:p>
          </table:table-cell>
          <table:table-cell/>
          <table:table-cell table:style-name="ce17" table:formula="of:=[.E14]/(([.A11]-[.A6])*24)" office:value-type="float" office:value="5.28278609900528">
            <text:p>5.28</text:p>
          </table:table-cell>
          <table:table-cell table:style-name="ce17" table:number-columns-repeated="2"/>
          <table:table-cell/>
          <table:table-cell table:style-name="ce17" table:number-columns-repeated="8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number-columns-repeated="4"/>
          <table:table-cell table:style-name="ce26"/>
          <table:table-cell table:style-name="ce5" table:number-columns-repeated="3"/>
          <table:table-cell table:style-name="ce26"/>
          <table:table-cell table:style-name="ce5"/>
          <table:table-cell table:style-name="ce26"/>
          <table:table-cell table:style-name="ce5" table:number-columns-repeated="1013"/>
        </table:table-row>
        <table:table-row table:style-name="ro2">
          <table:table-cell table:style-name="ce6" table:number-columns-repeated="4"/>
          <table:table-cell table:style-name="ce24"/>
          <table:table-cell table:style-name="ce6" table:number-columns-repeated="3"/>
          <table:table-cell table:style-name="ce24"/>
          <table:table-cell table:style-name="ce6"/>
          <table:table-cell table:style-name="ce24"/>
          <table:table-cell table:style-name="ce6" table:number-columns-repeated="1013"/>
        </table:table-row>
        <table:table-row table:style-name="ro3">
          <table:table-cell table:style-name="ce7" office:value-type="string">
            <text:p>Date &amp; Time</text:p>
          </table:table-cell>
          <table:table-cell/>
          <table:table-cell table:style-name="ce8" office:value-type="string">
            <text:p>Latitude</text:p>
          </table:table-cell>
          <table:table-cell table:style-name="ce8"/>
          <table:table-cell table:style-name="ce23"/>
          <table:table-cell table:style-name="ce30"/>
          <table:table-cell table:style-name="ce8" office:value-type="string">
            <text:p>Longitude</text:p>
          </table:table-cell>
          <table:table-cell table:style-name="ce8"/>
          <table:table-cell table:style-name="ce23"/>
          <table:table-cell/>
          <table:table-cell table:style-name="ce32" office:value-type="string">
            <text:p>GC Dist</text:p>
          </table:table-cell>
          <table:table-cell table:style-name="ce32" office:value-type="string">
            <text:p>Delta T</text:p>
          </table:table-cell>
          <table:table-cell table:style-name="ce32" office:value-type="string">
            <text:p>Avg</text:p>
          </table:table-cell>
          <table:table-cell table:number-columns-repeated="1011"/>
        </table:table-row>
        <table:table-row table:style-name="ro3">
          <table:table-cell table:style-name="ce8"/>
          <table:table-cell/>
          <table:table-cell table:style-name="ce8" office:value-type="string">
            <text:p>Sign (N,S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style-name="ce30"/>
          <table:table-cell table:style-name="ce8" office:value-type="string">
            <text:p>Sign (E,W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/>
          <table:table-cell table:style-name="ce32" table:number-columns-repeated="2"/>
          <table:table-cell table:style-name="ce32" office:value-type="string">
            <text:p>Speed</text:p>
          </table:table-cell>
          <table:table-cell/>
          <table:table-cell table:style-name="ce29" office:value-type="string">
            <text:p>XSDDuration</text:p>
          </table:table-cell>
          <table:table-cell table:style-name="ce29"/>
          <table:table-cell table:style-name="ce29" office:value-type="string">
            <text:p>Num</text:p>
          </table:table-cell>
          <table:table-cell table:style-name="ce29" office:value-type="string">
            <text:p>Dec Lat</text:p>
          </table:table-cell>
          <table:table-cell table:style-name="ce29" office:value-type="string">
            <text:p>Dec Long</text:p>
          </table:table-cell>
          <table:table-cell office:value-type="string">
            <text:p>GPX Snippet</text:p>
          </table:table-cell>
          <table:table-cell table:number-columns-repeated="1004"/>
        </table:table-row>
        <table:table-row table:style-name="ro3">
          <table:table-cell table:style-name="ce3" table:formula="of:=[.A6]" office:value-type="date" office:date-value="2010-10-02T08:40:00">
            <text:p>Saturday, October 2, 2010 <text:s/>08:40</text:p>
          </table:table-cell>
          <table:table-cell/>
          <table:table-cell table:style-name="ce11" table:formula="of:=[.C6]" office:value-type="string" office:string-value="N">
            <text:p>N</text:p>
          </table:table-cell>
          <table:table-cell table:style-name="ce6" table:formula="of:=[.D6]" office:value-type="float" office:value="37">
            <text:p>37</text:p>
          </table:table-cell>
          <table:table-cell table:style-name="ce24" table:formula="of:=[.E6]" office:value-type="float" office:value="39.8506">
            <text:p>39.85</text:p>
          </table:table-cell>
          <table:table-cell table:style-name="ce6"/>
          <table:table-cell table:style-name="ce11" table:formula="of:=[.G6]" office:value-type="string" office:string-value="W">
            <text:p>W</text:p>
          </table:table-cell>
          <table:table-cell table:style-name="ce6" table:formula="of:=[.H6]" office:value-type="float" office:value="122">
            <text:p>122</text:p>
          </table:table-cell>
          <table:table-cell table:style-name="ce24" table:formula="of:=[.I6]" office:value-type="float" office:value="22.8156">
            <text:p>22.82</text:p>
          </table:table-cell>
          <table:table-cell table:number-columns-repeated="5"/>
          <table:table-cell table:style-name="ce18" table:formula="of:=CONCATENATE(YEAR([.A21]);&quot;-&quot;;IF(LEN(MONTH([.A21]))=2;MONTH([.A21]);CONCATENATE(&quot;0&quot;;MONTH([.A21])));&quot;-&quot;;IF(LEN(DAY([.A21]))=2;DAY([.A21]);CONCATENATE(&quot;0&quot;;DAY([.A21])));&quot;T&quot;;IF(LEN(HOUR([.A21]))=2;HOUR([.A21]);CONCATENATE(&quot;0&quot;;HOUR([.A21])));&quot;:&quot;;IF(LEN(MINUTE([.A21]))=2;MINUTE([.A21]);CONCATENATE(&quot;0&quot;;MINUTE([.A21])));&quot;:&quot;;IF(LEN(SECOND([.A21]))=2;SECOND([.A21]);CONCATENATE(&quot;0&quot;;SECOND([.A21])));&quot;-10:00&quot;)" office:value-type="string" office:string-value="2010-10-02T08:40:00-10:00">
            <text:p>2010-10-02T08:40:00-10:00</text:p>
          </table:table-cell>
          <table:table-cell/>
          <table:table-cell office:value-type="float" office:value="1">
            <text:p>1</text:p>
          </table:table-cell>
          <table:table-cell table:formula="of:=([.D21]+([.E21]/60)) * (IF((UPPER([.C21])=&quot;S&quot;); -1; 1))" office:value-type="float" office:value="37.6641766666667">
            <text:p>37.66</text:p>
          </table:table-cell>
          <table:table-cell table:formula="of:=([.H21]+([.I21]/60)) * (IF((UPPER([.G21])=&quot;W&quot;); -1; 1))" office:value-type="float" office:value="-122.38026">
            <text:p>-122.38</text:p>
          </table:table-cell>
          <table:table-cell table:formula="of:=CONCATENATE(&quot;&lt;trkpt lat='&quot;;[.R21];&quot;' lon='&quot;;[.S21];&quot;'&gt;&lt;time&gt;&quot;;[.O21];&quot;&lt;/time&gt;&lt;name&gt;&quot;;[.Q21];&quot;&lt;/name&gt;&lt;sym&gt;empty&lt;/sym&gt;&lt;type&gt;WPT&lt;/type&gt;&lt;/trkpt&gt;&quot;)" office:value-type="string" office:string-value="&lt;trkpt lat='37.6641766666667' lon='-122.38026'&gt;&lt;time&gt;2010-10-02T08:40:00-10:00&lt;/time&gt;&lt;name&gt;1&lt;/name&gt;&lt;sym&gt;empty&lt;/sym&gt;&lt;type&gt;WPT&lt;/type&gt;&lt;/trkpt&gt;">
            <text:p>&lt;trkpt lat='37.6641766666667' lon='-122.38026'&gt;&lt;time&gt;2010-10-02T08:40:00-10:00&lt;/time&gt;&lt;name&gt;1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0-03T05:45:00">
            <text:p>Sunday, October 3, 2010 <text:s/>05:45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36">
            <text:p>36</text:p>
          </table:table-cell>
          <table:table-cell table:style-name="ce24" office:value-type="float" office:value="49">
            <text:p>49.0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23">
            <text:p>123</text:p>
          </table:table-cell>
          <table:table-cell table:style-name="ce24" office:value-type="float" office:value="48">
            <text:p>48.00</text:p>
          </table:table-cell>
          <table:table-cell/>
          <table:table-cell table:formula="of:=DEGREES(ACOS((SIN(RADIANS(([.D21]+([.E21]/60)) * (IF((UPPER([.C21])=&quot;S&quot;); -1; 1)))) * SIN(RADIANS(([.D22]+([.E22]/60)) * (IF((UPPER([.C22])=&quot;S&quot;); -1; 1)))) + (COS(RADIANS(([.D21]+([.E21]/60)) * (IF((UPPER([.C21])=&quot;S&quot;); -1; 1)))) * COS(RADIANS(([.D22]+([.E22]/60)) * (IF((UPPER([.C22])=&quot;S&quot;); -1; 1)))) * COS(RADIANS(([.H22]+([.I22]/60)) * (IF((UPPER([.G22])=&quot;W&quot;); -1; 1))-([.H21]+([.I21]/60)) * (IF((UPPER([.G21])=&quot;W&quot;); -1; 1)))) )))) * 60" office:value-type="float" office:value="84.7609573853288">
            <text:p>84.76</text:p>
          </table:table-cell>
          <table:table-cell table:style-name="ce20" table:formula="of:=([.A22]-[.A21])*24" office:value-type="float" office:value="21.0833333332557">
            <text:p>21.08</text:p>
          </table:table-cell>
          <table:table-cell table:formula="of:=[.K22]/[.L22]" office:value-type="float" office:value="4.02028256374581">
            <text:p>4.02</text:p>
          </table:table-cell>
          <table:table-cell/>
          <table:table-cell table:style-name="ce18" table:formula="of:=CONCATENATE(YEAR([.A22]);&quot;-&quot;;IF(LEN(MONTH([.A22]))=2;MONTH([.A22]);CONCATENATE(&quot;0&quot;;MONTH([.A22])));&quot;-&quot;;IF(LEN(DAY([.A22]))=2;DAY([.A22]);CONCATENATE(&quot;0&quot;;DAY([.A22])));&quot;T&quot;;IF(LEN(HOUR([.A22]))=2;HOUR([.A22]);CONCATENATE(&quot;0&quot;;HOUR([.A22])));&quot;:&quot;;IF(LEN(MINUTE([.A22]))=2;MINUTE([.A22]);CONCATENATE(&quot;0&quot;;MINUTE([.A22])));&quot;:&quot;;IF(LEN(SECOND([.A22]))=2;SECOND([.A22]);CONCATENATE(&quot;0&quot;;SECOND([.A22])));&quot;-10:00&quot;)" office:value-type="string" office:string-value="2010-10-03T05:45:00-10:00">
            <text:p>2010-10-03T05:45:00-10:00</text:p>
          </table:table-cell>
          <table:table-cell/>
          <table:table-cell table:formula="of:=[.Q21]+1" office:value-type="float" office:value="2">
            <text:p>2</text:p>
          </table:table-cell>
          <table:table-cell table:formula="of:=([.D22]+([.E22]/60)) * (IF((UPPER([.C22])=&quot;S&quot;); -1; 1))" office:value-type="float" office:value="36.8166666666667">
            <text:p>36.82</text:p>
          </table:table-cell>
          <table:table-cell table:formula="of:=([.H22]+([.I22]/60)) * (IF((UPPER([.G22])=&quot;W&quot;); -1; 1))" office:value-type="float" office:value="-123.8">
            <text:p>-123.8</text:p>
          </table:table-cell>
          <table:table-cell table:formula="of:=CONCATENATE(&quot;&lt;trkpt lat='&quot;;[.R22];&quot;' lon='&quot;;[.S22];&quot;'&gt;&lt;time&gt;&quot;;[.O22];&quot;&lt;/time&gt;&lt;name&gt;&quot;;[.Q22];&quot;&lt;/name&gt;&lt;sym&gt;empty&lt;/sym&gt;&lt;type&gt;WPT&lt;/type&gt;&lt;/trkpt&gt;&quot;)" office:value-type="string" office:string-value="&lt;trkpt lat='36.8166666666667' lon='-123.8'&gt;&lt;time&gt;2010-10-03T05:45:00-10:00&lt;/time&gt;&lt;name&gt;2&lt;/name&gt;&lt;sym&gt;empty&lt;/sym&gt;&lt;type&gt;WPT&lt;/type&gt;&lt;/trkpt&gt;">
            <text:p>&lt;trkpt lat='36.8166666666667' lon='-123.8'&gt;&lt;time&gt;2010-10-03T05:45:00-10:00&lt;/time&gt;&lt;name&gt;2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0-04T02:40:00">
            <text:p>Monday, October 4, 2010 <text:s/>02:40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35">
            <text:p>35</text:p>
          </table:table-cell>
          <table:table-cell table:style-name="ce24" office:value-type="float" office:value="16">
            <text:p>16.0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25">
            <text:p>125</text:p>
          </table:table-cell>
          <table:table-cell table:style-name="ce24" office:value-type="float" office:value="18">
            <text:p>18.00</text:p>
          </table:table-cell>
          <table:table-cell/>
          <table:table-cell table:formula="of:=DEGREES(ACOS((SIN(RADIANS(([.D22]+([.E22]/60)) * (IF((UPPER([.C22])=&quot;S&quot;); -1; 1)))) * SIN(RADIANS(([.D23]+([.E23]/60)) * (IF((UPPER([.C23])=&quot;S&quot;); -1; 1)))) + (COS(RADIANS(([.D22]+([.E22]/60)) * (IF((UPPER([.C22])=&quot;S&quot;); -1; 1)))) * COS(RADIANS(([.D23]+([.E23]/60)) * (IF((UPPER([.C23])=&quot;S&quot;); -1; 1)))) * COS(RADIANS(([.H23]+([.I23]/60)) * (IF((UPPER([.G23])=&quot;W&quot;); -1; 1))-([.H22]+([.I22]/60)) * (IF((UPPER([.G22])=&quot;W&quot;); -1; 1)))) )))) * 60" office:value-type="float" office:value="118.084607561797">
            <text:p>118.08</text:p>
          </table:table-cell>
          <table:table-cell table:style-name="ce20" table:formula="of:=([.A23]-[.A22])*24" office:value-type="float" office:value="20.9166666667443">
            <text:p>20.92</text:p>
          </table:table-cell>
          <table:table-cell table:formula="of:=[.K23]/[.L23]" office:value-type="float" office:value="5.64547924596138">
            <text:p>5.65</text:p>
          </table:table-cell>
          <table:table-cell/>
          <table:table-cell table:style-name="ce18" table:formula="of:=CONCATENATE(YEAR([.A23]);&quot;-&quot;;IF(LEN(MONTH([.A23]))=2;MONTH([.A23]);CONCATENATE(&quot;0&quot;;MONTH([.A23])));&quot;-&quot;;IF(LEN(DAY([.A23]))=2;DAY([.A23]);CONCATENATE(&quot;0&quot;;DAY([.A23])));&quot;T&quot;;IF(LEN(HOUR([.A23]))=2;HOUR([.A23]);CONCATENATE(&quot;0&quot;;HOUR([.A23])));&quot;:&quot;;IF(LEN(MINUTE([.A23]))=2;MINUTE([.A23]);CONCATENATE(&quot;0&quot;;MINUTE([.A23])));&quot;:&quot;;IF(LEN(SECOND([.A23]))=2;SECOND([.A23]);CONCATENATE(&quot;0&quot;;SECOND([.A23])));&quot;-10:00&quot;)" office:value-type="string" office:string-value="2010-10-04T02:40:00-10:00">
            <text:p>2010-10-04T02:40:00-10:00</text:p>
          </table:table-cell>
          <table:table-cell/>
          <table:table-cell table:formula="of:=[.Q22]+1" office:value-type="float" office:value="3">
            <text:p>3</text:p>
          </table:table-cell>
          <table:table-cell table:formula="of:=([.D23]+([.E23]/60)) * (IF((UPPER([.C23])=&quot;S&quot;); -1; 1))" office:value-type="float" office:value="35.2666666666667">
            <text:p>35.27</text:p>
          </table:table-cell>
          <table:table-cell table:formula="of:=([.H23]+([.I23]/60)) * (IF((UPPER([.G23])=&quot;W&quot;); -1; 1))" office:value-type="float" office:value="-125.3">
            <text:p>-125.3</text:p>
          </table:table-cell>
          <table:table-cell table:formula="of:=CONCATENATE(&quot;&lt;trkpt lat='&quot;;[.R23];&quot;' lon='&quot;;[.S23];&quot;'&gt;&lt;time&gt;&quot;;[.O23];&quot;&lt;/time&gt;&lt;name&gt;&quot;;[.Q23];&quot;&lt;/name&gt;&lt;sym&gt;empty&lt;/sym&gt;&lt;type&gt;WPT&lt;/type&gt;&lt;/trkpt&gt;&quot;)" office:value-type="string" office:string-value="&lt;trkpt lat='35.2666666666667' lon='-125.3'&gt;&lt;time&gt;2010-10-04T02:40:00-10:00&lt;/time&gt;&lt;name&gt;3&lt;/name&gt;&lt;sym&gt;empty&lt;/sym&gt;&lt;type&gt;WPT&lt;/type&gt;&lt;/trkpt&gt;">
            <text:p>&lt;trkpt lat='35.2666666666667' lon='-125.3'&gt;&lt;time&gt;2010-10-04T02:40:00-10:00&lt;/time&gt;&lt;name&gt;3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0-04T17:35:00">
            <text:p>Monday, October 4, 2010 <text:s/>17:35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33">
            <text:p>33</text:p>
          </table:table-cell>
          <table:table-cell table:style-name="ce24" office:value-type="float" office:value="48">
            <text:p>48.0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26">
            <text:p>126</text:p>
          </table:table-cell>
          <table:table-cell table:style-name="ce24" office:value-type="float" office:value="5">
            <text:p>5.00</text:p>
          </table:table-cell>
          <table:table-cell/>
          <table:table-cell table:formula="of:=DEGREES(ACOS((SIN(RADIANS(([.D23]+([.E23]/60)) * (IF((UPPER([.C23])=&quot;S&quot;); -1; 1)))) * SIN(RADIANS(([.D24]+([.E24]/60)) * (IF((UPPER([.C24])=&quot;S&quot;); -1; 1)))) + (COS(RADIANS(([.D23]+([.E23]/60)) * (IF((UPPER([.C23])=&quot;S&quot;); -1; 1)))) * COS(RADIANS(([.D24]+([.E24]/60)) * (IF((UPPER([.C24])=&quot;S&quot;); -1; 1)))) * COS(RADIANS(([.H24]+([.I24]/60)) * (IF((UPPER([.G24])=&quot;W&quot;); -1; 1))-([.H23]+([.I23]/60)) * (IF((UPPER([.G23])=&quot;W&quot;); -1; 1)))) )))) * 60" office:value-type="float" office:value="96.1400628508304">
            <text:p>96.14</text:p>
          </table:table-cell>
          <table:table-cell table:style-name="ce20" table:formula="of:=([.A24]-[.A23])*24" office:value-type="float" office:value="14.9166666665697">
            <text:p>14.92</text:p>
          </table:table-cell>
          <table:table-cell table:formula="of:=[.K24]/[.L24]" office:value-type="float" office:value="6.44514387830988">
            <text:p>6.45</text:p>
          </table:table-cell>
          <table:table-cell/>
          <table:table-cell table:style-name="ce18" table:formula="of:=CONCATENATE(YEAR([.A24]);&quot;-&quot;;IF(LEN(MONTH([.A24]))=2;MONTH([.A24]);CONCATENATE(&quot;0&quot;;MONTH([.A24])));&quot;-&quot;;IF(LEN(DAY([.A24]))=2;DAY([.A24]);CONCATENATE(&quot;0&quot;;DAY([.A24])));&quot;T&quot;;IF(LEN(HOUR([.A24]))=2;HOUR([.A24]);CONCATENATE(&quot;0&quot;;HOUR([.A24])));&quot;:&quot;;IF(LEN(MINUTE([.A24]))=2;MINUTE([.A24]);CONCATENATE(&quot;0&quot;;MINUTE([.A24])));&quot;:&quot;;IF(LEN(SECOND([.A24]))=2;SECOND([.A24]);CONCATENATE(&quot;0&quot;;SECOND([.A24])));&quot;-10:00&quot;)" office:value-type="string" office:string-value="2010-10-04T17:35:00-10:00">
            <text:p>2010-10-04T17:35:00-10:00</text:p>
          </table:table-cell>
          <table:table-cell/>
          <table:table-cell table:formula="of:=[.Q23]+1" office:value-type="float" office:value="4">
            <text:p>4</text:p>
          </table:table-cell>
          <table:table-cell table:formula="of:=([.D24]+([.E24]/60)) * (IF((UPPER([.C24])=&quot;S&quot;); -1; 1))" office:value-type="float" office:value="33.8">
            <text:p>33.8</text:p>
          </table:table-cell>
          <table:table-cell table:formula="of:=([.H24]+([.I24]/60)) * (IF((UPPER([.G24])=&quot;W&quot;); -1; 1))" office:value-type="float" office:value="-126.083333333333">
            <text:p>-126.08</text:p>
          </table:table-cell>
          <table:table-cell table:formula="of:=CONCATENATE(&quot;&lt;trkpt lat='&quot;;[.R24];&quot;' lon='&quot;;[.S24];&quot;'&gt;&lt;time&gt;&quot;;[.O24];&quot;&lt;/time&gt;&lt;name&gt;&quot;;[.Q24];&quot;&lt;/name&gt;&lt;sym&gt;empty&lt;/sym&gt;&lt;type&gt;WPT&lt;/type&gt;&lt;/trkpt&gt;&quot;)" office:value-type="string" office:string-value="&lt;trkpt lat='33.8' lon='-126.083333333333'&gt;&lt;time&gt;2010-10-04T17:35:00-10:00&lt;/time&gt;&lt;name&gt;4&lt;/name&gt;&lt;sym&gt;empty&lt;/sym&gt;&lt;type&gt;WPT&lt;/type&gt;&lt;/trkpt&gt;">
            <text:p>&lt;trkpt lat='33.8' lon='-126.083333333333'&gt;&lt;time&gt;2010-10-04T17:35:00-10:00&lt;/time&gt;&lt;name&gt;4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0-05T14:20:00">
            <text:p>Tuesday, October 5, 2010 <text:s/>14:20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31">
            <text:p>31</text:p>
          </table:table-cell>
          <table:table-cell table:style-name="ce24" office:value-type="float" office:value="57">
            <text:p>57.0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27">
            <text:p>127</text:p>
          </table:table-cell>
          <table:table-cell table:style-name="ce24" office:value-type="float" office:value="18">
            <text:p>18.00</text:p>
          </table:table-cell>
          <table:table-cell/>
          <table:table-cell table:formula="of:=DEGREES(ACOS((SIN(RADIANS(([.D24]+([.E24]/60)) * (IF((UPPER([.C24])=&quot;S&quot;); -1; 1)))) * SIN(RADIANS(([.D25]+([.E25]/60)) * (IF((UPPER([.C25])=&quot;S&quot;); -1; 1)))) + (COS(RADIANS(([.D24]+([.E24]/60)) * (IF((UPPER([.C24])=&quot;S&quot;); -1; 1)))) * COS(RADIANS(([.D25]+([.E25]/60)) * (IF((UPPER([.C25])=&quot;S&quot;); -1; 1)))) * COS(RADIANS(([.H25]+([.I25]/60)) * (IF((UPPER([.G25])=&quot;W&quot;); -1; 1))-([.H24]+([.I24]/60)) * (IF((UPPER([.G24])=&quot;W&quot;); -1; 1)))) )))) * 60" office:value-type="float" office:value="126.803323747339">
            <text:p>126.80</text:p>
          </table:table-cell>
          <table:table-cell table:style-name="ce20" table:formula="of:=([.A25]-[.A24])*24" office:value-type="float" office:value="20.7500000000582">
            <text:p>20.75</text:p>
          </table:table-cell>
          <table:table-cell table:formula="of:=[.K25]/[.L25]" office:value-type="float" office:value="6.11100355407151">
            <text:p>6.11</text:p>
          </table:table-cell>
          <table:table-cell/>
          <table:table-cell table:style-name="ce18" table:formula="of:=CONCATENATE(YEAR([.A25]);&quot;-&quot;;IF(LEN(MONTH([.A25]))=2;MONTH([.A25]);CONCATENATE(&quot;0&quot;;MONTH([.A25])));&quot;-&quot;;IF(LEN(DAY([.A25]))=2;DAY([.A25]);CONCATENATE(&quot;0&quot;;DAY([.A25])));&quot;T&quot;;IF(LEN(HOUR([.A25]))=2;HOUR([.A25]);CONCATENATE(&quot;0&quot;;HOUR([.A25])));&quot;:&quot;;IF(LEN(MINUTE([.A25]))=2;MINUTE([.A25]);CONCATENATE(&quot;0&quot;;MINUTE([.A25])));&quot;:&quot;;IF(LEN(SECOND([.A25]))=2;SECOND([.A25]);CONCATENATE(&quot;0&quot;;SECOND([.A25])));&quot;-10:00&quot;)" office:value-type="string" office:string-value="2010-10-05T14:20:00-10:00">
            <text:p>2010-10-05T14:20:00-10:00</text:p>
          </table:table-cell>
          <table:table-cell/>
          <table:table-cell table:formula="of:=[.Q24]+1" office:value-type="float" office:value="5">
            <text:p>5</text:p>
          </table:table-cell>
          <table:table-cell table:formula="of:=([.D25]+([.E25]/60)) * (IF((UPPER([.C25])=&quot;S&quot;); -1; 1))" office:value-type="float" office:value="31.95">
            <text:p>31.95</text:p>
          </table:table-cell>
          <table:table-cell table:formula="of:=([.H25]+([.I25]/60)) * (IF((UPPER([.G25])=&quot;W&quot;); -1; 1))" office:value-type="float" office:value="-127.3">
            <text:p>-127.3</text:p>
          </table:table-cell>
          <table:table-cell table:formula="of:=CONCATENATE(&quot;&lt;trkpt lat='&quot;;[.R25];&quot;' lon='&quot;;[.S25];&quot;'&gt;&lt;time&gt;&quot;;[.O25];&quot;&lt;/time&gt;&lt;name&gt;&quot;;[.Q25];&quot;&lt;/name&gt;&lt;sym&gt;empty&lt;/sym&gt;&lt;type&gt;WPT&lt;/type&gt;&lt;/trkpt&gt;&quot;)" office:value-type="string" office:string-value="&lt;trkpt lat='31.95' lon='-127.3'&gt;&lt;time&gt;2010-10-05T14:20:00-10:00&lt;/time&gt;&lt;name&gt;5&lt;/name&gt;&lt;sym&gt;empty&lt;/sym&gt;&lt;type&gt;WPT&lt;/type&gt;&lt;/trkpt&gt;">
            <text:p>&lt;trkpt lat='31.95' lon='-127.3'&gt;&lt;time&gt;2010-10-05T14:20:00-10:00&lt;/time&gt;&lt;name&gt;5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0-06T07:40:00">
            <text:p>Wednesday, October 6, 2010 <text:s/>07:40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30">
            <text:p>30</text:p>
          </table:table-cell>
          <table:table-cell table:style-name="ce24" office:value-type="float" office:value="19">
            <text:p>19.0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28">
            <text:p>128</text:p>
          </table:table-cell>
          <table:table-cell table:style-name="ce24" office:value-type="float" office:value="5">
            <text:p>5.00</text:p>
          </table:table-cell>
          <table:table-cell/>
          <table:table-cell table:formula="of:=DEGREES(ACOS((SIN(RADIANS(([.D25]+([.E25]/60)) * (IF((UPPER([.C25])=&quot;S&quot;); -1; 1)))) * SIN(RADIANS(([.D26]+([.E26]/60)) * (IF((UPPER([.C26])=&quot;S&quot;); -1; 1)))) + (COS(RADIANS(([.D25]+([.E25]/60)) * (IF((UPPER([.C25])=&quot;S&quot;); -1; 1)))) * COS(RADIANS(([.D26]+([.E26]/60)) * (IF((UPPER([.C26])=&quot;S&quot;); -1; 1)))) * COS(RADIANS(([.H26]+([.I26]/60)) * (IF((UPPER([.G26])=&quot;W&quot;); -1; 1))-([.H25]+([.I25]/60)) * (IF((UPPER([.G25])=&quot;W&quot;); -1; 1)))) )))) * 60" office:value-type="float" office:value="105.935124280671">
            <text:p>105.94</text:p>
          </table:table-cell>
          <table:table-cell table:style-name="ce20" table:formula="of:=([.A26]-[.A25])*24" office:value-type="float" office:value="17.3333333332557">
            <text:p>17.33</text:p>
          </table:table-cell>
          <table:table-cell table:formula="of:=[.K26]/[.L26]" office:value-type="float" office:value="6.11164178545072">
            <text:p>6.11</text:p>
          </table:table-cell>
          <table:table-cell/>
          <table:table-cell table:style-name="ce18" table:formula="of:=CONCATENATE(YEAR([.A26]);&quot;-&quot;;IF(LEN(MONTH([.A26]))=2;MONTH([.A26]);CONCATENATE(&quot;0&quot;;MONTH([.A26])));&quot;-&quot;;IF(LEN(DAY([.A26]))=2;DAY([.A26]);CONCATENATE(&quot;0&quot;;DAY([.A26])));&quot;T&quot;;IF(LEN(HOUR([.A26]))=2;HOUR([.A26]);CONCATENATE(&quot;0&quot;;HOUR([.A26])));&quot;:&quot;;IF(LEN(MINUTE([.A26]))=2;MINUTE([.A26]);CONCATENATE(&quot;0&quot;;MINUTE([.A26])));&quot;:&quot;;IF(LEN(SECOND([.A26]))=2;SECOND([.A26]);CONCATENATE(&quot;0&quot;;SECOND([.A26])));&quot;-10:00&quot;)" office:value-type="string" office:string-value="2010-10-06T07:40:00-10:00">
            <text:p>2010-10-06T07:40:00-10:00</text:p>
          </table:table-cell>
          <table:table-cell/>
          <table:table-cell table:formula="of:=[.Q25]+1" office:value-type="float" office:value="6">
            <text:p>6</text:p>
          </table:table-cell>
          <table:table-cell table:formula="of:=([.D26]+([.E26]/60)) * (IF((UPPER([.C26])=&quot;S&quot;); -1; 1))" office:value-type="float" office:value="30.3166666666667">
            <text:p>30.32</text:p>
          </table:table-cell>
          <table:table-cell table:formula="of:=([.H26]+([.I26]/60)) * (IF((UPPER([.G26])=&quot;W&quot;); -1; 1))" office:value-type="float" office:value="-128.083333333333">
            <text:p>-128.08</text:p>
          </table:table-cell>
          <table:table-cell table:formula="of:=CONCATENATE(&quot;&lt;trkpt lat='&quot;;[.R26];&quot;' lon='&quot;;[.S26];&quot;'&gt;&lt;time&gt;&quot;;[.O26];&quot;&lt;/time&gt;&lt;name&gt;&quot;;[.Q26];&quot;&lt;/name&gt;&lt;sym&gt;empty&lt;/sym&gt;&lt;type&gt;WPT&lt;/type&gt;&lt;/trkpt&gt;&quot;)" office:value-type="string" office:string-value="&lt;trkpt lat='30.3166666666667' lon='-128.083333333333'&gt;&lt;time&gt;2010-10-06T07:40:00-10:00&lt;/time&gt;&lt;name&gt;6&lt;/name&gt;&lt;sym&gt;empty&lt;/sym&gt;&lt;type&gt;WPT&lt;/type&gt;&lt;/trkpt&gt;">
            <text:p>&lt;trkpt lat='30.3166666666667' lon='-128.083333333333'&gt;&lt;time&gt;2010-10-06T07:40:00-10:00&lt;/time&gt;&lt;name&gt;6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0-06T21:00:00">
            <text:p>Wednesday, October 6, 2010 <text:s/>21:00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29">
            <text:p>29</text:p>
          </table:table-cell>
          <table:table-cell table:style-name="ce24" office:value-type="float" office:value="17">
            <text:p>17.0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28">
            <text:p>128</text:p>
          </table:table-cell>
          <table:table-cell table:style-name="ce24" office:value-type="float" office:value="30">
            <text:p>30.00</text:p>
          </table:table-cell>
          <table:table-cell/>
          <table:table-cell table:formula="of:=DEGREES(ACOS((SIN(RADIANS(([.D26]+([.E26]/60)) * (IF((UPPER([.C26])=&quot;S&quot;); -1; 1)))) * SIN(RADIANS(([.D27]+([.E27]/60)) * (IF((UPPER([.C27])=&quot;S&quot;); -1; 1)))) + (COS(RADIANS(([.D26]+([.E26]/60)) * (IF((UPPER([.C26])=&quot;S&quot;); -1; 1)))) * COS(RADIANS(([.D27]+([.E27]/60)) * (IF((UPPER([.C27])=&quot;S&quot;); -1; 1)))) * COS(RADIANS(([.H27]+([.I27]/60)) * (IF((UPPER([.G27])=&quot;W&quot;); -1; 1))-([.H26]+([.I26]/60)) * (IF((UPPER([.G26])=&quot;W&quot;); -1; 1)))) )))) * 60" office:value-type="float" office:value="65.6856889251378">
            <text:p>65.69</text:p>
          </table:table-cell>
          <table:table-cell table:style-name="ce20" table:formula="of:=([.A27]-[.A26])*24" office:value-type="float" office:value="13.3333333333139">
            <text:p>13.33</text:p>
          </table:table-cell>
          <table:table-cell table:formula="of:=[.K27]/[.L27]" office:value-type="float" office:value="4.9264266693925">
            <text:p>4.93</text:p>
          </table:table-cell>
          <table:table-cell/>
          <table:table-cell table:style-name="ce18" table:formula="of:=CONCATENATE(YEAR([.A27]);&quot;-&quot;;IF(LEN(MONTH([.A27]))=2;MONTH([.A27]);CONCATENATE(&quot;0&quot;;MONTH([.A27])));&quot;-&quot;;IF(LEN(DAY([.A27]))=2;DAY([.A27]);CONCATENATE(&quot;0&quot;;DAY([.A27])));&quot;T&quot;;IF(LEN(HOUR([.A27]))=2;HOUR([.A27]);CONCATENATE(&quot;0&quot;;HOUR([.A27])));&quot;:&quot;;IF(LEN(MINUTE([.A27]))=2;MINUTE([.A27]);CONCATENATE(&quot;0&quot;;MINUTE([.A27])));&quot;:&quot;;IF(LEN(SECOND([.A27]))=2;SECOND([.A27]);CONCATENATE(&quot;0&quot;;SECOND([.A27])));&quot;-10:00&quot;)" office:value-type="string" office:string-value="2010-10-06T21:00:00-10:00">
            <text:p>2010-10-06T21:00:00-10:00</text:p>
          </table:table-cell>
          <table:table-cell/>
          <table:table-cell table:formula="of:=[.Q26]+1" office:value-type="float" office:value="7">
            <text:p>7</text:p>
          </table:table-cell>
          <table:table-cell table:formula="of:=([.D27]+([.E27]/60)) * (IF((UPPER([.C27])=&quot;S&quot;); -1; 1))" office:value-type="float" office:value="29.2833333333333">
            <text:p>29.28</text:p>
          </table:table-cell>
          <table:table-cell table:formula="of:=([.H27]+([.I27]/60)) * (IF((UPPER([.G27])=&quot;W&quot;); -1; 1))" office:value-type="float" office:value="-128.5">
            <text:p>-128.5</text:p>
          </table:table-cell>
          <table:table-cell table:formula="of:=CONCATENATE(&quot;&lt;trkpt lat='&quot;;[.R27];&quot;' lon='&quot;;[.S27];&quot;'&gt;&lt;time&gt;&quot;;[.O27];&quot;&lt;/time&gt;&lt;name&gt;&quot;;[.Q27];&quot;&lt;/name&gt;&lt;sym&gt;empty&lt;/sym&gt;&lt;type&gt;WPT&lt;/type&gt;&lt;/trkpt&gt;&quot;)" office:value-type="string" office:string-value="&lt;trkpt lat='29.2833333333333' lon='-128.5'&gt;&lt;time&gt;2010-10-06T21:00:00-10:00&lt;/time&gt;&lt;name&gt;7&lt;/name&gt;&lt;sym&gt;empty&lt;/sym&gt;&lt;type&gt;WPT&lt;/type&gt;&lt;/trkpt&gt;">
            <text:p>&lt;trkpt lat='29.2833333333333' lon='-128.5'&gt;&lt;time&gt;2010-10-06T21:00:00-10:00&lt;/time&gt;&lt;name&gt;7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0-07T14:00:00">
            <text:p>Thursday, October 7, 2010 <text:s/>14:00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28">
            <text:p>28</text:p>
          </table:table-cell>
          <table:table-cell table:style-name="ce24" office:value-type="float" office:value="40">
            <text:p>40.0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28">
            <text:p>128</text:p>
          </table:table-cell>
          <table:table-cell table:style-name="ce24" office:value-type="float" office:value="52">
            <text:p>52.00</text:p>
          </table:table-cell>
          <table:table-cell/>
          <table:table-cell table:formula="of:=DEGREES(ACOS((SIN(RADIANS(([.D27]+([.E27]/60)) * (IF((UPPER([.C27])=&quot;S&quot;); -1; 1)))) * SIN(RADIANS(([.D28]+([.E28]/60)) * (IF((UPPER([.C28])=&quot;S&quot;); -1; 1)))) + (COS(RADIANS(([.D27]+([.E27]/60)) * (IF((UPPER([.C27])=&quot;S&quot;); -1; 1)))) * COS(RADIANS(([.D28]+([.E28]/60)) * (IF((UPPER([.C28])=&quot;S&quot;); -1; 1)))) * COS(RADIANS(([.H28]+([.I28]/60)) * (IF((UPPER([.G28])=&quot;W&quot;); -1; 1))-([.H27]+([.I27]/60)) * (IF((UPPER([.G27])=&quot;W&quot;); -1; 1)))) )))) * 60" office:value-type="float" office:value="41.7062626742375">
            <text:p>41.71</text:p>
          </table:table-cell>
          <table:table-cell table:style-name="ce20" table:formula="of:=([.A28]-[.A27])*24" office:value-type="float" office:value="17.0000000000582">
            <text:p>17.00</text:p>
          </table:table-cell>
          <table:table-cell table:formula="of:=[.K28]/[.L28]" office:value-type="float" office:value="2.45330956906439">
            <text:p>2.45</text:p>
          </table:table-cell>
          <table:table-cell/>
          <table:table-cell table:style-name="ce18" table:formula="of:=CONCATENATE(YEAR([.A28]);&quot;-&quot;;IF(LEN(MONTH([.A28]))=2;MONTH([.A28]);CONCATENATE(&quot;0&quot;;MONTH([.A28])));&quot;-&quot;;IF(LEN(DAY([.A28]))=2;DAY([.A28]);CONCATENATE(&quot;0&quot;;DAY([.A28])));&quot;T&quot;;IF(LEN(HOUR([.A28]))=2;HOUR([.A28]);CONCATENATE(&quot;0&quot;;HOUR([.A28])));&quot;:&quot;;IF(LEN(MINUTE([.A28]))=2;MINUTE([.A28]);CONCATENATE(&quot;0&quot;;MINUTE([.A28])));&quot;:&quot;;IF(LEN(SECOND([.A28]))=2;SECOND([.A28]);CONCATENATE(&quot;0&quot;;SECOND([.A28])));&quot;-10:00&quot;)" office:value-type="string" office:string-value="2010-10-07T14:00:00-10:00">
            <text:p>2010-10-07T14:00:00-10:00</text:p>
          </table:table-cell>
          <table:table-cell/>
          <table:table-cell table:formula="of:=[.Q27]+1" office:value-type="float" office:value="8">
            <text:p>8</text:p>
          </table:table-cell>
          <table:table-cell table:formula="of:=([.D28]+([.E28]/60)) * (IF((UPPER([.C28])=&quot;S&quot;); -1; 1))" office:value-type="float" office:value="28.6666666666667">
            <text:p>28.67</text:p>
          </table:table-cell>
          <table:table-cell table:formula="of:=([.H28]+([.I28]/60)) * (IF((UPPER([.G28])=&quot;W&quot;); -1; 1))" office:value-type="float" office:value="-128.866666666667">
            <text:p>-128.87</text:p>
          </table:table-cell>
          <table:table-cell table:formula="of:=CONCATENATE(&quot;&lt;trkpt lat='&quot;;[.R28];&quot;' lon='&quot;;[.S28];&quot;'&gt;&lt;time&gt;&quot;;[.O28];&quot;&lt;/time&gt;&lt;name&gt;&quot;;[.Q28];&quot;&lt;/name&gt;&lt;sym&gt;empty&lt;/sym&gt;&lt;type&gt;WPT&lt;/type&gt;&lt;/trkpt&gt;&quot;)" office:value-type="string" office:string-value="&lt;trkpt lat='28.6666666666667' lon='-128.866666666667'&gt;&lt;time&gt;2010-10-07T14:00:00-10:00&lt;/time&gt;&lt;name&gt;8&lt;/name&gt;&lt;sym&gt;empty&lt;/sym&gt;&lt;type&gt;WPT&lt;/type&gt;&lt;/trkpt&gt;">
            <text:p>&lt;trkpt lat='28.6666666666667' lon='-128.866666666667'&gt;&lt;time&gt;2010-10-07T14:00:00-10:00&lt;/time&gt;&lt;name&gt;8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0-08T07:20:00">
            <text:p>Friday, October 8, 2010 <text:s/>07:20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27">
            <text:p>27</text:p>
          </table:table-cell>
          <table:table-cell table:style-name="ce24" office:value-type="float" office:value="28">
            <text:p>28.0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29">
            <text:p>129</text:p>
          </table:table-cell>
          <table:table-cell table:style-name="ce24" office:value-type="float" office:value="13">
            <text:p>13.00</text:p>
          </table:table-cell>
          <table:table-cell/>
          <table:table-cell table:formula="of:=DEGREES(ACOS((SIN(RADIANS(([.D28]+([.E28]/60)) * (IF((UPPER([.C28])=&quot;S&quot;); -1; 1)))) * SIN(RADIANS(([.D29]+([.E29]/60)) * (IF((UPPER([.C29])=&quot;S&quot;); -1; 1)))) + (COS(RADIANS(([.D28]+([.E28]/60)) * (IF((UPPER([.C28])=&quot;S&quot;); -1; 1)))) * COS(RADIANS(([.D29]+([.E29]/60)) * (IF((UPPER([.C29])=&quot;S&quot;); -1; 1)))) * COS(RADIANS(([.H29]+([.I29]/60)) * (IF((UPPER([.G29])=&quot;W&quot;); -1; 1))-([.H28]+([.I28]/60)) * (IF((UPPER([.G28])=&quot;W&quot;); -1; 1)))) )))) * 60" office:value-type="float" office:value="74.3461687379732">
            <text:p>74.35</text:p>
          </table:table-cell>
          <table:table-cell table:style-name="ce20" table:formula="of:=([.A29]-[.A28])*24" office:value-type="float" office:value="17.3333333332557">
            <text:p>17.33</text:p>
          </table:table-cell>
          <table:table-cell table:formula="of:=[.K29]/[.L29]" office:value-type="float" office:value="4.28920204259458">
            <text:p>4.29</text:p>
          </table:table-cell>
          <table:table-cell/>
          <table:table-cell table:style-name="ce18" table:formula="of:=CONCATENATE(YEAR([.A29]);&quot;-&quot;;IF(LEN(MONTH([.A29]))=2;MONTH([.A29]);CONCATENATE(&quot;0&quot;;MONTH([.A29])));&quot;-&quot;;IF(LEN(DAY([.A29]))=2;DAY([.A29]);CONCATENATE(&quot;0&quot;;DAY([.A29])));&quot;T&quot;;IF(LEN(HOUR([.A29]))=2;HOUR([.A29]);CONCATENATE(&quot;0&quot;;HOUR([.A29])));&quot;:&quot;;IF(LEN(MINUTE([.A29]))=2;MINUTE([.A29]);CONCATENATE(&quot;0&quot;;MINUTE([.A29])));&quot;:&quot;;IF(LEN(SECOND([.A29]))=2;SECOND([.A29]);CONCATENATE(&quot;0&quot;;SECOND([.A29])));&quot;-10:00&quot;)" office:value-type="string" office:string-value="2010-10-08T07:20:00-10:00">
            <text:p>2010-10-08T07:20:00-10:00</text:p>
          </table:table-cell>
          <table:table-cell/>
          <table:table-cell table:formula="of:=[.Q28]+1" office:value-type="float" office:value="9">
            <text:p>9</text:p>
          </table:table-cell>
          <table:table-cell table:formula="of:=([.D29]+([.E29]/60)) * (IF((UPPER([.C29])=&quot;S&quot;); -1; 1))" office:value-type="float" office:value="27.4666666666667">
            <text:p>27.47</text:p>
          </table:table-cell>
          <table:table-cell table:formula="of:=([.H29]+([.I29]/60)) * (IF((UPPER([.G29])=&quot;W&quot;); -1; 1))" office:value-type="float" office:value="-129.216666666667">
            <text:p>-129.22</text:p>
          </table:table-cell>
          <table:table-cell table:formula="of:=CONCATENATE(&quot;&lt;trkpt lat='&quot;;[.R29];&quot;' lon='&quot;;[.S29];&quot;'&gt;&lt;time&gt;&quot;;[.O29];&quot;&lt;/time&gt;&lt;name&gt;&quot;;[.Q29];&quot;&lt;/name&gt;&lt;sym&gt;empty&lt;/sym&gt;&lt;type&gt;WPT&lt;/type&gt;&lt;/trkpt&gt;&quot;)" office:value-type="string" office:string-value="&lt;trkpt lat='27.4666666666667' lon='-129.216666666667'&gt;&lt;time&gt;2010-10-08T07:20:00-10:00&lt;/time&gt;&lt;name&gt;9&lt;/name&gt;&lt;sym&gt;empty&lt;/sym&gt;&lt;type&gt;WPT&lt;/type&gt;&lt;/trkpt&gt;">
            <text:p>&lt;trkpt lat='27.4666666666667' lon='-129.216666666667'&gt;&lt;time&gt;2010-10-08T07:20:00-10:00&lt;/time&gt;&lt;name&gt;9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0-09T04:35:00">
            <text:p>Saturday, October 9, 2010 <text:s/>04:35</text:p>
          </table:table-cell>
          <table:table-cell table:style-name="ce6"/>
          <table:table-cell table:style-name="ce11" office:value-type="string">
            <text:p>N</text:p>
          </table:table-cell>
          <table:table-cell table:style-name="ce6" office:value-type="float" office:value="25">
            <text:p>25</text:p>
          </table:table-cell>
          <table:table-cell table:style-name="ce24" office:value-type="float" office:value="42">
            <text:p>42.0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29">
            <text:p>129</text:p>
          </table:table-cell>
          <table:table-cell table:style-name="ce24" office:value-type="float" office:value="26">
            <text:p>26.00</text:p>
          </table:table-cell>
          <table:table-cell/>
          <table:table-cell table:formula="of:=DEGREES(ACOS((SIN(RADIANS(([.D29]+([.E29]/60)) * (IF((UPPER([.C29])=&quot;S&quot;); -1; 1)))) * SIN(RADIANS(([.D30]+([.E30]/60)) * (IF((UPPER([.C30])=&quot;S&quot;); -1; 1)))) + (COS(RADIANS(([.D29]+([.E29]/60)) * (IF((UPPER([.C29])=&quot;S&quot;); -1; 1)))) * COS(RADIANS(([.D30]+([.E30]/60)) * (IF((UPPER([.C30])=&quot;S&quot;); -1; 1)))) * COS(RADIANS(([.H30]+([.I30]/60)) * (IF((UPPER([.G30])=&quot;W&quot;); -1; 1))-([.H29]+([.I29]/60)) * (IF((UPPER([.G29])=&quot;W&quot;); -1; 1)))) )))) * 60" office:value-type="float" office:value="106.635538466883">
            <text:p>106.64</text:p>
          </table:table-cell>
          <table:table-cell table:style-name="ce20" table:formula="of:=([.A30]-[.A29])*24" office:value-type="float" office:value="21.2499999999418">
            <text:p>21.25</text:p>
          </table:table-cell>
          <table:table-cell table:formula="of:=[.K30]/[.L30]" office:value-type="float" office:value="5.0181429866906">
            <text:p>5.02</text:p>
          </table:table-cell>
          <table:table-cell/>
          <table:table-cell table:style-name="ce18" table:formula="of:=CONCATENATE(YEAR([.A30]);&quot;-&quot;;IF(LEN(MONTH([.A30]))=2;MONTH([.A30]);CONCATENATE(&quot;0&quot;;MONTH([.A30])));&quot;-&quot;;IF(LEN(DAY([.A30]))=2;DAY([.A30]);CONCATENATE(&quot;0&quot;;DAY([.A30])));&quot;T&quot;;IF(LEN(HOUR([.A30]))=2;HOUR([.A30]);CONCATENATE(&quot;0&quot;;HOUR([.A30])));&quot;:&quot;;IF(LEN(MINUTE([.A30]))=2;MINUTE([.A30]);CONCATENATE(&quot;0&quot;;MINUTE([.A30])));&quot;:&quot;;IF(LEN(SECOND([.A30]))=2;SECOND([.A30]);CONCATENATE(&quot;0&quot;;SECOND([.A30])));&quot;-10:00&quot;)" office:value-type="string" office:string-value="2010-10-09T04:35:00-10:00">
            <text:p>2010-10-09T04:35:00-10:00</text:p>
          </table:table-cell>
          <table:table-cell/>
          <table:table-cell table:formula="of:=[.Q29]+1" office:value-type="float" office:value="10">
            <text:p>10</text:p>
          </table:table-cell>
          <table:table-cell table:formula="of:=([.D30]+([.E30]/60)) * (IF((UPPER([.C30])=&quot;S&quot;); -1; 1))" office:value-type="float" office:value="25.7">
            <text:p>25.7</text:p>
          </table:table-cell>
          <table:table-cell table:formula="of:=([.H30]+([.I30]/60)) * (IF((UPPER([.G30])=&quot;W&quot;); -1; 1))" office:value-type="float" office:value="-129.433333333333">
            <text:p>-129.43</text:p>
          </table:table-cell>
          <table:table-cell table:formula="of:=CONCATENATE(&quot;&lt;trkpt lat='&quot;;[.R30];&quot;' lon='&quot;;[.S30];&quot;'&gt;&lt;time&gt;&quot;;[.O30];&quot;&lt;/time&gt;&lt;name&gt;&quot;;[.Q30];&quot;&lt;/name&gt;&lt;sym&gt;empty&lt;/sym&gt;&lt;type&gt;WPT&lt;/type&gt;&lt;/trkpt&gt;&quot;)" office:value-type="string" office:string-value="&lt;trkpt lat='25.7' lon='-129.433333333333'&gt;&lt;time&gt;2010-10-09T04:35:00-10:00&lt;/time&gt;&lt;name&gt;10&lt;/name&gt;&lt;sym&gt;empty&lt;/sym&gt;&lt;type&gt;WPT&lt;/type&gt;&lt;/trkpt&gt;">
            <text:p>&lt;trkpt lat='25.7' lon='-129.433333333333'&gt;&lt;time&gt;2010-10-09T04:35:00-10:00&lt;/time&gt;&lt;name&gt;10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0-11T17:50:00">
            <text:p>Monday, October 11, 2010 <text:s/>17:50</text:p>
          </table:table-cell>
          <table:table-cell table:style-name="ce6"/>
          <table:table-cell table:style-name="ce11" office:value-type="string">
            <text:p>N</text:p>
          </table:table-cell>
          <table:table-cell table:style-name="ce6" office:value-type="float" office:value="19">
            <text:p>19</text:p>
          </table:table-cell>
          <table:table-cell table:style-name="ce24" office:value-type="float" office:value="58.9">
            <text:p>58.9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29">
            <text:p>129</text:p>
          </table:table-cell>
          <table:table-cell table:style-name="ce24" office:value-type="float" office:value="39">
            <text:p>39.00</text:p>
          </table:table-cell>
          <table:table-cell/>
          <table:table-cell table:formula="of:=DEGREES(ACOS((SIN(RADIANS(([.D30]+([.E30]/60)) * (IF((UPPER([.C30])=&quot;S&quot;); -1; 1)))) * SIN(RADIANS(([.D31]+([.E31]/60)) * (IF((UPPER([.C31])=&quot;S&quot;); -1; 1)))) + (COS(RADIANS(([.D30]+([.E30]/60)) * (IF((UPPER([.C30])=&quot;S&quot;); -1; 1)))) * COS(RADIANS(([.D31]+([.E31]/60)) * (IF((UPPER([.C31])=&quot;S&quot;); -1; 1)))) * COS(RADIANS(([.H31]+([.I31]/60)) * (IF((UPPER([.G31])=&quot;W&quot;); -1; 1))-([.H30]+([.I30]/60)) * (IF((UPPER([.G30])=&quot;W&quot;); -1; 1)))) )))) * 60" office:value-type="float" office:value="343.308844607352">
            <text:p>343.31</text:p>
          </table:table-cell>
          <table:table-cell table:style-name="ce20" table:formula="of:=([.A31]-[.A30])*24" office:value-type="float" office:value="61.2500000000582">
            <text:p>61.25</text:p>
          </table:table-cell>
          <table:table-cell table:formula="of:=[.K31]/[.L31]" office:value-type="float" office:value="5.60504236093103">
            <text:p>5.61</text:p>
          </table:table-cell>
          <table:table-cell/>
          <table:table-cell table:style-name="ce18" table:formula="of:=CONCATENATE(YEAR([.A31]);&quot;-&quot;;IF(LEN(MONTH([.A31]))=2;MONTH([.A31]);CONCATENATE(&quot;0&quot;;MONTH([.A31])));&quot;-&quot;;IF(LEN(DAY([.A31]))=2;DAY([.A31]);CONCATENATE(&quot;0&quot;;DAY([.A31])));&quot;T&quot;;IF(LEN(HOUR([.A31]))=2;HOUR([.A31]);CONCATENATE(&quot;0&quot;;HOUR([.A31])));&quot;:&quot;;IF(LEN(MINUTE([.A31]))=2;MINUTE([.A31]);CONCATENATE(&quot;0&quot;;MINUTE([.A31])));&quot;:&quot;;IF(LEN(SECOND([.A31]))=2;SECOND([.A31]);CONCATENATE(&quot;0&quot;;SECOND([.A31])));&quot;-10:00&quot;)" office:value-type="string" office:string-value="2010-10-11T17:50:00-10:00">
            <text:p>2010-10-11T17:50:00-10:00</text:p>
          </table:table-cell>
          <table:table-cell/>
          <table:table-cell table:formula="of:=[.Q30]+1" office:value-type="float" office:value="11">
            <text:p>11</text:p>
          </table:table-cell>
          <table:table-cell table:formula="of:=([.D31]+([.E31]/60)) * (IF((UPPER([.C31])=&quot;S&quot;); -1; 1))" office:value-type="float" office:value="19.9816666666667">
            <text:p>19.98</text:p>
          </table:table-cell>
          <table:table-cell table:formula="of:=([.H31]+([.I31]/60)) * (IF((UPPER([.G31])=&quot;W&quot;); -1; 1))" office:value-type="float" office:value="-129.65">
            <text:p>-129.65</text:p>
          </table:table-cell>
          <table:table-cell table:formula="of:=CONCATENATE(&quot;&lt;trkpt lat='&quot;;[.R31];&quot;' lon='&quot;;[.S31];&quot;'&gt;&lt;time&gt;&quot;;[.O31];&quot;&lt;/time&gt;&lt;name&gt;&quot;;[.Q31];&quot;&lt;/name&gt;&lt;sym&gt;empty&lt;/sym&gt;&lt;type&gt;WPT&lt;/type&gt;&lt;/trkpt&gt;&quot;)" office:value-type="string" office:string-value="&lt;trkpt lat='19.9816666666667' lon='-129.65'&gt;&lt;time&gt;2010-10-11T17:50:00-10:00&lt;/time&gt;&lt;name&gt;11&lt;/name&gt;&lt;sym&gt;empty&lt;/sym&gt;&lt;type&gt;WPT&lt;/type&gt;&lt;/trkpt&gt;">
            <text:p>&lt;trkpt lat='19.9816666666667' lon='-129.65'&gt;&lt;time&gt;2010-10-11T17:50:00-10:00&lt;/time&gt;&lt;name&gt;11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0-12T09:15:00">
            <text:p>Tuesday, October 12, 2010 <text:s/>09:15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18">
            <text:p>18</text:p>
          </table:table-cell>
          <table:table-cell table:style-name="ce24" office:value-type="float" office:value="38">
            <text:p>38.0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29">
            <text:p>129</text:p>
          </table:table-cell>
          <table:table-cell table:style-name="ce24" office:value-type="float" office:value="36">
            <text:p>36.00</text:p>
          </table:table-cell>
          <table:table-cell/>
          <table:table-cell table:formula="of:=DEGREES(ACOS((SIN(RADIANS(([.D31]+([.E31]/60)) * (IF((UPPER([.C31])=&quot;S&quot;); -1; 1)))) * SIN(RADIANS(([.D32]+([.E32]/60)) * (IF((UPPER([.C32])=&quot;S&quot;); -1; 1)))) + (COS(RADIANS(([.D31]+([.E31]/60)) * (IF((UPPER([.C31])=&quot;S&quot;); -1; 1)))) * COS(RADIANS(([.D32]+([.E32]/60)) * (IF((UPPER([.C32])=&quot;S&quot;); -1; 1)))) * COS(RADIANS(([.H32]+([.I32]/60)) * (IF((UPPER([.G32])=&quot;W&quot;); -1; 1))-([.H31]+([.I31]/60)) * (IF((UPPER([.G31])=&quot;W&quot;); -1; 1)))) )))) * 60" office:value-type="float" office:value="80.9495250189105">
            <text:p>80.95</text:p>
          </table:table-cell>
          <table:table-cell table:style-name="ce20" table:formula="of:=([.A32]-[.A31])*24" office:value-type="float" office:value="15.4166666666279">
            <text:p>15.42</text:p>
          </table:table-cell>
          <table:table-cell table:formula="of:=[.K32]/[.L32]" office:value-type="float" office:value="5.25078000123984">
            <text:p>5.25</text:p>
          </table:table-cell>
          <table:table-cell/>
          <table:table-cell table:style-name="ce18" table:formula="of:=CONCATENATE(YEAR([.A32]);&quot;-&quot;;IF(LEN(MONTH([.A32]))=2;MONTH([.A32]);CONCATENATE(&quot;0&quot;;MONTH([.A32])));&quot;-&quot;;IF(LEN(DAY([.A32]))=2;DAY([.A32]);CONCATENATE(&quot;0&quot;;DAY([.A32])));&quot;T&quot;;IF(LEN(HOUR([.A32]))=2;HOUR([.A32]);CONCATENATE(&quot;0&quot;;HOUR([.A32])));&quot;:&quot;;IF(LEN(MINUTE([.A32]))=2;MINUTE([.A32]);CONCATENATE(&quot;0&quot;;MINUTE([.A32])));&quot;:&quot;;IF(LEN(SECOND([.A32]))=2;SECOND([.A32]);CONCATENATE(&quot;0&quot;;SECOND([.A32])));&quot;-10:00&quot;)" office:value-type="string" office:string-value="2010-10-12T09:15:00-10:00">
            <text:p>2010-10-12T09:15:00-10:00</text:p>
          </table:table-cell>
          <table:table-cell/>
          <table:table-cell table:formula="of:=[.Q31]+1" office:value-type="float" office:value="12">
            <text:p>12</text:p>
          </table:table-cell>
          <table:table-cell table:formula="of:=([.D32]+([.E32]/60)) * (IF((UPPER([.C32])=&quot;S&quot;); -1; 1))" office:value-type="float" office:value="18.6333333333333">
            <text:p>18.63</text:p>
          </table:table-cell>
          <table:table-cell table:formula="of:=([.H32]+([.I32]/60)) * (IF((UPPER([.G32])=&quot;W&quot;); -1; 1))" office:value-type="float" office:value="-129.6">
            <text:p>-129.6</text:p>
          </table:table-cell>
          <table:table-cell table:formula="of:=CONCATENATE(&quot;&lt;trkpt lat='&quot;;[.R32];&quot;' lon='&quot;;[.S32];&quot;'&gt;&lt;time&gt;&quot;;[.O32];&quot;&lt;/time&gt;&lt;name&gt;&quot;;[.Q32];&quot;&lt;/name&gt;&lt;sym&gt;empty&lt;/sym&gt;&lt;type&gt;WPT&lt;/type&gt;&lt;/trkpt&gt;&quot;)" office:value-type="string" office:string-value="&lt;trkpt lat='18.6333333333333' lon='-129.6'&gt;&lt;time&gt;2010-10-12T09:15:00-10:00&lt;/time&gt;&lt;name&gt;12&lt;/name&gt;&lt;sym&gt;empty&lt;/sym&gt;&lt;type&gt;WPT&lt;/type&gt;&lt;/trkpt&gt;">
            <text:p>&lt;trkpt lat='18.6333333333333' lon='-129.6'&gt;&lt;time&gt;2010-10-12T09:15:00-10:00&lt;/time&gt;&lt;name&gt;12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0-13T08:55:00">
            <text:p>Wednesday, October 13, 2010 <text:s/>08:55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16">
            <text:p>16</text:p>
          </table:table-cell>
          <table:table-cell table:style-name="ce24" office:value-type="float" office:value="29">
            <text:p>29.0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29">
            <text:p>129</text:p>
          </table:table-cell>
          <table:table-cell table:style-name="ce24" office:value-type="float" office:value="10">
            <text:p>10.00</text:p>
          </table:table-cell>
          <table:table-cell/>
          <table:table-cell table:formula="of:=DEGREES(ACOS((SIN(RADIANS(([.D32]+([.E32]/60)) * (IF((UPPER([.C32])=&quot;S&quot;); -1; 1)))) * SIN(RADIANS(([.D33]+([.E33]/60)) * (IF((UPPER([.C33])=&quot;S&quot;); -1; 1)))) + (COS(RADIANS(([.D32]+([.E32]/60)) * (IF((UPPER([.C32])=&quot;S&quot;); -1; 1)))) * COS(RADIANS(([.D33]+([.E33]/60)) * (IF((UPPER([.C33])=&quot;S&quot;); -1; 1)))) * COS(RADIANS(([.H33]+([.I33]/60)) * (IF((UPPER([.G33])=&quot;W&quot;); -1; 1))-([.H32]+([.I32]/60)) * (IF((UPPER([.G32])=&quot;W&quot;); -1; 1)))) )))) * 60" office:value-type="float" office:value="131.35975040509">
            <text:p>131.36</text:p>
          </table:table-cell>
          <table:table-cell table:style-name="ce20" table:formula="of:=([.A33]-[.A32])*24" office:value-type="float" office:value="23.6666666668025">
            <text:p>23.67</text:p>
          </table:table-cell>
          <table:table-cell table:formula="of:=[.K33]/[.L33]" office:value-type="float" office:value="5.55041198891562">
            <text:p>5.55</text:p>
          </table:table-cell>
          <table:table-cell/>
          <table:table-cell table:style-name="ce18" table:formula="of:=CONCATENATE(YEAR([.A33]);&quot;-&quot;;IF(LEN(MONTH([.A33]))=2;MONTH([.A33]);CONCATENATE(&quot;0&quot;;MONTH([.A33])));&quot;-&quot;;IF(LEN(DAY([.A33]))=2;DAY([.A33]);CONCATENATE(&quot;0&quot;;DAY([.A33])));&quot;T&quot;;IF(LEN(HOUR([.A33]))=2;HOUR([.A33]);CONCATENATE(&quot;0&quot;;HOUR([.A33])));&quot;:&quot;;IF(LEN(MINUTE([.A33]))=2;MINUTE([.A33]);CONCATENATE(&quot;0&quot;;MINUTE([.A33])));&quot;:&quot;;IF(LEN(SECOND([.A33]))=2;SECOND([.A33]);CONCATENATE(&quot;0&quot;;SECOND([.A33])));&quot;-10:00&quot;)" office:value-type="string" office:string-value="2010-10-13T08:55:00-10:00">
            <text:p>2010-10-13T08:55:00-10:00</text:p>
          </table:table-cell>
          <table:table-cell/>
          <table:table-cell table:formula="of:=[.Q32]+1" office:value-type="float" office:value="13">
            <text:p>13</text:p>
          </table:table-cell>
          <table:table-cell table:formula="of:=([.D33]+([.E33]/60)) * (IF((UPPER([.C33])=&quot;S&quot;); -1; 1))" office:value-type="float" office:value="16.4833333333333">
            <text:p>16.48</text:p>
          </table:table-cell>
          <table:table-cell table:formula="of:=([.H33]+([.I33]/60)) * (IF((UPPER([.G33])=&quot;W&quot;); -1; 1))" office:value-type="float" office:value="-129.166666666667">
            <text:p>-129.17</text:p>
          </table:table-cell>
          <table:table-cell table:formula="of:=CONCATENATE(&quot;&lt;trkpt lat='&quot;;[.R33];&quot;' lon='&quot;;[.S33];&quot;'&gt;&lt;time&gt;&quot;;[.O33];&quot;&lt;/time&gt;&lt;name&gt;&quot;;[.Q33];&quot;&lt;/name&gt;&lt;sym&gt;empty&lt;/sym&gt;&lt;type&gt;WPT&lt;/type&gt;&lt;/trkpt&gt;&quot;)" office:value-type="string" office:string-value="&lt;trkpt lat='16.4833333333333' lon='-129.166666666667'&gt;&lt;time&gt;2010-10-13T08:55:00-10:00&lt;/time&gt;&lt;name&gt;13&lt;/name&gt;&lt;sym&gt;empty&lt;/sym&gt;&lt;type&gt;WPT&lt;/type&gt;&lt;/trkpt&gt;">
            <text:p>&lt;trkpt lat='16.4833333333333' lon='-129.166666666667'&gt;&lt;time&gt;2010-10-13T08:55:00-10:00&lt;/time&gt;&lt;name&gt;13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0-14T08:45:00">
            <text:p>Thursday, October 14, 2010 <text:s/>08:45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14">
            <text:p>14</text:p>
          </table:table-cell>
          <table:table-cell table:style-name="ce24" office:value-type="float" office:value="33">
            <text:p>33.0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29">
            <text:p>129</text:p>
          </table:table-cell>
          <table:table-cell table:style-name="ce24" office:value-type="float" office:value="22">
            <text:p>22.00</text:p>
          </table:table-cell>
          <table:table-cell/>
          <table:table-cell table:formula="of:=DEGREES(ACOS((SIN(RADIANS(([.D33]+([.E33]/60)) * (IF((UPPER([.C33])=&quot;S&quot;); -1; 1)))) * SIN(RADIANS(([.D34]+([.E34]/60)) * (IF((UPPER([.C34])=&quot;S&quot;); -1; 1)))) + (COS(RADIANS(([.D33]+([.E33]/60)) * (IF((UPPER([.C33])=&quot;S&quot;); -1; 1)))) * COS(RADIANS(([.D34]+([.E34]/60)) * (IF((UPPER([.C34])=&quot;S&quot;); -1; 1)))) * COS(RADIANS(([.H34]+([.I34]/60)) * (IF((UPPER([.G34])=&quot;W&quot;); -1; 1))-([.H33]+([.I33]/60)) * (IF((UPPER([.G33])=&quot;W&quot;); -1; 1)))) )))) * 60" office:value-type="float" office:value="116.5747778568">
            <text:p>116.57</text:p>
          </table:table-cell>
          <table:table-cell table:style-name="ce20" table:formula="of:=([.A34]-[.A33])*24" office:value-type="float" office:value="23.8333333333139">
            <text:p>23.83</text:p>
          </table:table-cell>
          <table:table-cell table:formula="of:=[.K34]/[.L34]" office:value-type="float" office:value="4.89124942056902">
            <text:p>4.89</text:p>
          </table:table-cell>
          <table:table-cell/>
          <table:table-cell table:style-name="ce18" table:formula="of:=CONCATENATE(YEAR([.A34]);&quot;-&quot;;IF(LEN(MONTH([.A34]))=2;MONTH([.A34]);CONCATENATE(&quot;0&quot;;MONTH([.A34])));&quot;-&quot;;IF(LEN(DAY([.A34]))=2;DAY([.A34]);CONCATENATE(&quot;0&quot;;DAY([.A34])));&quot;T&quot;;IF(LEN(HOUR([.A34]))=2;HOUR([.A34]);CONCATENATE(&quot;0&quot;;HOUR([.A34])));&quot;:&quot;;IF(LEN(MINUTE([.A34]))=2;MINUTE([.A34]);CONCATENATE(&quot;0&quot;;MINUTE([.A34])));&quot;:&quot;;IF(LEN(SECOND([.A34]))=2;SECOND([.A34]);CONCATENATE(&quot;0&quot;;SECOND([.A34])));&quot;-10:00&quot;)" office:value-type="string" office:string-value="2010-10-14T08:45:00-10:00">
            <text:p>2010-10-14T08:45:00-10:00</text:p>
          </table:table-cell>
          <table:table-cell/>
          <table:table-cell table:formula="of:=[.Q33]+1" office:value-type="float" office:value="14">
            <text:p>14</text:p>
          </table:table-cell>
          <table:table-cell table:formula="of:=([.D34]+([.E34]/60)) * (IF((UPPER([.C34])=&quot;S&quot;); -1; 1))" office:value-type="float" office:value="14.55">
            <text:p>14.55</text:p>
          </table:table-cell>
          <table:table-cell table:formula="of:=([.H34]+([.I34]/60)) * (IF((UPPER([.G34])=&quot;W&quot;); -1; 1))" office:value-type="float" office:value="-129.366666666667">
            <text:p>-129.37</text:p>
          </table:table-cell>
          <table:table-cell table:formula="of:=CONCATENATE(&quot;&lt;trkpt lat='&quot;;[.R34];&quot;' lon='&quot;;[.S34];&quot;'&gt;&lt;time&gt;&quot;;[.O34];&quot;&lt;/time&gt;&lt;name&gt;&quot;;[.Q34];&quot;&lt;/name&gt;&lt;sym&gt;empty&lt;/sym&gt;&lt;type&gt;WPT&lt;/type&gt;&lt;/trkpt&gt;&quot;)" office:value-type="string" office:string-value="&lt;trkpt lat='14.55' lon='-129.366666666667'&gt;&lt;time&gt;2010-10-14T08:45:00-10:00&lt;/time&gt;&lt;name&gt;14&lt;/name&gt;&lt;sym&gt;empty&lt;/sym&gt;&lt;type&gt;WPT&lt;/type&gt;&lt;/trkpt&gt;">
            <text:p>&lt;trkpt lat='14.55' lon='-129.366666666667'&gt;&lt;time&gt;2010-10-14T08:45:00-10:00&lt;/time&gt;&lt;name&gt;14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0-14T21:00:00">
            <text:p>Thursday, October 14, 2010 <text:s/>21:00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13">
            <text:p>13</text:p>
          </table:table-cell>
          <table:table-cell table:style-name="ce24" office:value-type="float" office:value="26">
            <text:p>26.0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29">
            <text:p>129</text:p>
          </table:table-cell>
          <table:table-cell table:style-name="ce24" office:value-type="float" office:value="41">
            <text:p>41.00</text:p>
          </table:table-cell>
          <table:table-cell/>
          <table:table-cell table:formula="of:=DEGREES(ACOS((SIN(RADIANS(([.D34]+([.E34]/60)) * (IF((UPPER([.C34])=&quot;S&quot;); -1; 1)))) * SIN(RADIANS(([.D35]+([.E35]/60)) * (IF((UPPER([.C35])=&quot;S&quot;); -1; 1)))) + (COS(RADIANS(([.D34]+([.E34]/60)) * (IF((UPPER([.C34])=&quot;S&quot;); -1; 1)))) * COS(RADIANS(([.D35]+([.E35]/60)) * (IF((UPPER([.C35])=&quot;S&quot;); -1; 1)))) * COS(RADIANS(([.H35]+([.I35]/60)) * (IF((UPPER([.G35])=&quot;W&quot;); -1; 1))-([.H34]+([.I34]/60)) * (IF((UPPER([.G34])=&quot;W&quot;); -1; 1)))) )))) * 60" office:value-type="float" office:value="69.4901710311155">
            <text:p>69.49</text:p>
          </table:table-cell>
          <table:table-cell table:style-name="ce20" table:formula="of:=([.A35]-[.A34])*24" office:value-type="float" office:value="12.2499999999418">
            <text:p>12.25</text:p>
          </table:table-cell>
          <table:table-cell table:formula="of:=[.K35]/[.L35]" office:value-type="float" office:value="5.67266702297516">
            <text:p>5.67</text:p>
          </table:table-cell>
          <table:table-cell/>
          <table:table-cell table:style-name="ce18" table:formula="of:=CONCATENATE(YEAR([.A35]);&quot;-&quot;;IF(LEN(MONTH([.A35]))=2;MONTH([.A35]);CONCATENATE(&quot;0&quot;;MONTH([.A35])));&quot;-&quot;;IF(LEN(DAY([.A35]))=2;DAY([.A35]);CONCATENATE(&quot;0&quot;;DAY([.A35])));&quot;T&quot;;IF(LEN(HOUR([.A35]))=2;HOUR([.A35]);CONCATENATE(&quot;0&quot;;HOUR([.A35])));&quot;:&quot;;IF(LEN(MINUTE([.A35]))=2;MINUTE([.A35]);CONCATENATE(&quot;0&quot;;MINUTE([.A35])));&quot;:&quot;;IF(LEN(SECOND([.A35]))=2;SECOND([.A35]);CONCATENATE(&quot;0&quot;;SECOND([.A35])));&quot;-10:00&quot;)" office:value-type="string" office:string-value="2010-10-14T21:00:00-10:00">
            <text:p>2010-10-14T21:00:00-10:00</text:p>
          </table:table-cell>
          <table:table-cell/>
          <table:table-cell table:formula="of:=[.Q34]+1" office:value-type="float" office:value="15">
            <text:p>15</text:p>
          </table:table-cell>
          <table:table-cell table:formula="of:=([.D35]+([.E35]/60)) * (IF((UPPER([.C35])=&quot;S&quot;); -1; 1))" office:value-type="float" office:value="13.4333333333333">
            <text:p>13.43</text:p>
          </table:table-cell>
          <table:table-cell table:formula="of:=([.H35]+([.I35]/60)) * (IF((UPPER([.G35])=&quot;W&quot;); -1; 1))" office:value-type="float" office:value="-129.683333333333">
            <text:p>-129.68</text:p>
          </table:table-cell>
          <table:table-cell table:formula="of:=CONCATENATE(&quot;&lt;trkpt lat='&quot;;[.R35];&quot;' lon='&quot;;[.S35];&quot;'&gt;&lt;time&gt;&quot;;[.O35];&quot;&lt;/time&gt;&lt;name&gt;&quot;;[.Q35];&quot;&lt;/name&gt;&lt;sym&gt;empty&lt;/sym&gt;&lt;type&gt;WPT&lt;/type&gt;&lt;/trkpt&gt;&quot;)" office:value-type="string" office:string-value="&lt;trkpt lat='13.4333333333333' lon='-129.683333333333'&gt;&lt;time&gt;2010-10-14T21:00:00-10:00&lt;/time&gt;&lt;name&gt;15&lt;/name&gt;&lt;sym&gt;empty&lt;/sym&gt;&lt;type&gt;WPT&lt;/type&gt;&lt;/trkpt&gt;">
            <text:p>&lt;trkpt lat='13.4333333333333' lon='-129.683333333333'&gt;&lt;time&gt;2010-10-14T21:00:00-10:00&lt;/time&gt;&lt;name&gt;15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0-15T07:30:00">
            <text:p>Friday, October 15, 2010 <text:s/>07:30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12">
            <text:p>12</text:p>
          </table:table-cell>
          <table:table-cell table:style-name="ce24" office:value-type="float" office:value="23">
            <text:p>23.0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29">
            <text:p>129</text:p>
          </table:table-cell>
          <table:table-cell table:style-name="ce24" office:value-type="float" office:value="57">
            <text:p>57.00</text:p>
          </table:table-cell>
          <table:table-cell/>
          <table:table-cell table:formula="of:=DEGREES(ACOS((SIN(RADIANS(([.D35]+([.E35]/60)) * (IF((UPPER([.C35])=&quot;S&quot;); -1; 1)))) * SIN(RADIANS(([.D36]+([.E36]/60)) * (IF((UPPER([.C36])=&quot;S&quot;); -1; 1)))) + (COS(RADIANS(([.D35]+([.E35]/60)) * (IF((UPPER([.C35])=&quot;S&quot;); -1; 1)))) * COS(RADIANS(([.D36]+([.E36]/60)) * (IF((UPPER([.C36])=&quot;S&quot;); -1; 1)))) * COS(RADIANS(([.H36]+([.I36]/60)) * (IF((UPPER([.G36])=&quot;W&quot;); -1; 1))-([.H35]+([.I35]/60)) * (IF((UPPER([.G35])=&quot;W&quot;); -1; 1)))) )))) * 60" office:value-type="float" office:value="64.9015923605512">
            <text:p>64.90</text:p>
          </table:table-cell>
          <table:table-cell table:style-name="ce20" table:formula="of:=([.A36]-[.A35])*24" office:value-type="float" office:value="10.5">
            <text:p>10.50</text:p>
          </table:table-cell>
          <table:table-cell table:formula="of:=[.K36]/[.L36]" office:value-type="float" office:value="6.18110403433821">
            <text:p>6.18</text:p>
          </table:table-cell>
          <table:table-cell/>
          <table:table-cell table:style-name="ce18" table:formula="of:=CONCATENATE(YEAR([.A36]);&quot;-&quot;;IF(LEN(MONTH([.A36]))=2;MONTH([.A36]);CONCATENATE(&quot;0&quot;;MONTH([.A36])));&quot;-&quot;;IF(LEN(DAY([.A36]))=2;DAY([.A36]);CONCATENATE(&quot;0&quot;;DAY([.A36])));&quot;T&quot;;IF(LEN(HOUR([.A36]))=2;HOUR([.A36]);CONCATENATE(&quot;0&quot;;HOUR([.A36])));&quot;:&quot;;IF(LEN(MINUTE([.A36]))=2;MINUTE([.A36]);CONCATENATE(&quot;0&quot;;MINUTE([.A36])));&quot;:&quot;;IF(LEN(SECOND([.A36]))=2;SECOND([.A36]);CONCATENATE(&quot;0&quot;;SECOND([.A36])));&quot;-10:00&quot;)" office:value-type="string" office:string-value="2010-10-15T07:30:00-10:00">
            <text:p>2010-10-15T07:30:00-10:00</text:p>
          </table:table-cell>
          <table:table-cell/>
          <table:table-cell table:formula="of:=[.Q35]+1" office:value-type="float" office:value="16">
            <text:p>16</text:p>
          </table:table-cell>
          <table:table-cell table:formula="of:=([.D36]+([.E36]/60)) * (IF((UPPER([.C36])=&quot;S&quot;); -1; 1))" office:value-type="float" office:value="12.3833333333333">
            <text:p>12.38</text:p>
          </table:table-cell>
          <table:table-cell table:formula="of:=([.H36]+([.I36]/60)) * (IF((UPPER([.G36])=&quot;W&quot;); -1; 1))" office:value-type="float" office:value="-129.95">
            <text:p>-129.95</text:p>
          </table:table-cell>
          <table:table-cell table:formula="of:=CONCATENATE(&quot;&lt;trkpt lat='&quot;;[.R36];&quot;' lon='&quot;;[.S36];&quot;'&gt;&lt;time&gt;&quot;;[.O36];&quot;&lt;/time&gt;&lt;name&gt;&quot;;[.Q36];&quot;&lt;/name&gt;&lt;sym&gt;empty&lt;/sym&gt;&lt;type&gt;WPT&lt;/type&gt;&lt;/trkpt&gt;&quot;)" office:value-type="string" office:string-value="&lt;trkpt lat='12.3833333333333' lon='-129.95'&gt;&lt;time&gt;2010-10-15T07:30:00-10:00&lt;/time&gt;&lt;name&gt;16&lt;/name&gt;&lt;sym&gt;empty&lt;/sym&gt;&lt;type&gt;WPT&lt;/type&gt;&lt;/trkpt&gt;">
            <text:p>&lt;trkpt lat='12.3833333333333' lon='-129.95'&gt;&lt;time&gt;2010-10-15T07:30:00-10:00&lt;/time&gt;&lt;name&gt;16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0-15T16:25:00">
            <text:p>Friday, October 15, 2010 <text:s/>16:25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11">
            <text:p>11</text:p>
          </table:table-cell>
          <table:table-cell table:style-name="ce24" office:value-type="float" office:value="37">
            <text:p>37.0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30">
            <text:p>130</text:p>
          </table:table-cell>
          <table:table-cell table:style-name="ce24" office:value-type="float" office:value="20">
            <text:p>20.00</text:p>
          </table:table-cell>
          <table:table-cell/>
          <table:table-cell table:formula="of:=DEGREES(ACOS((SIN(RADIANS(([.D36]+([.E36]/60)) * (IF((UPPER([.C36])=&quot;S&quot;); -1; 1)))) * SIN(RADIANS(([.D37]+([.E37]/60)) * (IF((UPPER([.C37])=&quot;S&quot;); -1; 1)))) + (COS(RADIANS(([.D36]+([.E36]/60)) * (IF((UPPER([.C36])=&quot;S&quot;); -1; 1)))) * COS(RADIANS(([.D37]+([.E37]/60)) * (IF((UPPER([.C37])=&quot;S&quot;); -1; 1)))) * COS(RADIANS(([.H37]+([.I37]/60)) * (IF((UPPER([.G37])=&quot;W&quot;); -1; 1))-([.H36]+([.I36]/60)) * (IF((UPPER([.G36])=&quot;W&quot;); -1; 1)))) )))) * 60" office:value-type="float" office:value="51.2066803893723">
            <text:p>51.21</text:p>
          </table:table-cell>
          <table:table-cell table:style-name="ce20" table:formula="of:=([.A37]-[.A36])*24" office:value-type="float" office:value="8.91666666656965">
            <text:p>8.92</text:p>
          </table:table-cell>
          <table:table-cell table:formula="of:=[.K37]/[.L37]" office:value-type="float" office:value="5.74280527737526">
            <text:p>5.74</text:p>
          </table:table-cell>
          <table:table-cell/>
          <table:table-cell table:style-name="ce18" table:formula="of:=CONCATENATE(YEAR([.A37]);&quot;-&quot;;IF(LEN(MONTH([.A37]))=2;MONTH([.A37]);CONCATENATE(&quot;0&quot;;MONTH([.A37])));&quot;-&quot;;IF(LEN(DAY([.A37]))=2;DAY([.A37]);CONCATENATE(&quot;0&quot;;DAY([.A37])));&quot;T&quot;;IF(LEN(HOUR([.A37]))=2;HOUR([.A37]);CONCATENATE(&quot;0&quot;;HOUR([.A37])));&quot;:&quot;;IF(LEN(MINUTE([.A37]))=2;MINUTE([.A37]);CONCATENATE(&quot;0&quot;;MINUTE([.A37])));&quot;:&quot;;IF(LEN(SECOND([.A37]))=2;SECOND([.A37]);CONCATENATE(&quot;0&quot;;SECOND([.A37])));&quot;-10:00&quot;)" office:value-type="string" office:string-value="2010-10-15T16:25:00-10:00">
            <text:p>2010-10-15T16:25:00-10:00</text:p>
          </table:table-cell>
          <table:table-cell/>
          <table:table-cell table:formula="of:=[.Q36]+1" office:value-type="float" office:value="17">
            <text:p>17</text:p>
          </table:table-cell>
          <table:table-cell table:formula="of:=([.D37]+([.E37]/60)) * (IF((UPPER([.C37])=&quot;S&quot;); -1; 1))" office:value-type="float" office:value="11.6166666666667">
            <text:p>11.62</text:p>
          </table:table-cell>
          <table:table-cell table:formula="of:=([.H37]+([.I37]/60)) * (IF((UPPER([.G37])=&quot;W&quot;); -1; 1))" office:value-type="float" office:value="-130.333333333333">
            <text:p>-130.33</text:p>
          </table:table-cell>
          <table:table-cell table:formula="of:=CONCATENATE(&quot;&lt;trkpt lat='&quot;;[.R37];&quot;' lon='&quot;;[.S37];&quot;'&gt;&lt;time&gt;&quot;;[.O37];&quot;&lt;/time&gt;&lt;name&gt;&quot;;[.Q37];&quot;&lt;/name&gt;&lt;sym&gt;empty&lt;/sym&gt;&lt;type&gt;WPT&lt;/type&gt;&lt;/trkpt&gt;&quot;)" office:value-type="string" office:string-value="&lt;trkpt lat='11.6166666666667' lon='-130.333333333333'&gt;&lt;time&gt;2010-10-15T16:25:00-10:00&lt;/time&gt;&lt;name&gt;17&lt;/name&gt;&lt;sym&gt;empty&lt;/sym&gt;&lt;type&gt;WPT&lt;/type&gt;&lt;/trkpt&gt;">
            <text:p>&lt;trkpt lat='11.6166666666667' lon='-130.333333333333'&gt;&lt;time&gt;2010-10-15T16:25:00-10:00&lt;/time&gt;&lt;name&gt;17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0-16T07:40:00">
            <text:p>Saturday, October 16, 2010 <text:s/>07:40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10">
            <text:p>10</text:p>
          </table:table-cell>
          <table:table-cell table:style-name="ce24" office:value-type="float" office:value="2">
            <text:p>2.0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30">
            <text:p>130</text:p>
          </table:table-cell>
          <table:table-cell table:style-name="ce24" office:value-type="float" office:value="34">
            <text:p>34.00</text:p>
          </table:table-cell>
          <table:table-cell/>
          <table:table-cell table:formula="of:=DEGREES(ACOS((SIN(RADIANS(([.D37]+([.E37]/60)) * (IF((UPPER([.C37])=&quot;S&quot;); -1; 1)))) * SIN(RADIANS(([.D38]+([.E38]/60)) * (IF((UPPER([.C38])=&quot;S&quot;); -1; 1)))) + (COS(RADIANS(([.D37]+([.E37]/60)) * (IF((UPPER([.C37])=&quot;S&quot;); -1; 1)))) * COS(RADIANS(([.D38]+([.E38]/60)) * (IF((UPPER([.C38])=&quot;S&quot;); -1; 1)))) * COS(RADIANS(([.H38]+([.I38]/60)) * (IF((UPPER([.G38])=&quot;W&quot;); -1; 1))-([.H37]+([.I37]/60)) * (IF((UPPER([.G37])=&quot;W&quot;); -1; 1)))) )))) * 60" office:value-type="float" office:value="95.9899641422213">
            <text:p>95.99</text:p>
          </table:table-cell>
          <table:table-cell table:style-name="ce20" table:formula="of:=([.A38]-[.A37])*24" office:value-type="float" office:value="15.2500000001164">
            <text:p>15.25</text:p>
          </table:table-cell>
          <table:table-cell table:formula="of:=[.K38]/[.L38]" office:value-type="float" office:value="6.2944238781304">
            <text:p>6.29</text:p>
          </table:table-cell>
          <table:table-cell/>
          <table:table-cell table:style-name="ce18" table:formula="of:=CONCATENATE(YEAR([.A38]);&quot;-&quot;;IF(LEN(MONTH([.A38]))=2;MONTH([.A38]);CONCATENATE(&quot;0&quot;;MONTH([.A38])));&quot;-&quot;;IF(LEN(DAY([.A38]))=2;DAY([.A38]);CONCATENATE(&quot;0&quot;;DAY([.A38])));&quot;T&quot;;IF(LEN(HOUR([.A38]))=2;HOUR([.A38]);CONCATENATE(&quot;0&quot;;HOUR([.A38])));&quot;:&quot;;IF(LEN(MINUTE([.A38]))=2;MINUTE([.A38]);CONCATENATE(&quot;0&quot;;MINUTE([.A38])));&quot;:&quot;;IF(LEN(SECOND([.A38]))=2;SECOND([.A38]);CONCATENATE(&quot;0&quot;;SECOND([.A38])));&quot;-10:00&quot;)" office:value-type="string" office:string-value="2010-10-16T07:40:00-10:00">
            <text:p>2010-10-16T07:40:00-10:00</text:p>
          </table:table-cell>
          <table:table-cell/>
          <table:table-cell table:formula="of:=[.Q37]+1" office:value-type="float" office:value="18">
            <text:p>18</text:p>
          </table:table-cell>
          <table:table-cell table:formula="of:=([.D38]+([.E38]/60)) * (IF((UPPER([.C38])=&quot;S&quot;); -1; 1))" office:value-type="float" office:value="10.0333333333333">
            <text:p>10.03</text:p>
          </table:table-cell>
          <table:table-cell table:formula="of:=([.H38]+([.I38]/60)) * (IF((UPPER([.G38])=&quot;W&quot;); -1; 1))" office:value-type="float" office:value="-130.566666666667">
            <text:p>-130.57</text:p>
          </table:table-cell>
          <table:table-cell table:formula="of:=CONCATENATE(&quot;&lt;trkpt lat='&quot;;[.R38];&quot;' lon='&quot;;[.S38];&quot;'&gt;&lt;time&gt;&quot;;[.O38];&quot;&lt;/time&gt;&lt;name&gt;&quot;;[.Q38];&quot;&lt;/name&gt;&lt;sym&gt;empty&lt;/sym&gt;&lt;type&gt;WPT&lt;/type&gt;&lt;/trkpt&gt;&quot;)" office:value-type="string" office:string-value="&lt;trkpt lat='10.0333333333333' lon='-130.566666666667'&gt;&lt;time&gt;2010-10-16T07:40:00-10:00&lt;/time&gt;&lt;name&gt;18&lt;/name&gt;&lt;sym&gt;empty&lt;/sym&gt;&lt;type&gt;WPT&lt;/type&gt;&lt;/trkpt&gt;">
            <text:p>&lt;trkpt lat='10.0333333333333' lon='-130.566666666667'&gt;&lt;time&gt;2010-10-16T07:40:00-10:00&lt;/time&gt;&lt;name&gt;18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0-17T05:30:00">
            <text:p>Sunday, October 17, 2010 <text:s/>05:30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8">
            <text:p>8</text:p>
          </table:table-cell>
          <table:table-cell table:style-name="ce24" office:value-type="float" office:value="44">
            <text:p>44.0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30">
            <text:p>130</text:p>
          </table:table-cell>
          <table:table-cell table:style-name="ce24" office:value-type="float" office:value="57">
            <text:p>57.00</text:p>
          </table:table-cell>
          <table:table-cell/>
          <table:table-cell table:formula="of:=DEGREES(ACOS((SIN(RADIANS(([.D38]+([.E38]/60)) * (IF((UPPER([.C38])=&quot;S&quot;); -1; 1)))) * SIN(RADIANS(([.D39]+([.E39]/60)) * (IF((UPPER([.C39])=&quot;S&quot;); -1; 1)))) + (COS(RADIANS(([.D38]+([.E38]/60)) * (IF((UPPER([.C38])=&quot;S&quot;); -1; 1)))) * COS(RADIANS(([.D39]+([.E39]/60)) * (IF((UPPER([.C39])=&quot;S&quot;); -1; 1)))) * COS(RADIANS(([.H39]+([.I39]/60)) * (IF((UPPER([.G39])=&quot;W&quot;); -1; 1))-([.H38]+([.I38]/60)) * (IF((UPPER([.G38])=&quot;W&quot;); -1; 1)))) )))) * 60" office:value-type="float" office:value="81.2337019039603">
            <text:p>81.23</text:p>
          </table:table-cell>
          <table:table-cell table:style-name="ce20" table:formula="of:=([.A39]-[.A38])*24" office:value-type="float" office:value="21.8333333334303">
            <text:p>21.83</text:p>
          </table:table-cell>
          <table:table-cell table:formula="of:=[.K39]/[.L39]" office:value-type="float" office:value="3.72062756810379">
            <text:p>3.72</text:p>
          </table:table-cell>
          <table:table-cell/>
          <table:table-cell table:style-name="ce18" table:formula="of:=CONCATENATE(YEAR([.A39]);&quot;-&quot;;IF(LEN(MONTH([.A39]))=2;MONTH([.A39]);CONCATENATE(&quot;0&quot;;MONTH([.A39])));&quot;-&quot;;IF(LEN(DAY([.A39]))=2;DAY([.A39]);CONCATENATE(&quot;0&quot;;DAY([.A39])));&quot;T&quot;;IF(LEN(HOUR([.A39]))=2;HOUR([.A39]);CONCATENATE(&quot;0&quot;;HOUR([.A39])));&quot;:&quot;;IF(LEN(MINUTE([.A39]))=2;MINUTE([.A39]);CONCATENATE(&quot;0&quot;;MINUTE([.A39])));&quot;:&quot;;IF(LEN(SECOND([.A39]))=2;SECOND([.A39]);CONCATENATE(&quot;0&quot;;SECOND([.A39])));&quot;-10:00&quot;)" office:value-type="string" office:string-value="2010-10-17T05:30:00-10:00">
            <text:p>2010-10-17T05:30:00-10:00</text:p>
          </table:table-cell>
          <table:table-cell/>
          <table:table-cell table:formula="of:=[.Q38]+1" office:value-type="float" office:value="19">
            <text:p>19</text:p>
          </table:table-cell>
          <table:table-cell table:formula="of:=([.D39]+([.E39]/60)) * (IF((UPPER([.C39])=&quot;S&quot;); -1; 1))" office:value-type="float" office:value="8.73333333333333">
            <text:p>8.73</text:p>
          </table:table-cell>
          <table:table-cell table:formula="of:=([.H39]+([.I39]/60)) * (IF((UPPER([.G39])=&quot;W&quot;); -1; 1))" office:value-type="float" office:value="-130.95">
            <text:p>-130.95</text:p>
          </table:table-cell>
          <table:table-cell table:formula="of:=CONCATENATE(&quot;&lt;trkpt lat='&quot;;[.R39];&quot;' lon='&quot;;[.S39];&quot;'&gt;&lt;time&gt;&quot;;[.O39];&quot;&lt;/time&gt;&lt;name&gt;&quot;;[.Q39];&quot;&lt;/name&gt;&lt;sym&gt;empty&lt;/sym&gt;&lt;type&gt;WPT&lt;/type&gt;&lt;/trkpt&gt;&quot;)" office:value-type="string" office:string-value="&lt;trkpt lat='8.73333333333333' lon='-130.95'&gt;&lt;time&gt;2010-10-17T05:30:00-10:00&lt;/time&gt;&lt;name&gt;19&lt;/name&gt;&lt;sym&gt;empty&lt;/sym&gt;&lt;type&gt;WPT&lt;/type&gt;&lt;/trkpt&gt;">
            <text:p>&lt;trkpt lat='8.73333333333333' lon='-130.95'&gt;&lt;time&gt;2010-10-17T05:30:00-10:00&lt;/time&gt;&lt;name&gt;19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0-17T21:00:00">
            <text:p>Sunday, October 17, 2010 <text:s/>21:00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7">
            <text:p>7</text:p>
          </table:table-cell>
          <table:table-cell table:style-name="ce24" office:value-type="float" office:value="42">
            <text:p>42.0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31">
            <text:p>131</text:p>
          </table:table-cell>
          <table:table-cell table:style-name="ce24" office:value-type="float" office:value="11">
            <text:p>11.00</text:p>
          </table:table-cell>
          <table:table-cell/>
          <table:table-cell table:formula="of:=DEGREES(ACOS((SIN(RADIANS(([.D39]+([.E39]/60)) * (IF((UPPER([.C39])=&quot;S&quot;); -1; 1)))) * SIN(RADIANS(([.D40]+([.E40]/60)) * (IF((UPPER([.C40])=&quot;S&quot;); -1; 1)))) + (COS(RADIANS(([.D39]+([.E39]/60)) * (IF((UPPER([.C39])=&quot;S&quot;); -1; 1)))) * COS(RADIANS(([.D40]+([.E40]/60)) * (IF((UPPER([.C40])=&quot;S&quot;); -1; 1)))) * COS(RADIANS(([.H40]+([.I40]/60)) * (IF((UPPER([.G40])=&quot;W&quot;); -1; 1))-([.H39]+([.I39]/60)) * (IF((UPPER([.G39])=&quot;W&quot;); -1; 1)))) )))) * 60" office:value-type="float" office:value="63.5294508163873">
            <text:p>63.53</text:p>
          </table:table-cell>
          <table:table-cell table:style-name="ce20" table:formula="of:=([.A40]-[.A39])*24" office:value-type="float" office:value="15.4999999998836">
            <text:p>15.50</text:p>
          </table:table-cell>
          <table:table-cell table:formula="of:=[.K40]/[.L40]" office:value-type="float" office:value="4.09867424624932">
            <text:p>4.1</text:p>
          </table:table-cell>
          <table:table-cell/>
          <table:table-cell table:style-name="ce18" table:formula="of:=CONCATENATE(YEAR([.A40]);&quot;-&quot;;IF(LEN(MONTH([.A40]))=2;MONTH([.A40]);CONCATENATE(&quot;0&quot;;MONTH([.A40])));&quot;-&quot;;IF(LEN(DAY([.A40]))=2;DAY([.A40]);CONCATENATE(&quot;0&quot;;DAY([.A40])));&quot;T&quot;;IF(LEN(HOUR([.A40]))=2;HOUR([.A40]);CONCATENATE(&quot;0&quot;;HOUR([.A40])));&quot;:&quot;;IF(LEN(MINUTE([.A40]))=2;MINUTE([.A40]);CONCATENATE(&quot;0&quot;;MINUTE([.A40])));&quot;:&quot;;IF(LEN(SECOND([.A40]))=2;SECOND([.A40]);CONCATENATE(&quot;0&quot;;SECOND([.A40])));&quot;-10:00&quot;)" office:value-type="string" office:string-value="2010-10-17T21:00:00-10:00">
            <text:p>2010-10-17T21:00:00-10:00</text:p>
          </table:table-cell>
          <table:table-cell/>
          <table:table-cell table:formula="of:=[.Q39]+1" office:value-type="float" office:value="20">
            <text:p>20</text:p>
          </table:table-cell>
          <table:table-cell table:formula="of:=([.D40]+([.E40]/60)) * (IF((UPPER([.C40])=&quot;S&quot;); -1; 1))" office:value-type="float" office:value="7.7">
            <text:p>7.7</text:p>
          </table:table-cell>
          <table:table-cell table:formula="of:=([.H40]+([.I40]/60)) * (IF((UPPER([.G40])=&quot;W&quot;); -1; 1))" office:value-type="float" office:value="-131.183333333333">
            <text:p>-131.18</text:p>
          </table:table-cell>
          <table:table-cell table:formula="of:=CONCATENATE(&quot;&lt;trkpt lat='&quot;;[.R40];&quot;' lon='&quot;;[.S40];&quot;'&gt;&lt;time&gt;&quot;;[.O40];&quot;&lt;/time&gt;&lt;name&gt;&quot;;[.Q40];&quot;&lt;/name&gt;&lt;sym&gt;empty&lt;/sym&gt;&lt;type&gt;WPT&lt;/type&gt;&lt;/trkpt&gt;&quot;)" office:value-type="string" office:string-value="&lt;trkpt lat='7.7' lon='-131.183333333333'&gt;&lt;time&gt;2010-10-17T21:00:00-10:00&lt;/time&gt;&lt;name&gt;20&lt;/name&gt;&lt;sym&gt;empty&lt;/sym&gt;&lt;type&gt;WPT&lt;/type&gt;&lt;/trkpt&gt;">
            <text:p>&lt;trkpt lat='7.7' lon='-131.183333333333'&gt;&lt;time&gt;2010-10-17T21:00:00-10:00&lt;/time&gt;&lt;name&gt;20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0-18T00:40:00">
            <text:p>Monday, October 18, 2010 <text:s/>00:40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7">
            <text:p>7</text:p>
          </table:table-cell>
          <table:table-cell table:style-name="ce24" office:value-type="float" office:value="24">
            <text:p>24.0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31">
            <text:p>131</text:p>
          </table:table-cell>
          <table:table-cell table:style-name="ce24" office:value-type="float" office:value="13">
            <text:p>13.00</text:p>
          </table:table-cell>
          <table:table-cell/>
          <table:table-cell table:formula="of:=DEGREES(ACOS((SIN(RADIANS(([.D40]+([.E40]/60)) * (IF((UPPER([.C40])=&quot;S&quot;); -1; 1)))) * SIN(RADIANS(([.D41]+([.E41]/60)) * (IF((UPPER([.C41])=&quot;S&quot;); -1; 1)))) + (COS(RADIANS(([.D40]+([.E40]/60)) * (IF((UPPER([.C40])=&quot;S&quot;); -1; 1)))) * COS(RADIANS(([.D41]+([.E41]/60)) * (IF((UPPER([.C41])=&quot;S&quot;); -1; 1)))) * COS(RADIANS(([.H41]+([.I41]/60)) * (IF((UPPER([.G41])=&quot;W&quot;); -1; 1))-([.H40]+([.I40]/60)) * (IF((UPPER([.G40])=&quot;W&quot;); -1; 1)))) )))) * 60" office:value-type="float" office:value="18.1088634597977">
            <text:p>18.11</text:p>
          </table:table-cell>
          <table:table-cell table:style-name="ce20" table:formula="of:=([.A41]-[.A40])*24" office:value-type="float" office:value="3.66666666674428">
            <text:p>3.67</text:p>
          </table:table-cell>
          <table:table-cell table:formula="of:=[.K41]/[.L41]" office:value-type="float" office:value="4.93878094347665">
            <text:p>4.94</text:p>
          </table:table-cell>
          <table:table-cell/>
          <table:table-cell table:style-name="ce18" table:formula="of:=CONCATENATE(YEAR([.A41]);&quot;-&quot;;IF(LEN(MONTH([.A41]))=2;MONTH([.A41]);CONCATENATE(&quot;0&quot;;MONTH([.A41])));&quot;-&quot;;IF(LEN(DAY([.A41]))=2;DAY([.A41]);CONCATENATE(&quot;0&quot;;DAY([.A41])));&quot;T&quot;;IF(LEN(HOUR([.A41]))=2;HOUR([.A41]);CONCATENATE(&quot;0&quot;;HOUR([.A41])));&quot;:&quot;;IF(LEN(MINUTE([.A41]))=2;MINUTE([.A41]);CONCATENATE(&quot;0&quot;;MINUTE([.A41])));&quot;:&quot;;IF(LEN(SECOND([.A41]))=2;SECOND([.A41]);CONCATENATE(&quot;0&quot;;SECOND([.A41])));&quot;-10:00&quot;)" office:value-type="string" office:string-value="2010-10-18T00:40:00-10:00">
            <text:p>2010-10-18T00:40:00-10:00</text:p>
          </table:table-cell>
          <table:table-cell/>
          <table:table-cell table:formula="of:=[.Q40]+1" office:value-type="float" office:value="21">
            <text:p>21</text:p>
          </table:table-cell>
          <table:table-cell table:formula="of:=([.D41]+([.E41]/60)) * (IF((UPPER([.C41])=&quot;S&quot;); -1; 1))" office:value-type="float" office:value="7.4">
            <text:p>7.4</text:p>
          </table:table-cell>
          <table:table-cell table:formula="of:=([.H41]+([.I41]/60)) * (IF((UPPER([.G41])=&quot;W&quot;); -1; 1))" office:value-type="float" office:value="-131.216666666667">
            <text:p>-131.22</text:p>
          </table:table-cell>
          <table:table-cell table:formula="of:=CONCATENATE(&quot;&lt;trkpt lat='&quot;;[.R41];&quot;' lon='&quot;;[.S41];&quot;'&gt;&lt;time&gt;&quot;;[.O41];&quot;&lt;/time&gt;&lt;name&gt;&quot;;[.Q41];&quot;&lt;/name&gt;&lt;sym&gt;empty&lt;/sym&gt;&lt;type&gt;WPT&lt;/type&gt;&lt;/trkpt&gt;&quot;)" office:value-type="string" office:string-value="&lt;trkpt lat='7.4' lon='-131.216666666667'&gt;&lt;time&gt;2010-10-18T00:40:00-10:00&lt;/time&gt;&lt;name&gt;21&lt;/name&gt;&lt;sym&gt;empty&lt;/sym&gt;&lt;type&gt;WPT&lt;/type&gt;&lt;/trkpt&gt;">
            <text:p>&lt;trkpt lat='7.4' lon='-131.216666666667'&gt;&lt;time&gt;2010-10-18T00:40:00-10:00&lt;/time&gt;&lt;name&gt;21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0-19T06:35:00">
            <text:p>Tuesday, October 19, 2010 <text:s/>06:35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5">
            <text:p>5</text:p>
          </table:table-cell>
          <table:table-cell table:style-name="ce24" office:value-type="float" office:value="16">
            <text:p>16.0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32">
            <text:p>132</text:p>
          </table:table-cell>
          <table:table-cell table:style-name="ce24" office:value-type="float" office:value="21">
            <text:p>21.00</text:p>
          </table:table-cell>
          <table:table-cell/>
          <table:table-cell table:formula="of:=DEGREES(ACOS((SIN(RADIANS(([.D41]+([.E41]/60)) * (IF((UPPER([.C41])=&quot;S&quot;); -1; 1)))) * SIN(RADIANS(([.D42]+([.E42]/60)) * (IF((UPPER([.C42])=&quot;S&quot;); -1; 1)))) + (COS(RADIANS(([.D41]+([.E41]/60)) * (IF((UPPER([.C41])=&quot;S&quot;); -1; 1)))) * COS(RADIANS(([.D42]+([.E42]/60)) * (IF((UPPER([.C42])=&quot;S&quot;); -1; 1)))) * COS(RADIANS(([.H42]+([.I42]/60)) * (IF((UPPER([.G42])=&quot;W&quot;); -1; 1))-([.H41]+([.I41]/60)) * (IF((UPPER([.G41])=&quot;W&quot;); -1; 1)))) )))) * 60" office:value-type="float" office:value="144.745231886155">
            <text:p>144.75</text:p>
          </table:table-cell>
          <table:table-cell table:style-name="ce20" table:formula="of:=([.A42]-[.A41])*24" office:value-type="float" office:value="29.9166666665697">
            <text:p>29.92</text:p>
          </table:table-cell>
          <table:table-cell table:formula="of:=[.K42]/[.L42]" office:value-type="float" office:value="4.83828073158634">
            <text:p>4.84</text:p>
          </table:table-cell>
          <table:table-cell/>
          <table:table-cell table:style-name="ce18" table:formula="of:=CONCATENATE(YEAR([.A42]);&quot;-&quot;;IF(LEN(MONTH([.A42]))=2;MONTH([.A42]);CONCATENATE(&quot;0&quot;;MONTH([.A42])));&quot;-&quot;;IF(LEN(DAY([.A42]))=2;DAY([.A42]);CONCATENATE(&quot;0&quot;;DAY([.A42])));&quot;T&quot;;IF(LEN(HOUR([.A42]))=2;HOUR([.A42]);CONCATENATE(&quot;0&quot;;HOUR([.A42])));&quot;:&quot;;IF(LEN(MINUTE([.A42]))=2;MINUTE([.A42]);CONCATENATE(&quot;0&quot;;MINUTE([.A42])));&quot;:&quot;;IF(LEN(SECOND([.A42]))=2;SECOND([.A42]);CONCATENATE(&quot;0&quot;;SECOND([.A42])));&quot;-10:00&quot;)" office:value-type="string" office:string-value="2010-10-19T06:35:00-10:00">
            <text:p>2010-10-19T06:35:00-10:00</text:p>
          </table:table-cell>
          <table:table-cell/>
          <table:table-cell table:formula="of:=[.Q41]+1" office:value-type="float" office:value="22">
            <text:p>22</text:p>
          </table:table-cell>
          <table:table-cell table:formula="of:=([.D42]+([.E42]/60)) * (IF((UPPER([.C42])=&quot;S&quot;); -1; 1))" office:value-type="float" office:value="5.26666666666667">
            <text:p>5.27</text:p>
          </table:table-cell>
          <table:table-cell table:formula="of:=([.H42]+([.I42]/60)) * (IF((UPPER([.G42])=&quot;W&quot;); -1; 1))" office:value-type="float" office:value="-132.35">
            <text:p>-132.35</text:p>
          </table:table-cell>
          <table:table-cell table:formula="of:=CONCATENATE(&quot;&lt;trkpt lat='&quot;;[.R42];&quot;' lon='&quot;;[.S42];&quot;'&gt;&lt;time&gt;&quot;;[.O42];&quot;&lt;/time&gt;&lt;name&gt;&quot;;[.Q42];&quot;&lt;/name&gt;&lt;sym&gt;empty&lt;/sym&gt;&lt;type&gt;WPT&lt;/type&gt;&lt;/trkpt&gt;&quot;)" office:value-type="string" office:string-value="&lt;trkpt lat='5.26666666666667' lon='-132.35'&gt;&lt;time&gt;2010-10-19T06:35:00-10:00&lt;/time&gt;&lt;name&gt;22&lt;/name&gt;&lt;sym&gt;empty&lt;/sym&gt;&lt;type&gt;WPT&lt;/type&gt;&lt;/trkpt&gt;">
            <text:p>&lt;trkpt lat='5.26666666666667' lon='-132.35'&gt;&lt;time&gt;2010-10-19T06:35:00-10:00&lt;/time&gt;&lt;name&gt;22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0-19T15:00:00">
            <text:p>Tuesday, October 19, 2010 <text:s/>15:00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4">
            <text:p>4</text:p>
          </table:table-cell>
          <table:table-cell table:style-name="ce24" office:value-type="float" office:value="43">
            <text:p>43.0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33">
            <text:p>133</text:p>
          </table:table-cell>
          <table:table-cell table:style-name="ce24" office:value-type="float" office:value="7">
            <text:p>7.00</text:p>
          </table:table-cell>
          <table:table-cell/>
          <table:table-cell table:formula="of:=DEGREES(ACOS((SIN(RADIANS(([.D42]+([.E42]/60)) * (IF((UPPER([.C42])=&quot;S&quot;); -1; 1)))) * SIN(RADIANS(([.D43]+([.E43]/60)) * (IF((UPPER([.C43])=&quot;S&quot;); -1; 1)))) + (COS(RADIANS(([.D42]+([.E42]/60)) * (IF((UPPER([.C42])=&quot;S&quot;); -1; 1)))) * COS(RADIANS(([.D43]+([.E43]/60)) * (IF((UPPER([.C43])=&quot;S&quot;); -1; 1)))) * COS(RADIANS(([.H43]+([.I43]/60)) * (IF((UPPER([.G43])=&quot;W&quot;); -1; 1))-([.H42]+([.I42]/60)) * (IF((UPPER([.G42])=&quot;W&quot;); -1; 1)))) )))) * 60" office:value-type="float" office:value="56.4709063911824">
            <text:p>56.47</text:p>
          </table:table-cell>
          <table:table-cell table:style-name="ce20" table:formula="of:=([.A43]-[.A42])*24" office:value-type="float" office:value="8.41666666668607">
            <text:p>8.42</text:p>
          </table:table-cell>
          <table:table-cell table:formula="of:=[.K43]/[.L43]" office:value-type="float" office:value="6.70941462071907">
            <text:p>6.71</text:p>
          </table:table-cell>
          <table:table-cell/>
          <table:table-cell table:style-name="ce18" table:formula="of:=CONCATENATE(YEAR([.A43]);&quot;-&quot;;IF(LEN(MONTH([.A43]))=2;MONTH([.A43]);CONCATENATE(&quot;0&quot;;MONTH([.A43])));&quot;-&quot;;IF(LEN(DAY([.A43]))=2;DAY([.A43]);CONCATENATE(&quot;0&quot;;DAY([.A43])));&quot;T&quot;;IF(LEN(HOUR([.A43]))=2;HOUR([.A43]);CONCATENATE(&quot;0&quot;;HOUR([.A43])));&quot;:&quot;;IF(LEN(MINUTE([.A43]))=2;MINUTE([.A43]);CONCATENATE(&quot;0&quot;;MINUTE([.A43])));&quot;:&quot;;IF(LEN(SECOND([.A43]))=2;SECOND([.A43]);CONCATENATE(&quot;0&quot;;SECOND([.A43])));&quot;-10:00&quot;)" office:value-type="string" office:string-value="2010-10-19T15:00:00-10:00">
            <text:p>2010-10-19T15:00:00-10:00</text:p>
          </table:table-cell>
          <table:table-cell/>
          <table:table-cell table:formula="of:=[.Q42]+1" office:value-type="float" office:value="23">
            <text:p>23</text:p>
          </table:table-cell>
          <table:table-cell table:formula="of:=([.D43]+([.E43]/60)) * (IF((UPPER([.C43])=&quot;S&quot;); -1; 1))" office:value-type="float" office:value="4.71666666666667">
            <text:p>4.72</text:p>
          </table:table-cell>
          <table:table-cell table:formula="of:=([.H43]+([.I43]/60)) * (IF((UPPER([.G43])=&quot;W&quot;); -1; 1))" office:value-type="float" office:value="-133.116666666667">
            <text:p>-133.12</text:p>
          </table:table-cell>
          <table:table-cell table:formula="of:=CONCATENATE(&quot;&lt;trkpt lat='&quot;;[.R43];&quot;' lon='&quot;;[.S43];&quot;'&gt;&lt;time&gt;&quot;;[.O43];&quot;&lt;/time&gt;&lt;name&gt;&quot;;[.Q43];&quot;&lt;/name&gt;&lt;sym&gt;empty&lt;/sym&gt;&lt;type&gt;WPT&lt;/type&gt;&lt;/trkpt&gt;&quot;)" office:value-type="string" office:string-value="&lt;trkpt lat='4.71666666666667' lon='-133.116666666667'&gt;&lt;time&gt;2010-10-19T15:00:00-10:00&lt;/time&gt;&lt;name&gt;23&lt;/name&gt;&lt;sym&gt;empty&lt;/sym&gt;&lt;type&gt;WPT&lt;/type&gt;&lt;/trkpt&gt;">
            <text:p>&lt;trkpt lat='4.71666666666667' lon='-133.116666666667'&gt;&lt;time&gt;2010-10-19T15:00:00-10:00&lt;/time&gt;&lt;name&gt;23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0-20T15:45:00">
            <text:p>Wednesday, October 20, 2010 <text:s/>15:45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3">
            <text:p>3</text:p>
          </table:table-cell>
          <table:table-cell table:style-name="ce24" office:value-type="float" office:value="41">
            <text:p>41.0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35">
            <text:p>135</text:p>
          </table:table-cell>
          <table:table-cell table:style-name="ce24" office:value-type="float" office:value="11">
            <text:p>11.00</text:p>
          </table:table-cell>
          <table:table-cell/>
          <table:table-cell table:formula="of:=DEGREES(ACOS((SIN(RADIANS(([.D43]+([.E43]/60)) * (IF((UPPER([.C43])=&quot;S&quot;); -1; 1)))) * SIN(RADIANS(([.D44]+([.E44]/60)) * (IF((UPPER([.C44])=&quot;S&quot;); -1; 1)))) + (COS(RADIANS(([.D43]+([.E43]/60)) * (IF((UPPER([.C43])=&quot;S&quot;); -1; 1)))) * COS(RADIANS(([.D44]+([.E44]/60)) * (IF((UPPER([.C44])=&quot;S&quot;); -1; 1)))) * COS(RADIANS(([.H44]+([.I44]/60)) * (IF((UPPER([.G44])=&quot;W&quot;); -1; 1))-([.H43]+([.I43]/60)) * (IF((UPPER([.G43])=&quot;W&quot;); -1; 1)))) )))) * 60" office:value-type="float" office:value="138.336891488143">
            <text:p>138.34</text:p>
          </table:table-cell>
          <table:table-cell table:style-name="ce20" table:formula="of:=([.A44]-[.A43])*24" office:value-type="float" office:value="24.75">
            <text:p>24.75</text:p>
          </table:table-cell>
          <table:table-cell table:formula="of:=[.K44]/[.L44]" office:value-type="float" office:value="5.58936935305628">
            <text:p>5.59</text:p>
          </table:table-cell>
          <table:table-cell/>
          <table:table-cell table:style-name="ce18" table:formula="of:=CONCATENATE(YEAR([.A44]);&quot;-&quot;;IF(LEN(MONTH([.A44]))=2;MONTH([.A44]);CONCATENATE(&quot;0&quot;;MONTH([.A44])));&quot;-&quot;;IF(LEN(DAY([.A44]))=2;DAY([.A44]);CONCATENATE(&quot;0&quot;;DAY([.A44])));&quot;T&quot;;IF(LEN(HOUR([.A44]))=2;HOUR([.A44]);CONCATENATE(&quot;0&quot;;HOUR([.A44])));&quot;:&quot;;IF(LEN(MINUTE([.A44]))=2;MINUTE([.A44]);CONCATENATE(&quot;0&quot;;MINUTE([.A44])));&quot;:&quot;;IF(LEN(SECOND([.A44]))=2;SECOND([.A44]);CONCATENATE(&quot;0&quot;;SECOND([.A44])));&quot;-10:00&quot;)" office:value-type="string" office:string-value="2010-10-20T15:45:00-10:00">
            <text:p>2010-10-20T15:45:00-10:00</text:p>
          </table:table-cell>
          <table:table-cell/>
          <table:table-cell table:formula="of:=[.Q43]+1" office:value-type="float" office:value="24">
            <text:p>24</text:p>
          </table:table-cell>
          <table:table-cell table:formula="of:=([.D44]+([.E44]/60)) * (IF((UPPER([.C44])=&quot;S&quot;); -1; 1))" office:value-type="float" office:value="3.68333333333333">
            <text:p>3.68</text:p>
          </table:table-cell>
          <table:table-cell table:formula="of:=([.H44]+([.I44]/60)) * (IF((UPPER([.G44])=&quot;W&quot;); -1; 1))" office:value-type="float" office:value="-135.183333333333">
            <text:p>-135.18</text:p>
          </table:table-cell>
          <table:table-cell table:formula="of:=CONCATENATE(&quot;&lt;trkpt lat='&quot;;[.R44];&quot;' lon='&quot;;[.S44];&quot;'&gt;&lt;time&gt;&quot;;[.O44];&quot;&lt;/time&gt;&lt;name&gt;&quot;;[.Q44];&quot;&lt;/name&gt;&lt;sym&gt;empty&lt;/sym&gt;&lt;type&gt;WPT&lt;/type&gt;&lt;/trkpt&gt;&quot;)" office:value-type="string" office:string-value="&lt;trkpt lat='3.68333333333333' lon='-135.183333333333'&gt;&lt;time&gt;2010-10-20T15:45:00-10:00&lt;/time&gt;&lt;name&gt;24&lt;/name&gt;&lt;sym&gt;empty&lt;/sym&gt;&lt;type&gt;WPT&lt;/type&gt;&lt;/trkpt&gt;">
            <text:p>&lt;trkpt lat='3.68333333333333' lon='-135.183333333333'&gt;&lt;time&gt;2010-10-20T15:45:00-10:00&lt;/time&gt;&lt;name&gt;24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0-21T03:20:00">
            <text:p>Thursday, October 21, 2010 <text:s/>03:20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3">
            <text:p>3</text:p>
          </table:table-cell>
          <table:table-cell table:style-name="ce24" office:value-type="float" office:value="40">
            <text:p>40.0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36">
            <text:p>136</text:p>
          </table:table-cell>
          <table:table-cell table:style-name="ce24" office:value-type="float" office:value="12">
            <text:p>12.00</text:p>
          </table:table-cell>
          <table:table-cell/>
          <table:table-cell table:formula="of:=DEGREES(ACOS((SIN(RADIANS(([.D44]+([.E44]/60)) * (IF((UPPER([.C44])=&quot;S&quot;); -1; 1)))) * SIN(RADIANS(([.D45]+([.E45]/60)) * (IF((UPPER([.C45])=&quot;S&quot;); -1; 1)))) + (COS(RADIANS(([.D44]+([.E44]/60)) * (IF((UPPER([.C44])=&quot;S&quot;); -1; 1)))) * COS(RADIANS(([.D45]+([.E45]/60)) * (IF((UPPER([.C45])=&quot;S&quot;); -1; 1)))) * COS(RADIANS(([.H45]+([.I45]/60)) * (IF((UPPER([.G45])=&quot;W&quot;); -1; 1))-([.H44]+([.I44]/60)) * (IF((UPPER([.G44])=&quot;W&quot;); -1; 1)))) )))) * 60" office:value-type="float" office:value="60.8827740884229">
            <text:p>60.88</text:p>
          </table:table-cell>
          <table:table-cell table:style-name="ce20" table:formula="of:=([.A45]-[.A44])*24" office:value-type="float" office:value="11.5833333333721">
            <text:p>11.58</text:p>
          </table:table-cell>
          <table:table-cell table:formula="of:=[.K45]/[.L45]" office:value-type="float" office:value="5.25606682775991">
            <text:p>5.26</text:p>
          </table:table-cell>
          <table:table-cell/>
          <table:table-cell table:style-name="ce18" table:formula="of:=CONCATENATE(YEAR([.A45]);&quot;-&quot;;IF(LEN(MONTH([.A45]))=2;MONTH([.A45]);CONCATENATE(&quot;0&quot;;MONTH([.A45])));&quot;-&quot;;IF(LEN(DAY([.A45]))=2;DAY([.A45]);CONCATENATE(&quot;0&quot;;DAY([.A45])));&quot;T&quot;;IF(LEN(HOUR([.A45]))=2;HOUR([.A45]);CONCATENATE(&quot;0&quot;;HOUR([.A45])));&quot;:&quot;;IF(LEN(MINUTE([.A45]))=2;MINUTE([.A45]);CONCATENATE(&quot;0&quot;;MINUTE([.A45])));&quot;:&quot;;IF(LEN(SECOND([.A45]))=2;SECOND([.A45]);CONCATENATE(&quot;0&quot;;SECOND([.A45])));&quot;-10:00&quot;)" office:value-type="string" office:string-value="2010-10-21T03:20:00-10:00">
            <text:p>2010-10-21T03:20:00-10:00</text:p>
          </table:table-cell>
          <table:table-cell/>
          <table:table-cell table:formula="of:=[.Q44]+1" office:value-type="float" office:value="25">
            <text:p>25</text:p>
          </table:table-cell>
          <table:table-cell table:formula="of:=([.D45]+([.E45]/60)) * (IF((UPPER([.C45])=&quot;S&quot;); -1; 1))" office:value-type="float" office:value="3.66666666666667">
            <text:p>3.67</text:p>
          </table:table-cell>
          <table:table-cell table:formula="of:=([.H45]+([.I45]/60)) * (IF((UPPER([.G45])=&quot;W&quot;); -1; 1))" office:value-type="float" office:value="-136.2">
            <text:p>-136.2</text:p>
          </table:table-cell>
          <table:table-cell table:formula="of:=CONCATENATE(&quot;&lt;trkpt lat='&quot;;[.R45];&quot;' lon='&quot;;[.S45];&quot;'&gt;&lt;time&gt;&quot;;[.O45];&quot;&lt;/time&gt;&lt;name&gt;&quot;;[.Q45];&quot;&lt;/name&gt;&lt;sym&gt;empty&lt;/sym&gt;&lt;type&gt;WPT&lt;/type&gt;&lt;/trkpt&gt;&quot;)" office:value-type="string" office:string-value="&lt;trkpt lat='3.66666666666667' lon='-136.2'&gt;&lt;time&gt;2010-10-21T03:20:00-10:00&lt;/time&gt;&lt;name&gt;25&lt;/name&gt;&lt;sym&gt;empty&lt;/sym&gt;&lt;type&gt;WPT&lt;/type&gt;&lt;/trkpt&gt;">
            <text:p>&lt;trkpt lat='3.66666666666667' lon='-136.2'&gt;&lt;time&gt;2010-10-21T03:20:00-10:00&lt;/time&gt;&lt;name&gt;25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0-21T16:00:00">
            <text:p>Thursday, October 21, 2010 <text:s/>16:00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3">
            <text:p>3</text:p>
          </table:table-cell>
          <table:table-cell table:style-name="ce24" office:value-type="float" office:value="24">
            <text:p>24.0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37">
            <text:p>137</text:p>
          </table:table-cell>
          <table:table-cell table:style-name="ce24" office:value-type="float" office:value="22">
            <text:p>22.00</text:p>
          </table:table-cell>
          <table:table-cell/>
          <table:table-cell table:formula="of:=DEGREES(ACOS((SIN(RADIANS(([.D45]+([.E45]/60)) * (IF((UPPER([.C45])=&quot;S&quot;); -1; 1)))) * SIN(RADIANS(([.D46]+([.E46]/60)) * (IF((UPPER([.C46])=&quot;S&quot;); -1; 1)))) + (COS(RADIANS(([.D45]+([.E45]/60)) * (IF((UPPER([.C45])=&quot;S&quot;); -1; 1)))) * COS(RADIANS(([.D46]+([.E46]/60)) * (IF((UPPER([.C46])=&quot;S&quot;); -1; 1)))) * COS(RADIANS(([.H46]+([.I46]/60)) * (IF((UPPER([.G46])=&quot;W&quot;); -1; 1))-([.H45]+([.I45]/60)) * (IF((UPPER([.G45])=&quot;W&quot;); -1; 1)))) )))) * 60" office:value-type="float" office:value="71.675515058787">
            <text:p>71.68</text:p>
          </table:table-cell>
          <table:table-cell table:style-name="ce20" table:formula="of:=([.A46]-[.A45])*24" office:value-type="float" office:value="12.6666666665697">
            <text:p>12.67</text:p>
          </table:table-cell>
          <table:table-cell table:formula="of:=[.K46]/[.L46]" office:value-type="float" office:value="5.6585932941581">
            <text:p>5.66</text:p>
          </table:table-cell>
          <table:table-cell/>
          <table:table-cell table:style-name="ce18" table:formula="of:=CONCATENATE(YEAR([.A46]);&quot;-&quot;;IF(LEN(MONTH([.A46]))=2;MONTH([.A46]);CONCATENATE(&quot;0&quot;;MONTH([.A46])));&quot;-&quot;;IF(LEN(DAY([.A46]))=2;DAY([.A46]);CONCATENATE(&quot;0&quot;;DAY([.A46])));&quot;T&quot;;IF(LEN(HOUR([.A46]))=2;HOUR([.A46]);CONCATENATE(&quot;0&quot;;HOUR([.A46])));&quot;:&quot;;IF(LEN(MINUTE([.A46]))=2;MINUTE([.A46]);CONCATENATE(&quot;0&quot;;MINUTE([.A46])));&quot;:&quot;;IF(LEN(SECOND([.A46]))=2;SECOND([.A46]);CONCATENATE(&quot;0&quot;;SECOND([.A46])));&quot;-10:00&quot;)" office:value-type="string" office:string-value="2010-10-21T16:00:00-10:00">
            <text:p>2010-10-21T16:00:00-10:00</text:p>
          </table:table-cell>
          <table:table-cell/>
          <table:table-cell table:formula="of:=[.Q45]+1" office:value-type="float" office:value="26">
            <text:p>26</text:p>
          </table:table-cell>
          <table:table-cell table:formula="of:=([.D46]+([.E46]/60)) * (IF((UPPER([.C46])=&quot;S&quot;); -1; 1))" office:value-type="float" office:value="3.4">
            <text:p>3.4</text:p>
          </table:table-cell>
          <table:table-cell table:formula="of:=([.H46]+([.I46]/60)) * (IF((UPPER([.G46])=&quot;W&quot;); -1; 1))" office:value-type="float" office:value="-137.366666666667">
            <text:p>-137.37</text:p>
          </table:table-cell>
          <table:table-cell table:formula="of:=CONCATENATE(&quot;&lt;trkpt lat='&quot;;[.R46];&quot;' lon='&quot;;[.S46];&quot;'&gt;&lt;time&gt;&quot;;[.O46];&quot;&lt;/time&gt;&lt;name&gt;&quot;;[.Q46];&quot;&lt;/name&gt;&lt;sym&gt;empty&lt;/sym&gt;&lt;type&gt;WPT&lt;/type&gt;&lt;/trkpt&gt;&quot;)" office:value-type="string" office:string-value="&lt;trkpt lat='3.4' lon='-137.366666666667'&gt;&lt;time&gt;2010-10-21T16:00:00-10:00&lt;/time&gt;&lt;name&gt;26&lt;/name&gt;&lt;sym&gt;empty&lt;/sym&gt;&lt;type&gt;WPT&lt;/type&gt;&lt;/trkpt&gt;">
            <text:p>&lt;trkpt lat='3.4' lon='-137.366666666667'&gt;&lt;time&gt;2010-10-21T16:00:00-10:00&lt;/time&gt;&lt;name&gt;26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0-22T14:15:00">
            <text:p>Friday, October 22, 2010 <text:s/>14:15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33">
            <text:p>33.0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38">
            <text:p>138</text:p>
          </table:table-cell>
          <table:table-cell table:style-name="ce24" office:value-type="float" office:value="0">
            <text:p>0.00</text:p>
          </table:table-cell>
          <table:table-cell/>
          <table:table-cell table:formula="of:=DEGREES(ACOS((SIN(RADIANS(([.D46]+([.E46]/60)) * (IF((UPPER([.C46])=&quot;S&quot;); -1; 1)))) * SIN(RADIANS(([.D47]+([.E47]/60)) * (IF((UPPER([.C47])=&quot;S&quot;); -1; 1)))) + (COS(RADIANS(([.D46]+([.E46]/60)) * (IF((UPPER([.C46])=&quot;S&quot;); -1; 1)))) * COS(RADIANS(([.D47]+([.E47]/60)) * (IF((UPPER([.C47])=&quot;S&quot;); -1; 1)))) * COS(RADIANS(([.H47]+([.I47]/60)) * (IF((UPPER([.G47])=&quot;W&quot;); -1; 1))-([.H46]+([.I46]/60)) * (IF((UPPER([.G46])=&quot;W&quot;); -1; 1)))) )))) * 60" office:value-type="float" office:value="117.312323564803">
            <text:p>117.31</text:p>
          </table:table-cell>
          <table:table-cell table:style-name="ce20" table:formula="of:=([.A47]-[.A46])*24" office:value-type="float" office:value="22.2500000000582">
            <text:p>22.25</text:p>
          </table:table-cell>
          <table:table-cell table:formula="of:=[.K47]/[.L47]" office:value-type="float" office:value="5.27246398042679">
            <text:p>5.27</text:p>
          </table:table-cell>
          <table:table-cell/>
          <table:table-cell table:style-name="ce18" table:formula="of:=CONCATENATE(YEAR([.A47]);&quot;-&quot;;IF(LEN(MONTH([.A47]))=2;MONTH([.A47]);CONCATENATE(&quot;0&quot;;MONTH([.A47])));&quot;-&quot;;IF(LEN(DAY([.A47]))=2;DAY([.A47]);CONCATENATE(&quot;0&quot;;DAY([.A47])));&quot;T&quot;;IF(LEN(HOUR([.A47]))=2;HOUR([.A47]);CONCATENATE(&quot;0&quot;;HOUR([.A47])));&quot;:&quot;;IF(LEN(MINUTE([.A47]))=2;MINUTE([.A47]);CONCATENATE(&quot;0&quot;;MINUTE([.A47])));&quot;:&quot;;IF(LEN(SECOND([.A47]))=2;SECOND([.A47]);CONCATENATE(&quot;0&quot;;SECOND([.A47])));&quot;-10:00&quot;)" office:value-type="string" office:string-value="2010-10-22T14:15:00-10:00">
            <text:p>2010-10-22T14:15:00-10:00</text:p>
          </table:table-cell>
          <table:table-cell/>
          <table:table-cell table:formula="of:=[.Q46]+1" office:value-type="float" office:value="27">
            <text:p>27</text:p>
          </table:table-cell>
          <table:table-cell table:formula="of:=([.D47]+([.E47]/60)) * (IF((UPPER([.C47])=&quot;S&quot;); -1; 1))" office:value-type="float" office:value="1.55">
            <text:p>1.55</text:p>
          </table:table-cell>
          <table:table-cell table:formula="of:=([.H47]+([.I47]/60)) * (IF((UPPER([.G47])=&quot;W&quot;); -1; 1))" office:value-type="float" office:value="-138">
            <text:p>-138</text:p>
          </table:table-cell>
          <table:table-cell table:formula="of:=CONCATENATE(&quot;&lt;trkpt lat='&quot;;[.R47];&quot;' lon='&quot;;[.S47];&quot;'&gt;&lt;time&gt;&quot;;[.O47];&quot;&lt;/time&gt;&lt;name&gt;&quot;;[.Q47];&quot;&lt;/name&gt;&lt;sym&gt;empty&lt;/sym&gt;&lt;type&gt;WPT&lt;/type&gt;&lt;/trkpt&gt;&quot;)" office:value-type="string" office:string-value="&lt;trkpt lat='1.55' lon='-138'&gt;&lt;time&gt;2010-10-22T14:15:00-10:00&lt;/time&gt;&lt;name&gt;27&lt;/name&gt;&lt;sym&gt;empty&lt;/sym&gt;&lt;type&gt;WPT&lt;/type&gt;&lt;/trkpt&gt;">
            <text:p>&lt;trkpt lat='1.55' lon='-138'&gt;&lt;time&gt;2010-10-22T14:15:00-10:00&lt;/time&gt;&lt;name&gt;27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0-23T14:10:00">
            <text:p>Saturday, October 23, 2010 <text:s/>14:10</text:p>
          </table:table-cell>
          <table:table-cell table:style-name="ce11"/>
          <table:table-cell table:style-name="ce11" office:value-type="string">
            <text:p>S</text:p>
          </table:table-cell>
          <table:table-cell table:style-name="ce6" office:value-type="float" office:value="0">
            <text:p>0</text:p>
          </table:table-cell>
          <table:table-cell table:style-name="ce24" office:value-type="float" office:value="43">
            <text:p>43.0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38">
            <text:p>138</text:p>
          </table:table-cell>
          <table:table-cell table:style-name="ce24" office:value-type="float" office:value="12.5">
            <text:p>12.50</text:p>
          </table:table-cell>
          <table:table-cell/>
          <table:table-cell table:formula="of:=DEGREES(ACOS((SIN(RADIANS(([.D47]+([.E47]/60)) * (IF((UPPER([.C47])=&quot;S&quot;); -1; 1)))) * SIN(RADIANS(([.D48]+([.E48]/60)) * (IF((UPPER([.C48])=&quot;S&quot;); -1; 1)))) + (COS(RADIANS(([.D47]+([.E47]/60)) * (IF((UPPER([.C47])=&quot;S&quot;); -1; 1)))) * COS(RADIANS(([.D48]+([.E48]/60)) * (IF((UPPER([.C48])=&quot;S&quot;); -1; 1)))) * COS(RADIANS(([.H48]+([.I48]/60)) * (IF((UPPER([.G48])=&quot;W&quot;); -1; 1))-([.H47]+([.I47]/60)) * (IF((UPPER([.G47])=&quot;W&quot;); -1; 1)))) )))) * 60" office:value-type="float" office:value="136.573135556833">
            <text:p>136.57</text:p>
          </table:table-cell>
          <table:table-cell table:style-name="ce20" table:formula="of:=([.A48]-[.A47])*24" office:value-type="float" office:value="23.9166666667443">
            <text:p>23.92</text:p>
          </table:table-cell>
          <table:table-cell table:formula="of:=[.K48]/[.L48]" office:value-type="float" office:value="5.71037500584209">
            <text:p>5.71</text:p>
          </table:table-cell>
          <table:table-cell/>
          <table:table-cell table:style-name="ce18" table:formula="of:=CONCATENATE(YEAR([.A48]);&quot;-&quot;;IF(LEN(MONTH([.A48]))=2;MONTH([.A48]);CONCATENATE(&quot;0&quot;;MONTH([.A48])));&quot;-&quot;;IF(LEN(DAY([.A48]))=2;DAY([.A48]);CONCATENATE(&quot;0&quot;;DAY([.A48])));&quot;T&quot;;IF(LEN(HOUR([.A48]))=2;HOUR([.A48]);CONCATENATE(&quot;0&quot;;HOUR([.A48])));&quot;:&quot;;IF(LEN(MINUTE([.A48]))=2;MINUTE([.A48]);CONCATENATE(&quot;0&quot;;MINUTE([.A48])));&quot;:&quot;;IF(LEN(SECOND([.A48]))=2;SECOND([.A48]);CONCATENATE(&quot;0&quot;;SECOND([.A48])));&quot;-10:00&quot;)" office:value-type="string" office:string-value="2010-10-23T14:10:00-10:00">
            <text:p>2010-10-23T14:10:00-10:00</text:p>
          </table:table-cell>
          <table:table-cell/>
          <table:table-cell table:formula="of:=[.Q47]+1" office:value-type="float" office:value="28">
            <text:p>28</text:p>
          </table:table-cell>
          <table:table-cell table:formula="of:=([.D48]+([.E48]/60)) * (IF((UPPER([.C48])=&quot;S&quot;); -1; 1))" office:value-type="float" office:value="-0.716666666666667">
            <text:p>-0.72</text:p>
          </table:table-cell>
          <table:table-cell table:formula="of:=([.H48]+([.I48]/60)) * (IF((UPPER([.G48])=&quot;W&quot;); -1; 1))" office:value-type="float" office:value="-138.208333333333">
            <text:p>-138.21</text:p>
          </table:table-cell>
          <table:table-cell table:formula="of:=CONCATENATE(&quot;&lt;trkpt lat='&quot;;[.R48];&quot;' lon='&quot;;[.S48];&quot;'&gt;&lt;time&gt;&quot;;[.O48];&quot;&lt;/time&gt;&lt;name&gt;&quot;;[.Q48];&quot;&lt;/name&gt;&lt;sym&gt;empty&lt;/sym&gt;&lt;type&gt;WPT&lt;/type&gt;&lt;/trkpt&gt;&quot;)" office:value-type="string" office:string-value="&lt;trkpt lat='-0.716666666666667' lon='-138.208333333333'&gt;&lt;time&gt;2010-10-23T14:10:00-10:00&lt;/time&gt;&lt;name&gt;28&lt;/name&gt;&lt;sym&gt;empty&lt;/sym&gt;&lt;type&gt;WPT&lt;/type&gt;&lt;/trkpt&gt;">
            <text:p>&lt;trkpt lat='-0.716666666666667' lon='-138.208333333333'&gt;&lt;time&gt;2010-10-23T14:10:00-10:00&lt;/time&gt;&lt;name&gt;28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0-24T14:30:00">
            <text:p>Sunday, October 24, 2010 <text:s/>14:30</text:p>
          </table:table-cell>
          <table:table-cell table:style-name="ce11"/>
          <table:table-cell table:style-name="ce11" office:value-type="string">
            <text:p>S</text:p>
          </table:table-cell>
          <table:table-cell table:style-name="ce6" office:value-type="float" office:value="3">
            <text:p>3</text:p>
          </table:table-cell>
          <table:table-cell table:style-name="ce24" office:value-type="float" office:value="13">
            <text:p>13.0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38">
            <text:p>138</text:p>
          </table:table-cell>
          <table:table-cell table:style-name="ce24" office:value-type="float" office:value="33">
            <text:p>33.00</text:p>
          </table:table-cell>
          <table:table-cell/>
          <table:table-cell table:formula="of:=DEGREES(ACOS((SIN(RADIANS(([.D48]+([.E48]/60)) * (IF((UPPER([.C48])=&quot;S&quot;); -1; 1)))) * SIN(RADIANS(([.D49]+([.E49]/60)) * (IF((UPPER([.C49])=&quot;S&quot;); -1; 1)))) + (COS(RADIANS(([.D48]+([.E48]/60)) * (IF((UPPER([.C48])=&quot;S&quot;); -1; 1)))) * COS(RADIANS(([.D49]+([.E49]/60)) * (IF((UPPER([.C49])=&quot;S&quot;); -1; 1)))) * COS(RADIANS(([.H49]+([.I49]/60)) * (IF((UPPER([.G49])=&quot;W&quot;); -1; 1))-([.H48]+([.I48]/60)) * (IF((UPPER([.G48])=&quot;W&quot;); -1; 1)))) )))) * 60" office:value-type="float" office:value="151.392497250043">
            <text:p>151.39</text:p>
          </table:table-cell>
          <table:table-cell table:style-name="ce20" table:formula="of:=([.A49]-[.A48])*24" office:value-type="float" office:value="24.3333333333721">
            <text:p>24.33</text:p>
          </table:table-cell>
          <table:table-cell table:formula="of:=[.K49]/[.L49]" office:value-type="float" office:value="6.22160947601925">
            <text:p>6.22</text:p>
          </table:table-cell>
          <table:table-cell/>
          <table:table-cell table:style-name="ce18" table:formula="of:=CONCATENATE(YEAR([.A49]);&quot;-&quot;;IF(LEN(MONTH([.A49]))=2;MONTH([.A49]);CONCATENATE(&quot;0&quot;;MONTH([.A49])));&quot;-&quot;;IF(LEN(DAY([.A49]))=2;DAY([.A49]);CONCATENATE(&quot;0&quot;;DAY([.A49])));&quot;T&quot;;IF(LEN(HOUR([.A49]))=2;HOUR([.A49]);CONCATENATE(&quot;0&quot;;HOUR([.A49])));&quot;:&quot;;IF(LEN(MINUTE([.A49]))=2;MINUTE([.A49]);CONCATENATE(&quot;0&quot;;MINUTE([.A49])));&quot;:&quot;;IF(LEN(SECOND([.A49]))=2;SECOND([.A49]);CONCATENATE(&quot;0&quot;;SECOND([.A49])));&quot;-10:00&quot;)" office:value-type="string" office:string-value="2010-10-24T14:30:00-10:00">
            <text:p>2010-10-24T14:30:00-10:00</text:p>
          </table:table-cell>
          <table:table-cell/>
          <table:table-cell table:formula="of:=[.Q48]+1" office:value-type="float" office:value="29">
            <text:p>29</text:p>
          </table:table-cell>
          <table:table-cell table:formula="of:=([.D49]+([.E49]/60)) * (IF((UPPER([.C49])=&quot;S&quot;); -1; 1))" office:value-type="float" office:value="-3.21666666666667">
            <text:p>-3.22</text:p>
          </table:table-cell>
          <table:table-cell table:formula="of:=([.H49]+([.I49]/60)) * (IF((UPPER([.G49])=&quot;W&quot;); -1; 1))" office:value-type="float" office:value="-138.55">
            <text:p>-138.55</text:p>
          </table:table-cell>
          <table:table-cell table:formula="of:=CONCATENATE(&quot;&lt;trkpt lat='&quot;;[.R49];&quot;' lon='&quot;;[.S49];&quot;'&gt;&lt;time&gt;&quot;;[.O49];&quot;&lt;/time&gt;&lt;name&gt;&quot;;[.Q49];&quot;&lt;/name&gt;&lt;sym&gt;empty&lt;/sym&gt;&lt;type&gt;WPT&lt;/type&gt;&lt;/trkpt&gt;&quot;)" office:value-type="string" office:string-value="&lt;trkpt lat='-3.21666666666667' lon='-138.55'&gt;&lt;time&gt;2010-10-24T14:30:00-10:00&lt;/time&gt;&lt;name&gt;29&lt;/name&gt;&lt;sym&gt;empty&lt;/sym&gt;&lt;type&gt;WPT&lt;/type&gt;&lt;/trkpt&gt;">
            <text:p>&lt;trkpt lat='-3.21666666666667' lon='-138.55'&gt;&lt;time&gt;2010-10-24T14:30:00-10:00&lt;/time&gt;&lt;name&gt;29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0-25T07:50:00">
            <text:p>Monday, October 25, 2010 <text:s/>07:50</text:p>
          </table:table-cell>
          <table:table-cell table:style-name="ce11"/>
          <table:table-cell table:style-name="ce11" office:value-type="string">
            <text:p>S</text:p>
          </table:table-cell>
          <table:table-cell table:style-name="ce6" office:value-type="float" office:value="5">
            <text:p>5</text:p>
          </table:table-cell>
          <table:table-cell table:style-name="ce24" office:value-type="float" office:value="1">
            <text:p>1.0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39">
            <text:p>139</text:p>
          </table:table-cell>
          <table:table-cell table:style-name="ce24" office:value-type="float" office:value="8">
            <text:p>8.00</text:p>
          </table:table-cell>
          <table:table-cell/>
          <table:table-cell table:formula="of:=DEGREES(ACOS((SIN(RADIANS(([.D49]+([.E49]/60)) * (IF((UPPER([.C49])=&quot;S&quot;); -1; 1)))) * SIN(RADIANS(([.D50]+([.E50]/60)) * (IF((UPPER([.C50])=&quot;S&quot;); -1; 1)))) + (COS(RADIANS(([.D49]+([.E49]/60)) * (IF((UPPER([.C49])=&quot;S&quot;); -1; 1)))) * COS(RADIANS(([.D50]+([.E50]/60)) * (IF((UPPER([.C50])=&quot;S&quot;); -1; 1)))) * COS(RADIANS(([.H50]+([.I50]/60)) * (IF((UPPER([.G50])=&quot;W&quot;); -1; 1))-([.H49]+([.I49]/60)) * (IF((UPPER([.G49])=&quot;W&quot;); -1; 1)))) )))) * 60" office:value-type="float" office:value="113.501476500782">
            <text:p>113.50</text:p>
          </table:table-cell>
          <table:table-cell table:style-name="ce20" table:formula="of:=([.A50]-[.A49])*24" office:value-type="float" office:value="17.3333333330811">
            <text:p>17.33</text:p>
          </table:table-cell>
          <table:table-cell table:formula="of:=[.K50]/[.L50]" office:value-type="float" office:value="6.54816210590963">
            <text:p>6.55</text:p>
          </table:table-cell>
          <table:table-cell/>
          <table:table-cell table:style-name="ce18" table:formula="of:=CONCATENATE(YEAR([.A50]);&quot;-&quot;;IF(LEN(MONTH([.A50]))=2;MONTH([.A50]);CONCATENATE(&quot;0&quot;;MONTH([.A50])));&quot;-&quot;;IF(LEN(DAY([.A50]))=2;DAY([.A50]);CONCATENATE(&quot;0&quot;;DAY([.A50])));&quot;T&quot;;IF(LEN(HOUR([.A50]))=2;HOUR([.A50]);CONCATENATE(&quot;0&quot;;HOUR([.A50])));&quot;:&quot;;IF(LEN(MINUTE([.A50]))=2;MINUTE([.A50]);CONCATENATE(&quot;0&quot;;MINUTE([.A50])));&quot;:&quot;;IF(LEN(SECOND([.A50]))=2;SECOND([.A50]);CONCATENATE(&quot;0&quot;;SECOND([.A50])));&quot;-10:00&quot;)" office:value-type="string" office:string-value="2010-10-25T07:50:00-10:00">
            <text:p>2010-10-25T07:50:00-10:00</text:p>
          </table:table-cell>
          <table:table-cell/>
          <table:table-cell table:formula="of:=[.Q49]+1" office:value-type="float" office:value="30">
            <text:p>30</text:p>
          </table:table-cell>
          <table:table-cell table:formula="of:=([.D50]+([.E50]/60)) * (IF((UPPER([.C50])=&quot;S&quot;); -1; 1))" office:value-type="float" office:value="-5.01666666666667">
            <text:p>-5.02</text:p>
          </table:table-cell>
          <table:table-cell table:formula="of:=([.H50]+([.I50]/60)) * (IF((UPPER([.G50])=&quot;W&quot;); -1; 1))" office:value-type="float" office:value="-139.133333333333">
            <text:p>-139.13</text:p>
          </table:table-cell>
          <table:table-cell table:formula="of:=CONCATENATE(&quot;&lt;trkpt lat='&quot;;[.R50];&quot;' lon='&quot;;[.S50];&quot;'&gt;&lt;time&gt;&quot;;[.O50];&quot;&lt;/time&gt;&lt;name&gt;&quot;;[.Q50];&quot;&lt;/name&gt;&lt;sym&gt;empty&lt;/sym&gt;&lt;type&gt;WPT&lt;/type&gt;&lt;/trkpt&gt;&quot;)" office:value-type="string" office:string-value="&lt;trkpt lat='-5.01666666666667' lon='-139.133333333333'&gt;&lt;time&gt;2010-10-25T07:50:00-10:00&lt;/time&gt;&lt;name&gt;30&lt;/name&gt;&lt;sym&gt;empty&lt;/sym&gt;&lt;type&gt;WPT&lt;/type&gt;&lt;/trkpt&gt;">
            <text:p>&lt;trkpt lat='-5.01666666666667' lon='-139.133333333333'&gt;&lt;time&gt;2010-10-25T07:50:00-10:00&lt;/time&gt;&lt;name&gt;30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0-26T08:50:00">
            <text:p>Tuesday, October 26, 2010 <text:s/>08:50</text:p>
          </table:table-cell>
          <table:table-cell table:style-name="ce11"/>
          <table:table-cell table:style-name="ce11" office:value-type="string">
            <text:p>S</text:p>
          </table:table-cell>
          <table:table-cell table:style-name="ce6" office:value-type="float" office:value="7">
            <text:p>7</text:p>
          </table:table-cell>
          <table:table-cell table:style-name="ce24" office:value-type="float" office:value="30">
            <text:p>30.0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39">
            <text:p>139</text:p>
          </table:table-cell>
          <table:table-cell table:style-name="ce24" office:value-type="float" office:value="29">
            <text:p>29.00</text:p>
          </table:table-cell>
          <table:table-cell/>
          <table:table-cell table:formula="of:=DEGREES(ACOS((SIN(RADIANS(([.D50]+([.E50]/60)) * (IF((UPPER([.C50])=&quot;S&quot;); -1; 1)))) * SIN(RADIANS(([.D51]+([.E51]/60)) * (IF((UPPER([.C51])=&quot;S&quot;); -1; 1)))) + (COS(RADIANS(([.D50]+([.E50]/60)) * (IF((UPPER([.C50])=&quot;S&quot;); -1; 1)))) * COS(RADIANS(([.D51]+([.E51]/60)) * (IF((UPPER([.C51])=&quot;S&quot;); -1; 1)))) * COS(RADIANS(([.H51]+([.I51]/60)) * (IF((UPPER([.G51])=&quot;W&quot;); -1; 1))-([.H50]+([.I50]/60)) * (IF((UPPER([.G50])=&quot;W&quot;); -1; 1)))) )))) * 60" office:value-type="float" office:value="150.454939039359">
            <text:p>150.45</text:p>
          </table:table-cell>
          <table:table-cell table:style-name="ce20" table:formula="of:=([.A51]-[.A50])*24" office:value-type="float" office:value="25.0000000001164">
            <text:p>25.00</text:p>
          </table:table-cell>
          <table:table-cell table:formula="of:=[.K51]/[.L51]" office:value-type="float" office:value="6.01819756154632">
            <text:p>6.02</text:p>
          </table:table-cell>
          <table:table-cell/>
          <table:table-cell table:style-name="ce18" table:formula="of:=CONCATENATE(YEAR([.A51]);&quot;-&quot;;IF(LEN(MONTH([.A51]))=2;MONTH([.A51]);CONCATENATE(&quot;0&quot;;MONTH([.A51])));&quot;-&quot;;IF(LEN(DAY([.A51]))=2;DAY([.A51]);CONCATENATE(&quot;0&quot;;DAY([.A51])));&quot;T&quot;;IF(LEN(HOUR([.A51]))=2;HOUR([.A51]);CONCATENATE(&quot;0&quot;;HOUR([.A51])));&quot;:&quot;;IF(LEN(MINUTE([.A51]))=2;MINUTE([.A51]);CONCATENATE(&quot;0&quot;;MINUTE([.A51])));&quot;:&quot;;IF(LEN(SECOND([.A51]))=2;SECOND([.A51]);CONCATENATE(&quot;0&quot;;SECOND([.A51])));&quot;-10:00&quot;)" office:value-type="string" office:string-value="2010-10-26T08:50:00-10:00">
            <text:p>2010-10-26T08:50:00-10:00</text:p>
          </table:table-cell>
          <table:table-cell/>
          <table:table-cell table:formula="of:=[.Q50]+1" office:value-type="float" office:value="31">
            <text:p>31</text:p>
          </table:table-cell>
          <table:table-cell table:formula="of:=([.D51]+([.E51]/60)) * (IF((UPPER([.C51])=&quot;S&quot;); -1; 1))" office:value-type="float" office:value="-7.5">
            <text:p>-7.5</text:p>
          </table:table-cell>
          <table:table-cell table:formula="of:=([.H51]+([.I51]/60)) * (IF((UPPER([.G51])=&quot;W&quot;); -1; 1))" office:value-type="float" office:value="-139.483333333333">
            <text:p>-139.48</text:p>
          </table:table-cell>
          <table:table-cell table:formula="of:=CONCATENATE(&quot;&lt;trkpt lat='&quot;;[.R51];&quot;' lon='&quot;;[.S51];&quot;'&gt;&lt;time&gt;&quot;;[.O51];&quot;&lt;/time&gt;&lt;name&gt;&quot;;[.Q51];&quot;&lt;/name&gt;&lt;sym&gt;empty&lt;/sym&gt;&lt;type&gt;WPT&lt;/type&gt;&lt;/trkpt&gt;&quot;)" office:value-type="string" office:string-value="&lt;trkpt lat='-7.5' lon='-139.483333333333'&gt;&lt;time&gt;2010-10-26T08:50:00-10:00&lt;/time&gt;&lt;name&gt;31&lt;/name&gt;&lt;sym&gt;empty&lt;/sym&gt;&lt;type&gt;WPT&lt;/type&gt;&lt;/trkpt&gt;">
            <text:p>&lt;trkpt lat='-7.5' lon='-139.483333333333'&gt;&lt;time&gt;2010-10-26T08:50:00-10:00&lt;/time&gt;&lt;name&gt;31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table:formula="of:=[.A11]" office:value-type="date" office:date-value="2010-10-27T08:50:00">
            <text:p>Wednesday, October 27, 2010 <text:s/>08:50</text:p>
          </table:table-cell>
          <table:table-cell table:style-name="ce11"/>
          <table:table-cell table:style-name="ce11" table:formula="of:=[.C11]" office:value-type="string" office:string-value="S">
            <text:p>S</text:p>
          </table:table-cell>
          <table:table-cell table:style-name="ce6" table:formula="of:=[.D11]" office:value-type="float" office:value="8">
            <text:p>8</text:p>
          </table:table-cell>
          <table:table-cell table:style-name="ce24" table:formula="of:=[.E11]" office:value-type="float" office:value="54.9077">
            <text:p>54.91</text:p>
          </table:table-cell>
          <table:table-cell table:style-name="ce6"/>
          <table:table-cell table:style-name="ce11" table:formula="of:=[.G11]" office:value-type="string" office:string-value="W">
            <text:p>W</text:p>
          </table:table-cell>
          <table:table-cell table:style-name="ce6" table:formula="of:=[.H11]" office:value-type="float" office:value="140">
            <text:p>140</text:p>
          </table:table-cell>
          <table:table-cell table:style-name="ce24" table:formula="of:=[.I11]" office:value-type="float" office:value="5.9676">
            <text:p>5.97</text:p>
          </table:table-cell>
          <table:table-cell/>
          <table:table-cell table:formula="of:=DEGREES(ACOS((SIN(RADIANS(([.D51]+([.E51]/60)) * (IF((UPPER([.C51])=&quot;S&quot;); -1; 1)))) * SIN(RADIANS(([.D52]+([.E52]/60)) * (IF((UPPER([.C52])=&quot;S&quot;); -1; 1)))) + (COS(RADIANS(([.D51]+([.E51]/60)) * (IF((UPPER([.C51])=&quot;S&quot;); -1; 1)))) * COS(RADIANS(([.D52]+([.E52]/60)) * (IF((UPPER([.C52])=&quot;S&quot;); -1; 1)))) * COS(RADIANS(([.H52]+([.I52]/60)) * (IF((UPPER([.G52])=&quot;W&quot;); -1; 1))-([.H51]+([.I51]/60)) * (IF((UPPER([.G51])=&quot;W&quot;); -1; 1)))) )))) * 60" office:value-type="float" office:value="92.4553763059134">
            <text:p>92.46</text:p>
          </table:table-cell>
          <table:table-cell table:style-name="ce20" table:formula="of:=([.A52]-[.A51])*24" office:value-type="float" office:value="24">
            <text:p>24.00</text:p>
          </table:table-cell>
          <table:table-cell table:formula="of:=[.K52]/[.L52]" office:value-type="float" office:value="3.85230734607973">
            <text:p>3.85</text:p>
          </table:table-cell>
          <table:table-cell/>
          <table:table-cell table:style-name="ce18" table:formula="of:=CONCATENATE(YEAR([.A52]);&quot;-&quot;;IF(LEN(MONTH([.A52]))=2;MONTH([.A52]);CONCATENATE(&quot;0&quot;;MONTH([.A52])));&quot;-&quot;;IF(LEN(DAY([.A52]))=2;DAY([.A52]);CONCATENATE(&quot;0&quot;;DAY([.A52])));&quot;T&quot;;IF(LEN(HOUR([.A52]))=2;HOUR([.A52]);CONCATENATE(&quot;0&quot;;HOUR([.A52])));&quot;:&quot;;IF(LEN(MINUTE([.A52]))=2;MINUTE([.A52]);CONCATENATE(&quot;0&quot;;MINUTE([.A52])));&quot;:&quot;;IF(LEN(SECOND([.A52]))=2;SECOND([.A52]);CONCATENATE(&quot;0&quot;;SECOND([.A52])));&quot;-10:00&quot;)" office:value-type="string" office:string-value="2010-10-27T08:50:00-10:00">
            <text:p>2010-10-27T08:50:00-10:00</text:p>
          </table:table-cell>
          <table:table-cell/>
          <table:table-cell table:formula="of:=[.Q51]+1" office:value-type="float" office:value="32">
            <text:p>32</text:p>
          </table:table-cell>
          <table:table-cell table:formula="of:=([.D52]+([.E52]/60)) * (IF((UPPER([.C52])=&quot;S&quot;); -1; 1))" office:value-type="float" office:value="-8.91512833333333">
            <text:p>-8.92</text:p>
          </table:table-cell>
          <table:table-cell table:formula="of:=([.H52]+([.I52]/60)) * (IF((UPPER([.G52])=&quot;W&quot;); -1; 1))" office:value-type="float" office:value="-140.09946">
            <text:p>-140.1</text:p>
          </table:table-cell>
          <table:table-cell table:formula="of:=CONCATENATE(&quot;&lt;trkpt lat='&quot;;[.R52];&quot;' lon='&quot;;[.S52];&quot;'&gt;&lt;time&gt;&quot;;[.O52];&quot;&lt;/time&gt;&lt;name&gt;&quot;;[.Q52];&quot;&lt;/name&gt;&lt;sym&gt;empty&lt;/sym&gt;&lt;type&gt;WPT&lt;/type&gt;&lt;/trkpt&gt;&quot;)" office:value-type="string" office:string-value="&lt;trkpt lat='-8.91512833333333' lon='-140.09946'&gt;&lt;time&gt;2010-10-27T08:50:00-10:00&lt;/time&gt;&lt;name&gt;32&lt;/name&gt;&lt;sym&gt;empty&lt;/sym&gt;&lt;type&gt;WPT&lt;/type&gt;&lt;/trkpt&gt;">
            <text:p>&lt;trkpt lat='-8.91512833333333' lon='-140.09946'&gt;&lt;time&gt;2010-10-27T08:50:00-10:00&lt;/time&gt;&lt;name&gt;32&lt;/name&gt;&lt;sym&gt;empty&lt;/sym&gt;&lt;type&gt;WPT&lt;/type&gt;&lt;/trkpt&gt;</text:p>
          </table:table-cell>
          <table:table-cell table:number-columns-repeated="1004"/>
        </table:table-row>
        <table:table-row table:style-name="ro2">
          <table:table-cell table:style-name="ce9"/>
          <table:table-cell table:style-name="ce12" table:number-columns-repeated="2"/>
          <table:table-cell table:style-name="ce19"/>
          <table:table-cell table:style-name="ce27"/>
          <table:table-cell table:style-name="ce19"/>
          <table:table-cell table:style-name="ce12"/>
          <table:table-cell table:style-name="ce19"/>
          <table:table-cell table:style-name="ce27"/>
          <table:table-cell table:style-name="ce19"/>
          <table:table-cell table:style-name="ce27"/>
          <table:table-cell table:style-name="ce19" table:number-columns-repeated="1013"/>
        </table:table-row>
        <table:table-row table:style-name="ro2">
          <table:table-cell table:style-name="ce10"/>
          <table:table-cell table:style-name="ce11" table:number-columns-repeated="2"/>
          <table:table-cell table:style-name="ce6"/>
          <table:table-cell table:style-name="ce24"/>
          <table:table-cell/>
          <table:table-cell table:style-name="ce15"/>
          <table:table-cell table:number-columns-repeated="1017"/>
        </table:table-row>
        <table:table-row table:style-name="ro2">
          <table:table-cell table:style-name="ce6">
            <draw:frame table:end-cell-address="'Leg 1'.U113" table:end-x="0.7181in" table:end-y="0.0949in" draw:z-index="0" draw:name="Average Speeds" draw:style-name="gr1" svg:width="14.7913in" svg:height="6.0567in" svg:x="0in" svg:y="0.0173in">
              <draw:object draw:notify-on-update-of-ranges="'Leg 1'.A22:'Leg 1'.A52 'Leg 1'.M22:'Leg 1'.M5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1" table:number-columns-repeated="2"/>
          <table:table-cell table:style-name="ce6"/>
          <table:table-cell table:style-name="ce24"/>
          <table:table-cell/>
          <table:table-cell table:style-name="ce15"/>
          <table:table-cell table:number-columns-repeated="1017"/>
        </table:table-row>
        <table:table-row table:style-name="ro2" table:number-rows-repeated="10">
          <table:table-cell table:style-name="ce6"/>
          <table:table-cell table:style-name="ce11" table:number-columns-repeated="2"/>
          <table:table-cell table:style-name="ce6"/>
          <table:table-cell table:style-name="ce24"/>
          <table:table-cell/>
          <table:table-cell table:style-name="ce15"/>
          <table:table-cell table:number-columns-repeated="1017"/>
        </table:table-row>
        <table:table-row table:style-name="ro2" table:number-rows-repeated="2">
          <table:table-cell table:style-name="ce6" table:number-columns-repeated="4"/>
          <table:table-cell table:style-name="ce24"/>
          <table:table-cell/>
          <table:table-cell table:style-name="ce15"/>
          <table:table-cell table:number-columns-repeated="1017"/>
        </table:table-row>
        <table:table-row table:style-name="ro2" table:number-rows-repeated="6">
          <table:table-cell table:number-columns-repeated="6"/>
          <table:table-cell table:style-name="ce15"/>
          <table:table-cell table:number-columns-repeated="1017"/>
        </table:table-row>
        <table:table-row table:style-name="ro2" table:number-rows-repeated="65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g 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0"/>
        <table:table-column table:style-name="co10" table:default-cell-style-name="Default"/>
        <table:table-column table:style-name="co11" table:default-cell-style-name="ce20"/>
        <table:table-column table:style-name="co5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6" table:number-columns-repeated="1006" table:default-cell-style-name="Default"/>
        <table:table-row table:style-name="ro1">
          <table:table-cell table:style-name="ce1" office:value-type="string">
            <text:p>Nuku-Hiva – Rangiroa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3">
          <table:table-cell table:number-columns-repeated="2"/>
          <table:table-cell table:style-name="ce13" office:value-type="string">
            <text:p>From</text:p>
          </table:table-cell>
          <table:table-cell table:style-name="ce8" office:value-type="string">
            <text:p>Nuku-Hiva, Taiohae</text:p>
          </table:table-cell>
          <table:table-cell table:style-name="ce21"/>
          <table:table-cell table:style-name="ce28" table:number-columns-repeated="3"/>
          <table:table-cell table:style-name="ce21"/>
          <table:table-cell table:number-columns-repeated="1014"/>
        </table:table-row>
        <table:table-row table:style-name="ro3">
          <table:table-cell table:style-name="ce2" table:number-columns-repeated="2"/>
          <table:table-cell table:style-name="ce14" office:value-type="string">
            <text:p>Latitude</text:p>
          </table:table-cell>
          <table:table-cell table:style-name="ce14"/>
          <table:table-cell table:style-name="ce22"/>
          <table:table-cell table:style-name="ce8"/>
          <table:table-cell table:style-name="ce8" office:value-type="string">
            <text:p>Longitude</text:p>
          </table:table-cell>
          <table:table-cell table:style-name="ce8"/>
          <table:table-cell table:style-name="ce23"/>
          <table:table-cell table:style-name="ce2"/>
          <table:table-cell table:number-columns-repeated="5"/>
          <table:table-cell table:style-name="ce2" table:number-columns-repeated="1006"/>
          <table:table-cell table:number-columns-repeated="2"/>
        </table:table-row>
        <table:table-row table:style-name="ro3">
          <table:table-cell/>
          <table:table-cell table:style-name="ce2"/>
          <table:table-cell table:style-name="ce8" office:value-type="string">
            <text:p>Sign (N,S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style-name="ce8"/>
          <table:table-cell table:style-name="ce8" office:value-type="string">
            <text:p>Sign (E,W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number-columns-repeated="1014"/>
        </table:table-row>
        <table:table-row table:style-name="ro3">
          <table:table-cell table:style-name="ce3" office:value-type="date" office:date-value="2010-11-21T13:00:00">
            <text:p>Sunday, November 21, 2010 <text:s/>13:00</text:p>
          </table:table-cell>
          <table:table-cell/>
          <table:table-cell table:style-name="ce15" office:value-type="string">
            <text:p>S</text:p>
          </table:table-cell>
          <table:table-cell office:value-type="float" office:value="8">
            <text:p>8</text:p>
          </table:table-cell>
          <table:table-cell office:value-type="float" office:value="54.91">
            <text:p>54.91</text:p>
          </table:table-cell>
          <table:table-cell/>
          <table:table-cell table:style-name="ce15" office:value-type="string">
            <text:p>W</text:p>
          </table:table-cell>
          <table:table-cell office:value-type="float" office:value="140">
            <text:p>140</text:p>
          </table:table-cell>
          <table:table-cell office:value-type="float" office:value="5.97">
            <text:p>5.97</text:p>
          </table:table-cell>
          <table:table-cell table:number-columns-repeated="1014"/>
        </table:table-row>
        <table:table-row table:style-name="ro2">
          <table:table-cell table:style-name="ce3"/>
          <table:table-cell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3">
          <table:table-cell table:number-columns-repeated="2"/>
          <table:table-cell table:style-name="ce8" office:value-type="string">
            <text:p>To</text:p>
          </table:table-cell>
          <table:table-cell table:style-name="ce8" office:value-type="string">
            <text:p>Rangiroa</text:p>
          </table:table-cell>
          <table:table-cell table:style-name="ce23"/>
          <table:table-cell table:style-name="ce8" table:number-columns-repeated="3"/>
          <table:table-cell table:style-name="ce23"/>
          <table:table-cell table:number-columns-repeated="1014"/>
        </table:table-row>
        <table:table-row table:style-name="ro3">
          <table:table-cell table:number-columns-repeated="2"/>
          <table:table-cell table:style-name="ce8" office:value-type="string">
            <text:p>Latitude</text:p>
          </table:table-cell>
          <table:table-cell table:style-name="ce8"/>
          <table:table-cell table:style-name="ce23"/>
          <table:table-cell table:style-name="ce8"/>
          <table:table-cell table:style-name="ce8" office:value-type="string">
            <text:p>Longitude</text:p>
          </table:table-cell>
          <table:table-cell table:style-name="ce8"/>
          <table:table-cell table:style-name="ce23"/>
          <table:table-cell table:number-columns-repeated="1014"/>
        </table:table-row>
        <table:table-row table:style-name="ro3">
          <table:table-cell table:number-columns-repeated="2"/>
          <table:table-cell table:style-name="ce8" office:value-type="string">
            <text:p>Sign (N,S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style-name="ce8"/>
          <table:table-cell table:style-name="ce8" office:value-type="string">
            <text:p>Sign (E,W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number-columns-repeated="1014"/>
        </table:table-row>
        <table:table-row table:style-name="ro4">
          <table:table-cell table:style-name="ce3" office:value-type="date" office:date-value="2010-11-26T08:40:00">
            <text:p>Friday, November 26, 2010 <text:s/>08:40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14">
            <text:p>14</text:p>
          </table:table-cell>
          <table:table-cell table:style-name="ce24" office:value-type="float" office:value="58.113">
            <text:p>58.11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47">
            <text:p>147</text:p>
          </table:table-cell>
          <table:table-cell table:style-name="ce24" office:value-type="float" office:value="38.213">
            <text:p>38.21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style-name="ce2" office:value-type="string">
            <text:p>Elapsed</text:p>
          </table:table-cell>
          <table:table-cell/>
          <table:table-cell table:style-name="ce16" office:value-type="string">
            <text:p>GC Distance</text:p>
          </table:table-cell>
          <table:table-cell table:style-name="ce18"/>
          <table:table-cell table:style-name="ce25" office:value-type="string">
            <text:p>Over Ground</text:p>
          </table:table-cell>
          <table:table-cell table:style-name="ce29" table:number-columns-repeated="2"/>
          <table:table-cell/>
          <table:table-cell table:style-name="ce31"/>
          <table:table-cell table:style-name="ce29"/>
          <table:table-cell table:style-name="Default"/>
          <table:table-cell table:number-columns-repeated="1012"/>
        </table:table-row>
        <table:table-row table:style-name="ro3">
          <table:table-cell table:formula="of:=CONCATENATE(INT((([.A11]-[.A6])*24)/24);&quot; Days &quot;;INT(MOD(((([.A11]-[.A6])*24)/24)*24;24));&quot; Hours &quot;;INT(MOD(((([.A11]-[.A6])*24)/24)*(24*60);60));&quot; Minutes&quot;)" office:value-type="string" office:string-value="4 Days 19 Hours 40 Minutes">
            <text:p>4 Days 19 Hours 40 Minutes</text:p>
          </table:table-cell>
          <table:table-cell/>
          <table:table-cell table:style-name="ce17" table:formula="of:=DEGREES(ACOS((SIN(RADIANS(([.D6]+([.E6]/60)) * (IF((UPPER([.C6])=&quot;S&quot;); -1; 1)))) * SIN(RADIANS(([.D11]+([.E11]/60)) * (IF((UPPER([.C11])=&quot;S&quot;); -1; 1)))) + (COS(RADIANS(([.D6]+([.E6]/60)) * (IF((UPPER([.C6])=&quot;S&quot;)                        OR                        (UPPER([.C6])=&quot;W&quot;); -1; 1)))) * COS(RADIANS(([.D11]+([.E11]/60)) * (IF((UPPER([.C11])=&quot;S&quot;)                       OR                       (UPPER([.C11])=&quot;W&quot;); -1; 1)))) * COS(RADIANS(([.H11]+([.I11]/60)) * (IF((UPPER([.G11])=&quot;W&quot;); -1; 1))-([.H6]+([.I6]/60)) * (IF((UPPER([.G6])=&quot;W&quot;); -1; 1)))) )))) * 60" office:value-type="float" office:value="572.245226067566">
            <text:p>572.25</text:p>
          </table:table-cell>
          <table:table-cell/>
          <table:table-cell table:style-name="ce17" table:formula="of:=SUM([.K22:.K30])" office:value-type="float" office:value="575.552715236038">
            <text:p>575.55</text:p>
          </table:table-cell>
          <table:table-cell table:style-name="ce17" table:number-columns-repeated="2"/>
          <table:table-cell/>
          <table:table-cell table:style-name="ce17" table:number-columns-repeated="2"/>
          <table:table-cell table:style-name="Default"/>
          <table:table-cell table:style-name="ce17"/>
          <table:table-cell/>
          <table:table-cell table:style-name="ce17"/>
          <table:table-cell table:number-columns-repeated="1009"/>
        </table:table-row>
        <table:table-row table:style-name="ro3">
          <table:table-cell table:style-name="ce4" office:value-type="string">
            <text:p>Average Speeds</text:p>
          </table:table-cell>
          <table:table-cell/>
          <table:table-cell table:style-name="ce17" table:formula="of:=[.C14]/(([.A11]-[.A6])*24)" office:value-type="float" office:value="4.94736506685827">
            <text:p>4.95</text:p>
          </table:table-cell>
          <table:table-cell/>
          <table:table-cell table:style-name="ce17" table:formula="of:=[.E14]/(([.A11]-[.A6])*24)" office:value-type="float" office:value="4.97596007407843">
            <text:p>4.98</text:p>
          </table:table-cell>
          <table:table-cell table:style-name="ce17" table:number-columns-repeated="2"/>
          <table:table-cell/>
          <table:table-cell table:style-name="ce17" table:number-columns-repeated="7"/>
          <table:table-cell table:number-columns-repeated="1008"/>
        </table:table-row>
        <table:table-row table:style-name="ro2">
          <table:table-cell table:number-columns-repeated="1023"/>
        </table:table-row>
        <table:table-row table:style-name="ro2">
          <table:table-cell table:style-name="ce5" table:number-columns-repeated="4"/>
          <table:table-cell table:style-name="ce26"/>
          <table:table-cell table:style-name="ce5" table:number-columns-repeated="3"/>
          <table:table-cell table:style-name="ce26"/>
          <table:table-cell table:style-name="ce5"/>
          <table:table-cell table:style-name="ce26"/>
          <table:table-cell table:style-name="ce5" table:number-columns-repeated="1012"/>
        </table:table-row>
        <table:table-row table:style-name="ro2">
          <table:table-cell table:style-name="ce6" table:number-columns-repeated="4"/>
          <table:table-cell table:style-name="ce24"/>
          <table:table-cell table:style-name="ce6" table:number-columns-repeated="3"/>
          <table:table-cell table:style-name="ce24"/>
          <table:table-cell table:style-name="ce6"/>
          <table:table-cell table:style-name="ce24"/>
          <table:table-cell table:style-name="ce6" table:number-columns-repeated="1012"/>
        </table:table-row>
        <table:table-row table:style-name="ro3">
          <table:table-cell table:style-name="ce7" office:value-type="string">
            <text:p>Date &amp; Time</text:p>
          </table:table-cell>
          <table:table-cell/>
          <table:table-cell table:style-name="ce8" office:value-type="string">
            <text:p>Latitude</text:p>
          </table:table-cell>
          <table:table-cell table:style-name="ce8"/>
          <table:table-cell table:style-name="ce23"/>
          <table:table-cell table:style-name="ce30"/>
          <table:table-cell table:style-name="ce8" office:value-type="string">
            <text:p>Longitude</text:p>
          </table:table-cell>
          <table:table-cell table:style-name="ce8"/>
          <table:table-cell table:style-name="ce23"/>
          <table:table-cell/>
          <table:table-cell table:style-name="ce32" office:value-type="string">
            <text:p>GC Dist</text:p>
          </table:table-cell>
          <table:table-cell table:style-name="ce32" office:value-type="string">
            <text:p>Delta T</text:p>
          </table:table-cell>
          <table:table-cell table:style-name="ce32" office:value-type="string">
            <text:p>Avg</text:p>
          </table:table-cell>
          <table:table-cell table:number-columns-repeated="1010"/>
        </table:table-row>
        <table:table-row table:style-name="ro3">
          <table:table-cell table:style-name="ce8"/>
          <table:table-cell/>
          <table:table-cell table:style-name="ce8" office:value-type="string">
            <text:p>Sign (N,S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style-name="ce30"/>
          <table:table-cell table:style-name="ce8" office:value-type="string">
            <text:p>Sign (E,W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/>
          <table:table-cell table:style-name="ce32" table:number-columns-repeated="2"/>
          <table:table-cell table:style-name="ce32" office:value-type="string">
            <text:p>Speed</text:p>
          </table:table-cell>
          <table:table-cell/>
          <table:table-cell table:style-name="ce29" office:value-type="string">
            <text:p>XSDDuration</text:p>
          </table:table-cell>
          <table:table-cell table:style-name="ce29"/>
          <table:table-cell table:style-name="ce29" office:value-type="string">
            <text:p>Num</text:p>
          </table:table-cell>
          <table:table-cell table:style-name="ce29" office:value-type="string">
            <text:p>Dec Lat</text:p>
          </table:table-cell>
          <table:table-cell table:style-name="ce29" office:value-type="string">
            <text:p>Dec Long</text:p>
          </table:table-cell>
          <table:table-cell office:value-type="string">
            <text:p>GPX Snippet</text:p>
          </table:table-cell>
          <table:table-cell table:number-columns-repeated="1003"/>
        </table:table-row>
        <table:table-row table:style-name="ro3">
          <table:table-cell table:style-name="ce3" table:formula="of:=[.A6]" office:value-type="date" office:date-value="2010-11-21T13:00:00">
            <text:p>Sunday, November 21, 2010 <text:s/>13:00</text:p>
          </table:table-cell>
          <table:table-cell/>
          <table:table-cell table:style-name="ce11" table:formula="of:=[.C6]" office:value-type="string" office:string-value="S">
            <text:p>S</text:p>
          </table:table-cell>
          <table:table-cell table:style-name="ce6" table:formula="of:=[.D6]" office:value-type="float" office:value="8">
            <text:p>8</text:p>
          </table:table-cell>
          <table:table-cell table:style-name="ce24" table:formula="of:=[.E6]" office:value-type="float" office:value="54.91">
            <text:p>54.91</text:p>
          </table:table-cell>
          <table:table-cell table:style-name="ce6"/>
          <table:table-cell table:style-name="ce11" table:formula="of:=[.G6]" office:value-type="string" office:string-value="W">
            <text:p>W</text:p>
          </table:table-cell>
          <table:table-cell table:style-name="ce6" table:formula="of:=[.H6]" office:value-type="float" office:value="140">
            <text:p>140</text:p>
          </table:table-cell>
          <table:table-cell table:style-name="ce24" table:formula="of:=[.I6]" office:value-type="float" office:value="5.97">
            <text:p>5.97</text:p>
          </table:table-cell>
          <table:table-cell table:number-columns-repeated="5"/>
          <table:table-cell table:style-name="ce18" table:formula="of:=CONCATENATE(YEAR([.A21]);&quot;-&quot;;IF(LEN(MONTH([.A21]))=2;MONTH([.A21]);CONCATENATE(&quot;0&quot;;MONTH([.A21])));&quot;-&quot;;IF(LEN(DAY([.A21]))=2;DAY([.A21]);CONCATENATE(&quot;0&quot;;DAY([.A21])));&quot;T&quot;;IF(LEN(HOUR([.A21]))=2;HOUR([.A21]);CONCATENATE(&quot;0&quot;;HOUR([.A21])));&quot;:&quot;;IF(LEN(MINUTE([.A21]))=2;MINUTE([.A21]);CONCATENATE(&quot;0&quot;;MINUTE([.A21])));&quot;:&quot;;IF(LEN(SECOND([.A21]))=2;SECOND([.A21]);CONCATENATE(&quot;0&quot;;SECOND([.A21])));&quot;-10:00&quot;)" office:value-type="string" office:string-value="2010-11-21T13:00:00-10:00">
            <text:p>2010-11-21T13:00:00-10:00</text:p>
          </table:table-cell>
          <table:table-cell/>
          <table:table-cell office:value-type="float" office:value="1">
            <text:p>1</text:p>
          </table:table-cell>
          <table:table-cell table:formula="of:=([.D21]+([.E21]/60)) * (IF((UPPER([.C21])=&quot;S&quot;); -1; 1))" office:value-type="float" office:value="-8.91516666666667">
            <text:p>-8.92</text:p>
          </table:table-cell>
          <table:table-cell table:formula="of:=([.H21]+([.I21]/60)) * (IF((UPPER([.G21])=&quot;W&quot;); -1; 1))" office:value-type="float" office:value="-140.0995">
            <text:p>-140.1</text:p>
          </table:table-cell>
          <table:table-cell table:formula="of:=CONCATENATE(&quot;&lt;trkpt lat='&quot;;[.R21];&quot;' lon='&quot;;[.S21];&quot;'&gt;&lt;time&gt;&quot;;[.O21];&quot;&lt;/time&gt;&lt;name&gt;&quot;;[.Q21];&quot;&lt;/name&gt;&lt;sym&gt;empty&lt;/sym&gt;&lt;type&gt;WPT&lt;/type&gt;&lt;/trkpt&gt;&quot;)" office:value-type="string" office:string-value="&lt;trkpt lat='-8.91516666666667' lon='-140.0995'&gt;&lt;time&gt;2010-11-21T13:00:00-10:00&lt;/time&gt;&lt;name&gt;1&lt;/name&gt;&lt;sym&gt;empty&lt;/sym&gt;&lt;type&gt;WPT&lt;/type&gt;&lt;/trkpt&gt;">
            <text:p>&lt;trkpt lat='-8.91516666666667' lon='-140.0995'&gt;&lt;time&gt;2010-11-21T13:00:00-10:00&lt;/time&gt;&lt;name&gt;1&lt;/name&gt;&lt;sym&gt;empty&lt;/sym&gt;&lt;type&gt;WPT&lt;/type&gt;&lt;/trkpt&gt;</text:p>
          </table:table-cell>
          <table:table-cell table:number-columns-repeated="1003"/>
        </table:table-row>
        <table:table-row table:style-name="ro3">
          <table:table-cell table:style-name="ce3" office:value-type="date" office:date-value="2010-11-21T20:15:00">
            <text:p>Sunday, November 21, 2010 <text:s/>20:15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9">
            <text:p>9</text:p>
          </table:table-cell>
          <table:table-cell table:style-name="ce24" office:value-type="float" office:value="31.11">
            <text:p>31.11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40">
            <text:p>140</text:p>
          </table:table-cell>
          <table:table-cell table:style-name="ce24" office:value-type="float" office:value="35.57">
            <text:p>35.57</text:p>
          </table:table-cell>
          <table:table-cell/>
          <table:table-cell table:formula="of:=DEGREES(ACOS((SIN(RADIANS(([.D21]+([.E21]/60)) * (IF((UPPER([.C21])=&quot;S&quot;); -1; 1)))) * SIN(RADIANS(([.D22]+([.E22]/60)) * (IF((UPPER([.C22])=&quot;S&quot;); -1; 1)))) + (COS(RADIANS(([.D21]+([.E21]/60)) * (IF((UPPER([.C21])=&quot;S&quot;); -1; 1)))) * COS(RADIANS(([.D22]+([.E22]/60)) * (IF((UPPER([.C22])=&quot;S&quot;); -1; 1)))) * COS(RADIANS(([.H22]+([.I22]/60)) * (IF((UPPER([.G22])=&quot;W&quot;); -1; 1))-([.H21]+([.I21]/60)) * (IF((UPPER([.G21])=&quot;W&quot;); -1; 1)))) )))) * 60" office:value-type="float" office:value="46.5200347421564">
            <text:p>46.52</text:p>
          </table:table-cell>
          <table:table-cell table:style-name="ce20" table:formula="of:=([.A22]-[.A21])*24" office:value-type="float" office:value="7.25000000005821">
            <text:p>7.25</text:p>
          </table:table-cell>
          <table:table-cell table:style-name="ce20" table:formula="of:=[.K22]/[.L22]" office:value-type="float" office:value="6.41655651610799">
            <text:p>6.42</text:p>
          </table:table-cell>
          <table:table-cell/>
          <table:table-cell table:style-name="ce18" table:formula="of:=CONCATENATE(YEAR([.A22]);&quot;-&quot;;IF(LEN(MONTH([.A22]))=2;MONTH([.A22]);CONCATENATE(&quot;0&quot;;MONTH([.A22])));&quot;-&quot;;IF(LEN(DAY([.A22]))=2;DAY([.A22]);CONCATENATE(&quot;0&quot;;DAY([.A22])));&quot;T&quot;;IF(LEN(HOUR([.A22]))=2;HOUR([.A22]);CONCATENATE(&quot;0&quot;;HOUR([.A22])));&quot;:&quot;;IF(LEN(MINUTE([.A22]))=2;MINUTE([.A22]);CONCATENATE(&quot;0&quot;;MINUTE([.A22])));&quot;:&quot;;IF(LEN(SECOND([.A22]))=2;SECOND([.A22]);CONCATENATE(&quot;0&quot;;SECOND([.A22])));&quot;-10:00&quot;)" office:value-type="string" office:string-value="2010-11-21T20:15:00-10:00">
            <text:p>2010-11-21T20:15:00-10:00</text:p>
          </table:table-cell>
          <table:table-cell/>
          <table:table-cell table:formula="of:=[.Q21]+1" office:value-type="float" office:value="2">
            <text:p>2</text:p>
          </table:table-cell>
          <table:table-cell table:formula="of:=([.D22]+([.E22]/60)) * (IF((UPPER([.C22])=&quot;S&quot;); -1; 1))" office:value-type="float" office:value="-9.5185">
            <text:p>-9.52</text:p>
          </table:table-cell>
          <table:table-cell table:formula="of:=([.H22]+([.I22]/60)) * (IF((UPPER([.G22])=&quot;W&quot;); -1; 1))" office:value-type="float" office:value="-140.592833333333">
            <text:p>-140.59</text:p>
          </table:table-cell>
          <table:table-cell table:formula="of:=CONCATENATE(&quot;&lt;trkpt lat='&quot;;[.R22];&quot;' lon='&quot;;[.S22];&quot;'&gt;&lt;time&gt;&quot;;[.O22];&quot;&lt;/time&gt;&lt;name&gt;&quot;;[.Q22];&quot;&lt;/name&gt;&lt;sym&gt;empty&lt;/sym&gt;&lt;type&gt;WPT&lt;/type&gt;&lt;/trkpt&gt;&quot;)" office:value-type="string" office:string-value="&lt;trkpt lat='-9.5185' lon='-140.592833333333'&gt;&lt;time&gt;2010-11-21T20:15:00-10:00&lt;/time&gt;&lt;name&gt;2&lt;/name&gt;&lt;sym&gt;empty&lt;/sym&gt;&lt;type&gt;WPT&lt;/type&gt;&lt;/trkpt&gt;">
            <text:p>&lt;trkpt lat='-9.5185' lon='-140.592833333333'&gt;&lt;time&gt;2010-11-21T20:15:00-10:00&lt;/time&gt;&lt;name&gt;2&lt;/name&gt;&lt;sym&gt;empty&lt;/sym&gt;&lt;type&gt;WPT&lt;/type&gt;&lt;/trkpt&gt;</text:p>
          </table:table-cell>
          <table:table-cell table:number-columns-repeated="1003"/>
        </table:table-row>
        <table:table-row table:style-name="ro3">
          <table:table-cell table:style-name="ce3" office:value-type="date" office:date-value="2010-11-22T08:20:00">
            <text:p>Monday, November 22, 2010 <text:s/>08:20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10">
            <text:p>10</text:p>
          </table:table-cell>
          <table:table-cell table:style-name="ce24" office:value-type="float" office:value="18.4">
            <text:p>18.4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41">
            <text:p>141</text:p>
          </table:table-cell>
          <table:table-cell table:style-name="ce24" office:value-type="float" office:value="29.52">
            <text:p>29.52</text:p>
          </table:table-cell>
          <table:table-cell/>
          <table:table-cell table:formula="of:=DEGREES(ACOS((SIN(RADIANS(([.D22]+([.E22]/60)) * (IF((UPPER([.C22])=&quot;S&quot;); -1; 1)))) * SIN(RADIANS(([.D23]+([.E23]/60)) * (IF((UPPER([.C23])=&quot;S&quot;); -1; 1)))) + (COS(RADIANS(([.D22]+([.E22]/60)) * (IF((UPPER([.C22])=&quot;S&quot;); -1; 1)))) * COS(RADIANS(([.D23]+([.E23]/60)) * (IF((UPPER([.C23])=&quot;S&quot;); -1; 1)))) * COS(RADIANS(([.H23]+([.I23]/60)) * (IF((UPPER([.G23])=&quot;W&quot;); -1; 1))-([.H22]+([.I22]/60)) * (IF((UPPER([.G22])=&quot;W&quot;); -1; 1)))) )))) * 60" office:value-type="float" office:value="71.1381986688001">
            <text:p>71.14</text:p>
          </table:table-cell>
          <table:table-cell table:style-name="ce20" table:formula="of:=([.A23]-[.A22])*24" office:value-type="float" office:value="12.0833333334303">
            <text:p>12.08</text:p>
          </table:table-cell>
          <table:table-cell table:style-name="ce20" table:formula="of:=[.K23]/[.L23]" office:value-type="float" office:value="5.88729920012929">
            <text:p>5.89</text:p>
          </table:table-cell>
          <table:table-cell/>
          <table:table-cell table:style-name="ce18" table:formula="of:=CONCATENATE(YEAR([.A23]);&quot;-&quot;;IF(LEN(MONTH([.A23]))=2;MONTH([.A23]);CONCATENATE(&quot;0&quot;;MONTH([.A23])));&quot;-&quot;;IF(LEN(DAY([.A23]))=2;DAY([.A23]);CONCATENATE(&quot;0&quot;;DAY([.A23])));&quot;T&quot;;IF(LEN(HOUR([.A23]))=2;HOUR([.A23]);CONCATENATE(&quot;0&quot;;HOUR([.A23])));&quot;:&quot;;IF(LEN(MINUTE([.A23]))=2;MINUTE([.A23]);CONCATENATE(&quot;0&quot;;MINUTE([.A23])));&quot;:&quot;;IF(LEN(SECOND([.A23]))=2;SECOND([.A23]);CONCATENATE(&quot;0&quot;;SECOND([.A23])));&quot;-10:00&quot;)" office:value-type="string" office:string-value="2010-11-22T08:20:00-10:00">
            <text:p>2010-11-22T08:20:00-10:00</text:p>
          </table:table-cell>
          <table:table-cell/>
          <table:table-cell table:formula="of:=[.Q22]+1" office:value-type="float" office:value="3">
            <text:p>3</text:p>
          </table:table-cell>
          <table:table-cell table:formula="of:=([.D23]+([.E23]/60)) * (IF((UPPER([.C23])=&quot;S&quot;); -1; 1))" office:value-type="float" office:value="-10.3066666666667">
            <text:p>-10.31</text:p>
          </table:table-cell>
          <table:table-cell table:formula="of:=([.H23]+([.I23]/60)) * (IF((UPPER([.G23])=&quot;W&quot;); -1; 1))" office:value-type="float" office:value="-141.492">
            <text:p>-141.49</text:p>
          </table:table-cell>
          <table:table-cell table:formula="of:=CONCATENATE(&quot;&lt;trkpt lat='&quot;;[.R23];&quot;' lon='&quot;;[.S23];&quot;'&gt;&lt;time&gt;&quot;;[.O23];&quot;&lt;/time&gt;&lt;name&gt;&quot;;[.Q23];&quot;&lt;/name&gt;&lt;sym&gt;empty&lt;/sym&gt;&lt;type&gt;WPT&lt;/type&gt;&lt;/trkpt&gt;&quot;)" office:value-type="string" office:string-value="&lt;trkpt lat='-10.3066666666667' lon='-141.492'&gt;&lt;time&gt;2010-11-22T08:20:00-10:00&lt;/time&gt;&lt;name&gt;3&lt;/name&gt;&lt;sym&gt;empty&lt;/sym&gt;&lt;type&gt;WPT&lt;/type&gt;&lt;/trkpt&gt;">
            <text:p>&lt;trkpt lat='-10.3066666666667' lon='-141.492'&gt;&lt;time&gt;2010-11-22T08:20:00-10:00&lt;/time&gt;&lt;name&gt;3&lt;/name&gt;&lt;sym&gt;empty&lt;/sym&gt;&lt;type&gt;WPT&lt;/type&gt;&lt;/trkpt&gt;</text:p>
          </table:table-cell>
          <table:table-cell table:number-columns-repeated="1003"/>
        </table:table-row>
        <table:table-row table:style-name="ro3">
          <table:table-cell table:style-name="ce3" office:value-type="date" office:date-value="2010-11-22T18:15:00">
            <text:p>Monday, November 22, 2010 <text:s/>18:15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10">
            <text:p>10</text:p>
          </table:table-cell>
          <table:table-cell table:style-name="ce24" office:value-type="float" office:value="53.33">
            <text:p>53.33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42">
            <text:p>142</text:p>
          </table:table-cell>
          <table:table-cell table:style-name="ce24" office:value-type="float" office:value="13.27">
            <text:p>13.27</text:p>
          </table:table-cell>
          <table:table-cell/>
          <table:table-cell table:formula="of:=DEGREES(ACOS((SIN(RADIANS(([.D23]+([.E23]/60)) * (IF((UPPER([.C23])=&quot;S&quot;); -1; 1)))) * SIN(RADIANS(([.D24]+([.E24]/60)) * (IF((UPPER([.C24])=&quot;S&quot;); -1; 1)))) + (COS(RADIANS(([.D23]+([.E23]/60)) * (IF((UPPER([.C23])=&quot;S&quot;); -1; 1)))) * COS(RADIANS(([.D24]+([.E24]/60)) * (IF((UPPER([.C24])=&quot;S&quot;); -1; 1)))) * COS(RADIANS(([.H24]+([.I24]/60)) * (IF((UPPER([.G24])=&quot;W&quot;); -1; 1))-([.H23]+([.I23]/60)) * (IF((UPPER([.G23])=&quot;W&quot;); -1; 1)))) )))) * 60" office:value-type="float" office:value="55.4022374635206">
            <text:p>55.40</text:p>
          </table:table-cell>
          <table:table-cell table:style-name="ce20" table:formula="of:=([.A24]-[.A23])*24" office:value-type="float" office:value="9.91666666651145">
            <text:p>9.92</text:p>
          </table:table-cell>
          <table:table-cell table:style-name="ce20" table:formula="of:=[.K24]/[.L24]" office:value-type="float" office:value="5.58678024850969">
            <text:p>5.59</text:p>
          </table:table-cell>
          <table:table-cell/>
          <table:table-cell table:style-name="ce18" table:formula="of:=CONCATENATE(YEAR([.A24]);&quot;-&quot;;IF(LEN(MONTH([.A24]))=2;MONTH([.A24]);CONCATENATE(&quot;0&quot;;MONTH([.A24])));&quot;-&quot;;IF(LEN(DAY([.A24]))=2;DAY([.A24]);CONCATENATE(&quot;0&quot;;DAY([.A24])));&quot;T&quot;;IF(LEN(HOUR([.A24]))=2;HOUR([.A24]);CONCATENATE(&quot;0&quot;;HOUR([.A24])));&quot;:&quot;;IF(LEN(MINUTE([.A24]))=2;MINUTE([.A24]);CONCATENATE(&quot;0&quot;;MINUTE([.A24])));&quot;:&quot;;IF(LEN(SECOND([.A24]))=2;SECOND([.A24]);CONCATENATE(&quot;0&quot;;SECOND([.A24])));&quot;-10:00&quot;)" office:value-type="string" office:string-value="2010-11-22T18:15:00-10:00">
            <text:p>2010-11-22T18:15:00-10:00</text:p>
          </table:table-cell>
          <table:table-cell/>
          <table:table-cell table:formula="of:=[.Q23]+1" office:value-type="float" office:value="4">
            <text:p>4</text:p>
          </table:table-cell>
          <table:table-cell table:formula="of:=([.D24]+([.E24]/60)) * (IF((UPPER([.C24])=&quot;S&quot;); -1; 1))" office:value-type="float" office:value="-10.8888333333333">
            <text:p>-10.89</text:p>
          </table:table-cell>
          <table:table-cell table:formula="of:=([.H24]+([.I24]/60)) * (IF((UPPER([.G24])=&quot;W&quot;); -1; 1))" office:value-type="float" office:value="-142.221166666667">
            <text:p>-142.22</text:p>
          </table:table-cell>
          <table:table-cell table:formula="of:=CONCATENATE(&quot;&lt;trkpt lat='&quot;;[.R24];&quot;' lon='&quot;;[.S24];&quot;'&gt;&lt;time&gt;&quot;;[.O24];&quot;&lt;/time&gt;&lt;name&gt;&quot;;[.Q24];&quot;&lt;/name&gt;&lt;sym&gt;empty&lt;/sym&gt;&lt;type&gt;WPT&lt;/type&gt;&lt;/trkpt&gt;&quot;)" office:value-type="string" office:string-value="&lt;trkpt lat='-10.8888333333333' lon='-142.221166666667'&gt;&lt;time&gt;2010-11-22T18:15:00-10:00&lt;/time&gt;&lt;name&gt;4&lt;/name&gt;&lt;sym&gt;empty&lt;/sym&gt;&lt;type&gt;WPT&lt;/type&gt;&lt;/trkpt&gt;">
            <text:p>&lt;trkpt lat='-10.8888333333333' lon='-142.221166666667'&gt;&lt;time&gt;2010-11-22T18:15:00-10:00&lt;/time&gt;&lt;name&gt;4&lt;/name&gt;&lt;sym&gt;empty&lt;/sym&gt;&lt;type&gt;WPT&lt;/type&gt;&lt;/trkpt&gt;</text:p>
          </table:table-cell>
          <table:table-cell table:number-columns-repeated="1003"/>
        </table:table-row>
        <table:table-row table:style-name="ro3">
          <table:table-cell table:style-name="ce3" office:value-type="date" office:date-value="2010-11-23T05:55:00">
            <text:p>Tuesday, November 23, 2010 <text:s/>05:55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11">
            <text:p>11</text:p>
          </table:table-cell>
          <table:table-cell table:style-name="ce24" office:value-type="float" office:value="36.7">
            <text:p>36.7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43">
            <text:p>143</text:p>
          </table:table-cell>
          <table:table-cell table:style-name="ce24" office:value-type="float" office:value="3.3">
            <text:p>3.30</text:p>
          </table:table-cell>
          <table:table-cell/>
          <table:table-cell table:formula="of:=DEGREES(ACOS((SIN(RADIANS(([.D24]+([.E24]/60)) * (IF((UPPER([.C24])=&quot;S&quot;); -1; 1)))) * SIN(RADIANS(([.D25]+([.E25]/60)) * (IF((UPPER([.C25])=&quot;S&quot;); -1; 1)))) + (COS(RADIANS(([.D24]+([.E24]/60)) * (IF((UPPER([.C24])=&quot;S&quot;); -1; 1)))) * COS(RADIANS(([.D25]+([.E25]/60)) * (IF((UPPER([.C25])=&quot;S&quot;); -1; 1)))) * COS(RADIANS(([.H25]+([.I25]/60)) * (IF((UPPER([.G25])=&quot;W&quot;); -1; 1))-([.H24]+([.I24]/60)) * (IF((UPPER([.G24])=&quot;W&quot;); -1; 1)))) )))) * 60" office:value-type="float" office:value="65.4877964079413">
            <text:p>65.49</text:p>
          </table:table-cell>
          <table:table-cell table:style-name="ce20" table:formula="of:=([.A25]-[.A24])*24" office:value-type="float" office:value="11.6666666668025">
            <text:p>11.67</text:p>
          </table:table-cell>
          <table:table-cell table:style-name="ce20" table:formula="of:=[.K25]/[.L25]" office:value-type="float" office:value="5.6132396920439">
            <text:p>5.61</text:p>
          </table:table-cell>
          <table:table-cell/>
          <table:table-cell table:style-name="ce18" table:formula="of:=CONCATENATE(YEAR([.A25]);&quot;-&quot;;IF(LEN(MONTH([.A25]))=2;MONTH([.A25]);CONCATENATE(&quot;0&quot;;MONTH([.A25])));&quot;-&quot;;IF(LEN(DAY([.A25]))=2;DAY([.A25]);CONCATENATE(&quot;0&quot;;DAY([.A25])));&quot;T&quot;;IF(LEN(HOUR([.A25]))=2;HOUR([.A25]);CONCATENATE(&quot;0&quot;;HOUR([.A25])));&quot;:&quot;;IF(LEN(MINUTE([.A25]))=2;MINUTE([.A25]);CONCATENATE(&quot;0&quot;;MINUTE([.A25])));&quot;:&quot;;IF(LEN(SECOND([.A25]))=2;SECOND([.A25]);CONCATENATE(&quot;0&quot;;SECOND([.A25])));&quot;-10:00&quot;)" office:value-type="string" office:string-value="2010-11-23T05:55:00-10:00">
            <text:p>2010-11-23T05:55:00-10:00</text:p>
          </table:table-cell>
          <table:table-cell/>
          <table:table-cell table:formula="of:=[.Q24]+1" office:value-type="float" office:value="5">
            <text:p>5</text:p>
          </table:table-cell>
          <table:table-cell table:formula="of:=([.D25]+([.E25]/60)) * (IF((UPPER([.C25])=&quot;S&quot;); -1; 1))" office:value-type="float" office:value="-11.6116666666667">
            <text:p>-11.61</text:p>
          </table:table-cell>
          <table:table-cell table:formula="of:=([.H25]+([.I25]/60)) * (IF((UPPER([.G25])=&quot;W&quot;); -1; 1))" office:value-type="float" office:value="-143.055">
            <text:p>-143.06</text:p>
          </table:table-cell>
          <table:table-cell table:formula="of:=CONCATENATE(&quot;&lt;trkpt lat='&quot;;[.R25];&quot;' lon='&quot;;[.S25];&quot;'&gt;&lt;time&gt;&quot;;[.O25];&quot;&lt;/time&gt;&lt;name&gt;&quot;;[.Q25];&quot;&lt;/name&gt;&lt;sym&gt;empty&lt;/sym&gt;&lt;type&gt;WPT&lt;/type&gt;&lt;/trkpt&gt;&quot;)" office:value-type="string" office:string-value="&lt;trkpt lat='-11.6116666666667' lon='-143.055'&gt;&lt;time&gt;2010-11-23T05:55:00-10:00&lt;/time&gt;&lt;name&gt;5&lt;/name&gt;&lt;sym&gt;empty&lt;/sym&gt;&lt;type&gt;WPT&lt;/type&gt;&lt;/trkpt&gt;">
            <text:p>&lt;trkpt lat='-11.6116666666667' lon='-143.055'&gt;&lt;time&gt;2010-11-23T05:55:00-10:00&lt;/time&gt;&lt;name&gt;5&lt;/name&gt;&lt;sym&gt;empty&lt;/sym&gt;&lt;type&gt;WPT&lt;/type&gt;&lt;/trkpt&gt;</text:p>
          </table:table-cell>
          <table:table-cell table:number-columns-repeated="1003"/>
        </table:table-row>
        <table:table-row table:style-name="ro3">
          <table:table-cell table:style-name="ce3" office:value-type="date" office:date-value="2010-11-23T23:55:00">
            <text:p>Tuesday, November 23, 2010 <text:s/>23:55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12">
            <text:p>12</text:p>
          </table:table-cell>
          <table:table-cell table:style-name="ce24" office:value-type="float" office:value="18.12">
            <text:p>18.12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44">
            <text:p>144</text:p>
          </table:table-cell>
          <table:table-cell table:style-name="ce24" office:value-type="float" office:value="19.15">
            <text:p>19.15</text:p>
          </table:table-cell>
          <table:table-cell/>
          <table:table-cell table:formula="of:=DEGREES(ACOS((SIN(RADIANS(([.D25]+([.E25]/60)) * (IF((UPPER([.C25])=&quot;S&quot;); -1; 1)))) * SIN(RADIANS(([.D26]+([.E26]/60)) * (IF((UPPER([.C26])=&quot;S&quot;); -1; 1)))) + (COS(RADIANS(([.D25]+([.E25]/60)) * (IF((UPPER([.C25])=&quot;S&quot;); -1; 1)))) * COS(RADIANS(([.D26]+([.E26]/60)) * (IF((UPPER([.C26])=&quot;S&quot;); -1; 1)))) * COS(RADIANS(([.H26]+([.I26]/60)) * (IF((UPPER([.G26])=&quot;W&quot;); -1; 1))-([.H25]+([.I25]/60)) * (IF((UPPER([.G25])=&quot;W&quot;); -1; 1)))) )))) * 60" office:value-type="float" office:value="84.9812781519886">
            <text:p>84.98</text:p>
          </table:table-cell>
          <table:table-cell table:style-name="ce20" table:formula="of:=([.A26]-[.A25])*24" office:value-type="float" office:value="18">
            <text:p>18.00</text:p>
          </table:table-cell>
          <table:table-cell table:style-name="ce20" table:formula="of:=[.K26]/[.L26]" office:value-type="float" office:value="4.72118211955492">
            <text:p>4.72</text:p>
          </table:table-cell>
          <table:table-cell/>
          <table:table-cell table:style-name="ce18" table:formula="of:=CONCATENATE(YEAR([.A26]);&quot;-&quot;;IF(LEN(MONTH([.A26]))=2;MONTH([.A26]);CONCATENATE(&quot;0&quot;;MONTH([.A26])));&quot;-&quot;;IF(LEN(DAY([.A26]))=2;DAY([.A26]);CONCATENATE(&quot;0&quot;;DAY([.A26])));&quot;T&quot;;IF(LEN(HOUR([.A26]))=2;HOUR([.A26]);CONCATENATE(&quot;0&quot;;HOUR([.A26])));&quot;:&quot;;IF(LEN(MINUTE([.A26]))=2;MINUTE([.A26]);CONCATENATE(&quot;0&quot;;MINUTE([.A26])));&quot;:&quot;;IF(LEN(SECOND([.A26]))=2;SECOND([.A26]);CONCATENATE(&quot;0&quot;;SECOND([.A26])));&quot;-10:00&quot;)" office:value-type="string" office:string-value="2010-11-23T23:55:00-10:00">
            <text:p>2010-11-23T23:55:00-10:00</text:p>
          </table:table-cell>
          <table:table-cell/>
          <table:table-cell table:formula="of:=[.Q25]+1" office:value-type="float" office:value="6">
            <text:p>6</text:p>
          </table:table-cell>
          <table:table-cell table:formula="of:=([.D26]+([.E26]/60)) * (IF((UPPER([.C26])=&quot;S&quot;); -1; 1))" office:value-type="float" office:value="-12.302">
            <text:p>-12.3</text:p>
          </table:table-cell>
          <table:table-cell table:formula="of:=([.H26]+([.I26]/60)) * (IF((UPPER([.G26])=&quot;W&quot;); -1; 1))" office:value-type="float" office:value="-144.319166666667">
            <text:p>-144.32</text:p>
          </table:table-cell>
          <table:table-cell table:formula="of:=CONCATENATE(&quot;&lt;trkpt lat='&quot;;[.R26];&quot;' lon='&quot;;[.S26];&quot;'&gt;&lt;time&gt;&quot;;[.O26];&quot;&lt;/time&gt;&lt;name&gt;&quot;;[.Q26];&quot;&lt;/name&gt;&lt;sym&gt;empty&lt;/sym&gt;&lt;type&gt;WPT&lt;/type&gt;&lt;/trkpt&gt;&quot;)" office:value-type="string" office:string-value="&lt;trkpt lat='-12.302' lon='-144.319166666667'&gt;&lt;time&gt;2010-11-23T23:55:00-10:00&lt;/time&gt;&lt;name&gt;6&lt;/name&gt;&lt;sym&gt;empty&lt;/sym&gt;&lt;type&gt;WPT&lt;/type&gt;&lt;/trkpt&gt;">
            <text:p>&lt;trkpt lat='-12.302' lon='-144.319166666667'&gt;&lt;time&gt;2010-11-23T23:55:00-10:00&lt;/time&gt;&lt;name&gt;6&lt;/name&gt;&lt;sym&gt;empty&lt;/sym&gt;&lt;type&gt;WPT&lt;/type&gt;&lt;/trkpt&gt;</text:p>
          </table:table-cell>
          <table:table-cell table:number-columns-repeated="1003"/>
        </table:table-row>
        <table:table-row table:style-name="ro3">
          <table:table-cell table:style-name="ce3" office:value-type="date" office:date-value="2010-11-24T11:00:00">
            <text:p>Wednesday, November 24, 2010 <text:s/>11:00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12">
            <text:p>12</text:p>
          </table:table-cell>
          <table:table-cell table:style-name="ce24" office:value-type="float" office:value="50.8">
            <text:p>50.8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45">
            <text:p>145</text:p>
          </table:table-cell>
          <table:table-cell table:style-name="ce24" office:value-type="float" office:value="11.8">
            <text:p>11.80</text:p>
          </table:table-cell>
          <table:table-cell/>
          <table:table-cell table:formula="of:=DEGREES(ACOS((SIN(RADIANS(([.D26]+([.E26]/60)) * (IF((UPPER([.C26])=&quot;S&quot;); -1; 1)))) * SIN(RADIANS(([.D27]+([.E27]/60)) * (IF((UPPER([.C27])=&quot;S&quot;); -1; 1)))) + (COS(RADIANS(([.D26]+([.E26]/60)) * (IF((UPPER([.C26])=&quot;S&quot;); -1; 1)))) * COS(RADIANS(([.D27]+([.E27]/60)) * (IF((UPPER([.C27])=&quot;S&quot;); -1; 1)))) * COS(RADIANS(([.H27]+([.I27]/60)) * (IF((UPPER([.G27])=&quot;W&quot;); -1; 1))-([.H26]+([.I26]/60)) * (IF((UPPER([.G26])=&quot;W&quot;); -1; 1)))) )))) * 60" office:value-type="float" office:value="60.8982515586403">
            <text:p>60.90</text:p>
          </table:table-cell>
          <table:table-cell table:style-name="ce20" table:formula="of:=([.A27]-[.A26])*24" office:value-type="float" office:value="11.0833333333139">
            <text:p>11.08</text:p>
          </table:table-cell>
          <table:table-cell table:style-name="ce20" table:formula="of:=[.K27]/[.L27]" office:value-type="float" office:value="5.49457908800724">
            <text:p>5.49</text:p>
          </table:table-cell>
          <table:table-cell/>
          <table:table-cell table:style-name="ce18" table:formula="of:=CONCATENATE(YEAR([.A27]);&quot;-&quot;;IF(LEN(MONTH([.A27]))=2;MONTH([.A27]);CONCATENATE(&quot;0&quot;;MONTH([.A27])));&quot;-&quot;;IF(LEN(DAY([.A27]))=2;DAY([.A27]);CONCATENATE(&quot;0&quot;;DAY([.A27])));&quot;T&quot;;IF(LEN(HOUR([.A27]))=2;HOUR([.A27]);CONCATENATE(&quot;0&quot;;HOUR([.A27])));&quot;:&quot;;IF(LEN(MINUTE([.A27]))=2;MINUTE([.A27]);CONCATENATE(&quot;0&quot;;MINUTE([.A27])));&quot;:&quot;;IF(LEN(SECOND([.A27]))=2;SECOND([.A27]);CONCATENATE(&quot;0&quot;;SECOND([.A27])));&quot;-10:00&quot;)" office:value-type="string" office:string-value="2010-11-24T11:00:00-10:00">
            <text:p>2010-11-24T11:00:00-10:00</text:p>
          </table:table-cell>
          <table:table-cell/>
          <table:table-cell table:formula="of:=[.Q26]+1" office:value-type="float" office:value="7">
            <text:p>7</text:p>
          </table:table-cell>
          <table:table-cell table:formula="of:=([.D27]+([.E27]/60)) * (IF((UPPER([.C27])=&quot;S&quot;); -1; 1))" office:value-type="float" office:value="-12.8466666666667">
            <text:p>-12.85</text:p>
          </table:table-cell>
          <table:table-cell table:formula="of:=([.H27]+([.I27]/60)) * (IF((UPPER([.G27])=&quot;W&quot;); -1; 1))" office:value-type="float" office:value="-145.196666666667">
            <text:p>-145.2</text:p>
          </table:table-cell>
          <table:table-cell table:formula="of:=CONCATENATE(&quot;&lt;trkpt lat='&quot;;[.R27];&quot;' lon='&quot;;[.S27];&quot;'&gt;&lt;time&gt;&quot;;[.O27];&quot;&lt;/time&gt;&lt;name&gt;&quot;;[.Q27];&quot;&lt;/name&gt;&lt;sym&gt;empty&lt;/sym&gt;&lt;type&gt;WPT&lt;/type&gt;&lt;/trkpt&gt;&quot;)" office:value-type="string" office:string-value="&lt;trkpt lat='-12.8466666666667' lon='-145.196666666667'&gt;&lt;time&gt;2010-11-24T11:00:00-10:00&lt;/time&gt;&lt;name&gt;7&lt;/name&gt;&lt;sym&gt;empty&lt;/sym&gt;&lt;type&gt;WPT&lt;/type&gt;&lt;/trkpt&gt;">
            <text:p>&lt;trkpt lat='-12.8466666666667' lon='-145.196666666667'&gt;&lt;time&gt;2010-11-24T11:00:00-10:00&lt;/time&gt;&lt;name&gt;7&lt;/name&gt;&lt;sym&gt;empty&lt;/sym&gt;&lt;type&gt;WPT&lt;/type&gt;&lt;/trkpt&gt;</text:p>
          </table:table-cell>
          <table:table-cell table:number-columns-repeated="1003"/>
        </table:table-row>
        <table:table-row table:style-name="ro3">
          <table:table-cell table:style-name="ce3" office:value-type="date" office:date-value="2010-11-25T13:10:00">
            <text:p>Thursday, November 25, 2010 <text:s/>13:10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14">
            <text:p>14</text:p>
          </table:table-cell>
          <table:table-cell table:style-name="ce24" office:value-type="float" office:value="10.75">
            <text:p>10.75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46">
            <text:p>146</text:p>
          </table:table-cell>
          <table:table-cell table:style-name="ce24" office:value-type="float" office:value="44.52">
            <text:p>44.52</text:p>
          </table:table-cell>
          <table:table-cell/>
          <table:table-cell table:formula="of:=DEGREES(ACOS((SIN(RADIANS(([.D27]+([.E27]/60)) * (IF((UPPER([.C27])=&quot;S&quot;); -1; 1)))) * SIN(RADIANS(([.D28]+([.E28]/60)) * (IF((UPPER([.C28])=&quot;S&quot;); -1; 1)))) + (COS(RADIANS(([.D27]+([.E27]/60)) * (IF((UPPER([.C27])=&quot;S&quot;); -1; 1)))) * COS(RADIANS(([.D28]+([.E28]/60)) * (IF((UPPER([.C28])=&quot;S&quot;); -1; 1)))) * COS(RADIANS(([.H28]+([.I28]/60)) * (IF((UPPER([.G28])=&quot;W&quot;); -1; 1))-([.H27]+([.I27]/60)) * (IF((UPPER([.G27])=&quot;W&quot;); -1; 1)))) )))) * 60" office:value-type="float" office:value="120.495458642242">
            <text:p>120.50</text:p>
          </table:table-cell>
          <table:table-cell table:style-name="ce20" table:formula="of:=([.A28]-[.A27])*24" office:value-type="float" office:value="26.1666666665697">
            <text:p>26.17</text:p>
          </table:table-cell>
          <table:table-cell table:style-name="ce20" table:formula="of:=[.K28]/[.L28]" office:value-type="float" office:value="4.60492198634479">
            <text:p>4.60</text:p>
          </table:table-cell>
          <table:table-cell/>
          <table:table-cell table:style-name="ce18" table:formula="of:=CONCATENATE(YEAR([.A28]);&quot;-&quot;;IF(LEN(MONTH([.A28]))=2;MONTH([.A28]);CONCATENATE(&quot;0&quot;;MONTH([.A28])));&quot;-&quot;;IF(LEN(DAY([.A28]))=2;DAY([.A28]);CONCATENATE(&quot;0&quot;;DAY([.A28])));&quot;T&quot;;IF(LEN(HOUR([.A28]))=2;HOUR([.A28]);CONCATENATE(&quot;0&quot;;HOUR([.A28])));&quot;:&quot;;IF(LEN(MINUTE([.A28]))=2;MINUTE([.A28]);CONCATENATE(&quot;0&quot;;MINUTE([.A28])));&quot;:&quot;;IF(LEN(SECOND([.A28]))=2;SECOND([.A28]);CONCATENATE(&quot;0&quot;;SECOND([.A28])));&quot;-10:00&quot;)" office:value-type="string" office:string-value="2010-11-25T13:10:00-10:00">
            <text:p>2010-11-25T13:10:00-10:00</text:p>
          </table:table-cell>
          <table:table-cell/>
          <table:table-cell table:formula="of:=[.Q27]+1" office:value-type="float" office:value="8">
            <text:p>8</text:p>
          </table:table-cell>
          <table:table-cell table:formula="of:=([.D28]+([.E28]/60)) * (IF((UPPER([.C28])=&quot;S&quot;); -1; 1))" office:value-type="float" office:value="-14.1791666666667">
            <text:p>-14.18</text:p>
          </table:table-cell>
          <table:table-cell table:formula="of:=([.H28]+([.I28]/60)) * (IF((UPPER([.G28])=&quot;W&quot;); -1; 1))" office:value-type="float" office:value="-146.742">
            <text:p>-146.74</text:p>
          </table:table-cell>
          <table:table-cell table:formula="of:=CONCATENATE(&quot;&lt;trkpt lat='&quot;;[.R28];&quot;' lon='&quot;;[.S28];&quot;'&gt;&lt;time&gt;&quot;;[.O28];&quot;&lt;/time&gt;&lt;name&gt;&quot;;[.Q28];&quot;&lt;/name&gt;&lt;sym&gt;empty&lt;/sym&gt;&lt;type&gt;WPT&lt;/type&gt;&lt;/trkpt&gt;&quot;)" office:value-type="string" office:string-value="&lt;trkpt lat='-14.1791666666667' lon='-146.742'&gt;&lt;time&gt;2010-11-25T13:10:00-10:00&lt;/time&gt;&lt;name&gt;8&lt;/name&gt;&lt;sym&gt;empty&lt;/sym&gt;&lt;type&gt;WPT&lt;/type&gt;&lt;/trkpt&gt;">
            <text:p>&lt;trkpt lat='-14.1791666666667' lon='-146.742'&gt;&lt;time&gt;2010-11-25T13:10:00-10:00&lt;/time&gt;&lt;name&gt;8&lt;/name&gt;&lt;sym&gt;empty&lt;/sym&gt;&lt;type&gt;WPT&lt;/type&gt;&lt;/trkpt&gt;</text:p>
          </table:table-cell>
          <table:table-cell table:number-columns-repeated="1003"/>
        </table:table-row>
        <table:table-row table:style-name="ro3">
          <table:table-cell table:style-name="ce3" office:value-type="date" office:date-value="2010-11-26">
            <text:p>Friday, November 26, 2010 <text:s/>00:00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14">
            <text:p>14</text:p>
          </table:table-cell>
          <table:table-cell table:style-name="ce24" office:value-type="float" office:value="38.28">
            <text:p>38.28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47">
            <text:p>147</text:p>
          </table:table-cell>
          <table:table-cell table:style-name="ce24" office:value-type="float" office:value="20.62">
            <text:p>20.62</text:p>
          </table:table-cell>
          <table:table-cell/>
          <table:table-cell table:formula="of:=DEGREES(ACOS((SIN(RADIANS(([.D28]+([.E28]/60)) * (IF((UPPER([.C28])=&quot;S&quot;); -1; 1)))) * SIN(RADIANS(([.D29]+([.E29]/60)) * (IF((UPPER([.C29])=&quot;S&quot;); -1; 1)))) + (COS(RADIANS(([.D28]+([.E28]/60)) * (IF((UPPER([.C28])=&quot;S&quot;); -1; 1)))) * COS(RADIANS(([.D29]+([.E29]/60)) * (IF((UPPER([.C29])=&quot;S&quot;); -1; 1)))) * COS(RADIANS(([.H29]+([.I29]/60)) * (IF((UPPER([.G29])=&quot;W&quot;); -1; 1))-([.H28]+([.I28]/60)) * (IF((UPPER([.G28])=&quot;W&quot;); -1; 1)))) )))) * 60" office:value-type="float" office:value="44.5017877488478">
            <text:p>44.50</text:p>
          </table:table-cell>
          <table:table-cell table:style-name="ce20" table:formula="of:=([.A29]-[.A28])*24" office:value-type="float" office:value="10.8333333333721">
            <text:p>10.83</text:p>
          </table:table-cell>
          <table:table-cell table:style-name="ce20" table:formula="of:=[.K29]/[.L29]" office:value-type="float" office:value="4.10785733064816">
            <text:p>4.11</text:p>
          </table:table-cell>
          <table:table-cell/>
          <table:table-cell table:style-name="ce18" table:formula="of:=CONCATENATE(YEAR([.A29]);&quot;-&quot;;IF(LEN(MONTH([.A29]))=2;MONTH([.A29]);CONCATENATE(&quot;0&quot;;MONTH([.A29])));&quot;-&quot;;IF(LEN(DAY([.A29]))=2;DAY([.A29]);CONCATENATE(&quot;0&quot;;DAY([.A29])));&quot;T&quot;;IF(LEN(HOUR([.A29]))=2;HOUR([.A29]);CONCATENATE(&quot;0&quot;;HOUR([.A29])));&quot;:&quot;;IF(LEN(MINUTE([.A29]))=2;MINUTE([.A29]);CONCATENATE(&quot;0&quot;;MINUTE([.A29])));&quot;:&quot;;IF(LEN(SECOND([.A29]))=2;SECOND([.A29]);CONCATENATE(&quot;0&quot;;SECOND([.A29])));&quot;-10:00&quot;)" office:value-type="string" office:string-value="2010-11-26T00:00:00-10:00">
            <text:p>2010-11-26T00:00:00-10:00</text:p>
          </table:table-cell>
          <table:table-cell/>
          <table:table-cell table:formula="of:=[.Q28]+1" office:value-type="float" office:value="9">
            <text:p>9</text:p>
          </table:table-cell>
          <table:table-cell table:formula="of:=([.D29]+([.E29]/60)) * (IF((UPPER([.C29])=&quot;S&quot;); -1; 1))" office:value-type="float" office:value="-14.638">
            <text:p>-14.64</text:p>
          </table:table-cell>
          <table:table-cell table:formula="of:=([.H29]+([.I29]/60)) * (IF((UPPER([.G29])=&quot;W&quot;); -1; 1))" office:value-type="float" office:value="-147.343666666667">
            <text:p>-147.34</text:p>
          </table:table-cell>
          <table:table-cell table:formula="of:=CONCATENATE(&quot;&lt;trkpt lat='&quot;;[.R29];&quot;' lon='&quot;;[.S29];&quot;'&gt;&lt;time&gt;&quot;;[.O29];&quot;&lt;/time&gt;&lt;name&gt;&quot;;[.Q29];&quot;&lt;/name&gt;&lt;sym&gt;empty&lt;/sym&gt;&lt;type&gt;WPT&lt;/type&gt;&lt;/trkpt&gt;&quot;)" office:value-type="string" office:string-value="&lt;trkpt lat='-14.638' lon='-147.343666666667'&gt;&lt;time&gt;2010-11-26T00:00:00-10:00&lt;/time&gt;&lt;name&gt;9&lt;/name&gt;&lt;sym&gt;empty&lt;/sym&gt;&lt;type&gt;WPT&lt;/type&gt;&lt;/trkpt&gt;">
            <text:p>&lt;trkpt lat='-14.638' lon='-147.343666666667'&gt;&lt;time&gt;2010-11-26T00:00:00-10:00&lt;/time&gt;&lt;name&gt;9&lt;/name&gt;&lt;sym&gt;empty&lt;/sym&gt;&lt;type&gt;WPT&lt;/type&gt;&lt;/trkpt&gt;</text:p>
          </table:table-cell>
          <table:table-cell table:number-columns-repeated="1003"/>
        </table:table-row>
        <table:table-row table:style-name="ro3">
          <table:table-cell table:style-name="ce3" table:formula="of:=[.A11]" office:value-type="date" office:date-value="2010-11-26T08:40:00">
            <text:p>Friday, November 26, 2010 <text:s/>08:40</text:p>
          </table:table-cell>
          <table:table-cell table:style-name="ce11"/>
          <table:table-cell table:style-name="ce11" table:formula="of:=[.C11]" office:value-type="string" office:string-value="S">
            <text:p>S</text:p>
          </table:table-cell>
          <table:table-cell table:style-name="ce6" table:formula="of:=[.D11]" office:value-type="float" office:value="14">
            <text:p>14</text:p>
          </table:table-cell>
          <table:table-cell table:style-name="ce24" table:formula="of:=[.E11]" office:value-type="float" office:value="58.113">
            <text:p>58.11</text:p>
          </table:table-cell>
          <table:table-cell table:style-name="ce6"/>
          <table:table-cell table:style-name="ce11" table:formula="of:=[.G11]" office:value-type="string" office:string-value="W">
            <text:p>W</text:p>
          </table:table-cell>
          <table:table-cell table:style-name="ce6" table:formula="of:=[.H11]" office:value-type="float" office:value="147">
            <text:p>147</text:p>
          </table:table-cell>
          <table:table-cell table:style-name="ce24" table:formula="of:=[.I11]" office:value-type="float" office:value="38.213">
            <text:p>38.21</text:p>
          </table:table-cell>
          <table:table-cell/>
          <table:table-cell table:formula="of:=DEGREES(ACOS((SIN(RADIANS(([.D29]+([.E29]/60)) * (IF((UPPER([.C29])=&quot;S&quot;); -1; 1)))) * SIN(RADIANS(([.D30]+([.E30]/60)) * (IF((UPPER([.C30])=&quot;S&quot;); -1; 1)))) + (COS(RADIANS(([.D29]+([.E29]/60)) * (IF((UPPER([.C29])=&quot;S&quot;); -1; 1)))) * COS(RADIANS(([.D30]+([.E30]/60)) * (IF((UPPER([.C30])=&quot;S&quot;); -1; 1)))) * COS(RADIANS(([.H30]+([.I30]/60)) * (IF((UPPER([.G30])=&quot;W&quot;); -1; 1))-([.H29]+([.I29]/60)) * (IF((UPPER([.G29])=&quot;W&quot;); -1; 1)))) )))) * 60" office:value-type="float" office:value="26.1276718519007">
            <text:p>26.13</text:p>
          </table:table-cell>
          <table:table-cell table:style-name="ce20" table:formula="of:=([.A30]-[.A29])*24" office:value-type="float" office:value="8.66666666680248">
            <text:p>8.67</text:p>
          </table:table-cell>
          <table:table-cell table:style-name="ce20" table:formula="of:=[.K30]/[.L30]" office:value-type="float" office:value="3.01473136747976">
            <text:p>3.01</text:p>
          </table:table-cell>
          <table:table-cell/>
          <table:table-cell table:style-name="ce18" table:formula="of:=CONCATENATE(YEAR([.A30]);&quot;-&quot;;IF(LEN(MONTH([.A30]))=2;MONTH([.A30]);CONCATENATE(&quot;0&quot;;MONTH([.A30])));&quot;-&quot;;IF(LEN(DAY([.A30]))=2;DAY([.A30]);CONCATENATE(&quot;0&quot;;DAY([.A30])));&quot;T&quot;;IF(LEN(HOUR([.A30]))=2;HOUR([.A30]);CONCATENATE(&quot;0&quot;;HOUR([.A30])));&quot;:&quot;;IF(LEN(MINUTE([.A30]))=2;MINUTE([.A30]);CONCATENATE(&quot;0&quot;;MINUTE([.A30])));&quot;:&quot;;IF(LEN(SECOND([.A30]))=2;SECOND([.A30]);CONCATENATE(&quot;0&quot;;SECOND([.A30])));&quot;-10:00&quot;)" office:value-type="string" office:string-value="2010-11-26T08:40:00-10:00">
            <text:p>2010-11-26T08:40:00-10:00</text:p>
          </table:table-cell>
          <table:table-cell/>
          <table:table-cell table:formula="of:=[.Q29]+1" office:value-type="float" office:value="10">
            <text:p>10</text:p>
          </table:table-cell>
          <table:table-cell table:formula="of:=([.D30]+([.E30]/60)) * (IF((UPPER([.C30])=&quot;S&quot;); -1; 1))" office:value-type="float" office:value="-14.96855">
            <text:p>-14.97</text:p>
          </table:table-cell>
          <table:table-cell table:formula="of:=([.H30]+([.I30]/60)) * (IF((UPPER([.G30])=&quot;W&quot;); -1; 1))" office:value-type="float" office:value="-147.636883333333">
            <text:p>-147.64</text:p>
          </table:table-cell>
          <table:table-cell table:formula="of:=CONCATENATE(&quot;&lt;trkpt lat='&quot;;[.R30];&quot;' lon='&quot;;[.S30];&quot;'&gt;&lt;time&gt;&quot;;[.O30];&quot;&lt;/time&gt;&lt;name&gt;&quot;;[.Q30];&quot;&lt;/name&gt;&lt;sym&gt;empty&lt;/sym&gt;&lt;type&gt;WPT&lt;/type&gt;&lt;/trkpt&gt;&quot;)" office:value-type="string" office:string-value="&lt;trkpt lat='-14.96855' lon='-147.636883333333'&gt;&lt;time&gt;2010-11-26T08:40:00-10:00&lt;/time&gt;&lt;name&gt;10&lt;/name&gt;&lt;sym&gt;empty&lt;/sym&gt;&lt;type&gt;WPT&lt;/type&gt;&lt;/trkpt&gt;">
            <text:p>&lt;trkpt lat='-14.96855' lon='-147.636883333333'&gt;&lt;time&gt;2010-11-26T08:40:00-10:00&lt;/time&gt;&lt;name&gt;10&lt;/name&gt;&lt;sym&gt;empty&lt;/sym&gt;&lt;type&gt;WPT&lt;/type&gt;&lt;/trkpt&gt;</text:p>
          </table:table-cell>
          <table:table-cell table:number-columns-repeated="1003"/>
        </table:table-row>
        <table:table-row table:style-name="ro2">
          <table:table-cell table:style-name="ce9"/>
          <table:table-cell table:style-name="ce12" table:number-columns-repeated="2"/>
          <table:table-cell table:style-name="ce19"/>
          <table:table-cell table:style-name="ce27"/>
          <table:table-cell table:style-name="ce19"/>
          <table:table-cell table:style-name="ce12"/>
          <table:table-cell table:style-name="ce19"/>
          <table:table-cell table:style-name="ce27"/>
          <table:table-cell table:style-name="ce19"/>
          <table:table-cell table:style-name="ce27"/>
          <table:table-cell table:style-name="ce19" table:number-columns-repeated="1012"/>
        </table:table-row>
        <table:table-row table:style-name="ro2">
          <table:table-cell table:style-name="ce10">
            <draw:frame table:end-cell-address="'Leg 2'.O59" table:end-x="0.2697in" table:end-y="0.035in" draw:z-index="0" draw:style-name="gr1" svg:width="9.4512in" svg:height="2.7425in" svg:x="0in" svg:y="0.076in">
              <draw:object draw:notify-on-update-of-ranges="'Leg 2'.A22:'Leg 2'.A30 'Leg 2'.M22:'Leg 2'.M3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1" table:number-columns-repeated="2"/>
          <table:table-cell table:style-name="ce6"/>
          <table:table-cell table:style-name="ce24"/>
          <table:table-cell/>
          <table:table-cell table:style-name="ce15"/>
          <table:table-cell table:number-columns-repeated="1016"/>
        </table:table-row>
        <table:table-row table:style-name="ro2" table:number-rows-repeated="11">
          <table:table-cell table:style-name="ce6"/>
          <table:table-cell table:style-name="ce11" table:number-columns-repeated="2"/>
          <table:table-cell table:style-name="ce6"/>
          <table:table-cell table:style-name="ce24"/>
          <table:table-cell/>
          <table:table-cell table:style-name="ce15"/>
          <table:table-cell table:number-columns-repeated="1016"/>
        </table:table-row>
        <table:table-row table:style-name="ro2" table:number-rows-repeated="2">
          <table:table-cell table:style-name="ce6" table:number-columns-repeated="4"/>
          <table:table-cell table:style-name="ce24"/>
          <table:table-cell/>
          <table:table-cell table:style-name="ce15"/>
          <table:table-cell table:number-columns-repeated="1016"/>
        </table:table-row>
        <table:table-row table:style-name="ro2" table:number-rows-repeated="6">
          <table:table-cell table:number-columns-repeated="6"/>
          <table:table-cell table:style-name="ce15"/>
          <table:table-cell table:number-columns-repeated="1016"/>
        </table:table-row>
        <table:table-row table:style-name="ro2" table:number-rows-repeated="6548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Leg 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0"/>
        <table:table-column table:style-name="co10" table:default-cell-style-name="Default"/>
        <table:table-column table:style-name="co11" table:default-cell-style-name="ce20"/>
        <table:table-column table:style-name="co5" table:number-columns-repeated="2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number-columns-repeated="1006" table:default-cell-style-name="Default"/>
        <table:table-row table:style-name="ro1">
          <table:table-cell table:style-name="ce1" office:value-type="string">
            <text:p>Rangiroa – Tahiti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13" office:value-type="string">
            <text:p>From</text:p>
          </table:table-cell>
          <table:table-cell table:style-name="ce13" office:value-type="string">
            <text:p>Rangiroa</text:p>
          </table:table-cell>
          <table:table-cell table:style-name="ce21"/>
          <table:table-cell table:style-name="ce28" table:number-columns-repeated="3"/>
          <table:table-cell table:style-name="ce21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14" office:value-type="string">
            <text:p>Latitude</text:p>
          </table:table-cell>
          <table:table-cell table:style-name="ce14"/>
          <table:table-cell table:style-name="ce22"/>
          <table:table-cell table:style-name="ce8"/>
          <table:table-cell table:style-name="ce8" office:value-type="string">
            <text:p>Longitude</text:p>
          </table:table-cell>
          <table:table-cell table:style-name="ce8"/>
          <table:table-cell table:style-name="ce23"/>
          <table:table-cell table:style-name="ce2"/>
          <table:table-cell table:number-columns-repeated="7"/>
          <table:table-cell table:style-name="ce2" table:number-columns-repeated="1005"/>
          <table:table-cell table:number-columns-repeated="2"/>
        </table:table-row>
        <table:table-row table:style-name="ro3">
          <table:table-cell/>
          <table:table-cell table:style-name="ce2"/>
          <table:table-cell table:style-name="ce8" office:value-type="string">
            <text:p>Sign (N,S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style-name="ce8"/>
          <table:table-cell table:style-name="ce8" office:value-type="string">
            <text:p>Sign (E,W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number-columns-repeated="1015"/>
        </table:table-row>
        <table:table-row table:style-name="ro3">
          <table:table-cell table:style-name="ce3" office:value-type="date" office:date-value="2010-12-04T08:00:00">
            <text:p>Saturday, December 4, 2010 <text:s/>08:00</text:p>
          </table:table-cell>
          <table:table-cell/>
          <table:table-cell table:style-name="ce15" office:value-type="string">
            <text:p>S</text:p>
          </table:table-cell>
          <table:table-cell office:value-type="float" office:value="14">
            <text:p>14</text:p>
          </table:table-cell>
          <table:table-cell office:value-type="float" office:value="58.11">
            <text:p>58.11</text:p>
          </table:table-cell>
          <table:table-cell/>
          <table:table-cell table:style-name="ce15" office:value-type="string">
            <text:p>W</text:p>
          </table:table-cell>
          <table:table-cell office:value-type="float" office:value="147">
            <text:p>147</text:p>
          </table:table-cell>
          <table:table-cell office:value-type="float" office:value="38.21">
            <text:p>38.21</text:p>
          </table:table-cell>
          <table:table-cell table:number-columns-repeated="1015"/>
        </table:table-row>
        <table:table-row table:style-name="ro2">
          <table:table-cell table:style-name="ce3"/>
          <table:table-cell/>
          <table:table-cell table:style-name="ce15"/>
          <table:table-cell table:number-columns-repeated="3"/>
          <table:table-cell table:style-name="ce15"/>
          <table:table-cell table:number-columns-repeated="1017"/>
        </table:table-row>
        <table:table-row table:style-name="ro3">
          <table:table-cell table:number-columns-repeated="2"/>
          <table:table-cell table:style-name="ce8" office:value-type="string">
            <text:p>To</text:p>
          </table:table-cell>
          <table:table-cell table:style-name="ce8" office:value-type="string">
            <text:p>Tahiti</text:p>
          </table:table-cell>
          <table:table-cell table:style-name="ce23"/>
          <table:table-cell table:style-name="ce8" table:number-columns-repeated="3"/>
          <table:table-cell table:style-name="ce23"/>
          <table:table-cell table:number-columns-repeated="1015"/>
        </table:table-row>
        <table:table-row table:style-name="ro3">
          <table:table-cell table:number-columns-repeated="2"/>
          <table:table-cell table:style-name="ce8" office:value-type="string">
            <text:p>Latitude</text:p>
          </table:table-cell>
          <table:table-cell table:style-name="ce8"/>
          <table:table-cell table:style-name="ce23"/>
          <table:table-cell table:style-name="ce8"/>
          <table:table-cell table:style-name="ce8" office:value-type="string">
            <text:p>Longitude</text:p>
          </table:table-cell>
          <table:table-cell table:style-name="ce8"/>
          <table:table-cell table:style-name="ce23"/>
          <table:table-cell table:number-columns-repeated="1015"/>
        </table:table-row>
        <table:table-row table:style-name="ro3">
          <table:table-cell table:number-columns-repeated="2"/>
          <table:table-cell table:style-name="ce8" office:value-type="string">
            <text:p>Sign (N,S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style-name="ce8"/>
          <table:table-cell table:style-name="ce8" office:value-type="string">
            <text:p>Sign (E,W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number-columns-repeated="1015"/>
        </table:table-row>
        <table:table-row table:style-name="ro4">
          <table:table-cell table:style-name="ce3" office:value-type="date" office:date-value="2010-12-05T15:15:00">
            <text:p>Sunday, December 5, 2010 <text:s/>15:15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17">
            <text:p>17</text:p>
          </table:table-cell>
          <table:table-cell table:style-name="ce24" office:value-type="float" office:value="29.954">
            <text:p>29.95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49">
            <text:p>149</text:p>
          </table:table-cell>
          <table:table-cell table:style-name="ce24" office:value-type="float" office:value="29.806">
            <text:p>29.81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Elapsed</text:p>
          </table:table-cell>
          <table:table-cell/>
          <table:table-cell table:style-name="ce16" office:value-type="string">
            <text:p>GC Distance</text:p>
          </table:table-cell>
          <table:table-cell table:style-name="ce18"/>
          <table:table-cell table:style-name="ce25" office:value-type="string">
            <text:p>Over Ground</text:p>
          </table:table-cell>
          <table:table-cell table:style-name="ce29" table:number-columns-repeated="2"/>
          <table:table-cell/>
          <table:table-cell table:style-name="ce31"/>
          <table:table-cell table:style-name="ce29"/>
          <table:table-cell table:style-name="Default"/>
          <table:table-cell table:number-columns-repeated="1013"/>
        </table:table-row>
        <table:table-row table:style-name="ro3">
          <table:table-cell table:formula="of:=CONCATENATE(INT((([.A11]-[.A6])*24)/24);&quot; Days &quot;;INT(MOD(((([.A11]-[.A6])*24)/24)*24;24));&quot; Hours &quot;;INT(MOD(((([.A11]-[.A6])*24)/24)*(24*60);60));&quot; Minutes&quot;)" office:value-type="string" office:string-value="1 Days 7 Hours 14 Minutes">
            <text:p>1 Days 7 Hours 14 Minutes</text:p>
          </table:table-cell>
          <table:table-cell/>
          <table:table-cell table:style-name="ce17" table:formula="of:=DEGREES(ACOS((SIN(RADIANS(([.D6]+([.E6]/60)) * (IF((UPPER([.C6])=&quot;S&quot;); -1; 1)))) * SIN(RADIANS(([.D11]+([.E11]/60)) * (IF((UPPER([.C11])=&quot;S&quot;); -1; 1)))) + (COS(RADIANS(([.D6]+([.E6]/60)) * (IF((UPPER([.C6])=&quot;S&quot;)                        OR                        (UPPER([.C6])=&quot;W&quot;); -1; 1)))) * COS(RADIANS(([.D11]+([.E11]/60)) * (IF((UPPER([.C11])=&quot;S&quot;)                       OR                       (UPPER([.C11])=&quot;W&quot;); -1; 1)))) * COS(RADIANS(([.H11]+([.I11]/60)) * (IF((UPPER([.G11])=&quot;W&quot;); -1; 1))-([.H6]+([.I6]/60)) * (IF((UPPER([.G6])=&quot;W&quot;); -1; 1)))) )))) * 60" office:value-type="float" office:value="185.834752626258">
            <text:p>185.83</text:p>
          </table:table-cell>
          <table:table-cell/>
          <table:table-cell table:style-name="ce17" table:formula="of:=SUM([.K26:.K33])" office:value-type="float" office:value="191.143015305044">
            <text:p>191.14</text:p>
          </table:table-cell>
          <table:table-cell table:style-name="ce17" table:number-columns-repeated="2"/>
          <table:table-cell/>
          <table:table-cell table:style-name="ce17" table:number-columns-repeated="2"/>
          <table:table-cell table:style-name="Default"/>
          <table:table-cell table:style-name="ce17"/>
          <table:table-cell/>
          <table:table-cell table:style-name="ce17" table:number-columns-repeated="2"/>
          <table:table-cell table:number-columns-repeated="1009"/>
        </table:table-row>
        <table:table-row table:style-name="ro3">
          <table:table-cell table:style-name="ce4" office:value-type="string">
            <text:p>Average Speeds</text:p>
          </table:table-cell>
          <table:table-cell/>
          <table:table-cell table:style-name="ce17" table:formula="of:=[.C14]/(([.A11]-[.A6])*24)" office:value-type="float" office:value="5.94671208406241">
            <text:p>5.95</text:p>
          </table:table-cell>
          <table:table-cell/>
          <table:table-cell table:style-name="ce17" table:formula="of:=[.E14]/(([.A11]-[.A6])*24)" office:value-type="float" office:value="6.11657648978419">
            <text:p>6.12</text:p>
          </table:table-cell>
          <table:table-cell table:style-name="ce17" table:number-columns-repeated="2"/>
          <table:table-cell/>
          <table:table-cell table:style-name="ce17" table:number-columns-repeated="8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number-columns-repeated="4"/>
          <table:table-cell table:style-name="ce26"/>
          <table:table-cell table:style-name="ce5" table:number-columns-repeated="3"/>
          <table:table-cell table:style-name="ce26"/>
          <table:table-cell table:style-name="ce5"/>
          <table:table-cell table:style-name="ce26"/>
          <table:table-cell table:style-name="ce5" table:number-columns-repeated="1013"/>
        </table:table-row>
        <table:table-row table:style-name="ro2">
          <table:table-cell table:style-name="ce6" table:number-columns-repeated="4"/>
          <table:table-cell table:style-name="ce24"/>
          <table:table-cell table:style-name="ce6" table:number-columns-repeated="3"/>
          <table:table-cell table:style-name="ce24"/>
          <table:table-cell table:style-name="ce6"/>
          <table:table-cell table:style-name="ce24"/>
          <table:table-cell table:style-name="ce6" table:number-columns-repeated="1013"/>
        </table:table-row>
        <table:table-row table:style-name="ro3">
          <table:table-cell table:style-name="ce7" office:value-type="string">
            <text:p>Date &amp; Time</text:p>
          </table:table-cell>
          <table:table-cell/>
          <table:table-cell table:style-name="ce8" office:value-type="string">
            <text:p>Latitude</text:p>
          </table:table-cell>
          <table:table-cell table:style-name="ce8"/>
          <table:table-cell table:style-name="ce23"/>
          <table:table-cell table:style-name="ce30"/>
          <table:table-cell table:style-name="ce8" office:value-type="string">
            <text:p>Longitude</text:p>
          </table:table-cell>
          <table:table-cell table:style-name="ce8"/>
          <table:table-cell table:style-name="ce23"/>
          <table:table-cell/>
          <table:table-cell table:style-name="ce32" office:value-type="string">
            <text:p>GC Dist</text:p>
          </table:table-cell>
          <table:table-cell table:style-name="ce32" office:value-type="string">
            <text:p>Delta T</text:p>
          </table:table-cell>
          <table:table-cell table:style-name="ce32" office:value-type="string">
            <text:p>Avg</text:p>
          </table:table-cell>
          <table:table-cell table:number-columns-repeated="1011"/>
        </table:table-row>
        <table:table-row table:style-name="ro3">
          <table:table-cell table:style-name="ce8"/>
          <table:table-cell/>
          <table:table-cell table:style-name="ce8" office:value-type="string">
            <text:p>Sign (N,S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style-name="ce30"/>
          <table:table-cell table:style-name="ce8" office:value-type="string">
            <text:p>Sign (E,W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/>
          <table:table-cell table:style-name="ce32" table:number-columns-repeated="2"/>
          <table:table-cell table:style-name="ce32" office:value-type="string">
            <text:p>Speed</text:p>
          </table:table-cell>
          <table:table-cell/>
          <table:table-cell table:style-name="ce29" office:value-type="string">
            <text:p>XSDDuration</text:p>
          </table:table-cell>
          <table:table-cell table:style-name="ce29"/>
          <table:table-cell table:style-name="ce29" office:value-type="string">
            <text:p>Num</text:p>
          </table:table-cell>
          <table:table-cell table:style-name="ce29" office:value-type="string">
            <text:p>Dec Lat</text:p>
          </table:table-cell>
          <table:table-cell table:style-name="ce29" office:value-type="string">
            <text:p>Dec Long</text:p>
          </table:table-cell>
          <table:table-cell office:value-type="string">
            <text:p>GPX Snippet</text:p>
          </table:table-cell>
          <table:table-cell table:number-columns-repeated="1004"/>
        </table:table-row>
        <table:table-row table:style-name="ro3">
          <table:table-cell table:style-name="ce3" table:formula="of:=[.A6]" office:value-type="date" office:date-value="2010-12-04T08:00:00">
            <text:p>Saturday, December 4, 2010 <text:s/>08:00</text:p>
          </table:table-cell>
          <table:table-cell/>
          <table:table-cell table:style-name="ce11" table:formula="of:=[.C6]" office:value-type="string" office:string-value="S">
            <text:p>S</text:p>
          </table:table-cell>
          <table:table-cell table:style-name="ce6" table:formula="of:=[.D6]" office:value-type="float" office:value="14">
            <text:p>14</text:p>
          </table:table-cell>
          <table:table-cell table:style-name="ce24" table:formula="of:=[.E6]" office:value-type="float" office:value="58.11">
            <text:p>58.11</text:p>
          </table:table-cell>
          <table:table-cell table:style-name="ce6"/>
          <table:table-cell table:style-name="ce11" table:formula="of:=[.G6]" office:value-type="string" office:string-value="W">
            <text:p>W</text:p>
          </table:table-cell>
          <table:table-cell table:style-name="ce6" table:formula="of:=[.H6]" office:value-type="float" office:value="147">
            <text:p>147</text:p>
          </table:table-cell>
          <table:table-cell table:style-name="ce24" table:formula="of:=[.I6]" office:value-type="float" office:value="38.21">
            <text:p>38.21</text:p>
          </table:table-cell>
          <table:table-cell table:number-columns-repeated="5"/>
          <table:table-cell table:style-name="ce18" table:formula="of:=CONCATENATE(YEAR([.A21]);&quot;-&quot;;IF(LEN(MONTH([.A21]))=2;MONTH([.A21]);CONCATENATE(&quot;0&quot;;MONTH([.A21])));&quot;-&quot;;IF(LEN(DAY([.A21]))=2;DAY([.A21]);CONCATENATE(&quot;0&quot;;DAY([.A21])));&quot;T&quot;;IF(LEN(HOUR([.A21]))=2;HOUR([.A21]);CONCATENATE(&quot;0&quot;;HOUR([.A21])));&quot;:&quot;;IF(LEN(MINUTE([.A21]))=2;MINUTE([.A21]);CONCATENATE(&quot;0&quot;;MINUTE([.A21])));&quot;:&quot;;IF(LEN(SECOND([.A21]))=2;SECOND([.A21]);CONCATENATE(&quot;0&quot;;SECOND([.A21])));&quot;-10:00&quot;)" office:value-type="string" office:string-value="2010-12-04T08:00:00-10:00">
            <text:p>2010-12-04T08:00:00-10:00</text:p>
          </table:table-cell>
          <table:table-cell/>
          <table:table-cell office:value-type="float" office:value="1">
            <text:p>1</text:p>
          </table:table-cell>
          <table:table-cell table:formula="of:=([.D21]+([.E21]/60)) * (IF((UPPER([.C21])=&quot;S&quot;); -1; 1))" office:value-type="float" office:value="-14.9685">
            <text:p>-14.97</text:p>
          </table:table-cell>
          <table:table-cell table:formula="of:=([.H21]+([.I21]/60)) * (IF((UPPER([.G21])=&quot;W&quot;); -1; 1))" office:value-type="float" office:value="-147.636833333333">
            <text:p>-147.64</text:p>
          </table:table-cell>
          <table:table-cell table:formula="of:=CONCATENATE(&quot;&lt;trkpt lat='&quot;;[.R21];&quot;' lon='&quot;;[.S21];&quot;'&gt;&lt;time&gt;&quot;;[.O21];&quot;&lt;/time&gt;&lt;name&gt;&quot;;[.Q21];&quot;&lt;/name&gt;&lt;sym&gt;empty&lt;/sym&gt;&lt;type&gt;WPT&lt;/type&gt;&lt;/trkpt&gt;&quot;)" office:value-type="string" office:string-value="&lt;trkpt lat='-14.9685' lon='-147.636833333333'&gt;&lt;time&gt;2010-12-04T08:00:00-10:00&lt;/time&gt;&lt;name&gt;1&lt;/name&gt;&lt;sym&gt;empty&lt;/sym&gt;&lt;type&gt;WPT&lt;/type&gt;&lt;/trkpt&gt;">
            <text:p>&lt;trkpt lat='-14.9685' lon='-147.636833333333'&gt;&lt;time&gt;2010-12-04T08:00:00-10:00&lt;/time&gt;&lt;name&gt;1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2-04T09:00:00">
            <text:p>Saturday, December 4, 2010 <text:s/>09:00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14">
            <text:p>14</text:p>
          </table:table-cell>
          <table:table-cell table:style-name="ce24" office:value-type="float" office:value="56.7333">
            <text:p>56.73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47">
            <text:p>147</text:p>
          </table:table-cell>
          <table:table-cell table:style-name="ce24" office:value-type="float" office:value="42.637">
            <text:p>42.64</text:p>
          </table:table-cell>
          <table:table-cell/>
          <table:table-cell table:formula="of:=DEGREES(ACOS((SIN(RADIANS(([.D21]+([.E21]/60)) * (IF((UPPER([.C21])=&quot;S&quot;); -1; 1)))) * SIN(RADIANS(([.D22]+([.E22]/60)) * (IF((UPPER([.C22])=&quot;S&quot;); -1; 1)))) + (COS(RADIANS(([.D21]+([.E21]/60)) * (IF((UPPER([.C21])=&quot;S&quot;); -1; 1)))) * COS(RADIANS(([.D22]+([.E22]/60)) * (IF((UPPER([.C22])=&quot;S&quot;); -1; 1)))) * COS(RADIANS(([.H22]+([.I22]/60)) * (IF((UPPER([.G22])=&quot;W&quot;); -1; 1))-([.H21]+([.I21]/60)) * (IF((UPPER([.G21])=&quot;W&quot;); -1; 1)))) )))) * 60" office:value-type="float" office:value="4.49312054746755">
            <text:p>4.49</text:p>
          </table:table-cell>
          <table:table-cell table:style-name="ce20" table:formula="of:=([.A22]-[.A21])*24" office:value-type="float" office:value="0.999999999941792">
            <text:p>1.00</text:p>
          </table:table-cell>
          <table:table-cell table:style-name="ce20" table:formula="of:=[.K22]/[.L22]" office:value-type="float" office:value="4.49312054772908">
            <text:p>4.49</text:p>
          </table:table-cell>
          <table:table-cell/>
          <table:table-cell table:style-name="ce18" table:formula="of:=CONCATENATE(YEAR([.A22]);&quot;-&quot;;IF(LEN(MONTH([.A22]))=2;MONTH([.A22]);CONCATENATE(&quot;0&quot;;MONTH([.A22])));&quot;-&quot;;IF(LEN(DAY([.A22]))=2;DAY([.A22]);CONCATENATE(&quot;0&quot;;DAY([.A22])));&quot;T&quot;;IF(LEN(HOUR([.A22]))=2;HOUR([.A22]);CONCATENATE(&quot;0&quot;;HOUR([.A22])));&quot;:&quot;;IF(LEN(MINUTE([.A22]))=2;MINUTE([.A22]);CONCATENATE(&quot;0&quot;;MINUTE([.A22])));&quot;:&quot;;IF(LEN(SECOND([.A22]))=2;SECOND([.A22]);CONCATENATE(&quot;0&quot;;SECOND([.A22])));&quot;-10:00&quot;)" office:value-type="string" office:string-value="2010-12-04T09:00:00-10:00">
            <text:p>2010-12-04T09:00:00-10:00</text:p>
          </table:table-cell>
          <table:table-cell/>
          <table:table-cell office:value-type="float" office:value="2">
            <text:p>2</text:p>
          </table:table-cell>
          <table:table-cell table:formula="of:=([.D22]+([.E22]/60)) * (IF((UPPER([.C22])=&quot;S&quot;); -1; 1))" office:value-type="float" office:value="-14.945555">
            <text:p>-14.95</text:p>
          </table:table-cell>
          <table:table-cell table:formula="of:=([.H22]+([.I22]/60)) * (IF((UPPER([.G22])=&quot;W&quot;); -1; 1))" office:value-type="float" office:value="-147.710616666667">
            <text:p>-147.71</text:p>
          </table:table-cell>
          <table:table-cell table:formula="of:=CONCATENATE(&quot;&lt;trkpt lat='&quot;;[.R22];&quot;' lon='&quot;;[.S22];&quot;'&gt;&lt;time&gt;&quot;;[.O22];&quot;&lt;/time&gt;&lt;name&gt;&quot;;[.Q22];&quot;&lt;/name&gt;&lt;sym&gt;empty&lt;/sym&gt;&lt;type&gt;WPT&lt;/type&gt;&lt;/trkpt&gt;&quot;)" office:value-type="string" office:string-value="&lt;trkpt lat='-14.945555' lon='-147.710616666667'&gt;&lt;time&gt;2010-12-04T09:00:00-10:00&lt;/time&gt;&lt;name&gt;2&lt;/name&gt;&lt;sym&gt;empty&lt;/sym&gt;&lt;type&gt;WPT&lt;/type&gt;&lt;/trkpt&gt;">
            <text:p>&lt;trkpt lat='-14.945555' lon='-147.710616666667'&gt;&lt;time&gt;2010-12-04T09:00:00-10:00&lt;/time&gt;&lt;name&gt;2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2-04T09:30:00">
            <text:p>Saturday, December 4, 2010 <text:s/>09:30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14">
            <text:p>14</text:p>
          </table:table-cell>
          <table:table-cell table:style-name="ce24" office:value-type="float" office:value="56.0193">
            <text:p>56.02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47">
            <text:p>147</text:p>
          </table:table-cell>
          <table:table-cell table:style-name="ce24" office:value-type="float" office:value="42.7946">
            <text:p>42.79</text:p>
          </table:table-cell>
          <table:table-cell/>
          <table:table-cell table:formula="of:=DEGREES(ACOS((SIN(RADIANS(([.D22]+([.E22]/60)) * (IF((UPPER([.C22])=&quot;S&quot;); -1; 1)))) * SIN(RADIANS(([.D23]+([.E23]/60)) * (IF((UPPER([.C23])=&quot;S&quot;); -1; 1)))) + (COS(RADIANS(([.D22]+([.E22]/60)) * (IF((UPPER([.C22])=&quot;S&quot;); -1; 1)))) * COS(RADIANS(([.D23]+([.E23]/60)) * (IF((UPPER([.C23])=&quot;S&quot;); -1; 1)))) * COS(RADIANS(([.H23]+([.I23]/60)) * (IF((UPPER([.G23])=&quot;W&quot;); -1; 1))-([.H22]+([.I22]/60)) * (IF((UPPER([.G22])=&quot;W&quot;); -1; 1)))) )))) * 60" office:value-type="float" office:value="0.730056855817301">
            <text:p>0.73</text:p>
          </table:table-cell>
          <table:table-cell table:style-name="ce20" table:formula="of:=([.A23]-[.A22])*24" office:value-type="float" office:value="0.500000000058208">
            <text:p>0.50</text:p>
          </table:table-cell>
          <table:table-cell table:style-name="ce20" table:formula="of:=[.K23]/[.L23]" office:value-type="float" office:value="1.46011371146462">
            <text:p>1.46</text:p>
          </table:table-cell>
          <table:table-cell/>
          <table:table-cell table:style-name="ce18" table:formula="of:=CONCATENATE(YEAR([.A23]);&quot;-&quot;;IF(LEN(MONTH([.A23]))=2;MONTH([.A23]);CONCATENATE(&quot;0&quot;;MONTH([.A23])));&quot;-&quot;;IF(LEN(DAY([.A23]))=2;DAY([.A23]);CONCATENATE(&quot;0&quot;;DAY([.A23])));&quot;T&quot;;IF(LEN(HOUR([.A23]))=2;HOUR([.A23]);CONCATENATE(&quot;0&quot;;HOUR([.A23])));&quot;:&quot;;IF(LEN(MINUTE([.A23]))=2;MINUTE([.A23]);CONCATENATE(&quot;0&quot;;MINUTE([.A23])));&quot;:&quot;;IF(LEN(SECOND([.A23]))=2;SECOND([.A23]);CONCATENATE(&quot;0&quot;;SECOND([.A23])));&quot;-10:00&quot;)" office:value-type="string" office:string-value="2010-12-04T09:30:00-10:00">
            <text:p>2010-12-04T09:30:00-10:00</text:p>
          </table:table-cell>
          <table:table-cell/>
          <table:table-cell office:value-type="float" office:value="3">
            <text:p>3</text:p>
          </table:table-cell>
          <table:table-cell table:formula="of:=([.D23]+([.E23]/60)) * (IF((UPPER([.C23])=&quot;S&quot;); -1; 1))" office:value-type="float" office:value="-14.933655">
            <text:p>-14.93</text:p>
          </table:table-cell>
          <table:table-cell table:formula="of:=([.H23]+([.I23]/60)) * (IF((UPPER([.G23])=&quot;W&quot;); -1; 1))" office:value-type="float" office:value="-147.713243333333">
            <text:p>-147.71</text:p>
          </table:table-cell>
          <table:table-cell table:formula="of:=CONCATENATE(&quot;&lt;trkpt lat='&quot;;[.R23];&quot;' lon='&quot;;[.S23];&quot;'&gt;&lt;time&gt;&quot;;[.O23];&quot;&lt;/time&gt;&lt;name&gt;&quot;;[.Q23];&quot;&lt;/name&gt;&lt;sym&gt;empty&lt;/sym&gt;&lt;type&gt;WPT&lt;/type&gt;&lt;/trkpt&gt;&quot;)" office:value-type="string" office:string-value="&lt;trkpt lat='-14.933655' lon='-147.713243333333'&gt;&lt;time&gt;2010-12-04T09:30:00-10:00&lt;/time&gt;&lt;name&gt;3&lt;/name&gt;&lt;sym&gt;empty&lt;/sym&gt;&lt;type&gt;WPT&lt;/type&gt;&lt;/trkpt&gt;">
            <text:p>&lt;trkpt lat='-14.933655' lon='-147.713243333333'&gt;&lt;time&gt;2010-12-04T09:30:00-10:00&lt;/time&gt;&lt;name&gt;3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2-04T10:00:00">
            <text:p>Saturday, December 4, 2010 <text:s/>10:00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14">
            <text:p>14</text:p>
          </table:table-cell>
          <table:table-cell table:style-name="ce24" office:value-type="float" office:value="52.53">
            <text:p>52.53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47">
            <text:p>147</text:p>
          </table:table-cell>
          <table:table-cell table:style-name="ce24" office:value-type="float" office:value="47.26">
            <text:p>47.26</text:p>
          </table:table-cell>
          <table:table-cell/>
          <table:table-cell table:formula="of:=DEGREES(ACOS((SIN(RADIANS(([.D21]+([.E21]/60)) * (IF((UPPER([.C21])=&quot;S&quot;); -1; 1)))) * SIN(RADIANS(([.D24]+([.E24]/60)) * (IF((UPPER([.C24])=&quot;S&quot;); -1; 1)))) + (COS(RADIANS(([.D21]+([.E21]/60)) * (IF((UPPER([.C21])=&quot;S&quot;); -1; 1)))) * COS(RADIANS(([.D24]+([.E24]/60)) * (IF((UPPER([.C24])=&quot;S&quot;); -1; 1)))) * COS(RADIANS(([.H24]+([.I24]/60)) * (IF((UPPER([.G24])=&quot;W&quot;); -1; 1))-([.H21]+([.I21]/60)) * (IF((UPPER([.G21])=&quot;W&quot;); -1; 1)))) )))) * 60" office:value-type="float" office:value="10.3734308337645">
            <text:p>10.37</text:p>
          </table:table-cell>
          <table:table-cell table:style-name="ce20" table:formula="of:=([.A24]-[.A21])*24" office:value-type="float" office:value="1.99999999988358">
            <text:p>2.00</text:p>
          </table:table-cell>
          <table:table-cell table:style-name="ce20" table:formula="of:=[.K24]/[.L24]" office:value-type="float" office:value="5.18671541718416">
            <text:p>5.19</text:p>
          </table:table-cell>
          <table:table-cell/>
          <table:table-cell table:style-name="ce18" table:formula="of:=CONCATENATE(YEAR([.A24]);&quot;-&quot;;IF(LEN(MONTH([.A24]))=2;MONTH([.A24]);CONCATENATE(&quot;0&quot;;MONTH([.A24])));&quot;-&quot;;IF(LEN(DAY([.A24]))=2;DAY([.A24]);CONCATENATE(&quot;0&quot;;DAY([.A24])));&quot;T&quot;;IF(LEN(HOUR([.A24]))=2;HOUR([.A24]);CONCATENATE(&quot;0&quot;;HOUR([.A24])));&quot;:&quot;;IF(LEN(MINUTE([.A24]))=2;MINUTE([.A24]);CONCATENATE(&quot;0&quot;;MINUTE([.A24])));&quot;:&quot;;IF(LEN(SECOND([.A24]))=2;SECOND([.A24]);CONCATENATE(&quot;0&quot;;SECOND([.A24])));&quot;-10:00&quot;)" office:value-type="string" office:string-value="2010-12-04T10:00:00-10:00">
            <text:p>2010-12-04T10:00:00-10:00</text:p>
          </table:table-cell>
          <table:table-cell/>
          <table:table-cell office:value-type="float" office:value="4">
            <text:p>4</text:p>
          </table:table-cell>
          <table:table-cell table:formula="of:=([.D24]+([.E24]/60)) * (IF((UPPER([.C24])=&quot;S&quot;); -1; 1))" office:value-type="float" office:value="-14.8755">
            <text:p>-14.88</text:p>
          </table:table-cell>
          <table:table-cell table:formula="of:=([.H24]+([.I24]/60)) * (IF((UPPER([.G24])=&quot;W&quot;); -1; 1))" office:value-type="float" office:value="-147.787666666667">
            <text:p>-147.79</text:p>
          </table:table-cell>
          <table:table-cell table:formula="of:=CONCATENATE(&quot;&lt;trkpt lat='&quot;;[.R24];&quot;' lon='&quot;;[.S24];&quot;'&gt;&lt;time&gt;&quot;;[.O24];&quot;&lt;/time&gt;&lt;name&gt;&quot;;[.Q24];&quot;&lt;/name&gt;&lt;sym&gt;empty&lt;/sym&gt;&lt;type&gt;WPT&lt;/type&gt;&lt;/trkpt&gt;&quot;)" office:value-type="string" office:string-value="&lt;trkpt lat='-14.8755' lon='-147.787666666667'&gt;&lt;time&gt;2010-12-04T10:00:00-10:00&lt;/time&gt;&lt;name&gt;4&lt;/name&gt;&lt;sym&gt;empty&lt;/sym&gt;&lt;type&gt;WPT&lt;/type&gt;&lt;/trkpt&gt;">
            <text:p>&lt;trkpt lat='-14.8755' lon='-147.787666666667'&gt;&lt;time&gt;2010-12-04T10:00:00-10:00&lt;/time&gt;&lt;name&gt;4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2-04T11:30:00">
            <text:p>Saturday, December 4, 2010 <text:s/>11:30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14">
            <text:p>14</text:p>
          </table:table-cell>
          <table:table-cell table:style-name="ce24" office:value-type="float" office:value="55.132">
            <text:p>55.13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47">
            <text:p>147</text:p>
          </table:table-cell>
          <table:table-cell table:style-name="ce24" office:value-type="float" office:value="52.1734">
            <text:p>52.17</text:p>
          </table:table-cell>
          <table:table-cell/>
          <table:table-cell table:formula="of:=DEGREES(ACOS((SIN(RADIANS(([.D24]+([.E24]/60)) * (IF((UPPER([.C24])=&quot;S&quot;); -1; 1)))) * SIN(RADIANS(([.D25]+([.E25]/60)) * (IF((UPPER([.C25])=&quot;S&quot;); -1; 1)))) + (COS(RADIANS(([.D24]+([.E24]/60)) * (IF((UPPER([.C24])=&quot;S&quot;); -1; 1)))) * COS(RADIANS(([.D25]+([.E25]/60)) * (IF((UPPER([.C25])=&quot;S&quot;); -1; 1)))) * COS(RADIANS(([.H25]+([.I25]/60)) * (IF((UPPER([.G25])=&quot;W&quot;); -1; 1))-([.H24]+([.I24]/60)) * (IF((UPPER([.G24])=&quot;W&quot;); -1; 1)))) )))) * 60" office:value-type="float" office:value="5.4144548785745">
            <text:p>5.41</text:p>
          </table:table-cell>
          <table:table-cell table:style-name="ce20" table:formula="of:=([.A25]-[.A24])*24" office:value-type="float" office:value="1.50000000017462">
            <text:p>1.50</text:p>
          </table:table-cell>
          <table:table-cell table:style-name="ce20" table:formula="of:=[.K25]/[.L25]" office:value-type="float" office:value="3.60963658529611">
            <text:p>3.61</text:p>
          </table:table-cell>
          <table:table-cell/>
          <table:table-cell table:style-name="ce18" table:formula="of:=CONCATENATE(YEAR([.A25]);&quot;-&quot;;IF(LEN(MONTH([.A25]))=2;MONTH([.A25]);CONCATENATE(&quot;0&quot;;MONTH([.A25])));&quot;-&quot;;IF(LEN(DAY([.A25]))=2;DAY([.A25]);CONCATENATE(&quot;0&quot;;DAY([.A25])));&quot;T&quot;;IF(LEN(HOUR([.A25]))=2;HOUR([.A25]);CONCATENATE(&quot;0&quot;;HOUR([.A25])));&quot;:&quot;;IF(LEN(MINUTE([.A25]))=2;MINUTE([.A25]);CONCATENATE(&quot;0&quot;;MINUTE([.A25])));&quot;:&quot;;IF(LEN(SECOND([.A25]))=2;SECOND([.A25]);CONCATENATE(&quot;0&quot;;SECOND([.A25])));&quot;-10:00&quot;)" office:value-type="string" office:string-value="2010-12-04T11:30:00-10:00">
            <text:p>2010-12-04T11:30:00-10:00</text:p>
          </table:table-cell>
          <table:table-cell/>
          <table:table-cell office:value-type="float" office:value="5">
            <text:p>5</text:p>
          </table:table-cell>
          <table:table-cell table:formula="of:=([.D25]+([.E25]/60)) * (IF((UPPER([.C25])=&quot;S&quot;); -1; 1))" office:value-type="float" office:value="-14.9188666666667">
            <text:p>-14.92</text:p>
          </table:table-cell>
          <table:table-cell table:formula="of:=([.H25]+([.I25]/60)) * (IF((UPPER([.G25])=&quot;W&quot;); -1; 1))" office:value-type="float" office:value="-147.869556666667">
            <text:p>-147.87</text:p>
          </table:table-cell>
          <table:table-cell table:formula="of:=CONCATENATE(&quot;&lt;trkpt lat='&quot;;[.R25];&quot;' lon='&quot;;[.S25];&quot;'&gt;&lt;time&gt;&quot;;[.O25];&quot;&lt;/time&gt;&lt;name&gt;&quot;;[.Q25];&quot;&lt;/name&gt;&lt;sym&gt;empty&lt;/sym&gt;&lt;type&gt;WPT&lt;/type&gt;&lt;/trkpt&gt;&quot;)" office:value-type="string" office:string-value="&lt;trkpt lat='-14.9188666666667' lon='-147.869556666667'&gt;&lt;time&gt;2010-12-04T11:30:00-10:00&lt;/time&gt;&lt;name&gt;5&lt;/name&gt;&lt;sym&gt;empty&lt;/sym&gt;&lt;type&gt;WPT&lt;/type&gt;&lt;/trkpt&gt;">
            <text:p>&lt;trkpt lat='-14.9188666666667' lon='-147.869556666667'&gt;&lt;time&gt;2010-12-04T11:30:00-10:00&lt;/time&gt;&lt;name&gt;5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2-04T13:00:00">
            <text:p>Saturday, December 4, 2010 <text:s/>13:00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15">
            <text:p>15</text:p>
          </table:table-cell>
          <table:table-cell table:style-name="ce24" office:value-type="float" office:value="8.04">
            <text:p>8.04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48">
            <text:p>148</text:p>
          </table:table-cell>
          <table:table-cell table:style-name="ce24" office:value-type="float" office:value="2.68">
            <text:p>2.68</text:p>
          </table:table-cell>
          <table:table-cell/>
          <table:table-cell table:formula="of:=DEGREES(ACOS((SIN(RADIANS(([.D21]+([.E21]/60)) * (IF((UPPER([.C21])=&quot;S&quot;); -1; 1)))) * SIN(RADIANS(([.D26]+([.E26]/60)) * (IF((UPPER([.C26])=&quot;S&quot;); -1; 1)))) + (COS(RADIANS(([.D21]+([.E21]/60)) * (IF((UPPER([.C21])=&quot;S&quot;); -1; 1)))) * COS(RADIANS(([.D26]+([.E26]/60)) * (IF((UPPER([.C26])=&quot;S&quot;); -1; 1)))) * COS(RADIANS(([.H26]+([.I26]/60)) * (IF((UPPER([.G26])=&quot;W&quot;); -1; 1))-([.H21]+([.I21]/60)) * (IF((UPPER([.G21])=&quot;W&quot;); -1; 1)))) )))) * 60" office:value-type="float" office:value="25.6321329580491">
            <text:p>25.63</text:p>
          </table:table-cell>
          <table:table-cell table:style-name="ce20" table:formula="of:=([.A26]-[.A21])*24" office:value-type="float" office:value="4.99999999988359">
            <text:p>5.00</text:p>
          </table:table-cell>
          <table:table-cell table:style-name="ce20" table:formula="of:=[.K26]/[.L26]" office:value-type="float" office:value="5.12642659172918">
            <text:p>5.13</text:p>
          </table:table-cell>
          <table:table-cell/>
          <table:table-cell table:style-name="ce18" table:formula="of:=CONCATENATE(YEAR([.A26]);&quot;-&quot;;IF(LEN(MONTH([.A26]))=2;MONTH([.A26]);CONCATENATE(&quot;0&quot;;MONTH([.A26])));&quot;-&quot;;IF(LEN(DAY([.A26]))=2;DAY([.A26]);CONCATENATE(&quot;0&quot;;DAY([.A26])));&quot;T&quot;;IF(LEN(HOUR([.A26]))=2;HOUR([.A26]);CONCATENATE(&quot;0&quot;;HOUR([.A26])));&quot;:&quot;;IF(LEN(MINUTE([.A26]))=2;MINUTE([.A26]);CONCATENATE(&quot;0&quot;;MINUTE([.A26])));&quot;:&quot;;IF(LEN(SECOND([.A26]))=2;SECOND([.A26]);CONCATENATE(&quot;0&quot;;SECOND([.A26])));&quot;-10:00&quot;)" office:value-type="string" office:string-value="2010-12-04T13:00:00-10:00">
            <text:p>2010-12-04T13:00:00-10:00</text:p>
          </table:table-cell>
          <table:table-cell/>
          <table:table-cell office:value-type="float" office:value="6">
            <text:p>6</text:p>
          </table:table-cell>
          <table:table-cell table:formula="of:=([.D26]+([.E26]/60)) * (IF((UPPER([.C26])=&quot;S&quot;); -1; 1))" office:value-type="float" office:value="-15.134">
            <text:p>-15.13</text:p>
          </table:table-cell>
          <table:table-cell table:formula="of:=([.H26]+([.I26]/60)) * (IF((UPPER([.G26])=&quot;W&quot;); -1; 1))" office:value-type="float" office:value="-148.044666666667">
            <text:p>-148.04</text:p>
          </table:table-cell>
          <table:table-cell table:formula="of:=CONCATENATE(&quot;&lt;trkpt lat='&quot;;[.R26];&quot;' lon='&quot;;[.S26];&quot;'&gt;&lt;time&gt;&quot;;[.O26];&quot;&lt;/time&gt;&lt;name&gt;&quot;;[.Q26];&quot;&lt;/name&gt;&lt;sym&gt;empty&lt;/sym&gt;&lt;type&gt;WPT&lt;/type&gt;&lt;/trkpt&gt;&quot;)" office:value-type="string" office:string-value="&lt;trkpt lat='-15.134' lon='-148.044666666667'&gt;&lt;time&gt;2010-12-04T13:00:00-10:00&lt;/time&gt;&lt;name&gt;6&lt;/name&gt;&lt;sym&gt;empty&lt;/sym&gt;&lt;type&gt;WPT&lt;/type&gt;&lt;/trkpt&gt;">
            <text:p>&lt;trkpt lat='-15.134' lon='-148.044666666667'&gt;&lt;time&gt;2010-12-04T13:00:00-10:00&lt;/time&gt;&lt;name&gt;6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2-04T16:00:00">
            <text:p>Saturday, December 4, 2010 <text:s/>16:00</text:p>
          </table:table-cell>
          <table:table-cell/>
          <table:table-cell table:style-name="ce33" office:value-type="string">
            <text:p>S</text:p>
          </table:table-cell>
          <table:table-cell table:style-name="ce6" office:value-type="float" office:value="15">
            <text:p>15</text:p>
          </table:table-cell>
          <table:table-cell table:style-name="ce24" office:value-type="float" office:value="25.49">
            <text:p>25.49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48">
            <text:p>148</text:p>
          </table:table-cell>
          <table:table-cell table:style-name="ce24" office:value-type="float" office:value="12.48">
            <text:p>12.48</text:p>
          </table:table-cell>
          <table:table-cell/>
          <table:table-cell table:formula="of:=DEGREES(ACOS((SIN(RADIANS(([.D26]+([.E26]/60)) * (IF((UPPER([.C26])=&quot;S&quot;); -1; 1)))) * SIN(RADIANS(([.D27]+([.E27]/60)) * (IF((UPPER([.C27])=&quot;S&quot;); -1; 1)))) + (COS(RADIANS(([.D26]+([.E26]/60)) * (IF((UPPER([.C26])=&quot;S&quot;); -1; 1)))) * COS(RADIANS(([.D27]+([.E27]/60)) * (IF((UPPER([.C27])=&quot;S&quot;); -1; 1)))) * COS(RADIANS(([.H27]+([.I27]/60)) * (IF((UPPER([.G27])=&quot;W&quot;); -1; 1))-([.H26]+([.I26]/60)) * (IF((UPPER([.G26])=&quot;W&quot;); -1; 1)))) )))) * 60" office:value-type="float" office:value="19.8462249658324">
            <text:p>19.85</text:p>
          </table:table-cell>
          <table:table-cell table:style-name="ce20" table:formula="of:=([.A27]-[.A26])*24" office:value-type="float" office:value="3">
            <text:p>3.00</text:p>
          </table:table-cell>
          <table:table-cell table:style-name="ce20" table:formula="of:=[.K27]/[.L27]" office:value-type="float" office:value="6.61540832194413">
            <text:p>6.62</text:p>
          </table:table-cell>
          <table:table-cell/>
          <table:table-cell table:style-name="ce18" table:formula="of:=CONCATENATE(YEAR([.A27]);&quot;-&quot;;IF(LEN(MONTH([.A27]))=2;MONTH([.A27]);CONCATENATE(&quot;0&quot;;MONTH([.A27])));&quot;-&quot;;IF(LEN(DAY([.A27]))=2;DAY([.A27]);CONCATENATE(&quot;0&quot;;DAY([.A27])));&quot;T&quot;;IF(LEN(HOUR([.A27]))=2;HOUR([.A27]);CONCATENATE(&quot;0&quot;;HOUR([.A27])));&quot;:&quot;;IF(LEN(MINUTE([.A27]))=2;MINUTE([.A27]);CONCATENATE(&quot;0&quot;;MINUTE([.A27])));&quot;:&quot;;IF(LEN(SECOND([.A27]))=2;SECOND([.A27]);CONCATENATE(&quot;0&quot;;SECOND([.A27])));&quot;-10:00&quot;)" office:value-type="string" office:string-value="2010-12-04T16:00:00-10:00">
            <text:p>2010-12-04T16:00:00-10:00</text:p>
          </table:table-cell>
          <table:table-cell/>
          <table:table-cell office:value-type="float" office:value="7">
            <text:p>7</text:p>
          </table:table-cell>
          <table:table-cell table:formula="of:=([.D27]+([.E27]/60)) * (IF((UPPER([.C27])=&quot;S&quot;); -1; 1))" office:value-type="float" office:value="-15.4248333333333">
            <text:p>-15.42</text:p>
          </table:table-cell>
          <table:table-cell table:formula="of:=([.H27]+([.I27]/60)) * (IF((UPPER([.G27])=&quot;W&quot;); -1; 1))" office:value-type="float" office:value="-148.208">
            <text:p>-148.21</text:p>
          </table:table-cell>
          <table:table-cell table:formula="of:=CONCATENATE(&quot;&lt;trkpt lat='&quot;;[.R27];&quot;' lon='&quot;;[.S27];&quot;'&gt;&lt;time&gt;&quot;;[.O27];&quot;&lt;/time&gt;&lt;name&gt;&quot;;[.Q27];&quot;&lt;/name&gt;&lt;sym&gt;empty&lt;/sym&gt;&lt;type&gt;WPT&lt;/type&gt;&lt;/trkpt&gt;&quot;)" office:value-type="string" office:string-value="&lt;trkpt lat='-15.4248333333333' lon='-148.208'&gt;&lt;time&gt;2010-12-04T16:00:00-10:00&lt;/time&gt;&lt;name&gt;7&lt;/name&gt;&lt;sym&gt;empty&lt;/sym&gt;&lt;type&gt;WPT&lt;/type&gt;&lt;/trkpt&gt;">
            <text:p>&lt;trkpt lat='-15.4248333333333' lon='-148.208'&gt;&lt;time&gt;2010-12-04T16:00:00-10:00&lt;/time&gt;&lt;name&gt;7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2-04T20:15:00">
            <text:p>Saturday, December 4, 2010 <text:s/>20:15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15">
            <text:p>15</text:p>
          </table:table-cell>
          <table:table-cell table:style-name="ce24" office:value-type="float" office:value="47.75">
            <text:p>47.75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48">
            <text:p>148</text:p>
          </table:table-cell>
          <table:table-cell table:style-name="ce24" office:value-type="float" office:value="28.47">
            <text:p>28.47</text:p>
          </table:table-cell>
          <table:table-cell/>
          <table:table-cell table:formula="of:=DEGREES(ACOS((SIN(RADIANS(([.D27]+([.E27]/60)) * (IF((UPPER([.C27])=&quot;S&quot;); -1; 1)))) * SIN(RADIANS(([.D28]+([.E28]/60)) * (IF((UPPER([.C28])=&quot;S&quot;); -1; 1)))) + (COS(RADIANS(([.D27]+([.E27]/60)) * (IF((UPPER([.C27])=&quot;S&quot;); -1; 1)))) * COS(RADIANS(([.D28]+([.E28]/60)) * (IF((UPPER([.C28])=&quot;S&quot;); -1; 1)))) * COS(RADIANS(([.H28]+([.I28]/60)) * (IF((UPPER([.G28])=&quot;W&quot;); -1; 1))-([.H27]+([.I27]/60)) * (IF((UPPER([.G27])=&quot;W&quot;); -1; 1)))) )))) * 60" office:value-type="float" office:value="27.0679240372486">
            <text:p>27.07</text:p>
          </table:table-cell>
          <table:table-cell table:style-name="ce20" table:formula="of:=([.A28]-[.A27])*24" office:value-type="float" office:value="4.25000000005821">
            <text:p>4.25</text:p>
          </table:table-cell>
          <table:table-cell table:style-name="ce20" table:formula="of:=[.K28]/[.L28]" office:value-type="float" office:value="6.36892330279479">
            <text:p>6.37</text:p>
          </table:table-cell>
          <table:table-cell/>
          <table:table-cell table:style-name="ce18" table:formula="of:=CONCATENATE(YEAR([.A28]);&quot;-&quot;;IF(LEN(MONTH([.A28]))=2;MONTH([.A28]);CONCATENATE(&quot;0&quot;;MONTH([.A28])));&quot;-&quot;;IF(LEN(DAY([.A28]))=2;DAY([.A28]);CONCATENATE(&quot;0&quot;;DAY([.A28])));&quot;T&quot;;IF(LEN(HOUR([.A28]))=2;HOUR([.A28]);CONCATENATE(&quot;0&quot;;HOUR([.A28])));&quot;:&quot;;IF(LEN(MINUTE([.A28]))=2;MINUTE([.A28]);CONCATENATE(&quot;0&quot;;MINUTE([.A28])));&quot;:&quot;;IF(LEN(SECOND([.A28]))=2;SECOND([.A28]);CONCATENATE(&quot;0&quot;;SECOND([.A28])));&quot;-10:00&quot;)" office:value-type="string" office:string-value="2010-12-04T20:15:00-10:00">
            <text:p>2010-12-04T20:15:00-10:00</text:p>
          </table:table-cell>
          <table:table-cell/>
          <table:table-cell office:value-type="float" office:value="8">
            <text:p>8</text:p>
          </table:table-cell>
          <table:table-cell table:formula="of:=([.D28]+([.E28]/60)) * (IF((UPPER([.C28])=&quot;S&quot;); -1; 1))" office:value-type="float" office:value="-15.7958333333333">
            <text:p>-15.8</text:p>
          </table:table-cell>
          <table:table-cell table:formula="of:=([.H28]+([.I28]/60)) * (IF((UPPER([.G28])=&quot;W&quot;); -1; 1))" office:value-type="float" office:value="-148.4745">
            <text:p>-148.47</text:p>
          </table:table-cell>
          <table:table-cell table:formula="of:=CONCATENATE(&quot;&lt;trkpt lat='&quot;;[.R28];&quot;' lon='&quot;;[.S28];&quot;'&gt;&lt;time&gt;&quot;;[.O28];&quot;&lt;/time&gt;&lt;name&gt;&quot;;[.Q28];&quot;&lt;/name&gt;&lt;sym&gt;empty&lt;/sym&gt;&lt;type&gt;WPT&lt;/type&gt;&lt;/trkpt&gt;&quot;)" office:value-type="string" office:string-value="&lt;trkpt lat='-15.7958333333333' lon='-148.4745'&gt;&lt;time&gt;2010-12-04T20:15:00-10:00&lt;/time&gt;&lt;name&gt;8&lt;/name&gt;&lt;sym&gt;empty&lt;/sym&gt;&lt;type&gt;WPT&lt;/type&gt;&lt;/trkpt&gt;">
            <text:p>&lt;trkpt lat='-15.7958333333333' lon='-148.4745'&gt;&lt;time&gt;2010-12-04T20:15:00-10:00&lt;/time&gt;&lt;name&gt;8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2-05T03:00:00">
            <text:p>Sunday, December 5, 2010 <text:s/>03:00</text:p>
          </table:table-cell>
          <table:table-cell/>
          <table:table-cell table:style-name="ce33" office:value-type="string">
            <text:p>S</text:p>
          </table:table-cell>
          <table:table-cell table:style-name="ce6" office:value-type="float" office:value="16">
            <text:p>16</text:p>
          </table:table-cell>
          <table:table-cell table:style-name="ce24" office:value-type="float" office:value="24.6">
            <text:p>24.6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48">
            <text:p>148</text:p>
          </table:table-cell>
          <table:table-cell table:style-name="ce24" office:value-type="float" office:value="51.79">
            <text:p>51.79</text:p>
          </table:table-cell>
          <table:table-cell/>
          <table:table-cell table:formula="of:=DEGREES(ACOS((SIN(RADIANS(([.D28]+([.E28]/60)) * (IF((UPPER([.C28])=&quot;S&quot;); -1; 1)))) * SIN(RADIANS(([.D29]+([.E29]/60)) * (IF((UPPER([.C29])=&quot;S&quot;); -1; 1)))) + (COS(RADIANS(([.D28]+([.E28]/60)) * (IF((UPPER([.C28])=&quot;S&quot;); -1; 1)))) * COS(RADIANS(([.D29]+([.E29]/60)) * (IF((UPPER([.C29])=&quot;S&quot;); -1; 1)))) * COS(RADIANS(([.H29]+([.I29]/60)) * (IF((UPPER([.G29])=&quot;W&quot;); -1; 1))-([.H28]+([.I28]/60)) * (IF((UPPER([.G28])=&quot;W&quot;); -1; 1)))) )))) * 60" office:value-type="float" office:value="43.1265833294007">
            <text:p>43.13</text:p>
          </table:table-cell>
          <table:table-cell table:style-name="ce20" table:formula="of:=([.A29]-[.A28])*24" office:value-type="float" office:value="6.75">
            <text:p>6.75</text:p>
          </table:table-cell>
          <table:table-cell table:style-name="ce20" table:formula="of:=[.K29]/[.L29]" office:value-type="float" office:value="6.38912345620752">
            <text:p>6.39</text:p>
          </table:table-cell>
          <table:table-cell/>
          <table:table-cell table:style-name="ce18" table:formula="of:=CONCATENATE(YEAR([.A29]);&quot;-&quot;;IF(LEN(MONTH([.A29]))=2;MONTH([.A29]);CONCATENATE(&quot;0&quot;;MONTH([.A29])));&quot;-&quot;;IF(LEN(DAY([.A29]))=2;DAY([.A29]);CONCATENATE(&quot;0&quot;;DAY([.A29])));&quot;T&quot;;IF(LEN(HOUR([.A29]))=2;HOUR([.A29]);CONCATENATE(&quot;0&quot;;HOUR([.A29])));&quot;:&quot;;IF(LEN(MINUTE([.A29]))=2;MINUTE([.A29]);CONCATENATE(&quot;0&quot;;MINUTE([.A29])));&quot;:&quot;;IF(LEN(SECOND([.A29]))=2;SECOND([.A29]);CONCATENATE(&quot;0&quot;;SECOND([.A29])));&quot;-10:00&quot;)" office:value-type="string" office:string-value="2010-12-05T03:00:00-10:00">
            <text:p>2010-12-05T03:00:00-10:00</text:p>
          </table:table-cell>
          <table:table-cell/>
          <table:table-cell office:value-type="float" office:value="9">
            <text:p>9</text:p>
          </table:table-cell>
          <table:table-cell table:formula="of:=([.D29]+([.E29]/60)) * (IF((UPPER([.C29])=&quot;S&quot;); -1; 1))" office:value-type="float" office:value="-16.41">
            <text:p>-16.41</text:p>
          </table:table-cell>
          <table:table-cell table:formula="of:=([.H29]+([.I29]/60)) * (IF((UPPER([.G29])=&quot;W&quot;); -1; 1))" office:value-type="float" office:value="-148.863166666667">
            <text:p>-148.86</text:p>
          </table:table-cell>
          <table:table-cell table:formula="of:=CONCATENATE(&quot;&lt;trkpt lat='&quot;;[.R29];&quot;' lon='&quot;;[.S29];&quot;'&gt;&lt;time&gt;&quot;;[.O29];&quot;&lt;/time&gt;&lt;name&gt;&quot;;[.Q29];&quot;&lt;/name&gt;&lt;sym&gt;empty&lt;/sym&gt;&lt;type&gt;WPT&lt;/type&gt;&lt;/trkpt&gt;&quot;)" office:value-type="string" office:string-value="&lt;trkpt lat='-16.41' lon='-148.863166666667'&gt;&lt;time&gt;2010-12-05T03:00:00-10:00&lt;/time&gt;&lt;name&gt;9&lt;/name&gt;&lt;sym&gt;empty&lt;/sym&gt;&lt;type&gt;WPT&lt;/type&gt;&lt;/trkpt&gt;">
            <text:p>&lt;trkpt lat='-16.41' lon='-148.863166666667'&gt;&lt;time&gt;2010-12-05T03:00:00-10:00&lt;/time&gt;&lt;name&gt;9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2-05T05:30:00">
            <text:p>Sunday, December 5, 2010 <text:s/>05:30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16">
            <text:p>16</text:p>
          </table:table-cell>
          <table:table-cell table:style-name="ce24" office:value-type="float" office:value="37.2">
            <text:p>37.2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49">
            <text:p>149</text:p>
          </table:table-cell>
          <table:table-cell table:style-name="ce24" office:value-type="float" office:value="4">
            <text:p>4.00</text:p>
          </table:table-cell>
          <table:table-cell/>
          <table:table-cell table:formula="of:=DEGREES(ACOS((SIN(RADIANS(([.D29]+([.E29]/60)) * (IF((UPPER([.C29])=&quot;S&quot;); -1; 1)))) * SIN(RADIANS(([.D30]+([.E30]/60)) * (IF((UPPER([.C30])=&quot;S&quot;); -1; 1)))) + (COS(RADIANS(([.D29]+([.E29]/60)) * (IF((UPPER([.C29])=&quot;S&quot;); -1; 1)))) * COS(RADIANS(([.D30]+([.E30]/60)) * (IF((UPPER([.C30])=&quot;S&quot;); -1; 1)))) * COS(RADIANS(([.H30]+([.I30]/60)) * (IF((UPPER([.G30])=&quot;W&quot;); -1; 1))-([.H29]+([.I29]/60)) * (IF((UPPER([.G29])=&quot;W&quot;); -1; 1)))) )))) * 60" office:value-type="float" office:value="17.1987441983544">
            <text:p>17.20</text:p>
          </table:table-cell>
          <table:table-cell table:style-name="ce20" table:formula="of:=([.A30]-[.A29])*24" office:value-type="float" office:value="2.50000000011642">
            <text:p>2.50</text:p>
          </table:table-cell>
          <table:table-cell table:style-name="ce20" table:formula="of:=[.K30]/[.L30]" office:value-type="float" office:value="6.8794976790214">
            <text:p>6.88</text:p>
          </table:table-cell>
          <table:table-cell/>
          <table:table-cell table:style-name="ce18" table:formula="of:=CONCATENATE(YEAR([.A30]);&quot;-&quot;;IF(LEN(MONTH([.A30]))=2;MONTH([.A30]);CONCATENATE(&quot;0&quot;;MONTH([.A30])));&quot;-&quot;;IF(LEN(DAY([.A30]))=2;DAY([.A30]);CONCATENATE(&quot;0&quot;;DAY([.A30])));&quot;T&quot;;IF(LEN(HOUR([.A30]))=2;HOUR([.A30]);CONCATENATE(&quot;0&quot;;HOUR([.A30])));&quot;:&quot;;IF(LEN(MINUTE([.A30]))=2;MINUTE([.A30]);CONCATENATE(&quot;0&quot;;MINUTE([.A30])));&quot;:&quot;;IF(LEN(SECOND([.A30]))=2;SECOND([.A30]);CONCATENATE(&quot;0&quot;;SECOND([.A30])));&quot;-10:00&quot;)" office:value-type="string" office:string-value="2010-12-05T05:30:00-10:00">
            <text:p>2010-12-05T05:30:00-10:00</text:p>
          </table:table-cell>
          <table:table-cell/>
          <table:table-cell office:value-type="float" office:value="10">
            <text:p>10</text:p>
          </table:table-cell>
          <table:table-cell table:formula="of:=([.D30]+([.E30]/60)) * (IF((UPPER([.C30])=&quot;S&quot;); -1; 1))" office:value-type="float" office:value="-16.62">
            <text:p>-16.62</text:p>
          </table:table-cell>
          <table:table-cell table:formula="of:=([.H30]+([.I30]/60)) * (IF((UPPER([.G30])=&quot;W&quot;); -1; 1))" office:value-type="float" office:value="-149.066666666667">
            <text:p>-149.07</text:p>
          </table:table-cell>
          <table:table-cell table:formula="of:=CONCATENATE(&quot;&lt;trkpt lat='&quot;;[.R30];&quot;' lon='&quot;;[.S30];&quot;'&gt;&lt;time&gt;&quot;;[.O30];&quot;&lt;/time&gt;&lt;name&gt;&quot;;[.Q30];&quot;&lt;/name&gt;&lt;sym&gt;empty&lt;/sym&gt;&lt;type&gt;WPT&lt;/type&gt;&lt;/trkpt&gt;&quot;)" office:value-type="string" office:string-value="&lt;trkpt lat='-16.62' lon='-149.066666666667'&gt;&lt;time&gt;2010-12-05T05:30:00-10:00&lt;/time&gt;&lt;name&gt;10&lt;/name&gt;&lt;sym&gt;empty&lt;/sym&gt;&lt;type&gt;WPT&lt;/type&gt;&lt;/trkpt&gt;">
            <text:p>&lt;trkpt lat='-16.62' lon='-149.066666666667'&gt;&lt;time&gt;2010-12-05T05:30:00-10:00&lt;/time&gt;&lt;name&gt;10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2-05T09:40:00">
            <text:p>Sunday, December 5, 2010 <text:s/>09:40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17">
            <text:p>17</text:p>
          </table:table-cell>
          <table:table-cell table:style-name="ce24" office:value-type="float" office:value="0.46">
            <text:p>0.46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49">
            <text:p>149</text:p>
          </table:table-cell>
          <table:table-cell table:style-name="ce24" office:value-type="float" office:value="15.64">
            <text:p>15.64</text:p>
          </table:table-cell>
          <table:table-cell/>
          <table:table-cell table:formula="of:=DEGREES(ACOS((SIN(RADIANS(([.D30]+([.E30]/60)) * (IF((UPPER([.C30])=&quot;S&quot;); -1; 1)))) * SIN(RADIANS(([.D31]+([.E31]/60)) * (IF((UPPER([.C31])=&quot;S&quot;); -1; 1)))) + (COS(RADIANS(([.D30]+([.E30]/60)) * (IF((UPPER([.C30])=&quot;S&quot;); -1; 1)))) * COS(RADIANS(([.D31]+([.E31]/60)) * (IF((UPPER([.C31])=&quot;S&quot;); -1; 1)))) * COS(RADIANS(([.H31]+([.I31]/60)) * (IF((UPPER([.G31])=&quot;W&quot;); -1; 1))-([.H30]+([.I30]/60)) * (IF((UPPER([.G30])=&quot;W&quot;); -1; 1)))) )))) * 60" office:value-type="float" office:value="25.7910790838081">
            <text:p>25.79</text:p>
          </table:table-cell>
          <table:table-cell table:style-name="ce20" table:formula="of:=([.A31]-[.A30])*24" office:value-type="float" office:value="4.16666666662786">
            <text:p>4.17</text:p>
          </table:table-cell>
          <table:table-cell table:style-name="ce20" table:formula="of:=[.K31]/[.L31]" office:value-type="float" office:value="6.18985898017158">
            <text:p>6.19</text:p>
          </table:table-cell>
          <table:table-cell/>
          <table:table-cell table:style-name="ce18" table:formula="of:=CONCATENATE(YEAR([.A31]);&quot;-&quot;;IF(LEN(MONTH([.A31]))=2;MONTH([.A31]);CONCATENATE(&quot;0&quot;;MONTH([.A31])));&quot;-&quot;;IF(LEN(DAY([.A31]))=2;DAY([.A31]);CONCATENATE(&quot;0&quot;;DAY([.A31])));&quot;T&quot;;IF(LEN(HOUR([.A31]))=2;HOUR([.A31]);CONCATENATE(&quot;0&quot;;HOUR([.A31])));&quot;:&quot;;IF(LEN(MINUTE([.A31]))=2;MINUTE([.A31]);CONCATENATE(&quot;0&quot;;MINUTE([.A31])));&quot;:&quot;;IF(LEN(SECOND([.A31]))=2;SECOND([.A31]);CONCATENATE(&quot;0&quot;;SECOND([.A31])));&quot;-10:00&quot;)" office:value-type="string" office:string-value="2010-12-05T09:40:00-10:00">
            <text:p>2010-12-05T09:40:00-10:00</text:p>
          </table:table-cell>
          <table:table-cell/>
          <table:table-cell office:value-type="float" office:value="11">
            <text:p>11</text:p>
          </table:table-cell>
          <table:table-cell table:formula="of:=([.D31]+([.E31]/60)) * (IF((UPPER([.C31])=&quot;S&quot;); -1; 1))" office:value-type="float" office:value="-17.0076666666667">
            <text:p>-17.01</text:p>
          </table:table-cell>
          <table:table-cell table:formula="of:=([.H31]+([.I31]/60)) * (IF((UPPER([.G31])=&quot;W&quot;); -1; 1))" office:value-type="float" office:value="-149.260666666667">
            <text:p>-149.26</text:p>
          </table:table-cell>
          <table:table-cell table:formula="of:=CONCATENATE(&quot;&lt;trkpt lat='&quot;;[.R31];&quot;' lon='&quot;;[.S31];&quot;'&gt;&lt;time&gt;&quot;;[.O31];&quot;&lt;/time&gt;&lt;name&gt;&quot;;[.Q31];&quot;&lt;/name&gt;&lt;sym&gt;empty&lt;/sym&gt;&lt;type&gt;WPT&lt;/type&gt;&lt;/trkpt&gt;&quot;)" office:value-type="string" office:string-value="&lt;trkpt lat='-17.0076666666667' lon='-149.260666666667'&gt;&lt;time&gt;2010-12-05T09:40:00-10:00&lt;/time&gt;&lt;name&gt;11&lt;/name&gt;&lt;sym&gt;empty&lt;/sym&gt;&lt;type&gt;WPT&lt;/type&gt;&lt;/trkpt&gt;">
            <text:p>&lt;trkpt lat='-17.0076666666667' lon='-149.260666666667'&gt;&lt;time&gt;2010-12-05T09:40:00-10:00&lt;/time&gt;&lt;name&gt;11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0-12-05T13:00:00">
            <text:p>Sunday, December 5, 2010 <text:s/>13:00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17">
            <text:p>17</text:p>
          </table:table-cell>
          <table:table-cell table:style-name="ce24" office:value-type="float" office:value="19.56">
            <text:p>19.56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49">
            <text:p>149</text:p>
          </table:table-cell>
          <table:table-cell table:style-name="ce24" office:value-type="float" office:value="24.01">
            <text:p>24.01</text:p>
          </table:table-cell>
          <table:table-cell/>
          <table:table-cell table:formula="of:=DEGREES(ACOS((SIN(RADIANS(([.D31]+([.E31]/60)) * (IF((UPPER([.C31])=&quot;S&quot;); -1; 1)))) * SIN(RADIANS(([.D32]+([.E32]/60)) * (IF((UPPER([.C32])=&quot;S&quot;); -1; 1)))) + (COS(RADIANS(([.D31]+([.E31]/60)) * (IF((UPPER([.C31])=&quot;S&quot;); -1; 1)))) * COS(RADIANS(([.D32]+([.E32]/60)) * (IF((UPPER([.C32])=&quot;S&quot;); -1; 1)))) * COS(RADIANS(([.H32]+([.I32]/60)) * (IF((UPPER([.G32])=&quot;W&quot;); -1; 1))-([.H31]+([.I31]/60)) * (IF((UPPER([.G31])=&quot;W&quot;); -1; 1)))) )))) * 60" office:value-type="float" office:value="20.7066070291617">
            <text:p>20.71</text:p>
          </table:table-cell>
          <table:table-cell table:style-name="ce20" table:formula="of:=([.A32]-[.A31])*24" office:value-type="float" office:value="3.33333333319752">
            <text:p>3.33</text:p>
          </table:table-cell>
          <table:table-cell table:style-name="ce20" table:formula="of:=[.K32]/[.L32]" office:value-type="float" office:value="6.21198210900161">
            <text:p>6.21</text:p>
          </table:table-cell>
          <table:table-cell/>
          <table:table-cell table:style-name="ce18" table:formula="of:=CONCATENATE(YEAR([.A32]);&quot;-&quot;;IF(LEN(MONTH([.A32]))=2;MONTH([.A32]);CONCATENATE(&quot;0&quot;;MONTH([.A32])));&quot;-&quot;;IF(LEN(DAY([.A32]))=2;DAY([.A32]);CONCATENATE(&quot;0&quot;;DAY([.A32])));&quot;T&quot;;IF(LEN(HOUR([.A32]))=2;HOUR([.A32]);CONCATENATE(&quot;0&quot;;HOUR([.A32])));&quot;:&quot;;IF(LEN(MINUTE([.A32]))=2;MINUTE([.A32]);CONCATENATE(&quot;0&quot;;MINUTE([.A32])));&quot;:&quot;;IF(LEN(SECOND([.A32]))=2;SECOND([.A32]);CONCATENATE(&quot;0&quot;;SECOND([.A32])));&quot;-10:00&quot;)" office:value-type="string" office:string-value="2010-12-05T13:00:00-10:00">
            <text:p>2010-12-05T13:00:00-10:00</text:p>
          </table:table-cell>
          <table:table-cell/>
          <table:table-cell office:value-type="float" office:value="12">
            <text:p>12</text:p>
          </table:table-cell>
          <table:table-cell table:formula="of:=([.D32]+([.E32]/60)) * (IF((UPPER([.C32])=&quot;S&quot;); -1; 1))" office:value-type="float" office:value="-17.326">
            <text:p>-17.33</text:p>
          </table:table-cell>
          <table:table-cell table:formula="of:=([.H32]+([.I32]/60)) * (IF((UPPER([.G32])=&quot;W&quot;); -1; 1))" office:value-type="float" office:value="-149.400166666667">
            <text:p>-149.4</text:p>
          </table:table-cell>
          <table:table-cell table:formula="of:=CONCATENATE(&quot;&lt;trkpt lat='&quot;;[.R32];&quot;' lon='&quot;;[.S32];&quot;'&gt;&lt;time&gt;&quot;;[.O32];&quot;&lt;/time&gt;&lt;name&gt;&quot;;[.Q32];&quot;&lt;/name&gt;&lt;sym&gt;empty&lt;/sym&gt;&lt;type&gt;WPT&lt;/type&gt;&lt;/trkpt&gt;&quot;)" office:value-type="string" office:string-value="&lt;trkpt lat='-17.326' lon='-149.400166666667'&gt;&lt;time&gt;2010-12-05T13:00:00-10:00&lt;/time&gt;&lt;name&gt;12&lt;/name&gt;&lt;sym&gt;empty&lt;/sym&gt;&lt;type&gt;WPT&lt;/type&gt;&lt;/trkpt&gt;">
            <text:p>&lt;trkpt lat='-17.326' lon='-149.400166666667'&gt;&lt;time&gt;2010-12-05T13:00:00-10:00&lt;/time&gt;&lt;name&gt;12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table:formula="of:=[.A11]" office:value-type="date" office:date-value="2010-12-05T15:15:00">
            <text:p>Sunday, December 5, 2010 <text:s/>15:15</text:p>
          </table:table-cell>
          <table:table-cell table:style-name="ce11"/>
          <table:table-cell table:style-name="ce11" table:formula="of:=[.C11]" office:value-type="string" office:string-value="S">
            <text:p>S</text:p>
          </table:table-cell>
          <table:table-cell table:style-name="ce6" table:formula="of:=[.D11]" office:value-type="float" office:value="17">
            <text:p>17</text:p>
          </table:table-cell>
          <table:table-cell table:style-name="ce24" table:formula="of:=[.E11]" office:value-type="float" office:value="29.954">
            <text:p>29.95</text:p>
          </table:table-cell>
          <table:table-cell table:style-name="ce6"/>
          <table:table-cell table:style-name="ce11" table:formula="of:=[.G11]" office:value-type="string" office:string-value="W">
            <text:p>W</text:p>
          </table:table-cell>
          <table:table-cell table:style-name="ce6" table:formula="of:=[.H11]" office:value-type="float" office:value="149">
            <text:p>149</text:p>
          </table:table-cell>
          <table:table-cell table:style-name="ce24" table:formula="of:=[.I11]" office:value-type="float" office:value="29.806">
            <text:p>29.81</text:p>
          </table:table-cell>
          <table:table-cell/>
          <table:table-cell table:formula="of:=DEGREES(ACOS((SIN(RADIANS(([.D32]+([.E32]/60)) * (IF((UPPER([.C32])=&quot;S&quot;); -1; 1)))) * SIN(RADIANS(([.D33]+([.E33]/60)) * (IF((UPPER([.C33])=&quot;S&quot;); -1; 1)))) + (COS(RADIANS(([.D32]+([.E32]/60)) * (IF((UPPER([.C32])=&quot;S&quot;); -1; 1)))) * COS(RADIANS(([.D33]+([.E33]/60)) * (IF((UPPER([.C33])=&quot;S&quot;); -1; 1)))) * COS(RADIANS(([.H33]+([.I33]/60)) * (IF((UPPER([.G33])=&quot;W&quot;); -1; 1))-([.H32]+([.I32]/60)) * (IF((UPPER([.G32])=&quot;W&quot;); -1; 1)))) )))) * 60" office:value-type="float" office:value="11.7737197031889">
            <text:p>11.77</text:p>
          </table:table-cell>
          <table:table-cell table:style-name="ce20" table:formula="of:=([.A33]-[.A32])*24" office:value-type="float" office:value="2.25">
            <text:p>2.25</text:p>
          </table:table-cell>
          <table:table-cell table:style-name="ce20" table:formula="of:=[.K33]/[.L33]" office:value-type="float" office:value="5.2327643125284">
            <text:p>5.23</text:p>
          </table:table-cell>
          <table:table-cell/>
          <table:table-cell table:style-name="ce18" table:formula="of:=CONCATENATE(YEAR([.A33]);&quot;-&quot;;IF(LEN(MONTH([.A33]))=2;MONTH([.A33]);CONCATENATE(&quot;0&quot;;MONTH([.A33])));&quot;-&quot;;IF(LEN(DAY([.A33]))=2;DAY([.A33]);CONCATENATE(&quot;0&quot;;DAY([.A33])));&quot;T&quot;;IF(LEN(HOUR([.A33]))=2;HOUR([.A33]);CONCATENATE(&quot;0&quot;;HOUR([.A33])));&quot;:&quot;;IF(LEN(MINUTE([.A33]))=2;MINUTE([.A33]);CONCATENATE(&quot;0&quot;;MINUTE([.A33])));&quot;:&quot;;IF(LEN(SECOND([.A33]))=2;SECOND([.A33]);CONCATENATE(&quot;0&quot;;SECOND([.A33])));&quot;-10:00&quot;)" office:value-type="string" office:string-value="2010-12-05T15:15:00-10:00">
            <text:p>2010-12-05T15:15:00-10:00</text:p>
          </table:table-cell>
          <table:table-cell/>
          <table:table-cell office:value-type="float" office:value="13">
            <text:p>13</text:p>
          </table:table-cell>
          <table:table-cell table:formula="of:=([.D33]+([.E33]/60)) * (IF((UPPER([.C33])=&quot;S&quot;); -1; 1))" office:value-type="float" office:value="-17.4992333333333">
            <text:p>-17.5</text:p>
          </table:table-cell>
          <table:table-cell table:formula="of:=([.H33]+([.I33]/60)) * (IF((UPPER([.G33])=&quot;W&quot;); -1; 1))" office:value-type="float" office:value="-149.496766666667">
            <text:p>-149.5</text:p>
          </table:table-cell>
          <table:table-cell table:formula="of:=CONCATENATE(&quot;&lt;trkpt lat='&quot;;[.R33];&quot;' lon='&quot;;[.S33];&quot;'&gt;&lt;time&gt;&quot;;[.O33];&quot;&lt;/time&gt;&lt;name&gt;&quot;;[.Q33];&quot;&lt;/name&gt;&lt;sym&gt;empty&lt;/sym&gt;&lt;type&gt;WPT&lt;/type&gt;&lt;/trkpt&gt;&quot;)" office:value-type="string" office:string-value="&lt;trkpt lat='-17.4992333333333' lon='-149.496766666667'&gt;&lt;time&gt;2010-12-05T15:15:00-10:00&lt;/time&gt;&lt;name&gt;13&lt;/name&gt;&lt;sym&gt;empty&lt;/sym&gt;&lt;type&gt;WPT&lt;/type&gt;&lt;/trkpt&gt;">
            <text:p>&lt;trkpt lat='-17.4992333333333' lon='-149.496766666667'&gt;&lt;time&gt;2010-12-05T15:15:00-10:00&lt;/time&gt;&lt;name&gt;13&lt;/name&gt;&lt;sym&gt;empty&lt;/sym&gt;&lt;type&gt;WPT&lt;/type&gt;&lt;/trkpt&gt;</text:p>
          </table:table-cell>
          <table:table-cell table:number-columns-repeated="1004"/>
        </table:table-row>
        <table:table-row table:style-name="ro2">
          <table:table-cell table:style-name="ce9"/>
          <table:table-cell table:style-name="ce12" table:number-columns-repeated="2"/>
          <table:table-cell table:style-name="ce19"/>
          <table:table-cell table:style-name="ce27"/>
          <table:table-cell table:style-name="ce19"/>
          <table:table-cell table:style-name="ce12"/>
          <table:table-cell table:style-name="ce19"/>
          <table:table-cell table:style-name="ce27"/>
          <table:table-cell table:style-name="ce19"/>
          <table:table-cell table:style-name="ce27"/>
          <table:table-cell table:style-name="ce19" table:number-columns-repeated="1013"/>
        </table:table-row>
        <table:table-row table:style-name="ro2">
          <table:table-cell table:style-name="ce10">
            <draw:frame table:end-cell-address="'Leg 3'.O68" table:end-x="0.4819in" table:end-y="0.0366in" draw:z-index="0" draw:style-name="gr1" svg:width="9.6634in" svg:height="3.402in" svg:x="0in" svg:y="0.0366in">
              <draw:object draw:notify-on-update-of-ranges="'Leg 3'.A26:'Leg 3'.A33 'Leg 3'.M26:'Leg 3'.M3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11" table:number-columns-repeated="2"/>
          <table:table-cell table:style-name="ce6"/>
          <table:table-cell table:style-name="ce24"/>
          <table:table-cell/>
          <table:table-cell table:style-name="ce15"/>
          <table:table-cell table:number-columns-repeated="1017"/>
        </table:table-row>
        <table:table-row table:style-name="ro2" table:number-rows-repeated="11">
          <table:table-cell table:style-name="ce6"/>
          <table:table-cell table:style-name="ce11" table:number-columns-repeated="2"/>
          <table:table-cell table:style-name="ce6"/>
          <table:table-cell table:style-name="ce24"/>
          <table:table-cell/>
          <table:table-cell table:style-name="ce15"/>
          <table:table-cell table:number-columns-repeated="1017"/>
        </table:table-row>
        <table:table-row table:style-name="ro2" table:number-rows-repeated="2">
          <table:table-cell table:style-name="ce6" table:number-columns-repeated="4"/>
          <table:table-cell table:style-name="ce24"/>
          <table:table-cell/>
          <table:table-cell table:style-name="ce15"/>
          <table:table-cell table:number-columns-repeated="1017"/>
        </table:table-row>
        <table:table-row table:style-name="ro2" table:number-rows-repeated="6">
          <table:table-cell table:number-columns-repeated="6"/>
          <table:table-cell table:style-name="ce15"/>
          <table:table-cell table:number-columns-repeated="1017"/>
        </table:table-row>
        <table:table-row table:style-name="ro2" table:number-rows-repeated="65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g 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0"/>
        <table:table-column table:style-name="co10" table:default-cell-style-name="Default"/>
        <table:table-column table:style-name="co11" table:default-cell-style-name="ce20"/>
        <table:table-column table:style-name="co5" table:number-columns-repeated="2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6" table:number-columns-repeated="1005" table:default-cell-style-name="Default"/>
        <table:table-row table:style-name="ro1">
          <table:table-cell table:style-name="ce1" office:value-type="string">
            <text:p>Bora-Bora – Tongarev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13" office:value-type="string">
            <text:p>From</text:p>
          </table:table-cell>
          <table:table-cell table:style-name="ce13" office:value-type="string">
            <text:p>Bora-Bora</text:p>
          </table:table-cell>
          <table:table-cell table:style-name="ce21"/>
          <table:table-cell table:style-name="ce28" table:number-columns-repeated="3"/>
          <table:table-cell table:style-name="ce21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14" office:value-type="string">
            <text:p>Latitude</text:p>
          </table:table-cell>
          <table:table-cell table:style-name="ce14"/>
          <table:table-cell table:style-name="ce22"/>
          <table:table-cell table:style-name="ce8"/>
          <table:table-cell table:style-name="ce8" office:value-type="string">
            <text:p>Longitude</text:p>
          </table:table-cell>
          <table:table-cell table:style-name="ce8"/>
          <table:table-cell table:style-name="ce23"/>
          <table:table-cell table:style-name="ce2"/>
          <table:table-cell table:number-columns-repeated="7"/>
          <table:table-cell table:style-name="ce2" table:number-columns-repeated="1005"/>
          <table:table-cell table:number-columns-repeated="2"/>
        </table:table-row>
        <table:table-row table:style-name="ro3">
          <table:table-cell/>
          <table:table-cell table:style-name="ce2"/>
          <table:table-cell table:style-name="ce8" office:value-type="string">
            <text:p>Sign (N,S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style-name="ce8"/>
          <table:table-cell table:style-name="ce8" office:value-type="string">
            <text:p>Sign (E,W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number-columns-repeated="1015"/>
        </table:table-row>
        <table:table-row table:style-name="ro3">
          <table:table-cell table:style-name="ce3" office:value-type="date" office:date-value="2011-02-03T11:05:00">
            <text:p>Thursday, February 3, 2011 <text:s/>11:05</text:p>
          </table:table-cell>
          <table:table-cell/>
          <table:table-cell table:style-name="ce15" office:value-type="string">
            <text:p>S</text:p>
          </table:table-cell>
          <table:table-cell office:value-type="float" office:value="16">
            <text:p>16</text:p>
          </table:table-cell>
          <table:table-cell office:value-type="float" office:value="29.5">
            <text:p>29.50</text:p>
          </table:table-cell>
          <table:table-cell/>
          <table:table-cell table:style-name="ce15" office:value-type="string">
            <text:p>W</text:p>
          </table:table-cell>
          <table:table-cell office:value-type="float" office:value="151">
            <text:p>151</text:p>
          </table:table-cell>
          <table:table-cell office:value-type="float" office:value="46.79">
            <text:p>46.79</text:p>
          </table:table-cell>
          <table:table-cell table:number-columns-repeated="1015"/>
        </table:table-row>
        <table:table-row table:style-name="ro2">
          <table:table-cell table:style-name="ce3"/>
          <table:table-cell/>
          <table:table-cell table:style-name="ce15"/>
          <table:table-cell table:number-columns-repeated="3"/>
          <table:table-cell table:style-name="ce15"/>
          <table:table-cell table:number-columns-repeated="1017"/>
        </table:table-row>
        <table:table-row table:style-name="ro3">
          <table:table-cell table:number-columns-repeated="2"/>
          <table:table-cell table:style-name="ce8" office:value-type="string">
            <text:p>To</text:p>
          </table:table-cell>
          <table:table-cell table:style-name="ce8" office:value-type="string">
            <text:p>Tongareva</text:p>
          </table:table-cell>
          <table:table-cell table:style-name="ce23"/>
          <table:table-cell table:style-name="ce8" table:number-columns-repeated="3"/>
          <table:table-cell table:style-name="ce23"/>
          <table:table-cell table:number-columns-repeated="1015"/>
        </table:table-row>
        <table:table-row table:style-name="ro3">
          <table:table-cell table:number-columns-repeated="2"/>
          <table:table-cell table:style-name="ce8" office:value-type="string">
            <text:p>Latitude</text:p>
          </table:table-cell>
          <table:table-cell table:style-name="ce8"/>
          <table:table-cell table:style-name="ce23"/>
          <table:table-cell table:style-name="ce8"/>
          <table:table-cell table:style-name="ce8" office:value-type="string">
            <text:p>Longitude</text:p>
          </table:table-cell>
          <table:table-cell table:style-name="ce8"/>
          <table:table-cell table:style-name="ce23"/>
          <table:table-cell table:number-columns-repeated="1015"/>
        </table:table-row>
        <table:table-row table:style-name="ro3">
          <table:table-cell table:number-columns-repeated="2"/>
          <table:table-cell table:style-name="ce8" office:value-type="string">
            <text:p>Sign (N,S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style-name="ce8"/>
          <table:table-cell table:style-name="ce8" office:value-type="string">
            <text:p>Sign (E,W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number-columns-repeated="1015"/>
        </table:table-row>
        <table:table-row table:style-name="ro4">
          <table:table-cell table:style-name="ce3" office:value-type="date" office:date-value="2011-02-08T06:50:00">
            <text:p>Tuesday, February 8, 2011 <text:s/>06:50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8">
            <text:p>8</text:p>
          </table:table-cell>
          <table:table-cell table:style-name="ce24" office:value-type="float" office:value="57.92">
            <text:p>57.92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8">
            <text:p>158</text:p>
          </table:table-cell>
          <table:table-cell table:style-name="ce24" office:value-type="float" office:value="3.14">
            <text:p>3.14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Elapsed</text:p>
          </table:table-cell>
          <table:table-cell/>
          <table:table-cell table:style-name="ce16" office:value-type="string">
            <text:p>GC Distance</text:p>
          </table:table-cell>
          <table:table-cell table:style-name="ce18"/>
          <table:table-cell table:style-name="ce25" office:value-type="string">
            <text:p>Over Ground</text:p>
          </table:table-cell>
          <table:table-cell table:style-name="ce29" table:number-columns-repeated="2"/>
          <table:table-cell/>
          <table:table-cell table:style-name="ce31"/>
          <table:table-cell table:style-name="ce29"/>
          <table:table-cell table:style-name="Default"/>
          <table:table-cell table:number-columns-repeated="1013"/>
        </table:table-row>
        <table:table-row table:style-name="ro3">
          <table:table-cell table:formula="of:=CONCATENATE(INT((([.A11]-[.A6])*24)/24);&quot; Days &quot;;INT(MOD(((([.A11]-[.A6])*24)/24)*24;24));&quot; Hours &quot;;INT(MOD(((([.A11]-[.A6])*24)/24)*(24*60);60));&quot; Minutes&quot;)" office:value-type="string" office:string-value="4 Days 19 Hours 44 Minutes">
            <text:p>4 Days 19 Hours 44 Minutes</text:p>
          </table:table-cell>
          <table:table-cell/>
          <table:table-cell table:style-name="ce17" table:formula="of:=DEGREES(ACOS((SIN(RADIANS(([.D6]+([.E6]/60)) * (IF((UPPER([.C6])=&quot;S&quot;); -1; 1)))) * SIN(RADIANS(([.D11]+([.E11]/60)) * (IF((UPPER([.C11])=&quot;S&quot;); -1; 1)))) + (COS(RADIANS(([.D6]+([.E6]/60)) * (IF((UPPER([.C6])=&quot;S&quot;)                        OR                        (UPPER([.C6])=&quot;W&quot;); -1; 1)))) * COS(RADIANS(([.D11]+([.E11]/60)) * (IF((UPPER([.C11])=&quot;S&quot;)                       OR                       (UPPER([.C11])=&quot;W&quot;); -1; 1)))) * COS(RADIANS(([.H11]+([.I11]/60)) * (IF((UPPER([.G11])=&quot;W&quot;); -1; 1))-([.H6]+([.I6]/60)) * (IF((UPPER([.G6])=&quot;W&quot;); -1; 1)))) )))) * 60" office:value-type="float" office:value="581.771147414043">
            <text:p>581.77</text:p>
          </table:table-cell>
          <table:table-cell/>
          <table:table-cell table:style-name="ce17" table:formula="of:=SUM([.K22:.K34])" office:value-type="float" office:value="596.22929963692">
            <text:p>596.23</text:p>
          </table:table-cell>
          <table:table-cell table:style-name="ce17" table:number-columns-repeated="2"/>
          <table:table-cell/>
          <table:table-cell table:style-name="ce17" table:number-columns-repeated="2"/>
          <table:table-cell table:style-name="Default"/>
          <table:table-cell table:style-name="ce17"/>
          <table:table-cell/>
          <table:table-cell table:style-name="ce17" table:number-columns-repeated="2"/>
          <table:table-cell table:number-columns-repeated="1009"/>
        </table:table-row>
        <table:table-row table:style-name="ro3">
          <table:table-cell table:style-name="ce4" office:value-type="string">
            <text:p>Average Speeds</text:p>
          </table:table-cell>
          <table:table-cell/>
          <table:table-cell table:style-name="ce17" table:formula="of:=[.C14]/(([.A11]-[.A6])*24)" office:value-type="float" office:value="5.02610062560981">
            <text:p>5.03</text:p>
          </table:table-cell>
          <table:table-cell/>
          <table:table-cell table:style-name="ce17" table:formula="of:=[.E14]/(([.A11]-[.A6])*24)" office:value-type="float" office:value="5.15100906814012">
            <text:p>5.15</text:p>
          </table:table-cell>
          <table:table-cell table:style-name="ce17" table:number-columns-repeated="2"/>
          <table:table-cell/>
          <table:table-cell table:style-name="ce17" table:number-columns-repeated="8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number-columns-repeated="4"/>
          <table:table-cell table:style-name="ce26"/>
          <table:table-cell table:style-name="ce5" table:number-columns-repeated="3"/>
          <table:table-cell table:style-name="ce26"/>
          <table:table-cell table:style-name="ce5"/>
          <table:table-cell table:style-name="ce26"/>
          <table:table-cell table:style-name="ce5" table:number-columns-repeated="1013"/>
        </table:table-row>
        <table:table-row table:style-name="ro2">
          <table:table-cell table:style-name="ce6" table:number-columns-repeated="4"/>
          <table:table-cell table:style-name="ce24"/>
          <table:table-cell table:style-name="ce6" table:number-columns-repeated="3"/>
          <table:table-cell table:style-name="ce24"/>
          <table:table-cell table:style-name="ce6"/>
          <table:table-cell table:style-name="ce24"/>
          <table:table-cell table:style-name="ce6" table:number-columns-repeated="1013"/>
        </table:table-row>
        <table:table-row table:style-name="ro3">
          <table:table-cell table:style-name="ce7" office:value-type="string">
            <text:p>Date &amp; Time</text:p>
          </table:table-cell>
          <table:table-cell/>
          <table:table-cell table:style-name="ce8" office:value-type="string">
            <text:p>Latitude</text:p>
          </table:table-cell>
          <table:table-cell table:style-name="ce8"/>
          <table:table-cell table:style-name="ce23"/>
          <table:table-cell table:style-name="ce30"/>
          <table:table-cell table:style-name="ce8" office:value-type="string">
            <text:p>Longitude</text:p>
          </table:table-cell>
          <table:table-cell table:style-name="ce8"/>
          <table:table-cell table:style-name="ce23"/>
          <table:table-cell/>
          <table:table-cell table:style-name="ce32" office:value-type="string">
            <text:p>GC Dist</text:p>
          </table:table-cell>
          <table:table-cell table:style-name="ce32" office:value-type="string">
            <text:p>Delta T</text:p>
          </table:table-cell>
          <table:table-cell table:style-name="ce32" office:value-type="string">
            <text:p>Avg</text:p>
          </table:table-cell>
          <table:table-cell table:number-columns-repeated="1011"/>
        </table:table-row>
        <table:table-row table:style-name="ro3">
          <table:table-cell table:style-name="ce8"/>
          <table:table-cell/>
          <table:table-cell table:style-name="ce8" office:value-type="string">
            <text:p>Sign (N,S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style-name="ce30"/>
          <table:table-cell table:style-name="ce8" office:value-type="string">
            <text:p>Sign (E,W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/>
          <table:table-cell table:style-name="ce32" table:number-columns-repeated="2"/>
          <table:table-cell table:style-name="ce32" office:value-type="string">
            <text:p>Speed</text:p>
          </table:table-cell>
          <table:table-cell/>
          <table:table-cell table:style-name="ce29" office:value-type="string">
            <text:p>XSDDuration</text:p>
          </table:table-cell>
          <table:table-cell table:style-name="ce29"/>
          <table:table-cell table:style-name="ce29" office:value-type="string">
            <text:p>Num</text:p>
          </table:table-cell>
          <table:table-cell table:style-name="ce29" office:value-type="string">
            <text:p>Dec Lat</text:p>
          </table:table-cell>
          <table:table-cell table:style-name="ce29" office:value-type="string">
            <text:p>Dec Long</text:p>
          </table:table-cell>
          <table:table-cell office:value-type="string">
            <text:p>GPX Snippet</text:p>
          </table:table-cell>
          <table:table-cell table:number-columns-repeated="1004"/>
        </table:table-row>
        <table:table-row table:style-name="ro3">
          <table:table-cell table:style-name="ce3" table:formula="of:=[.A6]" office:value-type="date" office:date-value="2011-02-03T11:05:00">
            <text:p>Thursday, February 3, 2011 <text:s/>11:05</text:p>
          </table:table-cell>
          <table:table-cell/>
          <table:table-cell table:style-name="ce11" table:formula="of:=[.C6]" office:value-type="string" office:string-value="S">
            <text:p>S</text:p>
          </table:table-cell>
          <table:table-cell table:style-name="ce6" table:formula="of:=[.D6]" office:value-type="float" office:value="16">
            <text:p>16</text:p>
          </table:table-cell>
          <table:table-cell table:style-name="ce24" table:formula="of:=[.E6]" office:value-type="float" office:value="29.5">
            <text:p>29.50</text:p>
          </table:table-cell>
          <table:table-cell table:style-name="ce6"/>
          <table:table-cell table:style-name="ce11" table:formula="of:=[.G6]" office:value-type="string" office:string-value="W">
            <text:p>W</text:p>
          </table:table-cell>
          <table:table-cell table:style-name="ce6" table:formula="of:=[.H6]" office:value-type="float" office:value="151">
            <text:p>151</text:p>
          </table:table-cell>
          <table:table-cell table:style-name="ce24" table:formula="of:=[.I6]" office:value-type="float" office:value="46.79">
            <text:p>46.79</text:p>
          </table:table-cell>
          <table:table-cell table:number-columns-repeated="5"/>
          <table:table-cell table:style-name="ce18" table:formula="of:=CONCATENATE(YEAR([.A21]);&quot;-&quot;;IF(LEN(MONTH([.A21]))=2;MONTH([.A21]);CONCATENATE(&quot;0&quot;;MONTH([.A21])));&quot;-&quot;;IF(LEN(DAY([.A21]))=2;DAY([.A21]);CONCATENATE(&quot;0&quot;;DAY([.A21])));&quot;T&quot;;IF(LEN(HOUR([.A21]))=2;HOUR([.A21]);CONCATENATE(&quot;0&quot;;HOUR([.A21])));&quot;:&quot;;IF(LEN(MINUTE([.A21]))=2;MINUTE([.A21]);CONCATENATE(&quot;0&quot;;MINUTE([.A21])));&quot;:&quot;;IF(LEN(SECOND([.A21]))=2;SECOND([.A21]);CONCATENATE(&quot;0&quot;;SECOND([.A21])));&quot;-10:00&quot;)" office:value-type="string" office:string-value="2011-02-03T11:05:00-10:00">
            <text:p>2011-02-03T11:05:00-10:00</text:p>
          </table:table-cell>
          <table:table-cell/>
          <table:table-cell office:value-type="float" office:value="1">
            <text:p>1</text:p>
          </table:table-cell>
          <table:table-cell table:formula="of:=([.D21]+([.E21]/60)) * (IF((UPPER([.C21])=&quot;S&quot;); -1; 1))" office:value-type="float" office:value="-16.4916666666667">
            <text:p>-16.49</text:p>
          </table:table-cell>
          <table:table-cell table:formula="of:=([.H21]+([.I21]/60)) * (IF((UPPER([.G21])=&quot;W&quot;); -1; 1))" office:value-type="float" office:value="-151.779833333333">
            <text:p>-151.78</text:p>
          </table:table-cell>
          <table:table-cell table:formula="of:=CONCATENATE(&quot;&lt;trkpt lat='&quot;;[.R21];&quot;' lon='&quot;;[.S21];&quot;'&gt;&lt;time&gt;&quot;;[.O21];&quot;&lt;/time&gt;&lt;name&gt;&quot;;[.Q21];&quot;&lt;/name&gt;&lt;sym&gt;empty&lt;/sym&gt;&lt;type&gt;WPT&lt;/type&gt;&lt;/trkpt&gt;&quot;)" office:value-type="string" office:string-value="&lt;trkpt lat='-16.4916666666667' lon='-151.779833333333'&gt;&lt;time&gt;2011-02-03T11:05:00-10:00&lt;/time&gt;&lt;name&gt;1&lt;/name&gt;&lt;sym&gt;empty&lt;/sym&gt;&lt;type&gt;WPT&lt;/type&gt;&lt;/trkpt&gt;">
            <text:p>&lt;trkpt lat='-16.4916666666667' lon='-151.779833333333'&gt;&lt;time&gt;2011-02-03T11:05:00-10:00&lt;/time&gt;&lt;name&gt;1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2-03T19:00:00">
            <text:p>Thursday, February 3, 2011 <text:s/>19:00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15">
            <text:p>15</text:p>
          </table:table-cell>
          <table:table-cell table:style-name="ce24" office:value-type="float" office:value="52.88">
            <text:p>52.88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2">
            <text:p>152</text:p>
          </table:table-cell>
          <table:table-cell table:style-name="ce24" office:value-type="float" office:value="17.53">
            <text:p>17.53</text:p>
          </table:table-cell>
          <table:table-cell/>
          <table:table-cell table:formula="of:=DEGREES(ACOS((SIN(RADIANS(([.D21]+([.E21]/60)) * (IF((UPPER([.C21])=&quot;S&quot;); -1; 1)))) * SIN(RADIANS(([.D22]+([.E22]/60)) * (IF((UPPER([.C22])=&quot;S&quot;); -1; 1)))) + (COS(RADIANS(([.D21]+([.E21]/60)) * (IF((UPPER([.C21])=&quot;S&quot;); -1; 1)))) * COS(RADIANS(([.D22]+([.E22]/60)) * (IF((UPPER([.C22])=&quot;S&quot;); -1; 1)))) * COS(RADIANS(([.H22]+([.I22]/60)) * (IF((UPPER([.G22])=&quot;W&quot;); -1; 1))-([.H21]+([.I21]/60)) * (IF((UPPER([.G21])=&quot;W&quot;); -1; 1)))) )))) * 60" office:value-type="float" office:value="47.0375329327729">
            <text:p>47.04</text:p>
          </table:table-cell>
          <table:table-cell table:style-name="ce20" table:formula="of:=([.A22]-[.A21])*24" office:value-type="float" office:value="7.91666666662786">
            <text:p>7.92</text:p>
          </table:table-cell>
          <table:table-cell table:style-name="ce20" table:formula="of:=[.K22]/[.L22]" office:value-type="float" office:value="5.94158310732675">
            <text:p>5.94</text:p>
          </table:table-cell>
          <table:table-cell/>
          <table:table-cell table:style-name="ce18" table:formula="of:=CONCATENATE(YEAR([.A22]);&quot;-&quot;;IF(LEN(MONTH([.A22]))=2;MONTH([.A22]);CONCATENATE(&quot;0&quot;;MONTH([.A22])));&quot;-&quot;;IF(LEN(DAY([.A22]))=2;DAY([.A22]);CONCATENATE(&quot;0&quot;;DAY([.A22])));&quot;T&quot;;IF(LEN(HOUR([.A22]))=2;HOUR([.A22]);CONCATENATE(&quot;0&quot;;HOUR([.A22])));&quot;:&quot;;IF(LEN(MINUTE([.A22]))=2;MINUTE([.A22]);CONCATENATE(&quot;0&quot;;MINUTE([.A22])));&quot;:&quot;;IF(LEN(SECOND([.A22]))=2;SECOND([.A22]);CONCATENATE(&quot;0&quot;;SECOND([.A22])));&quot;-10:00&quot;)" office:value-type="string" office:string-value="2011-02-03T19:00:00-10:00">
            <text:p>2011-02-03T19:00:00-10:00</text:p>
          </table:table-cell>
          <table:table-cell/>
          <table:table-cell table:formula="of:=[.Q21]+1" office:value-type="float" office:value="2">
            <text:p>2</text:p>
          </table:table-cell>
          <table:table-cell table:formula="of:=([.D22]+([.E22]/60)) * (IF((UPPER([.C22])=&quot;S&quot;); -1; 1))" office:value-type="float" office:value="-15.8813333333333">
            <text:p>-15.88</text:p>
          </table:table-cell>
          <table:table-cell table:formula="of:=([.H22]+([.I22]/60)) * (IF((UPPER([.G22])=&quot;W&quot;); -1; 1))" office:value-type="float" office:value="-152.292166666667">
            <text:p>-152.29</text:p>
          </table:table-cell>
          <table:table-cell table:formula="of:=CONCATENATE(&quot;&lt;trkpt lat='&quot;;[.R22];&quot;' lon='&quot;;[.S22];&quot;'&gt;&lt;time&gt;&quot;;[.O22];&quot;&lt;/time&gt;&lt;name&gt;&quot;;[.Q22];&quot;&lt;/name&gt;&lt;sym&gt;empty&lt;/sym&gt;&lt;type&gt;WPT&lt;/type&gt;&lt;/trkpt&gt;&quot;)" office:value-type="string" office:string-value="&lt;trkpt lat='-15.8813333333333' lon='-152.292166666667'&gt;&lt;time&gt;2011-02-03T19:00:00-10:00&lt;/time&gt;&lt;name&gt;2&lt;/name&gt;&lt;sym&gt;empty&lt;/sym&gt;&lt;type&gt;WPT&lt;/type&gt;&lt;/trkpt&gt;">
            <text:p>&lt;trkpt lat='-15.8813333333333' lon='-152.292166666667'&gt;&lt;time&gt;2011-02-03T19:00:00-10:00&lt;/time&gt;&lt;name&gt;2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2-04">
            <text:p>Friday, February 4, 2011 <text:s/>00:00</text:p>
          </table:table-cell>
          <table:table-cell/>
          <table:table-cell table:style-name="ce33" office:value-type="string">
            <text:p>S</text:p>
          </table:table-cell>
          <table:table-cell table:style-name="ce6" office:value-type="float" office:value="15">
            <text:p>15</text:p>
          </table:table-cell>
          <table:table-cell table:style-name="ce24" office:value-type="float" office:value="30.65">
            <text:p>30.65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2">
            <text:p>152</text:p>
          </table:table-cell>
          <table:table-cell table:style-name="ce24" office:value-type="float" office:value="34.92">
            <text:p>34.92</text:p>
          </table:table-cell>
          <table:table-cell/>
          <table:table-cell table:formula="of:=DEGREES(ACOS((SIN(RADIANS(([.D22]+([.E22]/60)) * (IF((UPPER([.C22])=&quot;S&quot;); -1; 1)))) * SIN(RADIANS(([.D23]+([.E23]/60)) * (IF((UPPER([.C23])=&quot;S&quot;); -1; 1)))) + (COS(RADIANS(([.D22]+([.E22]/60)) * (IF((UPPER([.C22])=&quot;S&quot;); -1; 1)))) * COS(RADIANS(([.D23]+([.E23]/60)) * (IF((UPPER([.C23])=&quot;S&quot;); -1; 1)))) * COS(RADIANS(([.H23]+([.I23]/60)) * (IF((UPPER([.G23])=&quot;W&quot;); -1; 1))-([.H22]+([.I22]/60)) * (IF((UPPER([.G22])=&quot;W&quot;); -1; 1)))) )))) * 60" office:value-type="float" office:value="27.8289509706633">
            <text:p>27.83</text:p>
          </table:table-cell>
          <table:table-cell table:style-name="ce20" table:formula="of:=([.A23]-[.A22])*24" office:value-type="float" office:value="5.00000000005821">
            <text:p>5.00</text:p>
          </table:table-cell>
          <table:table-cell table:style-name="ce20" table:formula="of:=[.K23]/[.L23]" office:value-type="float" office:value="5.56579019406788">
            <text:p>5.57</text:p>
          </table:table-cell>
          <table:table-cell/>
          <table:table-cell table:style-name="ce18" table:formula="of:=CONCATENATE(YEAR([.A23]);&quot;-&quot;;IF(LEN(MONTH([.A23]))=2;MONTH([.A23]);CONCATENATE(&quot;0&quot;;MONTH([.A23])));&quot;-&quot;;IF(LEN(DAY([.A23]))=2;DAY([.A23]);CONCATENATE(&quot;0&quot;;DAY([.A23])));&quot;T&quot;;IF(LEN(HOUR([.A23]))=2;HOUR([.A23]);CONCATENATE(&quot;0&quot;;HOUR([.A23])));&quot;:&quot;;IF(LEN(MINUTE([.A23]))=2;MINUTE([.A23]);CONCATENATE(&quot;0&quot;;MINUTE([.A23])));&quot;:&quot;;IF(LEN(SECOND([.A23]))=2;SECOND([.A23]);CONCATENATE(&quot;0&quot;;SECOND([.A23])));&quot;-10:00&quot;)" office:value-type="string" office:string-value="2011-02-04T00:00:00-10:00">
            <text:p>2011-02-04T00:00:00-10:00</text:p>
          </table:table-cell>
          <table:table-cell/>
          <table:table-cell table:formula="of:=[.Q22]+1" office:value-type="float" office:value="3">
            <text:p>3</text:p>
          </table:table-cell>
          <table:table-cell table:formula="of:=([.D23]+([.E23]/60)) * (IF((UPPER([.C23])=&quot;S&quot;); -1; 1))" office:value-type="float" office:value="-15.5108333333333">
            <text:p>-15.51</text:p>
          </table:table-cell>
          <table:table-cell table:formula="of:=([.H23]+([.I23]/60)) * (IF((UPPER([.G23])=&quot;W&quot;); -1; 1))" office:value-type="float" office:value="-152.582">
            <text:p>-152.58</text:p>
          </table:table-cell>
          <table:table-cell table:formula="of:=CONCATENATE(&quot;&lt;trkpt lat='&quot;;[.R23];&quot;' lon='&quot;;[.S23];&quot;'&gt;&lt;time&gt;&quot;;[.O23];&quot;&lt;/time&gt;&lt;name&gt;&quot;;[.Q23];&quot;&lt;/name&gt;&lt;sym&gt;empty&lt;/sym&gt;&lt;type&gt;WPT&lt;/type&gt;&lt;/trkpt&gt;&quot;)" office:value-type="string" office:string-value="&lt;trkpt lat='-15.5108333333333' lon='-152.582'&gt;&lt;time&gt;2011-02-04T00:00:00-10:00&lt;/time&gt;&lt;name&gt;3&lt;/name&gt;&lt;sym&gt;empty&lt;/sym&gt;&lt;type&gt;WPT&lt;/type&gt;&lt;/trkpt&gt;">
            <text:p>&lt;trkpt lat='-15.5108333333333' lon='-152.582'&gt;&lt;time&gt;2011-02-04T00:00:00-10:00&lt;/time&gt;&lt;name&gt;3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2-04T11:00:00">
            <text:p>Friday, February 4, 2011 <text:s/>11:00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14">
            <text:p>14</text:p>
          </table:table-cell>
          <table:table-cell table:style-name="ce24" office:value-type="float" office:value="40.08">
            <text:p>40.08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3">
            <text:p>153</text:p>
          </table:table-cell>
          <table:table-cell table:style-name="ce24" office:value-type="float" office:value="14.86">
            <text:p>14.86</text:p>
          </table:table-cell>
          <table:table-cell/>
          <table:table-cell table:formula="of:=DEGREES(ACOS((SIN(RADIANS(([.D23]+([.E23]/60)) * (IF((UPPER([.C23])=&quot;S&quot;); -1; 1)))) * SIN(RADIANS(([.D24]+([.E24]/60)) * (IF((UPPER([.C24])=&quot;S&quot;); -1; 1)))) + (COS(RADIANS(([.D23]+([.E23]/60)) * (IF((UPPER([.C23])=&quot;S&quot;); -1; 1)))) * COS(RADIANS(([.D24]+([.E24]/60)) * (IF((UPPER([.C24])=&quot;S&quot;); -1; 1)))) * COS(RADIANS(([.H24]+([.I24]/60)) * (IF((UPPER([.G24])=&quot;W&quot;); -1; 1))-([.H23]+([.I23]/60)) * (IF((UPPER([.G23])=&quot;W&quot;); -1; 1)))) )))) * 60" office:value-type="float" office:value="63.5955046399439">
            <text:p>63.60</text:p>
          </table:table-cell>
          <table:table-cell table:style-name="ce20" table:formula="of:=([.A24]-[.A23])*24" office:value-type="float" office:value="11.0000000000582">
            <text:p>11.00</text:p>
          </table:table-cell>
          <table:table-cell table:style-name="ce20" table:formula="of:=[.K24]/[.L24]" office:value-type="float" office:value="5.78140951269158">
            <text:p>5.78</text:p>
          </table:table-cell>
          <table:table-cell/>
          <table:table-cell table:style-name="ce18" table:formula="of:=CONCATENATE(YEAR([.A24]);&quot;-&quot;;IF(LEN(MONTH([.A24]))=2;MONTH([.A24]);CONCATENATE(&quot;0&quot;;MONTH([.A24])));&quot;-&quot;;IF(LEN(DAY([.A24]))=2;DAY([.A24]);CONCATENATE(&quot;0&quot;;DAY([.A24])));&quot;T&quot;;IF(LEN(HOUR([.A24]))=2;HOUR([.A24]);CONCATENATE(&quot;0&quot;;HOUR([.A24])));&quot;:&quot;;IF(LEN(MINUTE([.A24]))=2;MINUTE([.A24]);CONCATENATE(&quot;0&quot;;MINUTE([.A24])));&quot;:&quot;;IF(LEN(SECOND([.A24]))=2;SECOND([.A24]);CONCATENATE(&quot;0&quot;;SECOND([.A24])));&quot;-10:00&quot;)" office:value-type="string" office:string-value="2011-02-04T11:00:00-10:00">
            <text:p>2011-02-04T11:00:00-10:00</text:p>
          </table:table-cell>
          <table:table-cell/>
          <table:table-cell table:formula="of:=[.Q23]+1" office:value-type="float" office:value="4">
            <text:p>4</text:p>
          </table:table-cell>
          <table:table-cell table:formula="of:=([.D24]+([.E24]/60)) * (IF((UPPER([.C24])=&quot;S&quot;); -1; 1))" office:value-type="float" office:value="-14.668">
            <text:p>-14.67</text:p>
          </table:table-cell>
          <table:table-cell table:formula="of:=([.H24]+([.I24]/60)) * (IF((UPPER([.G24])=&quot;W&quot;); -1; 1))" office:value-type="float" office:value="-153.247666666667">
            <text:p>-153.25</text:p>
          </table:table-cell>
          <table:table-cell table:formula="of:=CONCATENATE(&quot;&lt;trkpt lat='&quot;;[.R24];&quot;' lon='&quot;;[.S24];&quot;'&gt;&lt;time&gt;&quot;;[.O24];&quot;&lt;/time&gt;&lt;name&gt;&quot;;[.Q24];&quot;&lt;/name&gt;&lt;sym&gt;empty&lt;/sym&gt;&lt;type&gt;WPT&lt;/type&gt;&lt;/trkpt&gt;&quot;)" office:value-type="string" office:string-value="&lt;trkpt lat='-14.668' lon='-153.247666666667'&gt;&lt;time&gt;2011-02-04T11:00:00-10:00&lt;/time&gt;&lt;name&gt;4&lt;/name&gt;&lt;sym&gt;empty&lt;/sym&gt;&lt;type&gt;WPT&lt;/type&gt;&lt;/trkpt&gt;">
            <text:p>&lt;trkpt lat='-14.668' lon='-153.247666666667'&gt;&lt;time&gt;2011-02-04T11:00:00-10:00&lt;/time&gt;&lt;name&gt;4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2-04T17:00:00">
            <text:p>Friday, February 4, 2011 <text:s/>17:00</text:p>
          </table:table-cell>
          <table:table-cell/>
          <table:table-cell table:style-name="ce33" office:value-type="string">
            <text:p>S</text:p>
          </table:table-cell>
          <table:table-cell table:style-name="ce6" office:value-type="float" office:value="14">
            <text:p>14</text:p>
          </table:table-cell>
          <table:table-cell table:style-name="ce24" office:value-type="float" office:value="14.28">
            <text:p>14.28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3">
            <text:p>153</text:p>
          </table:table-cell>
          <table:table-cell table:style-name="ce24" office:value-type="float" office:value="37.41">
            <text:p>37.41</text:p>
          </table:table-cell>
          <table:table-cell/>
          <table:table-cell table:formula="of:=DEGREES(ACOS((SIN(RADIANS(([.D24]+([.E24]/60)) * (IF((UPPER([.C24])=&quot;S&quot;); -1; 1)))) * SIN(RADIANS(([.D25]+([.E25]/60)) * (IF((UPPER([.C25])=&quot;S&quot;); -1; 1)))) + (COS(RADIANS(([.D24]+([.E24]/60)) * (IF((UPPER([.C24])=&quot;S&quot;); -1; 1)))) * COS(RADIANS(([.D25]+([.E25]/60)) * (IF((UPPER([.C25])=&quot;S&quot;); -1; 1)))) * COS(RADIANS(([.H25]+([.I25]/60)) * (IF((UPPER([.G25])=&quot;W&quot;); -1; 1))-([.H24]+([.I24]/60)) * (IF((UPPER([.G24])=&quot;W&quot;); -1; 1)))) )))) * 60" office:value-type="float" office:value="33.8003482385911">
            <text:p>33.80</text:p>
          </table:table-cell>
          <table:table-cell table:style-name="ce20" table:formula="of:=([.A25]-[.A24])*24" office:value-type="float" office:value="6">
            <text:p>6.00</text:p>
          </table:table-cell>
          <table:table-cell table:style-name="ce20" table:formula="of:=[.K25]/[.L25]" office:value-type="float" office:value="5.63339137309852">
            <text:p>5.63</text:p>
          </table:table-cell>
          <table:table-cell/>
          <table:table-cell table:style-name="ce18" table:formula="of:=CONCATENATE(YEAR([.A25]);&quot;-&quot;;IF(LEN(MONTH([.A25]))=2;MONTH([.A25]);CONCATENATE(&quot;0&quot;;MONTH([.A25])));&quot;-&quot;;IF(LEN(DAY([.A25]))=2;DAY([.A25]);CONCATENATE(&quot;0&quot;;DAY([.A25])));&quot;T&quot;;IF(LEN(HOUR([.A25]))=2;HOUR([.A25]);CONCATENATE(&quot;0&quot;;HOUR([.A25])));&quot;:&quot;;IF(LEN(MINUTE([.A25]))=2;MINUTE([.A25]);CONCATENATE(&quot;0&quot;;MINUTE([.A25])));&quot;:&quot;;IF(LEN(SECOND([.A25]))=2;SECOND([.A25]);CONCATENATE(&quot;0&quot;;SECOND([.A25])));&quot;-10:00&quot;)" office:value-type="string" office:string-value="2011-02-04T17:00:00-10:00">
            <text:p>2011-02-04T17:00:00-10:00</text:p>
          </table:table-cell>
          <table:table-cell/>
          <table:table-cell table:formula="of:=[.Q24]+1" office:value-type="float" office:value="5">
            <text:p>5</text:p>
          </table:table-cell>
          <table:table-cell table:formula="of:=([.D25]+([.E25]/60)) * (IF((UPPER([.C25])=&quot;S&quot;); -1; 1))" office:value-type="float" office:value="-14.238">
            <text:p>-14.24</text:p>
          </table:table-cell>
          <table:table-cell table:formula="of:=([.H25]+([.I25]/60)) * (IF((UPPER([.G25])=&quot;W&quot;); -1; 1))" office:value-type="float" office:value="-153.6235">
            <text:p>-153.62</text:p>
          </table:table-cell>
          <table:table-cell table:formula="of:=CONCATENATE(&quot;&lt;trkpt lat='&quot;;[.R25];&quot;' lon='&quot;;[.S25];&quot;'&gt;&lt;time&gt;&quot;;[.O25];&quot;&lt;/time&gt;&lt;name&gt;&quot;;[.Q25];&quot;&lt;/name&gt;&lt;sym&gt;empty&lt;/sym&gt;&lt;type&gt;WPT&lt;/type&gt;&lt;/trkpt&gt;&quot;)" office:value-type="string" office:string-value="&lt;trkpt lat='-14.238' lon='-153.6235'&gt;&lt;time&gt;2011-02-04T17:00:00-10:00&lt;/time&gt;&lt;name&gt;5&lt;/name&gt;&lt;sym&gt;empty&lt;/sym&gt;&lt;type&gt;WPT&lt;/type&gt;&lt;/trkpt&gt;">
            <text:p>&lt;trkpt lat='-14.238' lon='-153.6235'&gt;&lt;time&gt;2011-02-04T17:00:00-10:00&lt;/time&gt;&lt;name&gt;5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2-04T23:50:00">
            <text:p>Friday, February 4, 2011 <text:s/>23:50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13">
            <text:p>13</text:p>
          </table:table-cell>
          <table:table-cell table:style-name="ce24" office:value-type="float" office:value="49.17">
            <text:p>49.17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4">
            <text:p>154</text:p>
          </table:table-cell>
          <table:table-cell table:style-name="ce24" office:value-type="float" office:value="2.71">
            <text:p>2.71</text:p>
          </table:table-cell>
          <table:table-cell/>
          <table:table-cell table:formula="of:=DEGREES(ACOS((SIN(RADIANS(([.D25]+([.E25]/60)) * (IF((UPPER([.C25])=&quot;S&quot;); -1; 1)))) * SIN(RADIANS(([.D26]+([.E26]/60)) * (IF((UPPER([.C26])=&quot;S&quot;); -1; 1)))) + (COS(RADIANS(([.D25]+([.E25]/60)) * (IF((UPPER([.C25])=&quot;S&quot;); -1; 1)))) * COS(RADIANS(([.D26]+([.E26]/60)) * (IF((UPPER([.C26])=&quot;S&quot;); -1; 1)))) * COS(RADIANS(([.H26]+([.I26]/60)) * (IF((UPPER([.G26])=&quot;W&quot;); -1; 1))-([.H25]+([.I25]/60)) * (IF((UPPER([.G25])=&quot;W&quot;); -1; 1)))) )))) * 60" office:value-type="float" office:value="35.1138974261266">
            <text:p>35.11</text:p>
          </table:table-cell>
          <table:table-cell table:style-name="ce20" table:formula="of:=([.A26]-[.A25])*24" office:value-type="float" office:value="6.83333333325572">
            <text:p>6.83</text:p>
          </table:table-cell>
          <table:table-cell table:style-name="ce20" table:formula="of:=[.K26]/[.L26]" office:value-type="float" office:value="5.13861913558908">
            <text:p>5.14</text:p>
          </table:table-cell>
          <table:table-cell/>
          <table:table-cell table:style-name="ce18" table:formula="of:=CONCATENATE(YEAR([.A26]);&quot;-&quot;;IF(LEN(MONTH([.A26]))=2;MONTH([.A26]);CONCATENATE(&quot;0&quot;;MONTH([.A26])));&quot;-&quot;;IF(LEN(DAY([.A26]))=2;DAY([.A26]);CONCATENATE(&quot;0&quot;;DAY([.A26])));&quot;T&quot;;IF(LEN(HOUR([.A26]))=2;HOUR([.A26]);CONCATENATE(&quot;0&quot;;HOUR([.A26])));&quot;:&quot;;IF(LEN(MINUTE([.A26]))=2;MINUTE([.A26]);CONCATENATE(&quot;0&quot;;MINUTE([.A26])));&quot;:&quot;;IF(LEN(SECOND([.A26]))=2;SECOND([.A26]);CONCATENATE(&quot;0&quot;;SECOND([.A26])));&quot;-10:00&quot;)" office:value-type="string" office:string-value="2011-02-04T23:50:00-10:00">
            <text:p>2011-02-04T23:50:00-10:00</text:p>
          </table:table-cell>
          <table:table-cell/>
          <table:table-cell table:formula="of:=[.Q25]+1" office:value-type="float" office:value="6">
            <text:p>6</text:p>
          </table:table-cell>
          <table:table-cell table:formula="of:=([.D26]+([.E26]/60)) * (IF((UPPER([.C26])=&quot;S&quot;); -1; 1))" office:value-type="float" office:value="-13.8195">
            <text:p>-13.82</text:p>
          </table:table-cell>
          <table:table-cell table:formula="of:=([.H26]+([.I26]/60)) * (IF((UPPER([.G26])=&quot;W&quot;); -1; 1))" office:value-type="float" office:value="-154.045166666667">
            <text:p>-154.05</text:p>
          </table:table-cell>
          <table:table-cell table:formula="of:=CONCATENATE(&quot;&lt;trkpt lat='&quot;;[.R26];&quot;' lon='&quot;;[.S26];&quot;'&gt;&lt;time&gt;&quot;;[.O26];&quot;&lt;/time&gt;&lt;name&gt;&quot;;[.Q26];&quot;&lt;/name&gt;&lt;sym&gt;empty&lt;/sym&gt;&lt;type&gt;WPT&lt;/type&gt;&lt;/trkpt&gt;&quot;)" office:value-type="string" office:string-value="&lt;trkpt lat='-13.8195' lon='-154.045166666667'&gt;&lt;time&gt;2011-02-04T23:50:00-10:00&lt;/time&gt;&lt;name&gt;6&lt;/name&gt;&lt;sym&gt;empty&lt;/sym&gt;&lt;type&gt;WPT&lt;/type&gt;&lt;/trkpt&gt;">
            <text:p>&lt;trkpt lat='-13.8195' lon='-154.045166666667'&gt;&lt;time&gt;2011-02-04T23:50:00-10:00&lt;/time&gt;&lt;name&gt;6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2-05T14:25:00">
            <text:p>Saturday, February 5, 2011 <text:s/>14:25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12">
            <text:p>12</text:p>
          </table:table-cell>
          <table:table-cell table:style-name="ce24" office:value-type="float" office:value="43.43">
            <text:p>43.43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4">
            <text:p>154</text:p>
          </table:table-cell>
          <table:table-cell table:style-name="ce24" office:value-type="float" office:value="51.5">
            <text:p>51.50</text:p>
          </table:table-cell>
          <table:table-cell/>
          <table:table-cell table:formula="of:=DEGREES(ACOS((SIN(RADIANS(([.D26]+([.E26]/60)) * (IF((UPPER([.C26])=&quot;S&quot;); -1; 1)))) * SIN(RADIANS(([.D27]+([.E27]/60)) * (IF((UPPER([.C27])=&quot;S&quot;); -1; 1)))) + (COS(RADIANS(([.D26]+([.E26]/60)) * (IF((UPPER([.C26])=&quot;S&quot;); -1; 1)))) * COS(RADIANS(([.D27]+([.E27]/60)) * (IF((UPPER([.C27])=&quot;S&quot;); -1; 1)))) * COS(RADIANS(([.H27]+([.I27]/60)) * (IF((UPPER([.G27])=&quot;W&quot;); -1; 1))-([.H26]+([.I26]/60)) * (IF((UPPER([.G26])=&quot;W&quot;); -1; 1)))) )))) * 60" office:value-type="float" office:value="81.096701909889">
            <text:p>81.10</text:p>
          </table:table-cell>
          <table:table-cell table:style-name="ce20" table:formula="of:=([.A27]-[.A26])*24" office:value-type="float" office:value="14.5833333333721">
            <text:p>14.58</text:p>
          </table:table-cell>
          <table:table-cell table:style-name="ce20" table:formula="of:=[.K27]/[.L27]" office:value-type="float" office:value="5.56091670237759">
            <text:p>5.56</text:p>
          </table:table-cell>
          <table:table-cell/>
          <table:table-cell table:style-name="ce18" table:formula="of:=CONCATENATE(YEAR([.A27]);&quot;-&quot;;IF(LEN(MONTH([.A27]))=2;MONTH([.A27]);CONCATENATE(&quot;0&quot;;MONTH([.A27])));&quot;-&quot;;IF(LEN(DAY([.A27]))=2;DAY([.A27]);CONCATENATE(&quot;0&quot;;DAY([.A27])));&quot;T&quot;;IF(LEN(HOUR([.A27]))=2;HOUR([.A27]);CONCATENATE(&quot;0&quot;;HOUR([.A27])));&quot;:&quot;;IF(LEN(MINUTE([.A27]))=2;MINUTE([.A27]);CONCATENATE(&quot;0&quot;;MINUTE([.A27])));&quot;:&quot;;IF(LEN(SECOND([.A27]))=2;SECOND([.A27]);CONCATENATE(&quot;0&quot;;SECOND([.A27])));&quot;-10:00&quot;)" office:value-type="string" office:string-value="2011-02-05T14:25:00-10:00">
            <text:p>2011-02-05T14:25:00-10:00</text:p>
          </table:table-cell>
          <table:table-cell/>
          <table:table-cell table:formula="of:=[.Q26]+1" office:value-type="float" office:value="7">
            <text:p>7</text:p>
          </table:table-cell>
          <table:table-cell table:formula="of:=([.D27]+([.E27]/60)) * (IF((UPPER([.C27])=&quot;S&quot;); -1; 1))" office:value-type="float" office:value="-12.7238333333333">
            <text:p>-12.72</text:p>
          </table:table-cell>
          <table:table-cell table:formula="of:=([.H27]+([.I27]/60)) * (IF((UPPER([.G27])=&quot;W&quot;); -1; 1))" office:value-type="float" office:value="-154.858333333333">
            <text:p>-154.86</text:p>
          </table:table-cell>
          <table:table-cell table:formula="of:=CONCATENATE(&quot;&lt;trkpt lat='&quot;;[.R27];&quot;' lon='&quot;;[.S27];&quot;'&gt;&lt;time&gt;&quot;;[.O27];&quot;&lt;/time&gt;&lt;name&gt;&quot;;[.Q27];&quot;&lt;/name&gt;&lt;sym&gt;empty&lt;/sym&gt;&lt;type&gt;WPT&lt;/type&gt;&lt;/trkpt&gt;&quot;)" office:value-type="string" office:string-value="&lt;trkpt lat='-12.7238333333333' lon='-154.858333333333'&gt;&lt;time&gt;2011-02-05T14:25:00-10:00&lt;/time&gt;&lt;name&gt;7&lt;/name&gt;&lt;sym&gt;empty&lt;/sym&gt;&lt;type&gt;WPT&lt;/type&gt;&lt;/trkpt&gt;">
            <text:p>&lt;trkpt lat='-12.7238333333333' lon='-154.858333333333'&gt;&lt;time&gt;2011-02-05T14:25:00-10:00&lt;/time&gt;&lt;name&gt;7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2-06">
            <text:p>Sunday, February 6, 2011 <text:s/>00:00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12">
            <text:p>12</text:p>
          </table:table-cell>
          <table:table-cell table:style-name="ce24" office:value-type="float" office:value="1.42">
            <text:p>1.42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5">
            <text:p>155</text:p>
          </table:table-cell>
          <table:table-cell table:style-name="ce24" office:value-type="float" office:value="21.14">
            <text:p>21.14</text:p>
          </table:table-cell>
          <table:table-cell/>
          <table:table-cell table:formula="of:=DEGREES(ACOS((SIN(RADIANS(([.D27]+([.E27]/60)) * (IF((UPPER([.C27])=&quot;S&quot;); -1; 1)))) * SIN(RADIANS(([.D28]+([.E28]/60)) * (IF((UPPER([.C28])=&quot;S&quot;); -1; 1)))) + (COS(RADIANS(([.D27]+([.E27]/60)) * (IF((UPPER([.C27])=&quot;S&quot;); -1; 1)))) * COS(RADIANS(([.D28]+([.E28]/60)) * (IF((UPPER([.C28])=&quot;S&quot;); -1; 1)))) * COS(RADIANS(([.H28]+([.I28]/60)) * (IF((UPPER([.G28])=&quot;W&quot;); -1; 1))-([.H27]+([.I27]/60)) * (IF((UPPER([.G27])=&quot;W&quot;); -1; 1)))) )))) * 60" office:value-type="float" office:value="51.0197616430556">
            <text:p>51.02</text:p>
          </table:table-cell>
          <table:table-cell table:style-name="ce20" table:formula="of:=([.A28]-[.A27])*24" office:value-type="float" office:value="9.58333333331393">
            <text:p>9.58</text:p>
          </table:table-cell>
          <table:table-cell table:style-name="ce20" table:formula="of:=[.K28]/[.L28]" office:value-type="float" office:value="5.32380121493832">
            <text:p>5.32</text:p>
          </table:table-cell>
          <table:table-cell/>
          <table:table-cell table:style-name="ce18" table:formula="of:=CONCATENATE(YEAR([.A28]);&quot;-&quot;;IF(LEN(MONTH([.A28]))=2;MONTH([.A28]);CONCATENATE(&quot;0&quot;;MONTH([.A28])));&quot;-&quot;;IF(LEN(DAY([.A28]))=2;DAY([.A28]);CONCATENATE(&quot;0&quot;;DAY([.A28])));&quot;T&quot;;IF(LEN(HOUR([.A28]))=2;HOUR([.A28]);CONCATENATE(&quot;0&quot;;HOUR([.A28])));&quot;:&quot;;IF(LEN(MINUTE([.A28]))=2;MINUTE([.A28]);CONCATENATE(&quot;0&quot;;MINUTE([.A28])));&quot;:&quot;;IF(LEN(SECOND([.A28]))=2;SECOND([.A28]);CONCATENATE(&quot;0&quot;;SECOND([.A28])));&quot;-10:00&quot;)" office:value-type="string" office:string-value="2011-02-06T00:00:00-10:00">
            <text:p>2011-02-06T00:00:00-10:00</text:p>
          </table:table-cell>
          <table:table-cell/>
          <table:table-cell table:formula="of:=[.Q27]+1" office:value-type="float" office:value="8">
            <text:p>8</text:p>
          </table:table-cell>
          <table:table-cell table:formula="of:=([.D28]+([.E28]/60)) * (IF((UPPER([.C28])=&quot;S&quot;); -1; 1))" office:value-type="float" office:value="-12.0236666666667">
            <text:p>-12.02</text:p>
          </table:table-cell>
          <table:table-cell table:formula="of:=([.H28]+([.I28]/60)) * (IF((UPPER([.G28])=&quot;W&quot;); -1; 1))" office:value-type="float" office:value="-155.352333333333">
            <text:p>-155.35</text:p>
          </table:table-cell>
          <table:table-cell table:formula="of:=CONCATENATE(&quot;&lt;trkpt lat='&quot;;[.R28];&quot;' lon='&quot;;[.S28];&quot;'&gt;&lt;time&gt;&quot;;[.O28];&quot;&lt;/time&gt;&lt;name&gt;&quot;;[.Q28];&quot;&lt;/name&gt;&lt;sym&gt;empty&lt;/sym&gt;&lt;type&gt;WPT&lt;/type&gt;&lt;/trkpt&gt;&quot;)" office:value-type="string" office:string-value="&lt;trkpt lat='-12.0236666666667' lon='-155.352333333333'&gt;&lt;time&gt;2011-02-06T00:00:00-10:00&lt;/time&gt;&lt;name&gt;8&lt;/name&gt;&lt;sym&gt;empty&lt;/sym&gt;&lt;type&gt;WPT&lt;/type&gt;&lt;/trkpt&gt;">
            <text:p>&lt;trkpt lat='-12.0236666666667' lon='-155.352333333333'&gt;&lt;time&gt;2011-02-06T00:00:00-10:00&lt;/time&gt;&lt;name&gt;8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2-06T11:00:00">
            <text:p>Sunday, February 6, 2011 <text:s/>11:00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11">
            <text:p>11</text:p>
          </table:table-cell>
          <table:table-cell table:style-name="ce24" office:value-type="float" office:value="16.23">
            <text:p>16.23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5">
            <text:p>155</text:p>
          </table:table-cell>
          <table:table-cell table:style-name="ce24" office:value-type="float" office:value="48.98">
            <text:p>48.98</text:p>
          </table:table-cell>
          <table:table-cell/>
          <table:table-cell table:formula="of:=DEGREES(ACOS((SIN(RADIANS(([.D28]+([.E28]/60)) * (IF((UPPER([.C28])=&quot;S&quot;); -1; 1)))) * SIN(RADIANS(([.D29]+([.E29]/60)) * (IF((UPPER([.C29])=&quot;S&quot;); -1; 1)))) + (COS(RADIANS(([.D28]+([.E28]/60)) * (IF((UPPER([.C28])=&quot;S&quot;); -1; 1)))) * COS(RADIANS(([.D29]+([.E29]/60)) * (IF((UPPER([.C29])=&quot;S&quot;); -1; 1)))) * COS(RADIANS(([.H29]+([.I29]/60)) * (IF((UPPER([.G29])=&quot;W&quot;); -1; 1))-([.H28]+([.I28]/60)) * (IF((UPPER([.G28])=&quot;W&quot;); -1; 1)))) )))) * 60" office:value-type="float" office:value="52.7787870838573">
            <text:p>52.78</text:p>
          </table:table-cell>
          <table:table-cell table:style-name="ce20" table:formula="of:=([.A29]-[.A28])*24" office:value-type="float" office:value="11.0000000000582">
            <text:p>11.00</text:p>
          </table:table-cell>
          <table:table-cell table:style-name="ce20" table:formula="of:=[.K29]/[.L29]" office:value-type="float" office:value="4.79807155305255">
            <text:p>4.80</text:p>
          </table:table-cell>
          <table:table-cell/>
          <table:table-cell table:style-name="ce18" table:formula="of:=CONCATENATE(YEAR([.A29]);&quot;-&quot;;IF(LEN(MONTH([.A29]))=2;MONTH([.A29]);CONCATENATE(&quot;0&quot;;MONTH([.A29])));&quot;-&quot;;IF(LEN(DAY([.A29]))=2;DAY([.A29]);CONCATENATE(&quot;0&quot;;DAY([.A29])));&quot;T&quot;;IF(LEN(HOUR([.A29]))=2;HOUR([.A29]);CONCATENATE(&quot;0&quot;;HOUR([.A29])));&quot;:&quot;;IF(LEN(MINUTE([.A29]))=2;MINUTE([.A29]);CONCATENATE(&quot;0&quot;;MINUTE([.A29])));&quot;:&quot;;IF(LEN(SECOND([.A29]))=2;SECOND([.A29]);CONCATENATE(&quot;0&quot;;SECOND([.A29])));&quot;-10:00&quot;)" office:value-type="string" office:string-value="2011-02-06T11:00:00-10:00">
            <text:p>2011-02-06T11:00:00-10:00</text:p>
          </table:table-cell>
          <table:table-cell/>
          <table:table-cell table:formula="of:=[.Q28]+1" office:value-type="float" office:value="9">
            <text:p>9</text:p>
          </table:table-cell>
          <table:table-cell table:formula="of:=([.D29]+([.E29]/60)) * (IF((UPPER([.C29])=&quot;S&quot;); -1; 1))" office:value-type="float" office:value="-11.2705">
            <text:p>-11.27</text:p>
          </table:table-cell>
          <table:table-cell table:formula="of:=([.H29]+([.I29]/60)) * (IF((UPPER([.G29])=&quot;W&quot;); -1; 1))" office:value-type="float" office:value="-155.816333333333">
            <text:p>-155.82</text:p>
          </table:table-cell>
          <table:table-cell table:formula="of:=CONCATENATE(&quot;&lt;trkpt lat='&quot;;[.R29];&quot;' lon='&quot;;[.S29];&quot;'&gt;&lt;time&gt;&quot;;[.O29];&quot;&lt;/time&gt;&lt;name&gt;&quot;;[.Q29];&quot;&lt;/name&gt;&lt;sym&gt;empty&lt;/sym&gt;&lt;type&gt;WPT&lt;/type&gt;&lt;/trkpt&gt;&quot;)" office:value-type="string" office:string-value="&lt;trkpt lat='-11.2705' lon='-155.816333333333'&gt;&lt;time&gt;2011-02-06T11:00:00-10:00&lt;/time&gt;&lt;name&gt;9&lt;/name&gt;&lt;sym&gt;empty&lt;/sym&gt;&lt;type&gt;WPT&lt;/type&gt;&lt;/trkpt&gt;">
            <text:p>&lt;trkpt lat='-11.2705' lon='-155.816333333333'&gt;&lt;time&gt;2011-02-06T11:00:00-10:00&lt;/time&gt;&lt;name&gt;9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2-07">
            <text:p>Monday, February 7, 2011 <text:s/>00:00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10">
            <text:p>10</text:p>
          </table:table-cell>
          <table:table-cell table:style-name="ce24" office:value-type="float" office:value="34.04">
            <text:p>34.04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6">
            <text:p>156</text:p>
          </table:table-cell>
          <table:table-cell table:style-name="ce24" office:value-type="float" office:value="23.73">
            <text:p>23.73</text:p>
          </table:table-cell>
          <table:table-cell/>
          <table:table-cell table:formula="of:=DEGREES(ACOS((SIN(RADIANS(([.D29]+([.E29]/60)) * (IF((UPPER([.C29])=&quot;S&quot;); -1; 1)))) * SIN(RADIANS(([.D30]+([.E30]/60)) * (IF((UPPER([.C30])=&quot;S&quot;); -1; 1)))) + (COS(RADIANS(([.D29]+([.E29]/60)) * (IF((UPPER([.C29])=&quot;S&quot;); -1; 1)))) * COS(RADIANS(([.D30]+([.E30]/60)) * (IF((UPPER([.C30])=&quot;S&quot;); -1; 1)))) * COS(RADIANS(([.H30]+([.I30]/60)) * (IF((UPPER([.G30])=&quot;W&quot;); -1; 1))-([.H29]+([.I29]/60)) * (IF((UPPER([.G29])=&quot;W&quot;); -1; 1)))) )))) * 60" office:value-type="float" office:value="54.2606201738961">
            <text:p>54.26</text:p>
          </table:table-cell>
          <table:table-cell table:style-name="ce20" table:formula="of:=([.A30]-[.A29])*24" office:value-type="float" office:value="12.9999999999418">
            <text:p>13.00</text:p>
          </table:table-cell>
          <table:table-cell table:style-name="ce20" table:formula="of:=[.K30]/[.L30]" office:value-type="float" office:value="4.17389385954916">
            <text:p>4.17</text:p>
          </table:table-cell>
          <table:table-cell/>
          <table:table-cell table:style-name="ce18" table:formula="of:=CONCATENATE(YEAR([.A30]);&quot;-&quot;;IF(LEN(MONTH([.A30]))=2;MONTH([.A30]);CONCATENATE(&quot;0&quot;;MONTH([.A30])));&quot;-&quot;;IF(LEN(DAY([.A30]))=2;DAY([.A30]);CONCATENATE(&quot;0&quot;;DAY([.A30])));&quot;T&quot;;IF(LEN(HOUR([.A30]))=2;HOUR([.A30]);CONCATENATE(&quot;0&quot;;HOUR([.A30])));&quot;:&quot;;IF(LEN(MINUTE([.A30]))=2;MINUTE([.A30]);CONCATENATE(&quot;0&quot;;MINUTE([.A30])));&quot;:&quot;;IF(LEN(SECOND([.A30]))=2;SECOND([.A30]);CONCATENATE(&quot;0&quot;;SECOND([.A30])));&quot;-10:00&quot;)" office:value-type="string" office:string-value="2011-02-07T00:00:00-10:00">
            <text:p>2011-02-07T00:00:00-10:00</text:p>
          </table:table-cell>
          <table:table-cell/>
          <table:table-cell table:formula="of:=[.Q29]+1" office:value-type="float" office:value="10">
            <text:p>10</text:p>
          </table:table-cell>
          <table:table-cell table:formula="of:=([.D30]+([.E30]/60)) * (IF((UPPER([.C30])=&quot;S&quot;); -1; 1))" office:value-type="float" office:value="-10.5673333333333">
            <text:p>-10.57</text:p>
          </table:table-cell>
          <table:table-cell table:formula="of:=([.H30]+([.I30]/60)) * (IF((UPPER([.G30])=&quot;W&quot;); -1; 1))" office:value-type="float" office:value="-156.3955">
            <text:p>-156.4</text:p>
          </table:table-cell>
          <table:table-cell table:formula="of:=CONCATENATE(&quot;&lt;trkpt lat='&quot;;[.R30];&quot;' lon='&quot;;[.S30];&quot;'&gt;&lt;time&gt;&quot;;[.O30];&quot;&lt;/time&gt;&lt;name&gt;&quot;;[.Q30];&quot;&lt;/name&gt;&lt;sym&gt;empty&lt;/sym&gt;&lt;type&gt;WPT&lt;/type&gt;&lt;/trkpt&gt;&quot;)" office:value-type="string" office:string-value="&lt;trkpt lat='-10.5673333333333' lon='-156.3955'&gt;&lt;time&gt;2011-02-07T00:00:00-10:00&lt;/time&gt;&lt;name&gt;10&lt;/name&gt;&lt;sym&gt;empty&lt;/sym&gt;&lt;type&gt;WPT&lt;/type&gt;&lt;/trkpt&gt;">
            <text:p>&lt;trkpt lat='-10.5673333333333' lon='-156.3955'&gt;&lt;time&gt;2011-02-07T00:00:00-10:00&lt;/time&gt;&lt;name&gt;10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2-07T11:00:00">
            <text:p>Monday, February 7, 2011 <text:s/>11:00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9">
            <text:p>9</text:p>
          </table:table-cell>
          <table:table-cell table:style-name="ce24" office:value-type="float" office:value="50.5">
            <text:p>50.5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7">
            <text:p>157</text:p>
          </table:table-cell>
          <table:table-cell table:style-name="ce24" office:value-type="float" office:value="5.24">
            <text:p>5.24</text:p>
          </table:table-cell>
          <table:table-cell/>
          <table:table-cell table:formula="of:=DEGREES(ACOS((SIN(RADIANS(([.D30]+([.E30]/60)) * (IF((UPPER([.C30])=&quot;S&quot;); -1; 1)))) * SIN(RADIANS(([.D31]+([.E31]/60)) * (IF((UPPER([.C31])=&quot;S&quot;); -1; 1)))) + (COS(RADIANS(([.D30]+([.E30]/60)) * (IF((UPPER([.C30])=&quot;S&quot;); -1; 1)))) * COS(RADIANS(([.D31]+([.E31]/60)) * (IF((UPPER([.C31])=&quot;S&quot;); -1; 1)))) * COS(RADIANS(([.H31]+([.I31]/60)) * (IF((UPPER([.G31])=&quot;W&quot;); -1; 1))-([.H30]+([.I30]/60)) * (IF((UPPER([.G30])=&quot;W&quot;); -1; 1)))) )))) * 60" office:value-type="float" office:value="59.7051532457777">
            <text:p>59.71</text:p>
          </table:table-cell>
          <table:table-cell table:style-name="ce20" table:formula="of:=([.A31]-[.A30])*24" office:value-type="float" office:value="11.0000000000582">
            <text:p>11.00</text:p>
          </table:table-cell>
          <table:table-cell table:style-name="ce20" table:formula="of:=[.K31]/[.L31]" office:value-type="float" office:value="5.42774120413289">
            <text:p>5.43</text:p>
          </table:table-cell>
          <table:table-cell/>
          <table:table-cell table:style-name="ce18" table:formula="of:=CONCATENATE(YEAR([.A31]);&quot;-&quot;;IF(LEN(MONTH([.A31]))=2;MONTH([.A31]);CONCATENATE(&quot;0&quot;;MONTH([.A31])));&quot;-&quot;;IF(LEN(DAY([.A31]))=2;DAY([.A31]);CONCATENATE(&quot;0&quot;;DAY([.A31])));&quot;T&quot;;IF(LEN(HOUR([.A31]))=2;HOUR([.A31]);CONCATENATE(&quot;0&quot;;HOUR([.A31])));&quot;:&quot;;IF(LEN(MINUTE([.A31]))=2;MINUTE([.A31]);CONCATENATE(&quot;0&quot;;MINUTE([.A31])));&quot;:&quot;;IF(LEN(SECOND([.A31]))=2;SECOND([.A31]);CONCATENATE(&quot;0&quot;;SECOND([.A31])));&quot;-10:00&quot;)" office:value-type="string" office:string-value="2011-02-07T11:00:00-10:00">
            <text:p>2011-02-07T11:00:00-10:00</text:p>
          </table:table-cell>
          <table:table-cell/>
          <table:table-cell table:formula="of:=[.Q30]+1" office:value-type="float" office:value="11">
            <text:p>11</text:p>
          </table:table-cell>
          <table:table-cell table:formula="of:=([.D31]+([.E31]/60)) * (IF((UPPER([.C31])=&quot;S&quot;); -1; 1))" office:value-type="float" office:value="-9.84166666666667">
            <text:p>-9.84</text:p>
          </table:table-cell>
          <table:table-cell table:formula="of:=([.H31]+([.I31]/60)) * (IF((UPPER([.G31])=&quot;W&quot;); -1; 1))" office:value-type="float" office:value="-157.087333333333">
            <text:p>-157.09</text:p>
          </table:table-cell>
          <table:table-cell table:formula="of:=CONCATENATE(&quot;&lt;trkpt lat='&quot;;[.R31];&quot;' lon='&quot;;[.S31];&quot;'&gt;&lt;time&gt;&quot;;[.O31];&quot;&lt;/time&gt;&lt;name&gt;&quot;;[.Q31];&quot;&lt;/name&gt;&lt;sym&gt;empty&lt;/sym&gt;&lt;type&gt;WPT&lt;/type&gt;&lt;/trkpt&gt;&quot;)" office:value-type="string" office:string-value="&lt;trkpt lat='-9.84166666666667' lon='-157.087333333333'&gt;&lt;time&gt;2011-02-07T11:00:00-10:00&lt;/time&gt;&lt;name&gt;11&lt;/name&gt;&lt;sym&gt;empty&lt;/sym&gt;&lt;type&gt;WPT&lt;/type&gt;&lt;/trkpt&gt;">
            <text:p>&lt;trkpt lat='-9.84166666666667' lon='-157.087333333333'&gt;&lt;time&gt;2011-02-07T11:00:00-10:00&lt;/time&gt;&lt;name&gt;11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2-07T23:00:00">
            <text:p>Monday, February 7, 2011 <text:s/>23:00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9">
            <text:p>9</text:p>
          </table:table-cell>
          <table:table-cell table:style-name="ce24" office:value-type="float" office:value="15.17">
            <text:p>15.17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7">
            <text:p>157</text:p>
          </table:table-cell>
          <table:table-cell table:style-name="ce24" office:value-type="float" office:value="47.7">
            <text:p>47.70</text:p>
          </table:table-cell>
          <table:table-cell/>
          <table:table-cell table:formula="of:=DEGREES(ACOS((SIN(RADIANS(([.D31]+([.E31]/60)) * (IF((UPPER([.C31])=&quot;S&quot;); -1; 1)))) * SIN(RADIANS(([.D32]+([.E32]/60)) * (IF((UPPER([.C32])=&quot;S&quot;); -1; 1)))) + (COS(RADIANS(([.D31]+([.E31]/60)) * (IF((UPPER([.C31])=&quot;S&quot;); -1; 1)))) * COS(RADIANS(([.D32]+([.E32]/60)) * (IF((UPPER([.C32])=&quot;S&quot;); -1; 1)))) * COS(RADIANS(([.H32]+([.I32]/60)) * (IF((UPPER([.G32])=&quot;W&quot;); -1; 1))-([.H31]+([.I31]/60)) * (IF((UPPER([.G31])=&quot;W&quot;); -1; 1)))) )))) * 60" office:value-type="float" office:value="54.78546326733">
            <text:p>54.79</text:p>
          </table:table-cell>
          <table:table-cell table:style-name="ce20" table:formula="of:=([.A32]-[.A31])*24" office:value-type="float" office:value="12">
            <text:p>12.00</text:p>
          </table:table-cell>
          <table:table-cell table:style-name="ce20" table:formula="of:=[.K32]/[.L32]" office:value-type="float" office:value="4.5654552722775">
            <text:p>4.57</text:p>
          </table:table-cell>
          <table:table-cell/>
          <table:table-cell table:style-name="ce18" table:formula="of:=CONCATENATE(YEAR([.A32]);&quot;-&quot;;IF(LEN(MONTH([.A32]))=2;MONTH([.A32]);CONCATENATE(&quot;0&quot;;MONTH([.A32])));&quot;-&quot;;IF(LEN(DAY([.A32]))=2;DAY([.A32]);CONCATENATE(&quot;0&quot;;DAY([.A32])));&quot;T&quot;;IF(LEN(HOUR([.A32]))=2;HOUR([.A32]);CONCATENATE(&quot;0&quot;;HOUR([.A32])));&quot;:&quot;;IF(LEN(MINUTE([.A32]))=2;MINUTE([.A32]);CONCATENATE(&quot;0&quot;;MINUTE([.A32])));&quot;:&quot;;IF(LEN(SECOND([.A32]))=2;SECOND([.A32]);CONCATENATE(&quot;0&quot;;SECOND([.A32])));&quot;-10:00&quot;)" office:value-type="string" office:string-value="2011-02-07T23:00:00-10:00">
            <text:p>2011-02-07T23:00:00-10:00</text:p>
          </table:table-cell>
          <table:table-cell/>
          <table:table-cell table:formula="of:=[.Q31]+1" office:value-type="float" office:value="12">
            <text:p>12</text:p>
          </table:table-cell>
          <table:table-cell table:formula="of:=([.D32]+([.E32]/60)) * (IF((UPPER([.C32])=&quot;S&quot;); -1; 1))" office:value-type="float" office:value="-9.25283333333333">
            <text:p>-9.25</text:p>
          </table:table-cell>
          <table:table-cell table:formula="of:=([.H32]+([.I32]/60)) * (IF((UPPER([.G32])=&quot;W&quot;); -1; 1))" office:value-type="float" office:value="-157.795">
            <text:p>-157.8</text:p>
          </table:table-cell>
          <table:table-cell table:formula="of:=CONCATENATE(&quot;&lt;trkpt lat='&quot;;[.R32];&quot;' lon='&quot;;[.S32];&quot;'&gt;&lt;time&gt;&quot;;[.O32];&quot;&lt;/time&gt;&lt;name&gt;&quot;;[.Q32];&quot;&lt;/name&gt;&lt;sym&gt;empty&lt;/sym&gt;&lt;type&gt;WPT&lt;/type&gt;&lt;/trkpt&gt;&quot;)" office:value-type="string" office:string-value="&lt;trkpt lat='-9.25283333333333' lon='-157.795'&gt;&lt;time&gt;2011-02-07T23:00:00-10:00&lt;/time&gt;&lt;name&gt;12&lt;/name&gt;&lt;sym&gt;empty&lt;/sym&gt;&lt;type&gt;WPT&lt;/type&gt;&lt;/trkpt&gt;">
            <text:p>&lt;trkpt lat='-9.25283333333333' lon='-157.795'&gt;&lt;time&gt;2011-02-07T23:00:00-10:00&lt;/time&gt;&lt;name&gt;12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2-08T05:30:00">
            <text:p>Tuesday, February 8, 2011 <text:s/>05:30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8">
            <text:p>8</text:p>
          </table:table-cell>
          <table:table-cell table:style-name="ce24" office:value-type="float" office:value="53.02">
            <text:p>53.02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8">
            <text:p>158</text:p>
          </table:table-cell>
          <table:table-cell table:style-name="ce24" office:value-type="float" office:value="6.82">
            <text:p>6.82</text:p>
          </table:table-cell>
          <table:table-cell/>
          <table:table-cell table:formula="of:=DEGREES(ACOS((SIN(RADIANS(([.D32]+([.E32]/60)) * (IF((UPPER([.C32])=&quot;S&quot;); -1; 1)))) * SIN(RADIANS(([.D33]+([.E33]/60)) * (IF((UPPER([.C33])=&quot;S&quot;); -1; 1)))) + (COS(RADIANS(([.D32]+([.E32]/60)) * (IF((UPPER([.C32])=&quot;S&quot;); -1; 1)))) * COS(RADIANS(([.D33]+([.E33]/60)) * (IF((UPPER([.C33])=&quot;S&quot;); -1; 1)))) * COS(RADIANS(([.H33]+([.I33]/60)) * (IF((UPPER([.G33])=&quot;W&quot;); -1; 1))-([.H32]+([.I32]/60)) * (IF((UPPER([.G32])=&quot;W&quot;); -1; 1)))) )))) * 60" office:value-type="float" office:value="29.1052271455092">
            <text:p>29.11</text:p>
          </table:table-cell>
          <table:table-cell table:style-name="ce20" table:formula="of:=([.A33]-[.A32])*24" office:value-type="float" office:value="6.50000000005821">
            <text:p>6.50</text:p>
          </table:table-cell>
          <table:table-cell table:style-name="ce20" table:formula="of:=[.K33]/[.L33]" office:value-type="float" office:value="4.47772725311516">
            <text:p>4.48</text:p>
          </table:table-cell>
          <table:table-cell/>
          <table:table-cell table:style-name="ce18" table:formula="of:=CONCATENATE(YEAR([.A33]);&quot;-&quot;;IF(LEN(MONTH([.A33]))=2;MONTH([.A33]);CONCATENATE(&quot;0&quot;;MONTH([.A33])));&quot;-&quot;;IF(LEN(DAY([.A33]))=2;DAY([.A33]);CONCATENATE(&quot;0&quot;;DAY([.A33])));&quot;T&quot;;IF(LEN(HOUR([.A33]))=2;HOUR([.A33]);CONCATENATE(&quot;0&quot;;HOUR([.A33])));&quot;:&quot;;IF(LEN(MINUTE([.A33]))=2;MINUTE([.A33]);CONCATENATE(&quot;0&quot;;MINUTE([.A33])));&quot;:&quot;;IF(LEN(SECOND([.A33]))=2;SECOND([.A33]);CONCATENATE(&quot;0&quot;;SECOND([.A33])));&quot;-10:00&quot;)" office:value-type="string" office:string-value="2011-02-08T05:30:00-10:00">
            <text:p>2011-02-08T05:30:00-10:00</text:p>
          </table:table-cell>
          <table:table-cell/>
          <table:table-cell table:formula="of:=[.Q32]+1" office:value-type="float" office:value="13">
            <text:p>13</text:p>
          </table:table-cell>
          <table:table-cell table:formula="of:=([.D33]+([.E33]/60)) * (IF((UPPER([.C33])=&quot;S&quot;); -1; 1))" office:value-type="float" office:value="-8.88366666666667">
            <text:p>-8.88</text:p>
          </table:table-cell>
          <table:table-cell table:formula="of:=([.H33]+([.I33]/60)) * (IF((UPPER([.G33])=&quot;W&quot;); -1; 1))" office:value-type="float" office:value="-158.113666666667">
            <text:p>-158.11</text:p>
          </table:table-cell>
          <table:table-cell table:formula="of:=CONCATENATE(&quot;&lt;trkpt lat='&quot;;[.R33];&quot;' lon='&quot;;[.S33];&quot;'&gt;&lt;time&gt;&quot;;[.O33];&quot;&lt;/time&gt;&lt;name&gt;&quot;;[.Q33];&quot;&lt;/name&gt;&lt;sym&gt;empty&lt;/sym&gt;&lt;type&gt;WPT&lt;/type&gt;&lt;/trkpt&gt;&quot;)" office:value-type="string" office:string-value="&lt;trkpt lat='-8.88366666666667' lon='-158.113666666667'&gt;&lt;time&gt;2011-02-08T05:30:00-10:00&lt;/time&gt;&lt;name&gt;13&lt;/name&gt;&lt;sym&gt;empty&lt;/sym&gt;&lt;type&gt;WPT&lt;/type&gt;&lt;/trkpt&gt;">
            <text:p>&lt;trkpt lat='-8.88366666666667' lon='-158.113666666667'&gt;&lt;time&gt;2011-02-08T05:30:00-10:00&lt;/time&gt;&lt;name&gt;13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table:formula="of:=[.A11]" office:value-type="date" office:date-value="2011-02-08T06:50:00">
            <text:p>Tuesday, February 8, 2011 <text:s/>06:50</text:p>
          </table:table-cell>
          <table:table-cell table:style-name="ce11"/>
          <table:table-cell table:style-name="ce11" table:formula="of:=[.C11]" office:value-type="string" office:string-value="S">
            <text:p>S</text:p>
          </table:table-cell>
          <table:table-cell table:style-name="ce6" table:formula="of:=[.D11]" office:value-type="float" office:value="8">
            <text:p>8</text:p>
          </table:table-cell>
          <table:table-cell table:style-name="ce24" table:formula="of:=[.E11]" office:value-type="float" office:value="57.92">
            <text:p>57.92</text:p>
          </table:table-cell>
          <table:table-cell table:style-name="ce6"/>
          <table:table-cell table:style-name="ce11" table:formula="of:=[.G11]" office:value-type="string" office:string-value="W">
            <text:p>W</text:p>
          </table:table-cell>
          <table:table-cell table:style-name="ce6" table:formula="of:=[.H11]" office:value-type="float" office:value="158">
            <text:p>158</text:p>
          </table:table-cell>
          <table:table-cell table:style-name="ce24" table:formula="of:=[.I11]" office:value-type="float" office:value="3.14">
            <text:p>3.14</text:p>
          </table:table-cell>
          <table:table-cell/>
          <table:table-cell table:formula="of:=DEGREES(ACOS((SIN(RADIANS(([.D33]+([.E33]/60)) * (IF((UPPER([.C33])=&quot;S&quot;); -1; 1)))) * SIN(RADIANS(([.D34]+([.E34]/60)) * (IF((UPPER([.C34])=&quot;S&quot;); -1; 1)))) + (COS(RADIANS(([.D33]+([.E33]/60)) * (IF((UPPER([.C33])=&quot;S&quot;); -1; 1)))) * COS(RADIANS(([.D34]+([.E34]/60)) * (IF((UPPER([.C34])=&quot;S&quot;); -1; 1)))) * COS(RADIANS(([.H34]+([.I34]/60)) * (IF((UPPER([.G34])=&quot;W&quot;); -1; 1))-([.H33]+([.I33]/60)) * (IF((UPPER([.G33])=&quot;W&quot;); -1; 1)))) )))) * 60" office:value-type="float" office:value="6.10135095950679">
            <text:p>6.10</text:p>
          </table:table-cell>
          <table:table-cell table:style-name="ce20" table:formula="of:=([.A34]-[.A33])*24" office:value-type="float" office:value="1.33333333313931">
            <text:p>1.33</text:p>
          </table:table-cell>
          <table:table-cell table:style-name="ce20" table:formula="of:=[.K34]/[.L34]" office:value-type="float" office:value="4.57601322029599">
            <text:p>4.58</text:p>
          </table:table-cell>
          <table:table-cell/>
          <table:table-cell table:style-name="ce18" table:formula="of:=CONCATENATE(YEAR([.A34]);&quot;-&quot;;IF(LEN(MONTH([.A34]))=2;MONTH([.A34]);CONCATENATE(&quot;0&quot;;MONTH([.A34])));&quot;-&quot;;IF(LEN(DAY([.A34]))=2;DAY([.A34]);CONCATENATE(&quot;0&quot;;DAY([.A34])));&quot;T&quot;;IF(LEN(HOUR([.A34]))=2;HOUR([.A34]);CONCATENATE(&quot;0&quot;;HOUR([.A34])));&quot;:&quot;;IF(LEN(MINUTE([.A34]))=2;MINUTE([.A34]);CONCATENATE(&quot;0&quot;;MINUTE([.A34])));&quot;:&quot;;IF(LEN(SECOND([.A34]))=2;SECOND([.A34]);CONCATENATE(&quot;0&quot;;SECOND([.A34])));&quot;-10:00&quot;)" office:value-type="string" office:string-value="2011-02-08T06:50:00-10:00">
            <text:p>2011-02-08T06:50:00-10:00</text:p>
          </table:table-cell>
          <table:table-cell/>
          <table:table-cell table:formula="of:=[.Q33]+1" office:value-type="float" office:value="14">
            <text:p>14</text:p>
          </table:table-cell>
          <table:table-cell table:formula="of:=([.D34]+([.E34]/60)) * (IF((UPPER([.C34])=&quot;S&quot;); -1; 1))" office:value-type="float" office:value="-8.96533333333333">
            <text:p>-8.97</text:p>
          </table:table-cell>
          <table:table-cell table:formula="of:=([.H34]+([.I34]/60)) * (IF((UPPER([.G34])=&quot;W&quot;); -1; 1))" office:value-type="float" office:value="-158.052333333333">
            <text:p>-158.05</text:p>
          </table:table-cell>
          <table:table-cell table:formula="of:=CONCATENATE(&quot;&lt;trkpt lat='&quot;;[.R34];&quot;' lon='&quot;;[.S34];&quot;'&gt;&lt;time&gt;&quot;;[.O34];&quot;&lt;/time&gt;&lt;name&gt;&quot;;[.Q34];&quot;&lt;/name&gt;&lt;sym&gt;empty&lt;/sym&gt;&lt;type&gt;WPT&lt;/type&gt;&lt;/trkpt&gt;&quot;)" office:value-type="string" office:string-value="&lt;trkpt lat='-8.96533333333333' lon='-158.052333333333'&gt;&lt;time&gt;2011-02-08T06:50:00-10:00&lt;/time&gt;&lt;name&gt;14&lt;/name&gt;&lt;sym&gt;empty&lt;/sym&gt;&lt;type&gt;WPT&lt;/type&gt;&lt;/trkpt&gt;">
            <text:p>&lt;trkpt lat='-8.96533333333333' lon='-158.052333333333'&gt;&lt;time&gt;2011-02-08T06:50:00-10:00&lt;/time&gt;&lt;name&gt;14&lt;/name&gt;&lt;sym&gt;empty&lt;/sym&gt;&lt;type&gt;WPT&lt;/type&gt;&lt;/trkpt&gt;</text:p>
          </table:table-cell>
          <table:table-cell table:number-columns-repeated="1004"/>
        </table:table-row>
        <table:table-row table:style-name="ro2">
          <table:table-cell table:style-name="ce9"/>
          <table:table-cell table:style-name="ce12" table:number-columns-repeated="2"/>
          <table:table-cell table:style-name="ce19"/>
          <table:table-cell table:style-name="ce27"/>
          <table:table-cell table:style-name="ce19"/>
          <table:table-cell table:style-name="ce12"/>
          <table:table-cell table:style-name="ce19"/>
          <table:table-cell table:style-name="ce27"/>
          <table:table-cell table:style-name="ce19"/>
          <table:table-cell table:style-name="ce27"/>
          <table:table-cell table:style-name="ce19" table:number-columns-repeated="1013"/>
        </table:table-row>
        <table:table-row table:style-name="ro2">
          <table:table-cell table:style-name="ce10">
            <draw:frame table:end-cell-address="'Leg 4'.O76" table:end-x="0.9504in" table:end-y="0.0114in" draw:z-index="0" draw:style-name="gr1" svg:width="10.1319in" svg:height="4.102in" svg:x="0in" svg:y="0.0327in">
              <draw:object draw:notify-on-update-of-ranges="'Leg 4'.A22:'Leg 4'.A34 'Leg 4'.M22:'Leg 4'.M3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number-columns-repeated="2"/>
          <table:table-cell table:style-name="ce6"/>
          <table:table-cell table:style-name="ce24"/>
          <table:table-cell/>
          <table:table-cell table:style-name="ce15"/>
          <table:table-cell table:number-columns-repeated="1017"/>
        </table:table-row>
        <table:table-row table:style-name="ro2" table:number-rows-repeated="11">
          <table:table-cell table:style-name="ce6"/>
          <table:table-cell table:style-name="ce11" table:number-columns-repeated="2"/>
          <table:table-cell table:style-name="ce6"/>
          <table:table-cell table:style-name="ce24"/>
          <table:table-cell/>
          <table:table-cell table:style-name="ce15"/>
          <table:table-cell table:number-columns-repeated="1017"/>
        </table:table-row>
        <table:table-row table:style-name="ro2" table:number-rows-repeated="2">
          <table:table-cell table:style-name="ce6" table:number-columns-repeated="4"/>
          <table:table-cell table:style-name="ce24"/>
          <table:table-cell/>
          <table:table-cell table:style-name="ce15"/>
          <table:table-cell table:number-columns-repeated="1017"/>
        </table:table-row>
        <table:table-row table:style-name="ro2" table:number-rows-repeated="6">
          <table:table-cell table:number-columns-repeated="6"/>
          <table:table-cell table:style-name="ce15"/>
          <table:table-cell table:number-columns-repeated="1017"/>
        </table:table-row>
        <table:table-row table:style-name="ro2" table:number-rows-repeated="65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g 5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0"/>
        <table:table-column table:style-name="co10" table:default-cell-style-name="Default"/>
        <table:table-column table:style-name="co11" table:default-cell-style-name="ce20"/>
        <table:table-column table:style-name="co5" table:number-columns-repeated="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5" table:default-cell-style-name="Default"/>
        <table:table-column table:style-name="co24" table:default-cell-style-name="Default"/>
        <table:table-column table:style-name="co16" table:number-columns-repeated="1006" table:default-cell-style-name="Default"/>
        <table:table-row table:style-name="ro1">
          <table:table-cell table:style-name="ce1" office:value-type="string">
            <text:p>Tongareva – Christma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13" office:value-type="string">
            <text:p>From</text:p>
          </table:table-cell>
          <table:table-cell table:style-name="ce13" office:value-type="string">
            <text:p>Tongareva</text:p>
          </table:table-cell>
          <table:table-cell table:style-name="ce21"/>
          <table:table-cell table:style-name="ce28" table:number-columns-repeated="3"/>
          <table:table-cell table:style-name="ce21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14" office:value-type="string">
            <text:p>Latitude</text:p>
          </table:table-cell>
          <table:table-cell table:style-name="ce14"/>
          <table:table-cell table:style-name="ce22"/>
          <table:table-cell table:style-name="ce8"/>
          <table:table-cell table:style-name="ce8" office:value-type="string">
            <text:p>Longitude</text:p>
          </table:table-cell>
          <table:table-cell table:style-name="ce8"/>
          <table:table-cell table:style-name="ce23"/>
          <table:table-cell table:style-name="ce2"/>
          <table:table-cell table:number-columns-repeated="7"/>
          <table:table-cell table:style-name="ce2" table:number-columns-repeated="1005"/>
          <table:table-cell table:number-columns-repeated="2"/>
        </table:table-row>
        <table:table-row table:style-name="ro3">
          <table:table-cell/>
          <table:table-cell table:style-name="ce2"/>
          <table:table-cell table:style-name="ce8" office:value-type="string">
            <text:p>Sign (N,S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style-name="ce8"/>
          <table:table-cell table:style-name="ce8" office:value-type="string">
            <text:p>Sign (E,W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number-columns-repeated="1015"/>
        </table:table-row>
        <table:table-row table:style-name="ro3">
          <table:table-cell table:style-name="ce3" office:value-type="date" office:date-value="2011-02-12T11:00:00">
            <text:p>Saturday, February 12, 2011 <text:s/>11:00</text:p>
          </table:table-cell>
          <table:table-cell/>
          <table:table-cell table:style-name="ce15" office:value-type="string">
            <text:p>S</text:p>
          </table:table-cell>
          <table:table-cell office:value-type="float" office:value="8">
            <text:p>8</text:p>
          </table:table-cell>
          <table:table-cell office:value-type="float" office:value="57.92">
            <text:p>57.92</text:p>
          </table:table-cell>
          <table:table-cell/>
          <table:table-cell table:style-name="ce15" office:value-type="string">
            <text:p>W</text:p>
          </table:table-cell>
          <table:table-cell office:value-type="float" office:value="158">
            <text:p>158</text:p>
          </table:table-cell>
          <table:table-cell office:value-type="float" office:value="3.14">
            <text:p>3.14</text:p>
          </table:table-cell>
          <table:table-cell table:number-columns-repeated="1015"/>
        </table:table-row>
        <table:table-row table:style-name="ro2">
          <table:table-cell table:style-name="ce3"/>
          <table:table-cell/>
          <table:table-cell table:style-name="ce15"/>
          <table:table-cell table:number-columns-repeated="3"/>
          <table:table-cell table:style-name="ce15"/>
          <table:table-cell table:number-columns-repeated="1017"/>
        </table:table-row>
        <table:table-row table:style-name="ro3">
          <table:table-cell table:number-columns-repeated="2"/>
          <table:table-cell table:style-name="ce8" office:value-type="string">
            <text:p>To</text:p>
          </table:table-cell>
          <table:table-cell table:style-name="ce8" office:value-type="string">
            <text:p>Christmas</text:p>
          </table:table-cell>
          <table:table-cell table:style-name="ce23"/>
          <table:table-cell table:style-name="ce8" table:number-columns-repeated="3"/>
          <table:table-cell table:style-name="ce23"/>
          <table:table-cell table:number-columns-repeated="1015"/>
        </table:table-row>
        <table:table-row table:style-name="ro3">
          <table:table-cell table:number-columns-repeated="2"/>
          <table:table-cell table:style-name="ce8" office:value-type="string">
            <text:p>Latitude</text:p>
          </table:table-cell>
          <table:table-cell table:style-name="ce8"/>
          <table:table-cell table:style-name="ce23"/>
          <table:table-cell table:style-name="ce8"/>
          <table:table-cell table:style-name="ce8" office:value-type="string">
            <text:p>Longitude</text:p>
          </table:table-cell>
          <table:table-cell table:style-name="ce8"/>
          <table:table-cell table:style-name="ce23"/>
          <table:table-cell table:number-columns-repeated="1015"/>
        </table:table-row>
        <table:table-row table:style-name="ro3">
          <table:table-cell table:number-columns-repeated="2"/>
          <table:table-cell table:style-name="ce8" office:value-type="string">
            <text:p>Sign (N,S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style-name="ce8"/>
          <table:table-cell table:style-name="ce8" office:value-type="string">
            <text:p>Sign (E,W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number-columns-repeated="1015"/>
        </table:table-row>
        <table:table-row table:style-name="ro4">
          <table:table-cell table:style-name="ce3" office:value-type="date" office:date-value="2011-02-18T07:35:00">
            <text:p>Friday, February 18, 2011 <text:s/>07:35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59.233">
            <text:p>59.23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7">
            <text:p>157</text:p>
          </table:table-cell>
          <table:table-cell table:style-name="ce24" office:value-type="float" office:value="28.903">
            <text:p>28.9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Elapsed</text:p>
          </table:table-cell>
          <table:table-cell/>
          <table:table-cell table:style-name="ce16" office:value-type="string">
            <text:p>GC Distance</text:p>
          </table:table-cell>
          <table:table-cell table:style-name="ce18"/>
          <table:table-cell table:style-name="ce25" office:value-type="string">
            <text:p>Over Ground</text:p>
          </table:table-cell>
          <table:table-cell table:style-name="ce29" table:number-columns-repeated="2"/>
          <table:table-cell/>
          <table:table-cell table:style-name="ce31"/>
          <table:table-cell table:style-name="ce29"/>
          <table:table-cell table:style-name="Default"/>
          <table:table-cell table:number-columns-repeated="1013"/>
        </table:table-row>
        <table:table-row table:style-name="ro3">
          <table:table-cell table:formula="of:=CONCATENATE(INT((([.A11]-[.A6])*24)/24);&quot; Days &quot;;INT(MOD(((([.A11]-[.A6])*24)/24)*24;24));&quot; Hours &quot;;INT(MOD(((([.A11]-[.A6])*24)/24)*(24*60);60));&quot; Minutes&quot;)" office:value-type="string" office:string-value="5 Days 20 Hours 34 Minutes">
            <text:p>5 Days 20 Hours 34 Minutes</text:p>
          </table:table-cell>
          <table:table-cell/>
          <table:table-cell table:style-name="ce17" table:formula="of:=DEGREES(ACOS((SIN(RADIANS(([.D6]+([.E6]/60)) * (IF((UPPER([.C6])=&quot;S&quot;); -1; 1)))) * SIN(RADIANS(([.D11]+([.E11]/60)) * (IF((UPPER([.C11])=&quot;S&quot;); -1; 1)))) + (COS(RADIANS(([.D6]+([.E6]/60)) * (IF((UPPER([.C6])=&quot;S&quot;)                        OR                        (UPPER([.C6])=&quot;W&quot;); -1; 1)))) * COS(RADIANS(([.D11]+([.E11]/60)) * (IF((UPPER([.C11])=&quot;S&quot;)                       OR                       (UPPER([.C11])=&quot;W&quot;); -1; 1)))) * COS(RADIANS(([.H11]+([.I11]/60)) * (IF((UPPER([.G11])=&quot;W&quot;); -1; 1))-([.H6]+([.I6]/60)) * (IF((UPPER([.G6])=&quot;W&quot;); -1; 1)))) )))) * 60" office:value-type="float" office:value="658.038219290467">
            <text:p>658.04</text:p>
          </table:table-cell>
          <table:table-cell/>
          <table:table-cell table:style-name="ce17" table:formula="of:=SUM([.K22:.K34])" office:value-type="float" office:value="661.317927168836">
            <text:p>661.32</text:p>
          </table:table-cell>
          <table:table-cell table:style-name="ce17" table:number-columns-repeated="2"/>
          <table:table-cell/>
          <table:table-cell table:style-name="ce17" table:number-columns-repeated="2"/>
          <table:table-cell table:style-name="Default"/>
          <table:table-cell table:style-name="ce17"/>
          <table:table-cell/>
          <table:table-cell table:style-name="ce17" table:number-columns-repeated="2"/>
          <table:table-cell table:number-columns-repeated="1009"/>
        </table:table-row>
        <table:table-row table:style-name="ro3">
          <table:table-cell table:style-name="ce4" office:value-type="string">
            <text:p>Average Speeds</text:p>
          </table:table-cell>
          <table:table-cell/>
          <table:table-cell table:style-name="ce17" table:formula="of:=[.C14]/(([.A11]-[.A6])*24)" office:value-type="float" office:value="4.68076978748858">
            <text:p>4.68</text:p>
          </table:table-cell>
          <table:table-cell/>
          <table:table-cell table:style-name="ce34" table:formula="of:=[.E14]/(([.A11]-[.A6])*24)" office:value-type="float" office:value="4.70409906700279">
            <text:p>4.70</text:p>
          </table:table-cell>
          <table:table-cell table:style-name="ce17" table:number-columns-repeated="2"/>
          <table:table-cell/>
          <table:table-cell table:style-name="ce17" table:number-columns-repeated="8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number-columns-repeated="4"/>
          <table:table-cell table:style-name="ce26"/>
          <table:table-cell table:style-name="ce5" table:number-columns-repeated="3"/>
          <table:table-cell table:style-name="ce26"/>
          <table:table-cell table:style-name="ce5"/>
          <table:table-cell table:style-name="ce26"/>
          <table:table-cell table:style-name="ce5" table:number-columns-repeated="1013"/>
        </table:table-row>
        <table:table-row table:style-name="ro2">
          <table:table-cell table:style-name="ce6" table:number-columns-repeated="4"/>
          <table:table-cell table:style-name="ce24"/>
          <table:table-cell table:style-name="ce6" table:number-columns-repeated="3"/>
          <table:table-cell table:style-name="ce24"/>
          <table:table-cell table:style-name="ce6"/>
          <table:table-cell table:style-name="ce24"/>
          <table:table-cell table:style-name="ce6" table:number-columns-repeated="1013"/>
        </table:table-row>
        <table:table-row table:style-name="ro3">
          <table:table-cell table:style-name="ce7" office:value-type="string">
            <text:p>Date &amp; Time</text:p>
          </table:table-cell>
          <table:table-cell/>
          <table:table-cell table:style-name="ce8" office:value-type="string">
            <text:p>Latitude</text:p>
          </table:table-cell>
          <table:table-cell table:style-name="ce8"/>
          <table:table-cell table:style-name="ce23"/>
          <table:table-cell table:style-name="ce30"/>
          <table:table-cell table:style-name="ce8" office:value-type="string">
            <text:p>Longitude</text:p>
          </table:table-cell>
          <table:table-cell table:style-name="ce8"/>
          <table:table-cell table:style-name="ce23"/>
          <table:table-cell/>
          <table:table-cell table:style-name="ce32" office:value-type="string">
            <text:p>GC Dist</text:p>
          </table:table-cell>
          <table:table-cell table:style-name="ce32" office:value-type="string">
            <text:p>Delta T</text:p>
          </table:table-cell>
          <table:table-cell table:style-name="ce32" office:value-type="string">
            <text:p>Avg</text:p>
          </table:table-cell>
          <table:table-cell table:number-columns-repeated="1011"/>
        </table:table-row>
        <table:table-row table:style-name="ro3">
          <table:table-cell table:style-name="ce8"/>
          <table:table-cell/>
          <table:table-cell table:style-name="ce8" office:value-type="string">
            <text:p>Sign (N,S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style-name="ce30"/>
          <table:table-cell table:style-name="ce8" office:value-type="string">
            <text:p>Sign (E,W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/>
          <table:table-cell table:style-name="ce32" table:number-columns-repeated="2"/>
          <table:table-cell table:style-name="ce32" office:value-type="string">
            <text:p>Speed</text:p>
          </table:table-cell>
          <table:table-cell/>
          <table:table-cell table:style-name="ce29" office:value-type="string">
            <text:p>XSDDuration</text:p>
          </table:table-cell>
          <table:table-cell table:style-name="ce29"/>
          <table:table-cell table:style-name="ce29" office:value-type="string">
            <text:p>Num</text:p>
          </table:table-cell>
          <table:table-cell table:style-name="ce29" office:value-type="string">
            <text:p>Dec Lat</text:p>
          </table:table-cell>
          <table:table-cell table:style-name="ce29" office:value-type="string">
            <text:p>Dec Long</text:p>
          </table:table-cell>
          <table:table-cell office:value-type="string">
            <text:p>GPX Snippet</text:p>
          </table:table-cell>
          <table:table-cell table:number-columns-repeated="1004"/>
        </table:table-row>
        <table:table-row table:style-name="ro3">
          <table:table-cell table:style-name="ce3" table:formula="of:=[.A6]" office:value-type="date" office:date-value="2011-02-12T11:00:00">
            <text:p>Saturday, February 12, 2011 <text:s/>11:00</text:p>
          </table:table-cell>
          <table:table-cell/>
          <table:table-cell table:style-name="ce11" table:formula="of:=[.C6]" office:value-type="string" office:string-value="S">
            <text:p>S</text:p>
          </table:table-cell>
          <table:table-cell table:style-name="ce6" table:formula="of:=[.D6]" office:value-type="float" office:value="8">
            <text:p>8</text:p>
          </table:table-cell>
          <table:table-cell table:style-name="ce24" table:formula="of:=[.E6]" office:value-type="float" office:value="57.92">
            <text:p>57.92</text:p>
          </table:table-cell>
          <table:table-cell table:style-name="ce6"/>
          <table:table-cell table:style-name="ce11" table:formula="of:=[.G6]" office:value-type="string" office:string-value="W">
            <text:p>W</text:p>
          </table:table-cell>
          <table:table-cell table:style-name="ce6" table:formula="of:=[.H6]" office:value-type="float" office:value="158">
            <text:p>158</text:p>
          </table:table-cell>
          <table:table-cell table:style-name="ce24" table:formula="of:=[.I6]" office:value-type="float" office:value="3.14">
            <text:p>3.14</text:p>
          </table:table-cell>
          <table:table-cell table:number-columns-repeated="5"/>
          <table:table-cell table:style-name="ce18" table:formula="of:=CONCATENATE(YEAR([.A21]);&quot;-&quot;;IF(LEN(MONTH([.A21]))=2;MONTH([.A21]);CONCATENATE(&quot;0&quot;;MONTH([.A21])));&quot;-&quot;;IF(LEN(DAY([.A21]))=2;DAY([.A21]);CONCATENATE(&quot;0&quot;;DAY([.A21])));&quot;T&quot;;IF(LEN(HOUR([.A21]))=2;HOUR([.A21]);CONCATENATE(&quot;0&quot;;HOUR([.A21])));&quot;:&quot;;IF(LEN(MINUTE([.A21]))=2;MINUTE([.A21]);CONCATENATE(&quot;0&quot;;MINUTE([.A21])));&quot;:&quot;;IF(LEN(SECOND([.A21]))=2;SECOND([.A21]);CONCATENATE(&quot;0&quot;;SECOND([.A21])));&quot;-10:00&quot;)" office:value-type="string" office:string-value="2011-02-12T11:00:00-10:00">
            <text:p>2011-02-12T11:00:00-10:00</text:p>
          </table:table-cell>
          <table:table-cell/>
          <table:table-cell office:value-type="float" office:value="1">
            <text:p>1</text:p>
          </table:table-cell>
          <table:table-cell table:formula="of:=([.D21]+([.E21]/60)) * (IF((UPPER([.C21])=&quot;S&quot;); -1; 1))" office:value-type="float" office:value="-8.96533333333333">
            <text:p>-8.97</text:p>
          </table:table-cell>
          <table:table-cell table:formula="of:=([.H21]+([.I21]/60)) * (IF((UPPER([.G21])=&quot;W&quot;); -1; 1))" office:value-type="float" office:value="-158.052333333333">
            <text:p>-158.05</text:p>
          </table:table-cell>
          <table:table-cell table:formula="of:=CONCATENATE(&quot;&lt;trkpt lat='&quot;;[.R21];&quot;' lon='&quot;;[.S21];&quot;'&gt;&lt;time&gt;&quot;;[.O21];&quot;&lt;/time&gt;&lt;name&gt;&quot;;[.Q21];&quot;&lt;/name&gt;&lt;sym&gt;empty&lt;/sym&gt;&lt;type&gt;WPT&lt;/type&gt;&lt;/trkpt&gt;&quot;)" office:value-type="string" office:string-value="&lt;trkpt lat='-8.96533333333333' lon='-158.052333333333'&gt;&lt;time&gt;2011-02-12T11:00:00-10:00&lt;/time&gt;&lt;name&gt;1&lt;/name&gt;&lt;sym&gt;empty&lt;/sym&gt;&lt;type&gt;WPT&lt;/type&gt;&lt;/trkpt&gt;">
            <text:p>&lt;trkpt lat='-8.96533333333333' lon='-158.052333333333'&gt;&lt;time&gt;2011-02-12T11:00:00-10:00&lt;/time&gt;&lt;name&gt;1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2-12T17:00:00">
            <text:p>Saturday, February 12, 2011 <text:s/>17:00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8">
            <text:p>8</text:p>
          </table:table-cell>
          <table:table-cell table:style-name="ce24" office:value-type="float" office:value="29.32">
            <text:p>29.32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8">
            <text:p>158</text:p>
          </table:table-cell>
          <table:table-cell table:style-name="ce24" office:value-type="float" office:value="4.7">
            <text:p>4.70</text:p>
          </table:table-cell>
          <table:table-cell/>
          <table:table-cell table:formula="of:=DEGREES(ACOS((SIN(RADIANS(([.D21]+([.E21]/60)) * (IF((UPPER([.C21])=&quot;S&quot;); -1; 1)))) * SIN(RADIANS(([.D22]+([.E22]/60)) * (IF((UPPER([.C22])=&quot;S&quot;); -1; 1)))) + (COS(RADIANS(([.D21]+([.E21]/60)) * (IF((UPPER([.C21])=&quot;S&quot;); -1; 1)))) * COS(RADIANS(([.D22]+([.E22]/60)) * (IF((UPPER([.C22])=&quot;S&quot;); -1; 1)))) * COS(RADIANS(([.H22]+([.I22]/60)) * (IF((UPPER([.G22])=&quot;W&quot;); -1; 1))-([.H21]+([.I21]/60)) * (IF((UPPER([.G21])=&quot;W&quot;); -1; 1)))) )))) * 60" office:value-type="float" office:value="28.641535599348">
            <text:p>28.64</text:p>
          </table:table-cell>
          <table:table-cell table:style-name="ce20" table:formula="of:=([.A22]-[.A21])*24" office:value-type="float" office:value="6">
            <text:p>6.00</text:p>
          </table:table-cell>
          <table:table-cell table:style-name="ce20" table:formula="of:=[.K22]/[.L22]" office:value-type="float" office:value="4.77358926655799">
            <text:p>4.77</text:p>
          </table:table-cell>
          <table:table-cell/>
          <table:table-cell table:style-name="ce18" table:formula="of:=CONCATENATE(YEAR([.A22]);&quot;-&quot;;IF(LEN(MONTH([.A22]))=2;MONTH([.A22]);CONCATENATE(&quot;0&quot;;MONTH([.A22])));&quot;-&quot;;IF(LEN(DAY([.A22]))=2;DAY([.A22]);CONCATENATE(&quot;0&quot;;DAY([.A22])));&quot;T&quot;;IF(LEN(HOUR([.A22]))=2;HOUR([.A22]);CONCATENATE(&quot;0&quot;;HOUR([.A22])));&quot;:&quot;;IF(LEN(MINUTE([.A22]))=2;MINUTE([.A22]);CONCATENATE(&quot;0&quot;;MINUTE([.A22])));&quot;:&quot;;IF(LEN(SECOND([.A22]))=2;SECOND([.A22]);CONCATENATE(&quot;0&quot;;SECOND([.A22])));&quot;-10:00&quot;)" office:value-type="string" office:string-value="2011-02-12T17:00:00-10:00">
            <text:p>2011-02-12T17:00:00-10:00</text:p>
          </table:table-cell>
          <table:table-cell/>
          <table:table-cell table:formula="of:=[.Q21]+1" office:value-type="float" office:value="2">
            <text:p>2</text:p>
          </table:table-cell>
          <table:table-cell table:formula="of:=([.D22]+([.E22]/60)) * (IF((UPPER([.C22])=&quot;S&quot;); -1; 1))" office:value-type="float" office:value="-8.48866666666667">
            <text:p>-8.49</text:p>
          </table:table-cell>
          <table:table-cell table:formula="of:=([.H22]+([.I22]/60)) * (IF((UPPER([.G22])=&quot;W&quot;); -1; 1))" office:value-type="float" office:value="-158.078333333333">
            <text:p>-158.08</text:p>
          </table:table-cell>
          <table:table-cell table:formula="of:=CONCATENATE(&quot;&lt;trkpt lat='&quot;;[.R22];&quot;' lon='&quot;;[.S22];&quot;'&gt;&lt;time&gt;&quot;;[.O22];&quot;&lt;/time&gt;&lt;name&gt;&quot;;[.Q22];&quot;&lt;/name&gt;&lt;sym&gt;empty&lt;/sym&gt;&lt;type&gt;WPT&lt;/type&gt;&lt;/trkpt&gt;&quot;)" office:value-type="string" office:string-value="&lt;trkpt lat='-8.48866666666667' lon='-158.078333333333'&gt;&lt;time&gt;2011-02-12T17:00:00-10:00&lt;/time&gt;&lt;name&gt;2&lt;/name&gt;&lt;sym&gt;empty&lt;/sym&gt;&lt;type&gt;WPT&lt;/type&gt;&lt;/trkpt&gt;">
            <text:p>&lt;trkpt lat='-8.48866666666667' lon='-158.078333333333'&gt;&lt;time&gt;2011-02-12T17:00:00-10:00&lt;/time&gt;&lt;name&gt;2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2-13T05:00:00">
            <text:p>Sunday, February 13, 2011 <text:s/>05:00</text:p>
          </table:table-cell>
          <table:table-cell/>
          <table:table-cell table:style-name="ce33" office:value-type="string">
            <text:p>S</text:p>
          </table:table-cell>
          <table:table-cell table:style-name="ce6" office:value-type="float" office:value="7">
            <text:p>7</text:p>
          </table:table-cell>
          <table:table-cell table:style-name="ce24" office:value-type="float" office:value="24.59">
            <text:p>24.59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8">
            <text:p>158</text:p>
          </table:table-cell>
          <table:table-cell table:style-name="ce24" office:value-type="float" office:value="5.12">
            <text:p>5.12</text:p>
          </table:table-cell>
          <table:table-cell/>
          <table:table-cell table:formula="of:=DEGREES(ACOS((SIN(RADIANS(([.D22]+([.E22]/60)) * (IF((UPPER([.C22])=&quot;S&quot;); -1; 1)))) * SIN(RADIANS(([.D23]+([.E23]/60)) * (IF((UPPER([.C23])=&quot;S&quot;); -1; 1)))) + (COS(RADIANS(([.D22]+([.E22]/60)) * (IF((UPPER([.C22])=&quot;S&quot;); -1; 1)))) * COS(RADIANS(([.D23]+([.E23]/60)) * (IF((UPPER([.C23])=&quot;S&quot;); -1; 1)))) * COS(RADIANS(([.H23]+([.I23]/60)) * (IF((UPPER([.G23])=&quot;W&quot;); -1; 1))-([.H22]+([.I22]/60)) * (IF((UPPER([.G22])=&quot;W&quot;); -1; 1)))) )))) * 60" office:value-type="float" office:value="64.7313364669991">
            <text:p>64.73</text:p>
          </table:table-cell>
          <table:table-cell table:style-name="ce20" table:formula="of:=([.A23]-[.A22])*24" office:value-type="float" office:value="12">
            <text:p>12.00</text:p>
          </table:table-cell>
          <table:table-cell table:style-name="ce20" table:formula="of:=[.K23]/[.L23]" office:value-type="float" office:value="5.39427803891659">
            <text:p>5.39</text:p>
          </table:table-cell>
          <table:table-cell/>
          <table:table-cell table:style-name="ce18" table:formula="of:=CONCATENATE(YEAR([.A23]);&quot;-&quot;;IF(LEN(MONTH([.A23]))=2;MONTH([.A23]);CONCATENATE(&quot;0&quot;;MONTH([.A23])));&quot;-&quot;;IF(LEN(DAY([.A23]))=2;DAY([.A23]);CONCATENATE(&quot;0&quot;;DAY([.A23])));&quot;T&quot;;IF(LEN(HOUR([.A23]))=2;HOUR([.A23]);CONCATENATE(&quot;0&quot;;HOUR([.A23])));&quot;:&quot;;IF(LEN(MINUTE([.A23]))=2;MINUTE([.A23]);CONCATENATE(&quot;0&quot;;MINUTE([.A23])));&quot;:&quot;;IF(LEN(SECOND([.A23]))=2;SECOND([.A23]);CONCATENATE(&quot;0&quot;;SECOND([.A23])));&quot;-10:00&quot;)" office:value-type="string" office:string-value="2011-02-13T05:00:00-10:00">
            <text:p>2011-02-13T05:00:00-10:00</text:p>
          </table:table-cell>
          <table:table-cell/>
          <table:table-cell table:formula="of:=[.Q22]+1" office:value-type="float" office:value="3">
            <text:p>3</text:p>
          </table:table-cell>
          <table:table-cell table:formula="of:=([.D23]+([.E23]/60)) * (IF((UPPER([.C23])=&quot;S&quot;); -1; 1))" office:value-type="float" office:value="-7.40983333333333">
            <text:p>-7.41</text:p>
          </table:table-cell>
          <table:table-cell table:formula="of:=([.H23]+([.I23]/60)) * (IF((UPPER([.G23])=&quot;W&quot;); -1; 1))" office:value-type="float" office:value="-158.085333333333">
            <text:p>-158.09</text:p>
          </table:table-cell>
          <table:table-cell table:formula="of:=CONCATENATE(&quot;&lt;trkpt lat='&quot;;[.R23];&quot;' lon='&quot;;[.S23];&quot;'&gt;&lt;time&gt;&quot;;[.O23];&quot;&lt;/time&gt;&lt;name&gt;&quot;;[.Q23];&quot;&lt;/name&gt;&lt;sym&gt;empty&lt;/sym&gt;&lt;type&gt;WPT&lt;/type&gt;&lt;/trkpt&gt;&quot;)" office:value-type="string" office:string-value="&lt;trkpt lat='-7.40983333333333' lon='-158.085333333333'&gt;&lt;time&gt;2011-02-13T05:00:00-10:00&lt;/time&gt;&lt;name&gt;3&lt;/name&gt;&lt;sym&gt;empty&lt;/sym&gt;&lt;type&gt;WPT&lt;/type&gt;&lt;/trkpt&gt;">
            <text:p>&lt;trkpt lat='-7.40983333333333' lon='-158.085333333333'&gt;&lt;time&gt;2011-02-13T05:00:00-10:00&lt;/time&gt;&lt;name&gt;3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2-13T11:55:00">
            <text:p>Sunday, February 13, 2011 <text:s/>11:55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6">
            <text:p>6</text:p>
          </table:table-cell>
          <table:table-cell table:style-name="ce24" office:value-type="float" office:value="50.29">
            <text:p>50.29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8">
            <text:p>158</text:p>
          </table:table-cell>
          <table:table-cell table:style-name="ce24" office:value-type="float" office:value="5.75">
            <text:p>5.75</text:p>
          </table:table-cell>
          <table:table-cell/>
          <table:table-cell table:formula="of:=DEGREES(ACOS((SIN(RADIANS(([.D23]+([.E23]/60)) * (IF((UPPER([.C23])=&quot;S&quot;); -1; 1)))) * SIN(RADIANS(([.D24]+([.E24]/60)) * (IF((UPPER([.C24])=&quot;S&quot;); -1; 1)))) + (COS(RADIANS(([.D23]+([.E23]/60)) * (IF((UPPER([.C23])=&quot;S&quot;); -1; 1)))) * COS(RADIANS(([.D24]+([.E24]/60)) * (IF((UPPER([.C24])=&quot;S&quot;); -1; 1)))) * COS(RADIANS(([.H24]+([.I24]/60)) * (IF((UPPER([.G24])=&quot;W&quot;); -1; 1))-([.H23]+([.I23]/60)) * (IF((UPPER([.G23])=&quot;W&quot;); -1; 1)))) )))) * 60" office:value-type="float" office:value="34.3056962060725">
            <text:p>34.31</text:p>
          </table:table-cell>
          <table:table-cell table:style-name="ce20" table:formula="of:=([.A24]-[.A23])*24" office:value-type="float" office:value="6.91666666668607">
            <text:p>6.92</text:p>
          </table:table-cell>
          <table:table-cell table:style-name="ce20" table:formula="of:=[.K24]/[.L24]" office:value-type="float" office:value="4.9598596924303">
            <text:p>4.96</text:p>
          </table:table-cell>
          <table:table-cell/>
          <table:table-cell table:style-name="ce18" table:formula="of:=CONCATENATE(YEAR([.A24]);&quot;-&quot;;IF(LEN(MONTH([.A24]))=2;MONTH([.A24]);CONCATENATE(&quot;0&quot;;MONTH([.A24])));&quot;-&quot;;IF(LEN(DAY([.A24]))=2;DAY([.A24]);CONCATENATE(&quot;0&quot;;DAY([.A24])));&quot;T&quot;;IF(LEN(HOUR([.A24]))=2;HOUR([.A24]);CONCATENATE(&quot;0&quot;;HOUR([.A24])));&quot;:&quot;;IF(LEN(MINUTE([.A24]))=2;MINUTE([.A24]);CONCATENATE(&quot;0&quot;;MINUTE([.A24])));&quot;:&quot;;IF(LEN(SECOND([.A24]))=2;SECOND([.A24]);CONCATENATE(&quot;0&quot;;SECOND([.A24])));&quot;-10:00&quot;)" office:value-type="string" office:string-value="2011-02-13T11:55:00-10:00">
            <text:p>2011-02-13T11:55:00-10:00</text:p>
          </table:table-cell>
          <table:table-cell/>
          <table:table-cell table:formula="of:=[.Q23]+1" office:value-type="float" office:value="4">
            <text:p>4</text:p>
          </table:table-cell>
          <table:table-cell table:formula="of:=([.D24]+([.E24]/60)) * (IF((UPPER([.C24])=&quot;S&quot;); -1; 1))" office:value-type="float" office:value="-6.83816666666667">
            <text:p>-6.84</text:p>
          </table:table-cell>
          <table:table-cell table:formula="of:=([.H24]+([.I24]/60)) * (IF((UPPER([.G24])=&quot;W&quot;); -1; 1))" office:value-type="float" office:value="-158.095833333333">
            <text:p>-158.1</text:p>
          </table:table-cell>
          <table:table-cell table:formula="of:=CONCATENATE(&quot;&lt;trkpt lat='&quot;;[.R24];&quot;' lon='&quot;;[.S24];&quot;'&gt;&lt;time&gt;&quot;;[.O24];&quot;&lt;/time&gt;&lt;name&gt;&quot;;[.Q24];&quot;&lt;/name&gt;&lt;sym&gt;empty&lt;/sym&gt;&lt;type&gt;WPT&lt;/type&gt;&lt;/trkpt&gt;&quot;)" office:value-type="string" office:string-value="&lt;trkpt lat='-6.83816666666667' lon='-158.095833333333'&gt;&lt;time&gt;2011-02-13T11:55:00-10:00&lt;/time&gt;&lt;name&gt;4&lt;/name&gt;&lt;sym&gt;empty&lt;/sym&gt;&lt;type&gt;WPT&lt;/type&gt;&lt;/trkpt&gt;">
            <text:p>&lt;trkpt lat='-6.83816666666667' lon='-158.095833333333'&gt;&lt;time&gt;2011-02-13T11:55:00-10:00&lt;/time&gt;&lt;name&gt;4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2-13T23:53:00.000001">
            <text:p>Sunday, February 13, 2011 <text:s/>23:53</text:p>
          </table:table-cell>
          <table:table-cell/>
          <table:table-cell table:style-name="ce33" office:value-type="string">
            <text:p>S</text:p>
          </table:table-cell>
          <table:table-cell table:style-name="ce6" office:value-type="float" office:value="5">
            <text:p>5</text:p>
          </table:table-cell>
          <table:table-cell table:style-name="ce24" office:value-type="float" office:value="55.64">
            <text:p>55.64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8">
            <text:p>158</text:p>
          </table:table-cell>
          <table:table-cell table:style-name="ce24" office:value-type="float" office:value="9.04">
            <text:p>9.04</text:p>
          </table:table-cell>
          <table:table-cell/>
          <table:table-cell table:formula="of:=DEGREES(ACOS((SIN(RADIANS(([.D24]+([.E24]/60)) * (IF((UPPER([.C24])=&quot;S&quot;); -1; 1)))) * SIN(RADIANS(([.D25]+([.E25]/60)) * (IF((UPPER([.C25])=&quot;S&quot;); -1; 1)))) + (COS(RADIANS(([.D24]+([.E24]/60)) * (IF((UPPER([.C24])=&quot;S&quot;); -1; 1)))) * COS(RADIANS(([.D25]+([.E25]/60)) * (IF((UPPER([.C25])=&quot;S&quot;); -1; 1)))) * COS(RADIANS(([.H25]+([.I25]/60)) * (IF((UPPER([.G25])=&quot;W&quot;); -1; 1))-([.H24]+([.I24]/60)) * (IF((UPPER([.G24])=&quot;W&quot;); -1; 1)))) )))) * 60" office:value-type="float" office:value="54.7477177103321">
            <text:p>54.75</text:p>
          </table:table-cell>
          <table:table-cell table:style-name="ce20" table:formula="of:=([.A25]-[.A24])*24" office:value-type="float" office:value="11.9666666667326">
            <text:p>11.97</text:p>
          </table:table-cell>
          <table:table-cell table:style-name="ce20" table:formula="of:=[.K25]/[.L25]" office:value-type="float" office:value="4.57501819303875">
            <text:p>4.58</text:p>
          </table:table-cell>
          <table:table-cell/>
          <table:table-cell table:style-name="ce18" table:formula="of:=CONCATENATE(YEAR([.A25]);&quot;-&quot;;IF(LEN(MONTH([.A25]))=2;MONTH([.A25]);CONCATENATE(&quot;0&quot;;MONTH([.A25])));&quot;-&quot;;IF(LEN(DAY([.A25]))=2;DAY([.A25]);CONCATENATE(&quot;0&quot;;DAY([.A25])));&quot;T&quot;;IF(LEN(HOUR([.A25]))=2;HOUR([.A25]);CONCATENATE(&quot;0&quot;;HOUR([.A25])));&quot;:&quot;;IF(LEN(MINUTE([.A25]))=2;MINUTE([.A25]);CONCATENATE(&quot;0&quot;;MINUTE([.A25])));&quot;:&quot;;IF(LEN(SECOND([.A25]))=2;SECOND([.A25]);CONCATENATE(&quot;0&quot;;SECOND([.A25])));&quot;-10:00&quot;)" office:value-type="string" office:string-value="2011-02-13T23:53:00-10:00">
            <text:p>2011-02-13T23:53:00-10:00</text:p>
          </table:table-cell>
          <table:table-cell/>
          <table:table-cell table:formula="of:=[.Q24]+1" office:value-type="float" office:value="5">
            <text:p>5</text:p>
          </table:table-cell>
          <table:table-cell table:formula="of:=([.D25]+([.E25]/60)) * (IF((UPPER([.C25])=&quot;S&quot;); -1; 1))" office:value-type="float" office:value="-5.92733333333333">
            <text:p>-5.93</text:p>
          </table:table-cell>
          <table:table-cell table:formula="of:=([.H25]+([.I25]/60)) * (IF((UPPER([.G25])=&quot;W&quot;); -1; 1))" office:value-type="float" office:value="-158.150666666667">
            <text:p>-158.15</text:p>
          </table:table-cell>
          <table:table-cell table:formula="of:=CONCATENATE(&quot;&lt;trkpt lat='&quot;;[.R25];&quot;' lon='&quot;;[.S25];&quot;'&gt;&lt;time&gt;&quot;;[.O25];&quot;&lt;/time&gt;&lt;name&gt;&quot;;[.Q25];&quot;&lt;/name&gt;&lt;sym&gt;empty&lt;/sym&gt;&lt;type&gt;WPT&lt;/type&gt;&lt;/trkpt&gt;&quot;)" office:value-type="string" office:string-value="&lt;trkpt lat='-5.92733333333333' lon='-158.150666666667'&gt;&lt;time&gt;2011-02-13T23:53:00-10:00&lt;/time&gt;&lt;name&gt;5&lt;/name&gt;&lt;sym&gt;empty&lt;/sym&gt;&lt;type&gt;WPT&lt;/type&gt;&lt;/trkpt&gt;">
            <text:p>&lt;trkpt lat='-5.92733333333333' lon='-158.150666666667'&gt;&lt;time&gt;2011-02-13T23:53:00-10:00&lt;/time&gt;&lt;name&gt;5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2-14T06:50:00">
            <text:p>Monday, February 14, 2011 <text:s/>06:50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5">
            <text:p>5</text:p>
          </table:table-cell>
          <table:table-cell table:style-name="ce24" office:value-type="float" office:value="23.88">
            <text:p>23.88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8">
            <text:p>158</text:p>
          </table:table-cell>
          <table:table-cell table:style-name="ce24" office:value-type="float" office:value="10.1">
            <text:p>10.10</text:p>
          </table:table-cell>
          <table:table-cell/>
          <table:table-cell table:formula="of:=DEGREES(ACOS((SIN(RADIANS(([.D25]+([.E25]/60)) * (IF((UPPER([.C25])=&quot;S&quot;); -1; 1)))) * SIN(RADIANS(([.D26]+([.E26]/60)) * (IF((UPPER([.C26])=&quot;S&quot;); -1; 1)))) + (COS(RADIANS(([.D25]+([.E25]/60)) * (IF((UPPER([.C25])=&quot;S&quot;); -1; 1)))) * COS(RADIANS(([.D26]+([.E26]/60)) * (IF((UPPER([.C26])=&quot;S&quot;); -1; 1)))) * COS(RADIANS(([.H26]+([.I26]/60)) * (IF((UPPER([.G26])=&quot;W&quot;); -1; 1))-([.H25]+([.I25]/60)) * (IF((UPPER([.G25])=&quot;W&quot;); -1; 1)))) )))) * 60" office:value-type="float" office:value="31.7775117408695">
            <text:p>31.78</text:p>
          </table:table-cell>
          <table:table-cell table:style-name="ce20" table:formula="of:=([.A26]-[.A25])*24" office:value-type="float" office:value="6.94999999977881">
            <text:p>6.95</text:p>
          </table:table-cell>
          <table:table-cell table:style-name="ce20" table:formula="of:=[.K26]/[.L26]" office:value-type="float" office:value="4.57230384775264">
            <text:p>4.57</text:p>
          </table:table-cell>
          <table:table-cell/>
          <table:table-cell table:style-name="ce18" table:formula="of:=CONCATENATE(YEAR([.A26]);&quot;-&quot;;IF(LEN(MONTH([.A26]))=2;MONTH([.A26]);CONCATENATE(&quot;0&quot;;MONTH([.A26])));&quot;-&quot;;IF(LEN(DAY([.A26]))=2;DAY([.A26]);CONCATENATE(&quot;0&quot;;DAY([.A26])));&quot;T&quot;;IF(LEN(HOUR([.A26]))=2;HOUR([.A26]);CONCATENATE(&quot;0&quot;;HOUR([.A26])));&quot;:&quot;;IF(LEN(MINUTE([.A26]))=2;MINUTE([.A26]);CONCATENATE(&quot;0&quot;;MINUTE([.A26])));&quot;:&quot;;IF(LEN(SECOND([.A26]))=2;SECOND([.A26]);CONCATENATE(&quot;0&quot;;SECOND([.A26])));&quot;-10:00&quot;)" office:value-type="string" office:string-value="2011-02-14T06:50:00-10:00">
            <text:p>2011-02-14T06:50:00-10:00</text:p>
          </table:table-cell>
          <table:table-cell/>
          <table:table-cell table:formula="of:=[.Q25]+1" office:value-type="float" office:value="6">
            <text:p>6</text:p>
          </table:table-cell>
          <table:table-cell table:formula="of:=([.D26]+([.E26]/60)) * (IF((UPPER([.C26])=&quot;S&quot;); -1; 1))" office:value-type="float" office:value="-5.398">
            <text:p>-5.4</text:p>
          </table:table-cell>
          <table:table-cell table:formula="of:=([.H26]+([.I26]/60)) * (IF((UPPER([.G26])=&quot;W&quot;); -1; 1))" office:value-type="float" office:value="-158.168333333333">
            <text:p>-158.17</text:p>
          </table:table-cell>
          <table:table-cell table:formula="of:=CONCATENATE(&quot;&lt;trkpt lat='&quot;;[.R26];&quot;' lon='&quot;;[.S26];&quot;'&gt;&lt;time&gt;&quot;;[.O26];&quot;&lt;/time&gt;&lt;name&gt;&quot;;[.Q26];&quot;&lt;/name&gt;&lt;sym&gt;empty&lt;/sym&gt;&lt;type&gt;WPT&lt;/type&gt;&lt;/trkpt&gt;&quot;)" office:value-type="string" office:string-value="&lt;trkpt lat='-5.398' lon='-158.168333333333'&gt;&lt;time&gt;2011-02-14T06:50:00-10:00&lt;/time&gt;&lt;name&gt;6&lt;/name&gt;&lt;sym&gt;empty&lt;/sym&gt;&lt;type&gt;WPT&lt;/type&gt;&lt;/trkpt&gt;">
            <text:p>&lt;trkpt lat='-5.398' lon='-158.168333333333'&gt;&lt;time&gt;2011-02-14T06:50:00-10:00&lt;/time&gt;&lt;name&gt;6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2-14T17:10:00">
            <text:p>Monday, February 14, 2011 <text:s/>17:10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4">
            <text:p>4</text:p>
          </table:table-cell>
          <table:table-cell table:style-name="ce24" office:value-type="float" office:value="36.86">
            <text:p>36.86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8">
            <text:p>158</text:p>
          </table:table-cell>
          <table:table-cell table:style-name="ce24" office:value-type="float" office:value="10.33">
            <text:p>10.33</text:p>
          </table:table-cell>
          <table:table-cell/>
          <table:table-cell table:formula="of:=DEGREES(ACOS((SIN(RADIANS(([.D26]+([.E26]/60)) * (IF((UPPER([.C26])=&quot;S&quot;); -1; 1)))) * SIN(RADIANS(([.D27]+([.E27]/60)) * (IF((UPPER([.C27])=&quot;S&quot;); -1; 1)))) + (COS(RADIANS(([.D26]+([.E26]/60)) * (IF((UPPER([.C26])=&quot;S&quot;); -1; 1)))) * COS(RADIANS(([.D27]+([.E27]/60)) * (IF((UPPER([.C27])=&quot;S&quot;); -1; 1)))) * COS(RADIANS(([.H27]+([.I27]/60)) * (IF((UPPER([.G27])=&quot;W&quot;); -1; 1))-([.H26]+([.I26]/60)) * (IF((UPPER([.G26])=&quot;W&quot;); -1; 1)))) )))) * 60" office:value-type="float" office:value="47.0205582308131">
            <text:p>47.02</text:p>
          </table:table-cell>
          <table:table-cell table:style-name="ce20" table:formula="of:=([.A27]-[.A26])*24" office:value-type="float" office:value="10.3333333334886">
            <text:p>10.33</text:p>
          </table:table-cell>
          <table:table-cell table:style-name="ce20" table:formula="of:=[.K27]/[.L27]" office:value-type="float" office:value="4.55037660291356">
            <text:p>4.55</text:p>
          </table:table-cell>
          <table:table-cell/>
          <table:table-cell table:style-name="ce18" table:formula="of:=CONCATENATE(YEAR([.A27]);&quot;-&quot;;IF(LEN(MONTH([.A27]))=2;MONTH([.A27]);CONCATENATE(&quot;0&quot;;MONTH([.A27])));&quot;-&quot;;IF(LEN(DAY([.A27]))=2;DAY([.A27]);CONCATENATE(&quot;0&quot;;DAY([.A27])));&quot;T&quot;;IF(LEN(HOUR([.A27]))=2;HOUR([.A27]);CONCATENATE(&quot;0&quot;;HOUR([.A27])));&quot;:&quot;;IF(LEN(MINUTE([.A27]))=2;MINUTE([.A27]);CONCATENATE(&quot;0&quot;;MINUTE([.A27])));&quot;:&quot;;IF(LEN(SECOND([.A27]))=2;SECOND([.A27]);CONCATENATE(&quot;0&quot;;SECOND([.A27])));&quot;-10:00&quot;)" office:value-type="string" office:string-value="2011-02-14T17:10:00-10:00">
            <text:p>2011-02-14T17:10:00-10:00</text:p>
          </table:table-cell>
          <table:table-cell/>
          <table:table-cell table:formula="of:=[.Q26]+1" office:value-type="float" office:value="7">
            <text:p>7</text:p>
          </table:table-cell>
          <table:table-cell table:formula="of:=([.D27]+([.E27]/60)) * (IF((UPPER([.C27])=&quot;S&quot;); -1; 1))" office:value-type="float" office:value="-4.61433333333333">
            <text:p>-4.61</text:p>
          </table:table-cell>
          <table:table-cell table:formula="of:=([.H27]+([.I27]/60)) * (IF((UPPER([.G27])=&quot;W&quot;); -1; 1))" office:value-type="float" office:value="-158.172166666667">
            <text:p>-158.17</text:p>
          </table:table-cell>
          <table:table-cell table:formula="of:=CONCATENATE(&quot;&lt;trkpt lat='&quot;;[.R27];&quot;' lon='&quot;;[.S27];&quot;'&gt;&lt;time&gt;&quot;;[.O27];&quot;&lt;/time&gt;&lt;name&gt;&quot;;[.Q27];&quot;&lt;/name&gt;&lt;sym&gt;empty&lt;/sym&gt;&lt;type&gt;WPT&lt;/type&gt;&lt;/trkpt&gt;&quot;)" office:value-type="string" office:string-value="&lt;trkpt lat='-4.61433333333333' lon='-158.172166666667'&gt;&lt;time&gt;2011-02-14T17:10:00-10:00&lt;/time&gt;&lt;name&gt;7&lt;/name&gt;&lt;sym&gt;empty&lt;/sym&gt;&lt;type&gt;WPT&lt;/type&gt;&lt;/trkpt&gt;">
            <text:p>&lt;trkpt lat='-4.61433333333333' lon='-158.172166666667'&gt;&lt;time&gt;2011-02-14T17:10:00-10:00&lt;/time&gt;&lt;name&gt;7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2-15T05:50:00">
            <text:p>Tuesday, February 15, 2011 <text:s/>05:50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3">
            <text:p>3</text:p>
          </table:table-cell>
          <table:table-cell table:style-name="ce24" office:value-type="float" office:value="31.45">
            <text:p>31.45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8">
            <text:p>158</text:p>
          </table:table-cell>
          <table:table-cell table:style-name="ce24" office:value-type="float" office:value="4.09">
            <text:p>4.09</text:p>
          </table:table-cell>
          <table:table-cell/>
          <table:table-cell table:formula="of:=DEGREES(ACOS((SIN(RADIANS(([.D27]+([.E27]/60)) * (IF((UPPER([.C27])=&quot;S&quot;); -1; 1)))) * SIN(RADIANS(([.D28]+([.E28]/60)) * (IF((UPPER([.C28])=&quot;S&quot;); -1; 1)))) + (COS(RADIANS(([.D27]+([.E27]/60)) * (IF((UPPER([.C27])=&quot;S&quot;); -1; 1)))) * COS(RADIANS(([.D28]+([.E28]/60)) * (IF((UPPER([.C28])=&quot;S&quot;); -1; 1)))) * COS(RADIANS(([.H28]+([.I28]/60)) * (IF((UPPER([.G28])=&quot;W&quot;); -1; 1))-([.H27]+([.I27]/60)) * (IF((UPPER([.G27])=&quot;W&quot;); -1; 1)))) )))) * 60" office:value-type="float" office:value="65.7054673399139">
            <text:p>65.71</text:p>
          </table:table-cell>
          <table:table-cell table:style-name="ce20" table:formula="of:=([.A28]-[.A27])*24" office:value-type="float" office:value="12.6666666665697">
            <text:p>12.67</text:p>
          </table:table-cell>
          <table:table-cell table:style-name="ce20" table:formula="of:=[.K28]/[.L28]" office:value-type="float" office:value="5.18727373740135">
            <text:p>5.19</text:p>
          </table:table-cell>
          <table:table-cell/>
          <table:table-cell table:style-name="ce18" table:formula="of:=CONCATENATE(YEAR([.A28]);&quot;-&quot;;IF(LEN(MONTH([.A28]))=2;MONTH([.A28]);CONCATENATE(&quot;0&quot;;MONTH([.A28])));&quot;-&quot;;IF(LEN(DAY([.A28]))=2;DAY([.A28]);CONCATENATE(&quot;0&quot;;DAY([.A28])));&quot;T&quot;;IF(LEN(HOUR([.A28]))=2;HOUR([.A28]);CONCATENATE(&quot;0&quot;;HOUR([.A28])));&quot;:&quot;;IF(LEN(MINUTE([.A28]))=2;MINUTE([.A28]);CONCATENATE(&quot;0&quot;;MINUTE([.A28])));&quot;:&quot;;IF(LEN(SECOND([.A28]))=2;SECOND([.A28]);CONCATENATE(&quot;0&quot;;SECOND([.A28])));&quot;-10:00&quot;)" office:value-type="string" office:string-value="2011-02-15T05:50:00-10:00">
            <text:p>2011-02-15T05:50:00-10:00</text:p>
          </table:table-cell>
          <table:table-cell/>
          <table:table-cell table:formula="of:=[.Q27]+1" office:value-type="float" office:value="8">
            <text:p>8</text:p>
          </table:table-cell>
          <table:table-cell table:formula="of:=([.D28]+([.E28]/60)) * (IF((UPPER([.C28])=&quot;S&quot;); -1; 1))" office:value-type="float" office:value="-3.52416666666667">
            <text:p>-3.52</text:p>
          </table:table-cell>
          <table:table-cell table:formula="of:=([.H28]+([.I28]/60)) * (IF((UPPER([.G28])=&quot;W&quot;); -1; 1))" office:value-type="float" office:value="-158.068166666667">
            <text:p>-158.07</text:p>
          </table:table-cell>
          <table:table-cell table:formula="of:=CONCATENATE(&quot;&lt;trkpt lat='&quot;;[.R28];&quot;' lon='&quot;;[.S28];&quot;'&gt;&lt;time&gt;&quot;;[.O28];&quot;&lt;/time&gt;&lt;name&gt;&quot;;[.Q28];&quot;&lt;/name&gt;&lt;sym&gt;empty&lt;/sym&gt;&lt;type&gt;WPT&lt;/type&gt;&lt;/trkpt&gt;&quot;)" office:value-type="string" office:string-value="&lt;trkpt lat='-3.52416666666667' lon='-158.068166666667'&gt;&lt;time&gt;2011-02-15T05:50:00-10:00&lt;/time&gt;&lt;name&gt;8&lt;/name&gt;&lt;sym&gt;empty&lt;/sym&gt;&lt;type&gt;WPT&lt;/type&gt;&lt;/trkpt&gt;">
            <text:p>&lt;trkpt lat='-3.52416666666667' lon='-158.068166666667'&gt;&lt;time&gt;2011-02-15T05:50:00-10:00&lt;/time&gt;&lt;name&gt;8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2-15T19:50:00">
            <text:p>Tuesday, February 15, 2011 <text:s/>19:50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2">
            <text:p>2</text:p>
          </table:table-cell>
          <table:table-cell table:style-name="ce24" office:value-type="float" office:value="41.9">
            <text:p>41.9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8">
            <text:p>158</text:p>
          </table:table-cell>
          <table:table-cell table:style-name="ce24" office:value-type="float" office:value="0.33">
            <text:p>0.33</text:p>
          </table:table-cell>
          <table:table-cell/>
          <table:table-cell table:formula="of:=DEGREES(ACOS((SIN(RADIANS(([.D28]+([.E28]/60)) * (IF((UPPER([.C28])=&quot;S&quot;); -1; 1)))) * SIN(RADIANS(([.D29]+([.E29]/60)) * (IF((UPPER([.C29])=&quot;S&quot;); -1; 1)))) + (COS(RADIANS(([.D28]+([.E28]/60)) * (IF((UPPER([.C28])=&quot;S&quot;); -1; 1)))) * COS(RADIANS(([.D29]+([.E29]/60)) * (IF((UPPER([.C29])=&quot;S&quot;); -1; 1)))) * COS(RADIANS(([.H29]+([.I29]/60)) * (IF((UPPER([.G29])=&quot;W&quot;); -1; 1))-([.H28]+([.I28]/60)) * (IF((UPPER([.G28])=&quot;W&quot;); -1; 1)))) )))) * 60" office:value-type="float" office:value="49.6920336451823">
            <text:p>49.69</text:p>
          </table:table-cell>
          <table:table-cell table:style-name="ce20" table:formula="of:=([.A29]-[.A28])*24" office:value-type="float" office:value="13.9999999998836">
            <text:p>14.00</text:p>
          </table:table-cell>
          <table:table-cell table:style-name="ce20" table:formula="of:=[.K29]/[.L29]" office:value-type="float" office:value="3.54943097468539">
            <text:p>3.55</text:p>
          </table:table-cell>
          <table:table-cell/>
          <table:table-cell table:style-name="ce18" table:formula="of:=CONCATENATE(YEAR([.A29]);&quot;-&quot;;IF(LEN(MONTH([.A29]))=2;MONTH([.A29]);CONCATENATE(&quot;0&quot;;MONTH([.A29])));&quot;-&quot;;IF(LEN(DAY([.A29]))=2;DAY([.A29]);CONCATENATE(&quot;0&quot;;DAY([.A29])));&quot;T&quot;;IF(LEN(HOUR([.A29]))=2;HOUR([.A29]);CONCATENATE(&quot;0&quot;;HOUR([.A29])));&quot;:&quot;;IF(LEN(MINUTE([.A29]))=2;MINUTE([.A29]);CONCATENATE(&quot;0&quot;;MINUTE([.A29])));&quot;:&quot;;IF(LEN(SECOND([.A29]))=2;SECOND([.A29]);CONCATENATE(&quot;0&quot;;SECOND([.A29])));&quot;-10:00&quot;)" office:value-type="string" office:string-value="2011-02-15T19:50:00-10:00">
            <text:p>2011-02-15T19:50:00-10:00</text:p>
          </table:table-cell>
          <table:table-cell/>
          <table:table-cell table:formula="of:=[.Q28]+1" office:value-type="float" office:value="9">
            <text:p>9</text:p>
          </table:table-cell>
          <table:table-cell table:formula="of:=([.D29]+([.E29]/60)) * (IF((UPPER([.C29])=&quot;S&quot;); -1; 1))" office:value-type="float" office:value="-2.69833333333333">
            <text:p>-2.7</text:p>
          </table:table-cell>
          <table:table-cell table:formula="of:=([.H29]+([.I29]/60)) * (IF((UPPER([.G29])=&quot;W&quot;); -1; 1))" office:value-type="float" office:value="-158.0055">
            <text:p>-158.01</text:p>
          </table:table-cell>
          <table:table-cell table:formula="of:=CONCATENATE(&quot;&lt;trkpt lat='&quot;;[.R29];&quot;' lon='&quot;;[.S29];&quot;'&gt;&lt;time&gt;&quot;;[.O29];&quot;&lt;/time&gt;&lt;name&gt;&quot;;[.Q29];&quot;&lt;/name&gt;&lt;sym&gt;empty&lt;/sym&gt;&lt;type&gt;WPT&lt;/type&gt;&lt;/trkpt&gt;&quot;)" office:value-type="string" office:string-value="&lt;trkpt lat='-2.69833333333333' lon='-158.0055'&gt;&lt;time&gt;2011-02-15T19:50:00-10:00&lt;/time&gt;&lt;name&gt;9&lt;/name&gt;&lt;sym&gt;empty&lt;/sym&gt;&lt;type&gt;WPT&lt;/type&gt;&lt;/trkpt&gt;">
            <text:p>&lt;trkpt lat='-2.69833333333333' lon='-158.0055'&gt;&lt;time&gt;2011-02-15T19:50:00-10:00&lt;/time&gt;&lt;name&gt;9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2-16T02:00:00">
            <text:p>Wednesday, February 16, 2011 <text:s/>02:00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2">
            <text:p>2</text:p>
          </table:table-cell>
          <table:table-cell table:style-name="ce24" office:value-type="float" office:value="12.367">
            <text:p>12.37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7">
            <text:p>157</text:p>
          </table:table-cell>
          <table:table-cell table:style-name="ce24" office:value-type="float" office:value="54.4">
            <text:p>54.40</text:p>
          </table:table-cell>
          <table:table-cell/>
          <table:table-cell table:formula="of:=DEGREES(ACOS((SIN(RADIANS(([.D29]+([.E29]/60)) * (IF((UPPER([.C29])=&quot;S&quot;); -1; 1)))) * SIN(RADIANS(([.D30]+([.E30]/60)) * (IF((UPPER([.C30])=&quot;S&quot;); -1; 1)))) + (COS(RADIANS(([.D29]+([.E29]/60)) * (IF((UPPER([.C29])=&quot;S&quot;); -1; 1)))) * COS(RADIANS(([.D30]+([.E30]/60)) * (IF((UPPER([.C30])=&quot;S&quot;); -1; 1)))) * COS(RADIANS(([.H30]+([.I30]/60)) * (IF((UPPER([.G30])=&quot;W&quot;); -1; 1))-([.H29]+([.I29]/60)) * (IF((UPPER([.G29])=&quot;W&quot;); -1; 1)))) )))) * 60" office:value-type="float" office:value="30.1213943332377">
            <text:p>30.12</text:p>
          </table:table-cell>
          <table:table-cell table:style-name="ce20" table:formula="of:=([.A30]-[.A29])*24" office:value-type="float" office:value="6.16666666686069">
            <text:p>6.17</text:p>
          </table:table-cell>
          <table:table-cell table:style-name="ce20" table:formula="of:=[.K30]/[.L30]" office:value-type="float" office:value="4.88455043226323">
            <text:p>4.88</text:p>
          </table:table-cell>
          <table:table-cell/>
          <table:table-cell table:style-name="ce18" table:formula="of:=CONCATENATE(YEAR([.A30]);&quot;-&quot;;IF(LEN(MONTH([.A30]))=2;MONTH([.A30]);CONCATENATE(&quot;0&quot;;MONTH([.A30])));&quot;-&quot;;IF(LEN(DAY([.A30]))=2;DAY([.A30]);CONCATENATE(&quot;0&quot;;DAY([.A30])));&quot;T&quot;;IF(LEN(HOUR([.A30]))=2;HOUR([.A30]);CONCATENATE(&quot;0&quot;;HOUR([.A30])));&quot;:&quot;;IF(LEN(MINUTE([.A30]))=2;MINUTE([.A30]);CONCATENATE(&quot;0&quot;;MINUTE([.A30])));&quot;:&quot;;IF(LEN(SECOND([.A30]))=2;SECOND([.A30]);CONCATENATE(&quot;0&quot;;SECOND([.A30])));&quot;-10:00&quot;)" office:value-type="string" office:string-value="2011-02-16T02:00:00-10:00">
            <text:p>2011-02-16T02:00:00-10:00</text:p>
          </table:table-cell>
          <table:table-cell/>
          <table:table-cell table:formula="of:=[.Q29]+1" office:value-type="float" office:value="10">
            <text:p>10</text:p>
          </table:table-cell>
          <table:table-cell table:formula="of:=([.D30]+([.E30]/60)) * (IF((UPPER([.C30])=&quot;S&quot;); -1; 1))" office:value-type="float" office:value="-2.20611666666667">
            <text:p>-2.21</text:p>
          </table:table-cell>
          <table:table-cell table:formula="of:=([.H30]+([.I30]/60)) * (IF((UPPER([.G30])=&quot;W&quot;); -1; 1))" office:value-type="float" office:value="-157.906666666667">
            <text:p>-157.91</text:p>
          </table:table-cell>
          <table:table-cell table:formula="of:=CONCATENATE(&quot;&lt;trkpt lat='&quot;;[.R30];&quot;' lon='&quot;;[.S30];&quot;'&gt;&lt;time&gt;&quot;;[.O30];&quot;&lt;/time&gt;&lt;name&gt;&quot;;[.Q30];&quot;&lt;/name&gt;&lt;sym&gt;empty&lt;/sym&gt;&lt;type&gt;WPT&lt;/type&gt;&lt;/trkpt&gt;&quot;)" office:value-type="string" office:string-value="&lt;trkpt lat='-2.20611666666667' lon='-157.906666666667'&gt;&lt;time&gt;2011-02-16T02:00:00-10:00&lt;/time&gt;&lt;name&gt;10&lt;/name&gt;&lt;sym&gt;empty&lt;/sym&gt;&lt;type&gt;WPT&lt;/type&gt;&lt;/trkpt&gt;">
            <text:p>&lt;trkpt lat='-2.20611666666667' lon='-157.906666666667'&gt;&lt;time&gt;2011-02-16T02:00:00-10:00&lt;/time&gt;&lt;name&gt;10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2-16T20:20:00">
            <text:p>Wednesday, February 16, 2011 <text:s/>20:20</text:p>
          </table:table-cell>
          <table:table-cell/>
          <table:table-cell table:style-name="ce11" office:value-type="string">
            <text:p>S</text:p>
          </table:table-cell>
          <table:table-cell table:style-name="ce6" office:value-type="float" office:value="0">
            <text:p>0</text:p>
          </table:table-cell>
          <table:table-cell table:style-name="ce24" office:value-type="float" office:value="43.13">
            <text:p>43.13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7">
            <text:p>157</text:p>
          </table:table-cell>
          <table:table-cell table:style-name="ce24" office:value-type="float" office:value="42.45">
            <text:p>42.45</text:p>
          </table:table-cell>
          <table:table-cell/>
          <table:table-cell table:formula="of:=DEGREES(ACOS((SIN(RADIANS(([.D30]+([.E30]/60)) * (IF((UPPER([.C30])=&quot;S&quot;); -1; 1)))) * SIN(RADIANS(([.D31]+([.E31]/60)) * (IF((UPPER([.C31])=&quot;S&quot;); -1; 1)))) + (COS(RADIANS(([.D30]+([.E30]/60)) * (IF((UPPER([.C30])=&quot;S&quot;); -1; 1)))) * COS(RADIANS(([.D31]+([.E31]/60)) * (IF((UPPER([.C31])=&quot;S&quot;); -1; 1)))) * COS(RADIANS(([.H31]+([.I31]/60)) * (IF((UPPER([.G31])=&quot;W&quot;); -1; 1))-([.H30]+([.I30]/60)) * (IF((UPPER([.G30])=&quot;W&quot;); -1; 1)))) )))) * 60" office:value-type="float" office:value="90.0330140586533">
            <text:p>90.03</text:p>
          </table:table-cell>
          <table:table-cell table:style-name="ce20" table:formula="of:=([.A31]-[.A30])*24" office:value-type="float" office:value="18.3333333333721">
            <text:p>18.33</text:p>
          </table:table-cell>
          <table:table-cell table:style-name="ce20" table:formula="of:=[.K31]/[.L31]" office:value-type="float" office:value="4.91089167591615">
            <text:p>4.91</text:p>
          </table:table-cell>
          <table:table-cell/>
          <table:table-cell table:style-name="ce18" table:formula="of:=CONCATENATE(YEAR([.A31]);&quot;-&quot;;IF(LEN(MONTH([.A31]))=2;MONTH([.A31]);CONCATENATE(&quot;0&quot;;MONTH([.A31])));&quot;-&quot;;IF(LEN(DAY([.A31]))=2;DAY([.A31]);CONCATENATE(&quot;0&quot;;DAY([.A31])));&quot;T&quot;;IF(LEN(HOUR([.A31]))=2;HOUR([.A31]);CONCATENATE(&quot;0&quot;;HOUR([.A31])));&quot;:&quot;;IF(LEN(MINUTE([.A31]))=2;MINUTE([.A31]);CONCATENATE(&quot;0&quot;;MINUTE([.A31])));&quot;:&quot;;IF(LEN(SECOND([.A31]))=2;SECOND([.A31]);CONCATENATE(&quot;0&quot;;SECOND([.A31])));&quot;-10:00&quot;)" office:value-type="string" office:string-value="2011-02-16T20:20:00-10:00">
            <text:p>2011-02-16T20:20:00-10:00</text:p>
          </table:table-cell>
          <table:table-cell/>
          <table:table-cell table:formula="of:=[.Q30]+1" office:value-type="float" office:value="11">
            <text:p>11</text:p>
          </table:table-cell>
          <table:table-cell table:formula="of:=([.D31]+([.E31]/60)) * (IF((UPPER([.C31])=&quot;S&quot;); -1; 1))" office:value-type="float" office:value="-0.718833333333333">
            <text:p>-0.72</text:p>
          </table:table-cell>
          <table:table-cell table:formula="of:=([.H31]+([.I31]/60)) * (IF((UPPER([.G31])=&quot;W&quot;); -1; 1))" office:value-type="float" office:value="-157.7075">
            <text:p>-157.71</text:p>
          </table:table-cell>
          <table:table-cell table:formula="of:=CONCATENATE(&quot;&lt;trkpt lat='&quot;;[.R31];&quot;' lon='&quot;;[.S31];&quot;'&gt;&lt;time&gt;&quot;;[.O31];&quot;&lt;/time&gt;&lt;name&gt;&quot;;[.Q31];&quot;&lt;/name&gt;&lt;sym&gt;empty&lt;/sym&gt;&lt;type&gt;WPT&lt;/type&gt;&lt;/trkpt&gt;&quot;)" office:value-type="string" office:string-value="&lt;trkpt lat='-0.718833333333333' lon='-157.7075'&gt;&lt;time&gt;2011-02-16T20:20:00-10:00&lt;/time&gt;&lt;name&gt;11&lt;/name&gt;&lt;sym&gt;empty&lt;/sym&gt;&lt;type&gt;WPT&lt;/type&gt;&lt;/trkpt&gt;">
            <text:p>&lt;trkpt lat='-0.718833333333333' lon='-157.7075'&gt;&lt;time&gt;2011-02-16T20:20:00-10:00&lt;/time&gt;&lt;name&gt;11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2-17T04:35:00">
            <text:p>Thursday, February 17, 2011 <text:s/>04:35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0">
            <text:p>0</text:p>
          </table:table-cell>
          <table:table-cell table:style-name="ce24" office:value-type="float" office:value="2.78">
            <text:p>2.78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7">
            <text:p>157</text:p>
          </table:table-cell>
          <table:table-cell table:style-name="ce24" office:value-type="float" office:value="34.74">
            <text:p>34.74</text:p>
          </table:table-cell>
          <table:table-cell/>
          <table:table-cell table:formula="of:=DEGREES(ACOS((SIN(RADIANS(([.D31]+([.E31]/60)) * (IF((UPPER([.C31])=&quot;S&quot;); -1; 1)))) * SIN(RADIANS(([.D32]+([.E32]/60)) * (IF((UPPER([.C32])=&quot;S&quot;); -1; 1)))) + (COS(RADIANS(([.D31]+([.E31]/60)) * (IF((UPPER([.C31])=&quot;S&quot;); -1; 1)))) * COS(RADIANS(([.D32]+([.E32]/60)) * (IF((UPPER([.C32])=&quot;S&quot;); -1; 1)))) * COS(RADIANS(([.H32]+([.I32]/60)) * (IF((UPPER([.G32])=&quot;W&quot;); -1; 1))-([.H31]+([.I31]/60)) * (IF((UPPER([.G31])=&quot;W&quot;); -1; 1)))) )))) * 60" office:value-type="float" office:value="46.5528653162524">
            <text:p>46.55</text:p>
          </table:table-cell>
          <table:table-cell table:style-name="ce20" table:formula="of:=([.A32]-[.A31])*24" office:value-type="float" office:value="8.24999999982538">
            <text:p>8.25</text:p>
          </table:table-cell>
          <table:table-cell table:style-name="ce20" table:formula="of:=[.K32]/[.L32]" office:value-type="float" office:value="5.64277155360457">
            <text:p>5.64</text:p>
          </table:table-cell>
          <table:table-cell/>
          <table:table-cell table:style-name="ce18" table:formula="of:=CONCATENATE(YEAR([.A32]);&quot;-&quot;;IF(LEN(MONTH([.A32]))=2;MONTH([.A32]);CONCATENATE(&quot;0&quot;;MONTH([.A32])));&quot;-&quot;;IF(LEN(DAY([.A32]))=2;DAY([.A32]);CONCATENATE(&quot;0&quot;;DAY([.A32])));&quot;T&quot;;IF(LEN(HOUR([.A32]))=2;HOUR([.A32]);CONCATENATE(&quot;0&quot;;HOUR([.A32])));&quot;:&quot;;IF(LEN(MINUTE([.A32]))=2;MINUTE([.A32]);CONCATENATE(&quot;0&quot;;MINUTE([.A32])));&quot;:&quot;;IF(LEN(SECOND([.A32]))=2;SECOND([.A32]);CONCATENATE(&quot;0&quot;;SECOND([.A32])));&quot;-10:00&quot;)" office:value-type="string" office:string-value="2011-02-17T04:35:00-10:00">
            <text:p>2011-02-17T04:35:00-10:00</text:p>
          </table:table-cell>
          <table:table-cell/>
          <table:table-cell table:formula="of:=[.Q31]+1" office:value-type="float" office:value="12">
            <text:p>12</text:p>
          </table:table-cell>
          <table:table-cell table:formula="of:=([.D32]+([.E32]/60)) * (IF((UPPER([.C32])=&quot;S&quot;); -1; 1))" office:value-type="float" office:value="0.0463333333333333">
            <text:p>0.05</text:p>
          </table:table-cell>
          <table:table-cell table:formula="of:=([.H32]+([.I32]/60)) * (IF((UPPER([.G32])=&quot;W&quot;); -1; 1))" office:value-type="float" office:value="-157.579">
            <text:p>-157.58</text:p>
          </table:table-cell>
          <table:table-cell table:formula="of:=CONCATENATE(&quot;&lt;trkpt lat='&quot;;[.R32];&quot;' lon='&quot;;[.S32];&quot;'&gt;&lt;time&gt;&quot;;[.O32];&quot;&lt;/time&gt;&lt;name&gt;&quot;;[.Q32];&quot;&lt;/name&gt;&lt;sym&gt;empty&lt;/sym&gt;&lt;type&gt;WPT&lt;/type&gt;&lt;/trkpt&gt;&quot;)" office:value-type="string" office:string-value="&lt;trkpt lat='0.0463333333333333' lon='-157.579'&gt;&lt;time&gt;2011-02-17T04:35:00-10:00&lt;/time&gt;&lt;name&gt;12&lt;/name&gt;&lt;sym&gt;empty&lt;/sym&gt;&lt;type&gt;WPT&lt;/type&gt;&lt;/trkpt&gt;">
            <text:p>&lt;trkpt lat='0.0463333333333333' lon='-157.579'&gt;&lt;time&gt;2011-02-17T04:35:00-10:00&lt;/time&gt;&lt;name&gt;12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2-17T22:00:00">
            <text:p>Thursday, February 17, 2011 <text:s/>22:00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35.28">
            <text:p>35.28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7">
            <text:p>157</text:p>
          </table:table-cell>
          <table:table-cell table:style-name="ce24" office:value-type="float" office:value="37.5">
            <text:p>37.50</text:p>
          </table:table-cell>
          <table:table-cell/>
          <table:table-cell table:formula="of:=DEGREES(ACOS((SIN(RADIANS(([.D32]+([.E32]/60)) * (IF((UPPER([.C32])=&quot;S&quot;); -1; 1)))) * SIN(RADIANS(([.D33]+([.E33]/60)) * (IF((UPPER([.C33])=&quot;S&quot;); -1; 1)))) + (COS(RADIANS(([.D32]+([.E32]/60)) * (IF((UPPER([.C32])=&quot;S&quot;); -1; 1)))) * COS(RADIANS(([.D33]+([.E33]/60)) * (IF((UPPER([.C33])=&quot;S&quot;); -1; 1)))) * COS(RADIANS(([.H33]+([.I33]/60)) * (IF((UPPER([.G33])=&quot;W&quot;); -1; 1))-([.H32]+([.I32]/60)) * (IF((UPPER([.G32])=&quot;W&quot;); -1; 1)))) )))) * 60" office:value-type="float" office:value="92.5411561998927">
            <text:p>92.54</text:p>
          </table:table-cell>
          <table:table-cell table:style-name="ce20" table:formula="of:=([.A33]-[.A32])*24" office:value-type="float" office:value="17.4166666666861">
            <text:p>17.42</text:p>
          </table:table-cell>
          <table:table-cell table:style-name="ce20" table:formula="of:=[.K33]/[.L33]" office:value-type="float" office:value="5.31336782008361">
            <text:p>5.31</text:p>
          </table:table-cell>
          <table:table-cell/>
          <table:table-cell table:style-name="ce18" table:formula="of:=CONCATENATE(YEAR([.A33]);&quot;-&quot;;IF(LEN(MONTH([.A33]))=2;MONTH([.A33]);CONCATENATE(&quot;0&quot;;MONTH([.A33])));&quot;-&quot;;IF(LEN(DAY([.A33]))=2;DAY([.A33]);CONCATENATE(&quot;0&quot;;DAY([.A33])));&quot;T&quot;;IF(LEN(HOUR([.A33]))=2;HOUR([.A33]);CONCATENATE(&quot;0&quot;;HOUR([.A33])));&quot;:&quot;;IF(LEN(MINUTE([.A33]))=2;MINUTE([.A33]);CONCATENATE(&quot;0&quot;;MINUTE([.A33])));&quot;:&quot;;IF(LEN(SECOND([.A33]))=2;SECOND([.A33]);CONCATENATE(&quot;0&quot;;SECOND([.A33])));&quot;-10:00&quot;)" office:value-type="string" office:string-value="2011-02-17T22:00:00-10:00">
            <text:p>2011-02-17T22:00:00-10:00</text:p>
          </table:table-cell>
          <table:table-cell/>
          <table:table-cell table:formula="of:=[.Q32]+1" office:value-type="float" office:value="13">
            <text:p>13</text:p>
          </table:table-cell>
          <table:table-cell table:formula="of:=([.D33]+([.E33]/60)) * (IF((UPPER([.C33])=&quot;S&quot;); -1; 1))" office:value-type="float" office:value="1.588">
            <text:p>1.59</text:p>
          </table:table-cell>
          <table:table-cell table:formula="of:=([.H33]+([.I33]/60)) * (IF((UPPER([.G33])=&quot;W&quot;); -1; 1))" office:value-type="float" office:value="-157.625">
            <text:p>-157.63</text:p>
          </table:table-cell>
          <table:table-cell table:formula="of:=CONCATENATE(&quot;&lt;trkpt lat='&quot;;[.R33];&quot;' lon='&quot;;[.S33];&quot;'&gt;&lt;time&gt;&quot;;[.O33];&quot;&lt;/time&gt;&lt;name&gt;&quot;;[.Q33];&quot;&lt;/name&gt;&lt;sym&gt;empty&lt;/sym&gt;&lt;type&gt;WPT&lt;/type&gt;&lt;/trkpt&gt;&quot;)" office:value-type="string" office:string-value="&lt;trkpt lat='1.588' lon='-157.625'&gt;&lt;time&gt;2011-02-17T22:00:00-10:00&lt;/time&gt;&lt;name&gt;13&lt;/name&gt;&lt;sym&gt;empty&lt;/sym&gt;&lt;type&gt;WPT&lt;/type&gt;&lt;/trkpt&gt;">
            <text:p>&lt;trkpt lat='1.588' lon='-157.625'&gt;&lt;time&gt;2011-02-17T22:00:00-10:00&lt;/time&gt;&lt;name&gt;13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table:formula="of:=[.A11]" office:value-type="date" office:date-value="2011-02-18T07:35:00">
            <text:p>Friday, February 18, 2011 <text:s/>07:35</text:p>
          </table:table-cell>
          <table:table-cell table:style-name="ce11"/>
          <table:table-cell table:style-name="ce11" table:formula="of:=[.C11]" office:value-type="string" office:string-value="N">
            <text:p>N</text:p>
          </table:table-cell>
          <table:table-cell table:style-name="ce6" table:formula="of:=[.D11]" office:value-type="float" office:value="1">
            <text:p>1</text:p>
          </table:table-cell>
          <table:table-cell table:style-name="ce24" table:formula="of:=[.E11]" office:value-type="float" office:value="59.233">
            <text:p>59.23</text:p>
          </table:table-cell>
          <table:table-cell table:style-name="ce6"/>
          <table:table-cell table:style-name="ce11" table:formula="of:=[.G11]" office:value-type="string" office:string-value="W">
            <text:p>W</text:p>
          </table:table-cell>
          <table:table-cell table:style-name="ce6" table:formula="of:=[.H11]" office:value-type="float" office:value="157">
            <text:p>157</text:p>
          </table:table-cell>
          <table:table-cell table:style-name="ce24" table:formula="of:=[.I11]" office:value-type="float" office:value="28.903">
            <text:p>28.90</text:p>
          </table:table-cell>
          <table:table-cell/>
          <table:table-cell table:formula="of:=DEGREES(ACOS((SIN(RADIANS(([.D33]+([.E33]/60)) * (IF((UPPER([.C33])=&quot;S&quot;); -1; 1)))) * SIN(RADIANS(([.D34]+([.E34]/60)) * (IF((UPPER([.C34])=&quot;S&quot;); -1; 1)))) + (COS(RADIANS(([.D33]+([.E33]/60)) * (IF((UPPER([.C33])=&quot;S&quot;); -1; 1)))) * COS(RADIANS(([.D34]+([.E34]/60)) * (IF((UPPER([.C34])=&quot;S&quot;); -1; 1)))) * COS(RADIANS(([.H34]+([.I34]/60)) * (IF((UPPER([.G34])=&quot;W&quot;); -1; 1))-([.H33]+([.I33]/60)) * (IF((UPPER([.G33])=&quot;W&quot;); -1; 1)))) )))) * 60" office:value-type="float" office:value="25.44764032127">
            <text:p>25.45</text:p>
          </table:table-cell>
          <table:table-cell table:style-name="ce20" table:formula="of:=([.A34]-[.A33])*24" office:value-type="float" office:value="9.58333333331393">
            <text:p>9.58</text:p>
          </table:table-cell>
          <table:table-cell table:style-name="ce20" table:formula="of:=[.K34]/[.L34]" office:value-type="float" office:value="2.65540594657268">
            <text:p>2.66</text:p>
          </table:table-cell>
          <table:table-cell/>
          <table:table-cell table:style-name="ce18" table:formula="of:=CONCATENATE(YEAR([.A34]);&quot;-&quot;;IF(LEN(MONTH([.A34]))=2;MONTH([.A34]);CONCATENATE(&quot;0&quot;;MONTH([.A34])));&quot;-&quot;;IF(LEN(DAY([.A34]))=2;DAY([.A34]);CONCATENATE(&quot;0&quot;;DAY([.A34])));&quot;T&quot;;IF(LEN(HOUR([.A34]))=2;HOUR([.A34]);CONCATENATE(&quot;0&quot;;HOUR([.A34])));&quot;:&quot;;IF(LEN(MINUTE([.A34]))=2;MINUTE([.A34]);CONCATENATE(&quot;0&quot;;MINUTE([.A34])));&quot;:&quot;;IF(LEN(SECOND([.A34]))=2;SECOND([.A34]);CONCATENATE(&quot;0&quot;;SECOND([.A34])));&quot;-10:00&quot;)" office:value-type="string" office:string-value="2011-02-18T07:35:00-10:00">
            <text:p>2011-02-18T07:35:00-10:00</text:p>
          </table:table-cell>
          <table:table-cell/>
          <table:table-cell table:formula="of:=[.Q33]+1" office:value-type="float" office:value="14">
            <text:p>14</text:p>
          </table:table-cell>
          <table:table-cell table:formula="of:=([.D34]+([.E34]/60)) * (IF((UPPER([.C34])=&quot;S&quot;); -1; 1))" office:value-type="float" office:value="1.98721666666667">
            <text:p>1.99</text:p>
          </table:table-cell>
          <table:table-cell table:formula="of:=([.H34]+([.I34]/60)) * (IF((UPPER([.G34])=&quot;W&quot;); -1; 1))" office:value-type="float" office:value="-157.481716666667">
            <text:p>-157.48</text:p>
          </table:table-cell>
          <table:table-cell table:formula="of:=CONCATENATE(&quot;&lt;trkpt lat='&quot;;[.R34];&quot;' lon='&quot;;[.S34];&quot;'&gt;&lt;time&gt;&quot;;[.O34];&quot;&lt;/time&gt;&lt;name&gt;&quot;;[.Q34];&quot;&lt;/name&gt;&lt;sym&gt;empty&lt;/sym&gt;&lt;type&gt;WPT&lt;/type&gt;&lt;/trkpt&gt;&quot;)" office:value-type="string" office:string-value="&lt;trkpt lat='1.98721666666667' lon='-157.481716666667'&gt;&lt;time&gt;2011-02-18T07:35:00-10:00&lt;/time&gt;&lt;name&gt;14&lt;/name&gt;&lt;sym&gt;empty&lt;/sym&gt;&lt;type&gt;WPT&lt;/type&gt;&lt;/trkpt&gt;">
            <text:p>&lt;trkpt lat='1.98721666666667' lon='-157.481716666667'&gt;&lt;time&gt;2011-02-18T07:35:00-10:00&lt;/time&gt;&lt;name&gt;14&lt;/name&gt;&lt;sym&gt;empty&lt;/sym&gt;&lt;type&gt;WPT&lt;/type&gt;&lt;/trkpt&gt;</text:p>
          </table:table-cell>
          <table:table-cell table:number-columns-repeated="1004"/>
        </table:table-row>
        <table:table-row table:style-name="ro2">
          <table:table-cell table:style-name="ce9"/>
          <table:table-cell table:style-name="ce12" table:number-columns-repeated="2"/>
          <table:table-cell table:style-name="ce19"/>
          <table:table-cell table:style-name="ce27"/>
          <table:table-cell table:style-name="ce19"/>
          <table:table-cell table:style-name="ce12"/>
          <table:table-cell table:style-name="ce19"/>
          <table:table-cell table:style-name="ce27"/>
          <table:table-cell table:style-name="ce19"/>
          <table:table-cell table:style-name="ce27"/>
          <table:table-cell table:style-name="ce19" table:number-columns-repeated="1013"/>
        </table:table-row>
        <table:table-row table:style-name="ro2">
          <table:table-cell table:style-name="ce10">
            <draw:frame table:end-cell-address="'Leg 5'.O74" table:end-x="1.1236in" table:end-y="0.0161in" draw:z-index="0" draw:style-name="gr1" svg:width="10.3051in" svg:height="3.8764in" svg:x="0in" svg:y="0.0571in">
              <draw:object draw:notify-on-update-of-ranges="'Leg 5'.A22:'Leg 5'.A34 'Leg 5'.M22:'Leg 5'.M3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ce11" table:number-columns-repeated="2"/>
          <table:table-cell table:style-name="ce6"/>
          <table:table-cell table:style-name="ce24"/>
          <table:table-cell/>
          <table:table-cell table:style-name="ce15"/>
          <table:table-cell table:number-columns-repeated="1017"/>
        </table:table-row>
        <table:table-row table:style-name="ro2" table:number-rows-repeated="11">
          <table:table-cell table:style-name="ce6"/>
          <table:table-cell table:style-name="ce11" table:number-columns-repeated="2"/>
          <table:table-cell table:style-name="ce6"/>
          <table:table-cell table:style-name="ce24"/>
          <table:table-cell/>
          <table:table-cell table:style-name="ce15"/>
          <table:table-cell table:number-columns-repeated="1017"/>
        </table:table-row>
        <table:table-row table:style-name="ro2" table:number-rows-repeated="2">
          <table:table-cell table:style-name="ce6" table:number-columns-repeated="4"/>
          <table:table-cell table:style-name="ce24"/>
          <table:table-cell/>
          <table:table-cell table:style-name="ce15"/>
          <table:table-cell table:number-columns-repeated="1017"/>
        </table:table-row>
        <table:table-row table:style-name="ro2" table:number-rows-repeated="6">
          <table:table-cell table:number-columns-repeated="6"/>
          <table:table-cell table:style-name="ce15"/>
          <table:table-cell table:number-columns-repeated="1017"/>
        </table:table-row>
        <table:table-row table:style-name="ro2" table:number-rows-repeated="65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g 6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0"/>
        <table:table-column table:style-name="co10" table:default-cell-style-name="Default"/>
        <table:table-column table:style-name="co11" table:default-cell-style-name="ce20"/>
        <table:table-column table:style-name="co5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number-columns-repeated="1006" table:default-cell-style-name="Default"/>
        <table:table-row table:style-name="ro1">
          <table:table-cell table:style-name="ce1" office:value-type="string">
            <text:p>Christmas – Honolulu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13" office:value-type="string">
            <text:p>From</text:p>
          </table:table-cell>
          <table:table-cell table:style-name="ce13" office:value-type="string">
            <text:p>Christmas</text:p>
          </table:table-cell>
          <table:table-cell table:style-name="ce21"/>
          <table:table-cell table:style-name="ce28" table:number-columns-repeated="3"/>
          <table:table-cell table:style-name="ce21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14" office:value-type="string">
            <text:p>Latitude</text:p>
          </table:table-cell>
          <table:table-cell table:style-name="ce14"/>
          <table:table-cell table:style-name="ce22"/>
          <table:table-cell table:style-name="ce8"/>
          <table:table-cell table:style-name="ce8" office:value-type="string">
            <text:p>Longitude</text:p>
          </table:table-cell>
          <table:table-cell table:style-name="ce8"/>
          <table:table-cell table:style-name="ce23"/>
          <table:table-cell table:style-name="ce2"/>
          <table:table-cell table:number-columns-repeated="7"/>
          <table:table-cell table:style-name="ce2" table:number-columns-repeated="1005"/>
          <table:table-cell table:number-columns-repeated="2"/>
        </table:table-row>
        <table:table-row table:style-name="ro3">
          <table:table-cell/>
          <table:table-cell table:style-name="ce2"/>
          <table:table-cell table:style-name="ce8" office:value-type="string">
            <text:p>Sign (N,S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style-name="ce8"/>
          <table:table-cell table:style-name="ce8" office:value-type="string">
            <text:p>Sign (E,W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number-columns-repeated="1015"/>
        </table:table-row>
        <table:table-row table:style-name="ro3">
          <table:table-cell table:style-name="ce3" office:value-type="date" office:date-value="2011-02-28T10:30:00">
            <text:p>Monday, February 28, 2011 <text:s/>10:30</text:p>
          </table:table-cell>
          <table:table-cell/>
          <table:table-cell table:style-name="ce15"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59.23">
            <text:p>59.23</text:p>
          </table:table-cell>
          <table:table-cell/>
          <table:table-cell table:style-name="ce15" office:value-type="string">
            <text:p>W</text:p>
          </table:table-cell>
          <table:table-cell office:value-type="float" office:value="157">
            <text:p>157</text:p>
          </table:table-cell>
          <table:table-cell office:value-type="float" office:value="28.9">
            <text:p>28.90</text:p>
          </table:table-cell>
          <table:table-cell table:number-columns-repeated="1015"/>
        </table:table-row>
        <table:table-row table:style-name="ro2">
          <table:table-cell table:style-name="ce3"/>
          <table:table-cell/>
          <table:table-cell table:style-name="ce15"/>
          <table:table-cell table:number-columns-repeated="3"/>
          <table:table-cell table:style-name="ce15"/>
          <table:table-cell table:number-columns-repeated="1017"/>
        </table:table-row>
        <table:table-row table:style-name="ro3">
          <table:table-cell table:number-columns-repeated="2"/>
          <table:table-cell table:style-name="ce8" office:value-type="string">
            <text:p>To</text:p>
          </table:table-cell>
          <table:table-cell table:style-name="ce8" office:value-type="string">
            <text:p>Honolulu</text:p>
          </table:table-cell>
          <table:table-cell table:style-name="ce23"/>
          <table:table-cell table:style-name="ce8" table:number-columns-repeated="3"/>
          <table:table-cell table:style-name="ce23"/>
          <table:table-cell table:number-columns-repeated="1015"/>
        </table:table-row>
        <table:table-row table:style-name="ro3">
          <table:table-cell table:number-columns-repeated="2"/>
          <table:table-cell table:style-name="ce8" office:value-type="string">
            <text:p>Latitude</text:p>
          </table:table-cell>
          <table:table-cell table:style-name="ce8"/>
          <table:table-cell table:style-name="ce23"/>
          <table:table-cell table:style-name="ce8"/>
          <table:table-cell table:style-name="ce8" office:value-type="string">
            <text:p>Longitude</text:p>
          </table:table-cell>
          <table:table-cell table:style-name="ce8"/>
          <table:table-cell table:style-name="ce23"/>
          <table:table-cell table:number-columns-repeated="1015"/>
        </table:table-row>
        <table:table-row table:style-name="ro3">
          <table:table-cell table:number-columns-repeated="2"/>
          <table:table-cell table:style-name="ce8" office:value-type="string">
            <text:p>Sign (N,S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style-name="ce8"/>
          <table:table-cell table:style-name="ce8" office:value-type="string">
            <text:p>Sign (E,W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number-columns-repeated="1015"/>
        </table:table-row>
        <table:table-row table:style-name="ro4">
          <table:table-cell table:style-name="ce3" office:value-type="date" office:date-value="2011-03-11T07:40:00">
            <text:p>Friday, March 11, 2011 <text:s/>07:40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21">
            <text:p>21</text:p>
          </table:table-cell>
          <table:table-cell table:style-name="ce24" office:value-type="float" office:value="0.6">
            <text:p>0.6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7">
            <text:p>157</text:p>
          </table:table-cell>
          <table:table-cell table:style-name="ce24" office:value-type="float" office:value="43.22">
            <text:p>43.22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Elapsed</text:p>
          </table:table-cell>
          <table:table-cell/>
          <table:table-cell table:style-name="ce16" office:value-type="string">
            <text:p>GC Distance</text:p>
          </table:table-cell>
          <table:table-cell table:style-name="ce18"/>
          <table:table-cell table:style-name="ce25" office:value-type="string">
            <text:p>Over Ground</text:p>
          </table:table-cell>
          <table:table-cell table:style-name="ce29" table:number-columns-repeated="2"/>
          <table:table-cell/>
          <table:table-cell table:style-name="ce31"/>
          <table:table-cell table:style-name="ce29"/>
          <table:table-cell table:style-name="Default"/>
          <table:table-cell table:number-columns-repeated="1013"/>
        </table:table-row>
        <table:table-row table:style-name="ro3">
          <table:table-cell table:formula="of:=CONCATENATE(INT((([.A11]-[.A6])*24)/24);&quot; Days &quot;;INT(MOD(((([.A11]-[.A6])*24)/24)*24;24));&quot; Hours &quot;;INT(MOD(((([.A11]-[.A6])*24)/24)*(24*60);60));&quot; Minutes&quot;)" office:value-type="string" office:string-value="10 Days 21 Hours 10 Minutes">
            <text:p>10 Days 21 Hours 10 Minutes</text:p>
          </table:table-cell>
          <table:table-cell/>
          <table:table-cell table:style-name="ce17" table:formula="of:=DEGREES(ACOS((SIN(RADIANS(([.D6]+([.E6]/60)) * (IF((UPPER([.C6])=&quot;S&quot;); -1; 1)))) * SIN(RADIANS(([.D11]+([.E11]/60)) * (IF((UPPER([.C11])=&quot;S&quot;); -1; 1)))) + (COS(RADIANS(([.D6]+([.E6]/60)) * (IF((UPPER([.C6])=&quot;S&quot;)                        OR                        (UPPER([.C6])=&quot;W&quot;); -1; 1)))) * COS(RADIANS(([.D11]+([.E11]/60)) * (IF((UPPER([.C11])=&quot;S&quot;)                       OR                       (UPPER([.C11])=&quot;W&quot;); -1; 1)))) * COS(RADIANS(([.H11]+([.I11]/60)) * (IF((UPPER([.G11])=&quot;W&quot;); -1; 1))-([.H6]+([.I6]/60)) * (IF((UPPER([.G6])=&quot;W&quot;); -1; 1)))) )))) * 60" office:value-type="float" office:value="1141.45536562685">
            <text:p>1141.46</text:p>
          </table:table-cell>
          <table:table-cell/>
          <table:table-cell table:style-name="ce17" table:formula="of:=SUM([.K22:.K42])" office:value-type="float" office:value="1192.60757155997">
            <text:p>1192.61</text:p>
          </table:table-cell>
          <table:table-cell table:style-name="ce17" table:number-columns-repeated="2"/>
          <table:table-cell/>
          <table:table-cell table:style-name="ce17" table:number-columns-repeated="2"/>
          <table:table-cell table:style-name="Default"/>
          <table:table-cell table:style-name="ce17"/>
          <table:table-cell/>
          <table:table-cell table:style-name="ce17" table:number-columns-repeated="2"/>
          <table:table-cell table:number-columns-repeated="1009"/>
        </table:table-row>
        <table:table-row table:style-name="ro3">
          <table:table-cell table:style-name="ce4" office:value-type="string">
            <text:p>Average Speeds</text:p>
          </table:table-cell>
          <table:table-cell/>
          <table:table-cell table:style-name="ce17" table:formula="of:=[.C14]/(([.A11]-[.A6])*24)" office:value-type="float" office:value="4.37060127234245">
            <text:p>4.37</text:p>
          </table:table-cell>
          <table:table-cell/>
          <table:table-cell table:style-name="ce34" table:formula="of:=[.E14]/(([.A11]-[.A6])*24)" office:value-type="float" office:value="4.56646166519419">
            <text:p>4.57</text:p>
          </table:table-cell>
          <table:table-cell table:style-name="ce17" table:number-columns-repeated="2"/>
          <table:table-cell/>
          <table:table-cell table:style-name="ce17" table:number-columns-repeated="8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number-columns-repeated="4"/>
          <table:table-cell table:style-name="ce26"/>
          <table:table-cell table:style-name="ce5" table:number-columns-repeated="3"/>
          <table:table-cell table:style-name="ce26"/>
          <table:table-cell table:style-name="ce5"/>
          <table:table-cell table:style-name="ce26"/>
          <table:table-cell table:style-name="ce5" table:number-columns-repeated="1013"/>
        </table:table-row>
        <table:table-row table:style-name="ro2">
          <table:table-cell table:style-name="ce6" table:number-columns-repeated="4"/>
          <table:table-cell table:style-name="ce24"/>
          <table:table-cell table:style-name="ce6" table:number-columns-repeated="3"/>
          <table:table-cell table:style-name="ce24"/>
          <table:table-cell table:style-name="ce6"/>
          <table:table-cell table:style-name="ce24"/>
          <table:table-cell table:style-name="ce6" table:number-columns-repeated="1013"/>
        </table:table-row>
        <table:table-row table:style-name="ro3">
          <table:table-cell table:style-name="ce7" office:value-type="string">
            <text:p>Date &amp; Time</text:p>
          </table:table-cell>
          <table:table-cell/>
          <table:table-cell table:style-name="ce8" office:value-type="string">
            <text:p>Latitude</text:p>
          </table:table-cell>
          <table:table-cell table:style-name="ce8"/>
          <table:table-cell table:style-name="ce23"/>
          <table:table-cell table:style-name="ce30"/>
          <table:table-cell table:style-name="ce8" office:value-type="string">
            <text:p>Longitude</text:p>
          </table:table-cell>
          <table:table-cell table:style-name="ce8"/>
          <table:table-cell table:style-name="ce23"/>
          <table:table-cell/>
          <table:table-cell table:style-name="ce32" office:value-type="string">
            <text:p>GC Dist</text:p>
          </table:table-cell>
          <table:table-cell table:style-name="ce32" office:value-type="string">
            <text:p>Delta T</text:p>
          </table:table-cell>
          <table:table-cell table:style-name="ce32" office:value-type="string">
            <text:p>Avg</text:p>
          </table:table-cell>
          <table:table-cell table:number-columns-repeated="1011"/>
        </table:table-row>
        <table:table-row table:style-name="ro3">
          <table:table-cell table:style-name="ce8"/>
          <table:table-cell/>
          <table:table-cell table:style-name="ce8" office:value-type="string">
            <text:p>Sign (N,S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style-name="ce30"/>
          <table:table-cell table:style-name="ce8" office:value-type="string">
            <text:p>Sign (E,W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/>
          <table:table-cell table:style-name="ce32" table:number-columns-repeated="2"/>
          <table:table-cell table:style-name="ce32" office:value-type="string">
            <text:p>Speed</text:p>
          </table:table-cell>
          <table:table-cell/>
          <table:table-cell table:style-name="ce29" office:value-type="string">
            <text:p>XSDDuration</text:p>
          </table:table-cell>
          <table:table-cell table:style-name="ce29"/>
          <table:table-cell table:style-name="ce29" office:value-type="string">
            <text:p>Num</text:p>
          </table:table-cell>
          <table:table-cell table:style-name="ce29" office:value-type="string">
            <text:p>Dec Lat</text:p>
          </table:table-cell>
          <table:table-cell table:style-name="ce29" office:value-type="string">
            <text:p>Dec Long</text:p>
          </table:table-cell>
          <table:table-cell office:value-type="string">
            <text:p>GPX Snippet</text:p>
          </table:table-cell>
          <table:table-cell table:number-columns-repeated="1004"/>
        </table:table-row>
        <table:table-row table:style-name="ro3">
          <table:table-cell table:style-name="ce3" table:formula="of:=[.A6]" office:value-type="date" office:date-value="2011-02-28T10:30:00">
            <text:p>Monday, February 28, 2011 <text:s/>10:30</text:p>
          </table:table-cell>
          <table:table-cell/>
          <table:table-cell table:style-name="ce11" table:formula="of:=[.C6]" office:value-type="string" office:string-value="N">
            <text:p>N</text:p>
          </table:table-cell>
          <table:table-cell table:style-name="ce6" table:formula="of:=[.D6]" office:value-type="float" office:value="1">
            <text:p>1</text:p>
          </table:table-cell>
          <table:table-cell table:style-name="ce24" table:formula="of:=[.E6]" office:value-type="float" office:value="59.23">
            <text:p>59.23</text:p>
          </table:table-cell>
          <table:table-cell table:style-name="ce6"/>
          <table:table-cell table:style-name="ce11" table:formula="of:=[.G6]" office:value-type="string" office:string-value="W">
            <text:p>W</text:p>
          </table:table-cell>
          <table:table-cell table:style-name="ce6" table:formula="of:=[.H6]" office:value-type="float" office:value="157">
            <text:p>157</text:p>
          </table:table-cell>
          <table:table-cell table:style-name="ce24" table:formula="of:=[.I6]" office:value-type="float" office:value="28.9">
            <text:p>28.90</text:p>
          </table:table-cell>
          <table:table-cell table:number-columns-repeated="5"/>
          <table:table-cell table:style-name="ce18" table:formula="of:=CONCATENATE(YEAR([.A21]);&quot;-&quot;;IF(LEN(MONTH([.A21]))=2;MONTH([.A21]);CONCATENATE(&quot;0&quot;;MONTH([.A21])));&quot;-&quot;;IF(LEN(DAY([.A21]))=2;DAY([.A21]);CONCATENATE(&quot;0&quot;;DAY([.A21])));&quot;T&quot;;IF(LEN(HOUR([.A21]))=2;HOUR([.A21]);CONCATENATE(&quot;0&quot;;HOUR([.A21])));&quot;:&quot;;IF(LEN(MINUTE([.A21]))=2;MINUTE([.A21]);CONCATENATE(&quot;0&quot;;MINUTE([.A21])));&quot;:&quot;;IF(LEN(SECOND([.A21]))=2;SECOND([.A21]);CONCATENATE(&quot;0&quot;;SECOND([.A21])));&quot;-10:00&quot;)" office:value-type="string" office:string-value="2011-02-28T10:30:00-10:00">
            <text:p>2011-02-28T10:30:00-10:00</text:p>
          </table:table-cell>
          <table:table-cell/>
          <table:table-cell office:value-type="float" office:value="1">
            <text:p>1</text:p>
          </table:table-cell>
          <table:table-cell table:formula="of:=([.D21]+([.E21]/60)) * (IF((UPPER([.C21])=&quot;S&quot;); -1; 1))" office:value-type="float" office:value="1.98716666666667">
            <text:p>1.99</text:p>
          </table:table-cell>
          <table:table-cell table:formula="of:=([.H21]+([.I21]/60)) * (IF((UPPER([.G21])=&quot;W&quot;); -1; 1))" office:value-type="float" office:value="-157.481666666667">
            <text:p>-157.48</text:p>
          </table:table-cell>
          <table:table-cell table:formula="of:=CONCATENATE(&quot;&lt;trkpt lat='&quot;;[.R21];&quot;' lon='&quot;;[.S21];&quot;'&gt;&lt;time&gt;&quot;;[.O21];&quot;&lt;/time&gt;&lt;name&gt;&quot;;[.Q21];&quot;&lt;/name&gt;&lt;sym&gt;empty&lt;/sym&gt;&lt;type&gt;WPT&lt;/type&gt;&lt;/trkpt&gt;&quot;)" office:value-type="string" office:string-value="&lt;trkpt lat='1.98716666666667' lon='-157.481666666667'&gt;&lt;time&gt;2011-02-28T10:30:00-10:00&lt;/time&gt;&lt;name&gt;1&lt;/name&gt;&lt;sym&gt;empty&lt;/sym&gt;&lt;type&gt;WPT&lt;/type&gt;&lt;/trkpt&gt;">
            <text:p>&lt;trkpt lat='1.98716666666667' lon='-157.481666666667'&gt;&lt;time&gt;2011-02-28T10:30:00-10:00&lt;/time&gt;&lt;name&gt;1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2-28T23:00:00">
            <text:p>Monday, February 28, 2011 <text:s/>23:00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3">
            <text:p>3</text:p>
          </table:table-cell>
          <table:table-cell table:style-name="ce24" office:value-type="float" office:value="20.74">
            <text:p>20.74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7">
            <text:p>157</text:p>
          </table:table-cell>
          <table:table-cell table:style-name="ce24" office:value-type="float" office:value="16.8">
            <text:p>16.80</text:p>
          </table:table-cell>
          <table:table-cell/>
          <table:table-cell table:formula="of:=DEGREES(ACOS((SIN(RADIANS(([.D21]+([.E21]/60)) * (IF((UPPER([.C21])=&quot;S&quot;); -1; 1)))) * SIN(RADIANS(([.D22]+([.E22]/60)) * (IF((UPPER([.C22])=&quot;S&quot;); -1; 1)))) + (COS(RADIANS(([.D21]+([.E21]/60)) * (IF((UPPER([.C21])=&quot;S&quot;); -1; 1)))) * COS(RADIANS(([.D22]+([.E22]/60)) * (IF((UPPER([.C22])=&quot;S&quot;); -1; 1)))) * COS(RADIANS(([.H22]+([.I22]/60)) * (IF((UPPER([.G22])=&quot;W&quot;); -1; 1))-([.H21]+([.I21]/60)) * (IF((UPPER([.G21])=&quot;W&quot;); -1; 1)))) )))) * 60" office:value-type="float" office:value="82.4012521172087">
            <text:p>82.40</text:p>
          </table:table-cell>
          <table:table-cell table:style-name="ce20" table:formula="of:=([.A22]-[.A21])*24" office:value-type="float" office:value="12.5000000000582">
            <text:p>12.50</text:p>
          </table:table-cell>
          <table:table-cell table:style-name="ce20" table:formula="of:=[.K22]/[.L22]" office:value-type="float" office:value="6.592100169346">
            <text:p>6.59</text:p>
          </table:table-cell>
          <table:table-cell/>
          <table:table-cell table:style-name="ce18" table:formula="of:=CONCATENATE(YEAR([.A22]);&quot;-&quot;;IF(LEN(MONTH([.A22]))=2;MONTH([.A22]);CONCATENATE(&quot;0&quot;;MONTH([.A22])));&quot;-&quot;;IF(LEN(DAY([.A22]))=2;DAY([.A22]);CONCATENATE(&quot;0&quot;;DAY([.A22])));&quot;T&quot;;IF(LEN(HOUR([.A22]))=2;HOUR([.A22]);CONCATENATE(&quot;0&quot;;HOUR([.A22])));&quot;:&quot;;IF(LEN(MINUTE([.A22]))=2;MINUTE([.A22]);CONCATENATE(&quot;0&quot;;MINUTE([.A22])));&quot;:&quot;;IF(LEN(SECOND([.A22]))=2;SECOND([.A22]);CONCATENATE(&quot;0&quot;;SECOND([.A22])));&quot;-10:00&quot;)" office:value-type="string" office:string-value="2011-02-28T23:00:00-10:00">
            <text:p>2011-02-28T23:00:00-10:00</text:p>
          </table:table-cell>
          <table:table-cell/>
          <table:table-cell table:formula="of:=[.Q21]+1" office:value-type="float" office:value="2">
            <text:p>2</text:p>
          </table:table-cell>
          <table:table-cell table:formula="of:=([.D22]+([.E22]/60)) * (IF((UPPER([.C22])=&quot;S&quot;); -1; 1))" office:value-type="float" office:value="3.34566666666667">
            <text:p>3.35</text:p>
          </table:table-cell>
          <table:table-cell table:formula="of:=([.H22]+([.I22]/60)) * (IF((UPPER([.G22])=&quot;W&quot;); -1; 1))" office:value-type="float" office:value="-157.28">
            <text:p>-157.28</text:p>
          </table:table-cell>
          <table:table-cell table:formula="of:=CONCATENATE(&quot;&lt;trkpt lat='&quot;;[.R22];&quot;' lon='&quot;;[.S22];&quot;'&gt;&lt;time&gt;&quot;;[.O22];&quot;&lt;/time&gt;&lt;name&gt;&quot;;[.Q22];&quot;&lt;/name&gt;&lt;sym&gt;empty&lt;/sym&gt;&lt;type&gt;WPT&lt;/type&gt;&lt;/trkpt&gt;&quot;)" office:value-type="string" office:string-value="&lt;trkpt lat='3.34566666666667' lon='-157.28'&gt;&lt;time&gt;2011-02-28T23:00:00-10:00&lt;/time&gt;&lt;name&gt;2&lt;/name&gt;&lt;sym&gt;empty&lt;/sym&gt;&lt;type&gt;WPT&lt;/type&gt;&lt;/trkpt&gt;">
            <text:p>&lt;trkpt lat='3.34566666666667' lon='-157.28'&gt;&lt;time&gt;2011-02-28T23:00:00-10:00&lt;/time&gt;&lt;name&gt;2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3-01T05:00:00">
            <text:p>Tuesday, March 1, 2011 <text:s/>05:00</text:p>
          </table:table-cell>
          <table:table-cell/>
          <table:table-cell table:style-name="ce33" office:value-type="string">
            <text:p>N</text:p>
          </table:table-cell>
          <table:table-cell table:style-name="ce6" office:value-type="float" office:value="3">
            <text:p>3</text:p>
          </table:table-cell>
          <table:table-cell table:style-name="ce24" office:value-type="float" office:value="56.14">
            <text:p>56.14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7">
            <text:p>157</text:p>
          </table:table-cell>
          <table:table-cell table:style-name="ce24" office:value-type="float" office:value="11.12">
            <text:p>11.12</text:p>
          </table:table-cell>
          <table:table-cell/>
          <table:table-cell table:formula="of:=DEGREES(ACOS((SIN(RADIANS(([.D22]+([.E22]/60)) * (IF((UPPER([.C22])=&quot;S&quot;); -1; 1)))) * SIN(RADIANS(([.D23]+([.E23]/60)) * (IF((UPPER([.C23])=&quot;S&quot;); -1; 1)))) + (COS(RADIANS(([.D22]+([.E22]/60)) * (IF((UPPER([.C22])=&quot;S&quot;); -1; 1)))) * COS(RADIANS(([.D23]+([.E23]/60)) * (IF((UPPER([.C23])=&quot;S&quot;); -1; 1)))) * COS(RADIANS(([.H23]+([.I23]/60)) * (IF((UPPER([.G23])=&quot;W&quot;); -1; 1))-([.H22]+([.I22]/60)) * (IF((UPPER([.G22])=&quot;W&quot;); -1; 1)))) )))) * 60" office:value-type="float" office:value="35.8509696821893">
            <text:p>35.85</text:p>
          </table:table-cell>
          <table:table-cell table:style-name="ce20" table:formula="of:=([.A23]-[.A22])*24" office:value-type="float" office:value="6">
            <text:p>6.00</text:p>
          </table:table-cell>
          <table:table-cell table:style-name="ce20" table:formula="of:=[.K23]/[.L23]" office:value-type="float" office:value="5.97516161369822">
            <text:p>5.98</text:p>
          </table:table-cell>
          <table:table-cell/>
          <table:table-cell table:style-name="ce18" table:formula="of:=CONCATENATE(YEAR([.A23]);&quot;-&quot;;IF(LEN(MONTH([.A23]))=2;MONTH([.A23]);CONCATENATE(&quot;0&quot;;MONTH([.A23])));&quot;-&quot;;IF(LEN(DAY([.A23]))=2;DAY([.A23]);CONCATENATE(&quot;0&quot;;DAY([.A23])));&quot;T&quot;;IF(LEN(HOUR([.A23]))=2;HOUR([.A23]);CONCATENATE(&quot;0&quot;;HOUR([.A23])));&quot;:&quot;;IF(LEN(MINUTE([.A23]))=2;MINUTE([.A23]);CONCATENATE(&quot;0&quot;;MINUTE([.A23])));&quot;:&quot;;IF(LEN(SECOND([.A23]))=2;SECOND([.A23]);CONCATENATE(&quot;0&quot;;SECOND([.A23])));&quot;-10:00&quot;)" office:value-type="string" office:string-value="2011-03-01T05:00:00-10:00">
            <text:p>2011-03-01T05:00:00-10:00</text:p>
          </table:table-cell>
          <table:table-cell/>
          <table:table-cell table:formula="of:=[.Q22]+1" office:value-type="float" office:value="3">
            <text:p>3</text:p>
          </table:table-cell>
          <table:table-cell table:formula="of:=([.D23]+([.E23]/60)) * (IF((UPPER([.C23])=&quot;S&quot;); -1; 1))" office:value-type="float" office:value="3.93566666666667">
            <text:p>3.94</text:p>
          </table:table-cell>
          <table:table-cell table:formula="of:=([.H23]+([.I23]/60)) * (IF((UPPER([.G23])=&quot;W&quot;); -1; 1))" office:value-type="float" office:value="-157.185333333333">
            <text:p>-157.19</text:p>
          </table:table-cell>
          <table:table-cell table:formula="of:=CONCATENATE(&quot;&lt;trkpt lat='&quot;;[.R23];&quot;' lon='&quot;;[.S23];&quot;'&gt;&lt;time&gt;&quot;;[.O23];&quot;&lt;/time&gt;&lt;name&gt;&quot;;[.Q23];&quot;&lt;/name&gt;&lt;sym&gt;empty&lt;/sym&gt;&lt;type&gt;WPT&lt;/type&gt;&lt;/trkpt&gt;&quot;)" office:value-type="string" office:string-value="&lt;trkpt lat='3.93566666666667' lon='-157.185333333333'&gt;&lt;time&gt;2011-03-01T05:00:00-10:00&lt;/time&gt;&lt;name&gt;3&lt;/name&gt;&lt;sym&gt;empty&lt;/sym&gt;&lt;type&gt;WPT&lt;/type&gt;&lt;/trkpt&gt;">
            <text:p>&lt;trkpt lat='3.93566666666667' lon='-157.185333333333'&gt;&lt;time&gt;2011-03-01T05:00:00-10:00&lt;/time&gt;&lt;name&gt;3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3-01T11:10:00">
            <text:p>Tuesday, March 1, 2011 <text:s/>11:10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4">
            <text:p>4</text:p>
          </table:table-cell>
          <table:table-cell table:style-name="ce24" office:value-type="float" office:value="28.38">
            <text:p>28.38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7">
            <text:p>157</text:p>
          </table:table-cell>
          <table:table-cell table:style-name="ce24" office:value-type="float" office:value="8.52">
            <text:p>8.52</text:p>
          </table:table-cell>
          <table:table-cell/>
          <table:table-cell table:formula="of:=DEGREES(ACOS((SIN(RADIANS(([.D23]+([.E23]/60)) * (IF((UPPER([.C23])=&quot;S&quot;); -1; 1)))) * SIN(RADIANS(([.D24]+([.E24]/60)) * (IF((UPPER([.C24])=&quot;S&quot;); -1; 1)))) + (COS(RADIANS(([.D23]+([.E23]/60)) * (IF((UPPER([.C23])=&quot;S&quot;); -1; 1)))) * COS(RADIANS(([.D24]+([.E24]/60)) * (IF((UPPER([.C24])=&quot;S&quot;); -1; 1)))) * COS(RADIANS(([.H24]+([.I24]/60)) * (IF((UPPER([.G24])=&quot;W&quot;); -1; 1))-([.H23]+([.I23]/60)) * (IF((UPPER([.G23])=&quot;W&quot;); -1; 1)))) )))) * 60" office:value-type="float" office:value="32.3441063515386">
            <text:p>32.34</text:p>
          </table:table-cell>
          <table:table-cell table:style-name="ce20" table:formula="of:=([.A24]-[.A23])*24" office:value-type="float" office:value="6.16666666668607">
            <text:p>6.17</text:p>
          </table:table-cell>
          <table:table-cell table:style-name="ce20" table:formula="of:=[.K24]/[.L24]" office:value-type="float" office:value="5.24499021915192">
            <text:p>5.24</text:p>
          </table:table-cell>
          <table:table-cell/>
          <table:table-cell table:style-name="ce18" table:formula="of:=CONCATENATE(YEAR([.A24]);&quot;-&quot;;IF(LEN(MONTH([.A24]))=2;MONTH([.A24]);CONCATENATE(&quot;0&quot;;MONTH([.A24])));&quot;-&quot;;IF(LEN(DAY([.A24]))=2;DAY([.A24]);CONCATENATE(&quot;0&quot;;DAY([.A24])));&quot;T&quot;;IF(LEN(HOUR([.A24]))=2;HOUR([.A24]);CONCATENATE(&quot;0&quot;;HOUR([.A24])));&quot;:&quot;;IF(LEN(MINUTE([.A24]))=2;MINUTE([.A24]);CONCATENATE(&quot;0&quot;;MINUTE([.A24])));&quot;:&quot;;IF(LEN(SECOND([.A24]))=2;SECOND([.A24]);CONCATENATE(&quot;0&quot;;SECOND([.A24])));&quot;-10:00&quot;)" office:value-type="string" office:string-value="2011-03-01T11:10:00-10:00">
            <text:p>2011-03-01T11:10:00-10:00</text:p>
          </table:table-cell>
          <table:table-cell/>
          <table:table-cell table:formula="of:=[.Q23]+1" office:value-type="float" office:value="4">
            <text:p>4</text:p>
          </table:table-cell>
          <table:table-cell table:formula="of:=([.D24]+([.E24]/60)) * (IF((UPPER([.C24])=&quot;S&quot;); -1; 1))" office:value-type="float" office:value="4.473">
            <text:p>4.47</text:p>
          </table:table-cell>
          <table:table-cell table:formula="of:=([.H24]+([.I24]/60)) * (IF((UPPER([.G24])=&quot;W&quot;); -1; 1))" office:value-type="float" office:value="-157.142">
            <text:p>-157.14</text:p>
          </table:table-cell>
          <table:table-cell table:formula="of:=CONCATENATE(&quot;&lt;trkpt lat='&quot;;[.R24];&quot;' lon='&quot;;[.S24];&quot;'&gt;&lt;time&gt;&quot;;[.O24];&quot;&lt;/time&gt;&lt;name&gt;&quot;;[.Q24];&quot;&lt;/name&gt;&lt;sym&gt;empty&lt;/sym&gt;&lt;type&gt;WPT&lt;/type&gt;&lt;/trkpt&gt;&quot;)" office:value-type="string" office:string-value="&lt;trkpt lat='4.473' lon='-157.142'&gt;&lt;time&gt;2011-03-01T11:10:00-10:00&lt;/time&gt;&lt;name&gt;4&lt;/name&gt;&lt;sym&gt;empty&lt;/sym&gt;&lt;type&gt;WPT&lt;/type&gt;&lt;/trkpt&gt;">
            <text:p>&lt;trkpt lat='4.473' lon='-157.142'&gt;&lt;time&gt;2011-03-01T11:10:00-10:00&lt;/time&gt;&lt;name&gt;4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3-01T23:45:00">
            <text:p>Tuesday, March 1, 2011 <text:s/>23:45</text:p>
          </table:table-cell>
          <table:table-cell/>
          <table:table-cell table:style-name="ce33" office:value-type="string">
            <text:p>N</text:p>
          </table:table-cell>
          <table:table-cell table:style-name="ce6" office:value-type="float" office:value="5">
            <text:p>5</text:p>
          </table:table-cell>
          <table:table-cell table:style-name="ce24" office:value-type="float" office:value="3.78">
            <text:p>3.78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7">
            <text:p>157</text:p>
          </table:table-cell>
          <table:table-cell table:style-name="ce24" office:value-type="float" office:value="7.12">
            <text:p>7.12</text:p>
          </table:table-cell>
          <table:table-cell/>
          <table:table-cell table:formula="of:=DEGREES(ACOS((SIN(RADIANS(([.D24]+([.E24]/60)) * (IF((UPPER([.C24])=&quot;S&quot;); -1; 1)))) * SIN(RADIANS(([.D25]+([.E25]/60)) * (IF((UPPER([.C25])=&quot;S&quot;); -1; 1)))) + (COS(RADIANS(([.D24]+([.E24]/60)) * (IF((UPPER([.C24])=&quot;S&quot;); -1; 1)))) * COS(RADIANS(([.D25]+([.E25]/60)) * (IF((UPPER([.C25])=&quot;S&quot;); -1; 1)))) * COS(RADIANS(([.H25]+([.I25]/60)) * (IF((UPPER([.G25])=&quot;W&quot;); -1; 1))-([.H24]+([.I24]/60)) * (IF((UPPER([.G24])=&quot;W&quot;); -1; 1)))) )))) * 60" office:value-type="float" office:value="35.4274814305135">
            <text:p>35.43</text:p>
          </table:table-cell>
          <table:table-cell table:style-name="ce20" table:formula="of:=([.A25]-[.A24])*24" office:value-type="float" office:value="12.5833333333139">
            <text:p>12.58</text:p>
          </table:table-cell>
          <table:table-cell table:style-name="ce20" table:formula="of:=[.K25]/[.L25]" office:value-type="float" office:value="2.81542898785972">
            <text:p>2.82</text:p>
          </table:table-cell>
          <table:table-cell/>
          <table:table-cell table:style-name="ce18" table:formula="of:=CONCATENATE(YEAR([.A25]);&quot;-&quot;;IF(LEN(MONTH([.A25]))=2;MONTH([.A25]);CONCATENATE(&quot;0&quot;;MONTH([.A25])));&quot;-&quot;;IF(LEN(DAY([.A25]))=2;DAY([.A25]);CONCATENATE(&quot;0&quot;;DAY([.A25])));&quot;T&quot;;IF(LEN(HOUR([.A25]))=2;HOUR([.A25]);CONCATENATE(&quot;0&quot;;HOUR([.A25])));&quot;:&quot;;IF(LEN(MINUTE([.A25]))=2;MINUTE([.A25]);CONCATENATE(&quot;0&quot;;MINUTE([.A25])));&quot;:&quot;;IF(LEN(SECOND([.A25]))=2;SECOND([.A25]);CONCATENATE(&quot;0&quot;;SECOND([.A25])));&quot;-10:00&quot;)" office:value-type="string" office:string-value="2011-03-01T23:45:00-10:00">
            <text:p>2011-03-01T23:45:00-10:00</text:p>
          </table:table-cell>
          <table:table-cell/>
          <table:table-cell table:formula="of:=[.Q24]+1" office:value-type="float" office:value="5">
            <text:p>5</text:p>
          </table:table-cell>
          <table:table-cell table:formula="of:=([.D25]+([.E25]/60)) * (IF((UPPER([.C25])=&quot;S&quot;); -1; 1))" office:value-type="float" office:value="5.063">
            <text:p>5.06</text:p>
          </table:table-cell>
          <table:table-cell table:formula="of:=([.H25]+([.I25]/60)) * (IF((UPPER([.G25])=&quot;W&quot;); -1; 1))" office:value-type="float" office:value="-157.118666666667">
            <text:p>-157.12</text:p>
          </table:table-cell>
          <table:table-cell table:formula="of:=CONCATENATE(&quot;&lt;trkpt lat='&quot;;[.R25];&quot;' lon='&quot;;[.S25];&quot;'&gt;&lt;time&gt;&quot;;[.O25];&quot;&lt;/time&gt;&lt;name&gt;&quot;;[.Q25];&quot;&lt;/name&gt;&lt;sym&gt;empty&lt;/sym&gt;&lt;type&gt;WPT&lt;/type&gt;&lt;/trkpt&gt;&quot;)" office:value-type="string" office:string-value="&lt;trkpt lat='5.063' lon='-157.118666666667'&gt;&lt;time&gt;2011-03-01T23:45:00-10:00&lt;/time&gt;&lt;name&gt;5&lt;/name&gt;&lt;sym&gt;empty&lt;/sym&gt;&lt;type&gt;WPT&lt;/type&gt;&lt;/trkpt&gt;">
            <text:p>&lt;trkpt lat='5.063' lon='-157.118666666667'&gt;&lt;time&gt;2011-03-01T23:45:00-10:00&lt;/time&gt;&lt;name&gt;5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3-02T01:30:00">
            <text:p>Wednesday, March 2, 2011 <text:s/>01:30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5">
            <text:p>5</text:p>
          </table:table-cell>
          <table:table-cell table:style-name="ce24" office:value-type="float" office:value="8.9">
            <text:p>8.9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7">
            <text:p>157</text:p>
          </table:table-cell>
          <table:table-cell table:style-name="ce24" office:value-type="float" office:value="6.96">
            <text:p>6.96</text:p>
          </table:table-cell>
          <table:table-cell/>
          <table:table-cell table:formula="of:=DEGREES(ACOS((SIN(RADIANS(([.D25]+([.E25]/60)) * (IF((UPPER([.C25])=&quot;S&quot;); -1; 1)))) * SIN(RADIANS(([.D26]+([.E26]/60)) * (IF((UPPER([.C26])=&quot;S&quot;); -1; 1)))) + (COS(RADIANS(([.D25]+([.E25]/60)) * (IF((UPPER([.C25])=&quot;S&quot;); -1; 1)))) * COS(RADIANS(([.D26]+([.E26]/60)) * (IF((UPPER([.C26])=&quot;S&quot;); -1; 1)))) * COS(RADIANS(([.H26]+([.I26]/60)) * (IF((UPPER([.G26])=&quot;W&quot;); -1; 1))-([.H25]+([.I25]/60)) * (IF((UPPER([.G25])=&quot;W&quot;); -1; 1)))) )))) * 60" office:value-type="float" office:value="5.12247959966879">
            <text:p>5.12</text:p>
          </table:table-cell>
          <table:table-cell table:style-name="ce20" table:formula="of:=([.A26]-[.A25])*24" office:value-type="float" office:value="1.74999999994179">
            <text:p>1.75</text:p>
          </table:table-cell>
          <table:table-cell table:style-name="ce20" table:formula="of:=[.K26]/[.L26]" office:value-type="float" office:value="2.9271311999081">
            <text:p>2.93</text:p>
          </table:table-cell>
          <table:table-cell/>
          <table:table-cell table:style-name="ce18" table:formula="of:=CONCATENATE(YEAR([.A26]);&quot;-&quot;;IF(LEN(MONTH([.A26]))=2;MONTH([.A26]);CONCATENATE(&quot;0&quot;;MONTH([.A26])));&quot;-&quot;;IF(LEN(DAY([.A26]))=2;DAY([.A26]);CONCATENATE(&quot;0&quot;;DAY([.A26])));&quot;T&quot;;IF(LEN(HOUR([.A26]))=2;HOUR([.A26]);CONCATENATE(&quot;0&quot;;HOUR([.A26])));&quot;:&quot;;IF(LEN(MINUTE([.A26]))=2;MINUTE([.A26]);CONCATENATE(&quot;0&quot;;MINUTE([.A26])));&quot;:&quot;;IF(LEN(SECOND([.A26]))=2;SECOND([.A26]);CONCATENATE(&quot;0&quot;;SECOND([.A26])));&quot;-10:00&quot;)" office:value-type="string" office:string-value="2011-03-02T01:30:00-10:00">
            <text:p>2011-03-02T01:30:00-10:00</text:p>
          </table:table-cell>
          <table:table-cell/>
          <table:table-cell table:formula="of:=[.Q25]+1" office:value-type="float" office:value="6">
            <text:p>6</text:p>
          </table:table-cell>
          <table:table-cell table:formula="of:=([.D26]+([.E26]/60)) * (IF((UPPER([.C26])=&quot;S&quot;); -1; 1))" office:value-type="float" office:value="5.14833333333333">
            <text:p>5.15</text:p>
          </table:table-cell>
          <table:table-cell table:formula="of:=([.H26]+([.I26]/60)) * (IF((UPPER([.G26])=&quot;W&quot;); -1; 1))" office:value-type="float" office:value="-157.116">
            <text:p>-157.12</text:p>
          </table:table-cell>
          <table:table-cell table:formula="of:=CONCATENATE(&quot;&lt;trkpt lat='&quot;;[.R26];&quot;' lon='&quot;;[.S26];&quot;'&gt;&lt;time&gt;&quot;;[.O26];&quot;&lt;/time&gt;&lt;name&gt;&quot;;[.Q26];&quot;&lt;/name&gt;&lt;sym&gt;empty&lt;/sym&gt;&lt;type&gt;WPT&lt;/type&gt;&lt;/trkpt&gt;&quot;)" office:value-type="string" office:string-value="&lt;trkpt lat='5.14833333333333' lon='-157.116'&gt;&lt;time&gt;2011-03-02T01:30:00-10:00&lt;/time&gt;&lt;name&gt;6&lt;/name&gt;&lt;sym&gt;empty&lt;/sym&gt;&lt;type&gt;WPT&lt;/type&gt;&lt;/trkpt&gt;">
            <text:p>&lt;trkpt lat='5.14833333333333' lon='-157.116'&gt;&lt;time&gt;2011-03-02T01:30:00-10:00&lt;/time&gt;&lt;name&gt;6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3-02T11:00:00">
            <text:p>Wednesday, March 2, 2011 <text:s/>11:00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5">
            <text:p>5</text:p>
          </table:table-cell>
          <table:table-cell table:style-name="ce24" office:value-type="float" office:value="54.26">
            <text:p>54.26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6">
            <text:p>156</text:p>
          </table:table-cell>
          <table:table-cell table:style-name="ce24" office:value-type="float" office:value="38.12">
            <text:p>38.12</text:p>
          </table:table-cell>
          <table:table-cell/>
          <table:table-cell table:formula="of:=DEGREES(ACOS((SIN(RADIANS(([.D26]+([.E26]/60)) * (IF((UPPER([.C26])=&quot;S&quot;); -1; 1)))) * SIN(RADIANS(([.D27]+([.E27]/60)) * (IF((UPPER([.C27])=&quot;S&quot;); -1; 1)))) + (COS(RADIANS(([.D26]+([.E26]/60)) * (IF((UPPER([.C26])=&quot;S&quot;); -1; 1)))) * COS(RADIANS(([.D27]+([.E27]/60)) * (IF((UPPER([.C27])=&quot;S&quot;); -1; 1)))) * COS(RADIANS(([.H27]+([.I27]/60)) * (IF((UPPER([.G27])=&quot;W&quot;); -1; 1))-([.H26]+([.I26]/60)) * (IF((UPPER([.G26])=&quot;W&quot;); -1; 1)))) )))) * 60" office:value-type="float" office:value="53.6800614362989">
            <text:p>53.68</text:p>
          </table:table-cell>
          <table:table-cell table:style-name="ce20" table:formula="of:=([.A27]-[.A26])*24" office:value-type="float" office:value="9.50000000005821">
            <text:p>9.50</text:p>
          </table:table-cell>
          <table:table-cell table:style-name="ce20" table:formula="of:=[.K27]/[.L27]" office:value-type="float" office:value="5.65053278273369">
            <text:p>5.65</text:p>
          </table:table-cell>
          <table:table-cell/>
          <table:table-cell table:style-name="ce18" table:formula="of:=CONCATENATE(YEAR([.A27]);&quot;-&quot;;IF(LEN(MONTH([.A27]))=2;MONTH([.A27]);CONCATENATE(&quot;0&quot;;MONTH([.A27])));&quot;-&quot;;IF(LEN(DAY([.A27]))=2;DAY([.A27]);CONCATENATE(&quot;0&quot;;DAY([.A27])));&quot;T&quot;;IF(LEN(HOUR([.A27]))=2;HOUR([.A27]);CONCATENATE(&quot;0&quot;;HOUR([.A27])));&quot;:&quot;;IF(LEN(MINUTE([.A27]))=2;MINUTE([.A27]);CONCATENATE(&quot;0&quot;;MINUTE([.A27])));&quot;:&quot;;IF(LEN(SECOND([.A27]))=2;SECOND([.A27]);CONCATENATE(&quot;0&quot;;SECOND([.A27])));&quot;-10:00&quot;)" office:value-type="string" office:string-value="2011-03-02T11:00:00-10:00">
            <text:p>2011-03-02T11:00:00-10:00</text:p>
          </table:table-cell>
          <table:table-cell/>
          <table:table-cell table:formula="of:=[.Q26]+1" office:value-type="float" office:value="7">
            <text:p>7</text:p>
          </table:table-cell>
          <table:table-cell table:formula="of:=([.D27]+([.E27]/60)) * (IF((UPPER([.C27])=&quot;S&quot;); -1; 1))" office:value-type="float" office:value="5.90433333333333">
            <text:p>5.9</text:p>
          </table:table-cell>
          <table:table-cell table:formula="of:=([.H27]+([.I27]/60)) * (IF((UPPER([.G27])=&quot;W&quot;); -1; 1))" office:value-type="float" office:value="-156.635333333333">
            <text:p>-156.64</text:p>
          </table:table-cell>
          <table:table-cell table:formula="of:=CONCATENATE(&quot;&lt;trkpt lat='&quot;;[.R27];&quot;' lon='&quot;;[.S27];&quot;'&gt;&lt;time&gt;&quot;;[.O27];&quot;&lt;/time&gt;&lt;name&gt;&quot;;[.Q27];&quot;&lt;/name&gt;&lt;sym&gt;empty&lt;/sym&gt;&lt;type&gt;WPT&lt;/type&gt;&lt;/trkpt&gt;&quot;)" office:value-type="string" office:string-value="&lt;trkpt lat='5.90433333333333' lon='-156.635333333333'&gt;&lt;time&gt;2011-03-02T11:00:00-10:00&lt;/time&gt;&lt;name&gt;7&lt;/name&gt;&lt;sym&gt;empty&lt;/sym&gt;&lt;type&gt;WPT&lt;/type&gt;&lt;/trkpt&gt;">
            <text:p>&lt;trkpt lat='5.90433333333333' lon='-156.635333333333'&gt;&lt;time&gt;2011-03-02T11:00:00-10:00&lt;/time&gt;&lt;name&gt;7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3-03T01:40:00">
            <text:p>Thursday, March 3, 2011 <text:s/>01:40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6">
            <text:p>6</text:p>
          </table:table-cell>
          <table:table-cell table:style-name="ce24" office:value-type="float" office:value="52.7">
            <text:p>52.7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6">
            <text:p>156</text:p>
          </table:table-cell>
          <table:table-cell table:style-name="ce24" office:value-type="float" office:value="16.99">
            <text:p>16.99</text:p>
          </table:table-cell>
          <table:table-cell/>
          <table:table-cell table:formula="of:=DEGREES(ACOS((SIN(RADIANS(([.D27]+([.E27]/60)) * (IF((UPPER([.C27])=&quot;S&quot;); -1; 1)))) * SIN(RADIANS(([.D28]+([.E28]/60)) * (IF((UPPER([.C28])=&quot;S&quot;); -1; 1)))) + (COS(RADIANS(([.D27]+([.E27]/60)) * (IF((UPPER([.C27])=&quot;S&quot;); -1; 1)))) * COS(RADIANS(([.D28]+([.E28]/60)) * (IF((UPPER([.C28])=&quot;S&quot;); -1; 1)))) * COS(RADIANS(([.H28]+([.I28]/60)) * (IF((UPPER([.G28])=&quot;W&quot;); -1; 1))-([.H27]+([.I27]/60)) * (IF((UPPER([.G27])=&quot;W&quot;); -1; 1)))) )))) * 60" office:value-type="float" office:value="62.098041812142">
            <text:p>62.10</text:p>
          </table:table-cell>
          <table:table-cell table:style-name="ce20" table:formula="of:=([.A28]-[.A27])*24" office:value-type="float" office:value="14.6666666666279">
            <text:p>14.67</text:p>
          </table:table-cell>
          <table:table-cell table:style-name="ce20" table:formula="of:=[.K28]/[.L28]" office:value-type="float" office:value="4.23395739629361">
            <text:p>4.23</text:p>
          </table:table-cell>
          <table:table-cell/>
          <table:table-cell table:style-name="ce18" table:formula="of:=CONCATENATE(YEAR([.A28]);&quot;-&quot;;IF(LEN(MONTH([.A28]))=2;MONTH([.A28]);CONCATENATE(&quot;0&quot;;MONTH([.A28])));&quot;-&quot;;IF(LEN(DAY([.A28]))=2;DAY([.A28]);CONCATENATE(&quot;0&quot;;DAY([.A28])));&quot;T&quot;;IF(LEN(HOUR([.A28]))=2;HOUR([.A28]);CONCATENATE(&quot;0&quot;;HOUR([.A28])));&quot;:&quot;;IF(LEN(MINUTE([.A28]))=2;MINUTE([.A28]);CONCATENATE(&quot;0&quot;;MINUTE([.A28])));&quot;:&quot;;IF(LEN(SECOND([.A28]))=2;SECOND([.A28]);CONCATENATE(&quot;0&quot;;SECOND([.A28])));&quot;-10:00&quot;)" office:value-type="string" office:string-value="2011-03-03T01:40:00-10:00">
            <text:p>2011-03-03T01:40:00-10:00</text:p>
          </table:table-cell>
          <table:table-cell/>
          <table:table-cell table:formula="of:=[.Q27]+1" office:value-type="float" office:value="8">
            <text:p>8</text:p>
          </table:table-cell>
          <table:table-cell table:formula="of:=([.D28]+([.E28]/60)) * (IF((UPPER([.C28])=&quot;S&quot;); -1; 1))" office:value-type="float" office:value="6.87833333333333">
            <text:p>6.88</text:p>
          </table:table-cell>
          <table:table-cell table:formula="of:=([.H28]+([.I28]/60)) * (IF((UPPER([.G28])=&quot;W&quot;); -1; 1))" office:value-type="float" office:value="-156.283166666667">
            <text:p>-156.28</text:p>
          </table:table-cell>
          <table:table-cell table:formula="of:=CONCATENATE(&quot;&lt;trkpt lat='&quot;;[.R28];&quot;' lon='&quot;;[.S28];&quot;'&gt;&lt;time&gt;&quot;;[.O28];&quot;&lt;/time&gt;&lt;name&gt;&quot;;[.Q28];&quot;&lt;/name&gt;&lt;sym&gt;empty&lt;/sym&gt;&lt;type&gt;WPT&lt;/type&gt;&lt;/trkpt&gt;&quot;)" office:value-type="string" office:string-value="&lt;trkpt lat='6.87833333333333' lon='-156.283166666667'&gt;&lt;time&gt;2011-03-03T01:40:00-10:00&lt;/time&gt;&lt;name&gt;8&lt;/name&gt;&lt;sym&gt;empty&lt;/sym&gt;&lt;type&gt;WPT&lt;/type&gt;&lt;/trkpt&gt;">
            <text:p>&lt;trkpt lat='6.87833333333333' lon='-156.283166666667'&gt;&lt;time&gt;2011-03-03T01:40:00-10:00&lt;/time&gt;&lt;name&gt;8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3-03T15:05:00">
            <text:p>Thursday, March 3, 2011 <text:s/>15:05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7">
            <text:p>7</text:p>
          </table:table-cell>
          <table:table-cell table:style-name="ce24" office:value-type="float" office:value="40.28">
            <text:p>40.28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6">
            <text:p>156</text:p>
          </table:table-cell>
          <table:table-cell table:style-name="ce24" office:value-type="float" office:value="4.5">
            <text:p>4.50</text:p>
          </table:table-cell>
          <table:table-cell/>
          <table:table-cell table:formula="of:=DEGREES(ACOS((SIN(RADIANS(([.D28]+([.E28]/60)) * (IF((UPPER([.C28])=&quot;S&quot;); -1; 1)))) * SIN(RADIANS(([.D29]+([.E29]/60)) * (IF((UPPER([.C29])=&quot;S&quot;); -1; 1)))) + (COS(RADIANS(([.D28]+([.E28]/60)) * (IF((UPPER([.C28])=&quot;S&quot;); -1; 1)))) * COS(RADIANS(([.D29]+([.E29]/60)) * (IF((UPPER([.C29])=&quot;S&quot;); -1; 1)))) * COS(RADIANS(([.H29]+([.I29]/60)) * (IF((UPPER([.G29])=&quot;W&quot;); -1; 1))-([.H28]+([.I28]/60)) * (IF((UPPER([.G28])=&quot;W&quot;); -1; 1)))) )))) * 60" office:value-type="float" office:value="49.1665789325496">
            <text:p>49.17</text:p>
          </table:table-cell>
          <table:table-cell table:style-name="ce20" table:formula="of:=([.A29]-[.A28])*24" office:value-type="float" office:value="13.4166666665697">
            <text:p>13.42</text:p>
          </table:table-cell>
          <table:table-cell table:style-name="ce20" table:formula="of:=[.K29]/[.L29]" office:value-type="float" office:value="3.66458973412958">
            <text:p>3.66</text:p>
          </table:table-cell>
          <table:table-cell/>
          <table:table-cell table:style-name="ce18" table:formula="of:=CONCATENATE(YEAR([.A29]);&quot;-&quot;;IF(LEN(MONTH([.A29]))=2;MONTH([.A29]);CONCATENATE(&quot;0&quot;;MONTH([.A29])));&quot;-&quot;;IF(LEN(DAY([.A29]))=2;DAY([.A29]);CONCATENATE(&quot;0&quot;;DAY([.A29])));&quot;T&quot;;IF(LEN(HOUR([.A29]))=2;HOUR([.A29]);CONCATENATE(&quot;0&quot;;HOUR([.A29])));&quot;:&quot;;IF(LEN(MINUTE([.A29]))=2;MINUTE([.A29]);CONCATENATE(&quot;0&quot;;MINUTE([.A29])));&quot;:&quot;;IF(LEN(SECOND([.A29]))=2;SECOND([.A29]);CONCATENATE(&quot;0&quot;;SECOND([.A29])));&quot;-10:00&quot;)" office:value-type="string" office:string-value="2011-03-03T15:05:00-10:00">
            <text:p>2011-03-03T15:05:00-10:00</text:p>
          </table:table-cell>
          <table:table-cell/>
          <table:table-cell table:formula="of:=[.Q28]+1" office:value-type="float" office:value="9">
            <text:p>9</text:p>
          </table:table-cell>
          <table:table-cell table:formula="of:=([.D29]+([.E29]/60)) * (IF((UPPER([.C29])=&quot;S&quot;); -1; 1))" office:value-type="float" office:value="7.67133333333333">
            <text:p>7.67</text:p>
          </table:table-cell>
          <table:table-cell table:formula="of:=([.H29]+([.I29]/60)) * (IF((UPPER([.G29])=&quot;W&quot;); -1; 1))" office:value-type="float" office:value="-156.075">
            <text:p>-156.08</text:p>
          </table:table-cell>
          <table:table-cell table:formula="of:=CONCATENATE(&quot;&lt;trkpt lat='&quot;;[.R29];&quot;' lon='&quot;;[.S29];&quot;'&gt;&lt;time&gt;&quot;;[.O29];&quot;&lt;/time&gt;&lt;name&gt;&quot;;[.Q29];&quot;&lt;/name&gt;&lt;sym&gt;empty&lt;/sym&gt;&lt;type&gt;WPT&lt;/type&gt;&lt;/trkpt&gt;&quot;)" office:value-type="string" office:string-value="&lt;trkpt lat='7.67133333333333' lon='-156.075'&gt;&lt;time&gt;2011-03-03T15:05:00-10:00&lt;/time&gt;&lt;name&gt;9&lt;/name&gt;&lt;sym&gt;empty&lt;/sym&gt;&lt;type&gt;WPT&lt;/type&gt;&lt;/trkpt&gt;">
            <text:p>&lt;trkpt lat='7.67133333333333' lon='-156.075'&gt;&lt;time&gt;2011-03-03T15:05:00-10:00&lt;/time&gt;&lt;name&gt;9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3-04T06:00:00">
            <text:p>Friday, March 4, 2011 <text:s/>06:00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8">
            <text:p>8</text:p>
          </table:table-cell>
          <table:table-cell table:style-name="ce24" office:value-type="float" office:value="38.71">
            <text:p>38.71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5">
            <text:p>155</text:p>
          </table:table-cell>
          <table:table-cell table:style-name="ce24" office:value-type="float" office:value="54.23">
            <text:p>54.23</text:p>
          </table:table-cell>
          <table:table-cell/>
          <table:table-cell table:formula="of:=DEGREES(ACOS((SIN(RADIANS(([.D29]+([.E29]/60)) * (IF((UPPER([.C29])=&quot;S&quot;); -1; 1)))) * SIN(RADIANS(([.D30]+([.E30]/60)) * (IF((UPPER([.C30])=&quot;S&quot;); -1; 1)))) + (COS(RADIANS(([.D29]+([.E29]/60)) * (IF((UPPER([.C29])=&quot;S&quot;); -1; 1)))) * COS(RADIANS(([.D30]+([.E30]/60)) * (IF((UPPER([.C30])=&quot;S&quot;); -1; 1)))) * COS(RADIANS(([.H30]+([.I30]/60)) * (IF((UPPER([.G30])=&quot;W&quot;); -1; 1))-([.H29]+([.I29]/60)) * (IF((UPPER([.G29])=&quot;W&quot;); -1; 1)))) )))) * 60" office:value-type="float" office:value="59.3077664918672">
            <text:p>59.31</text:p>
          </table:table-cell>
          <table:table-cell table:style-name="ce20" table:formula="of:=([.A30]-[.A29])*24" office:value-type="float" office:value="14.9166666667443">
            <text:p>14.92</text:p>
          </table:table-cell>
          <table:table-cell table:style-name="ce20" table:formula="of:=[.K30]/[.L30]" office:value-type="float" office:value="3.97593965306539">
            <text:p>3.98</text:p>
          </table:table-cell>
          <table:table-cell/>
          <table:table-cell table:style-name="ce18" table:formula="of:=CONCATENATE(YEAR([.A30]);&quot;-&quot;;IF(LEN(MONTH([.A30]))=2;MONTH([.A30]);CONCATENATE(&quot;0&quot;;MONTH([.A30])));&quot;-&quot;;IF(LEN(DAY([.A30]))=2;DAY([.A30]);CONCATENATE(&quot;0&quot;;DAY([.A30])));&quot;T&quot;;IF(LEN(HOUR([.A30]))=2;HOUR([.A30]);CONCATENATE(&quot;0&quot;;HOUR([.A30])));&quot;:&quot;;IF(LEN(MINUTE([.A30]))=2;MINUTE([.A30]);CONCATENATE(&quot;0&quot;;MINUTE([.A30])));&quot;:&quot;;IF(LEN(SECOND([.A30]))=2;SECOND([.A30]);CONCATENATE(&quot;0&quot;;SECOND([.A30])));&quot;-10:00&quot;)" office:value-type="string" office:string-value="2011-03-04T06:00:00-10:00">
            <text:p>2011-03-04T06:00:00-10:00</text:p>
          </table:table-cell>
          <table:table-cell/>
          <table:table-cell table:formula="of:=[.Q29]+1" office:value-type="float" office:value="10">
            <text:p>10</text:p>
          </table:table-cell>
          <table:table-cell table:formula="of:=([.D30]+([.E30]/60)) * (IF((UPPER([.C30])=&quot;S&quot;); -1; 1))" office:value-type="float" office:value="8.64516666666667">
            <text:p>8.65</text:p>
          </table:table-cell>
          <table:table-cell table:formula="of:=([.H30]+([.I30]/60)) * (IF((UPPER([.G30])=&quot;W&quot;); -1; 1))" office:value-type="float" office:value="-155.903833333333">
            <text:p>-155.9</text:p>
          </table:table-cell>
          <table:table-cell table:formula="of:=CONCATENATE(&quot;&lt;trkpt lat='&quot;;[.R30];&quot;' lon='&quot;;[.S30];&quot;'&gt;&lt;time&gt;&quot;;[.O30];&quot;&lt;/time&gt;&lt;name&gt;&quot;;[.Q30];&quot;&lt;/name&gt;&lt;sym&gt;empty&lt;/sym&gt;&lt;type&gt;WPT&lt;/type&gt;&lt;/trkpt&gt;&quot;)" office:value-type="string" office:string-value="&lt;trkpt lat='8.64516666666667' lon='-155.903833333333'&gt;&lt;time&gt;2011-03-04T06:00:00-10:00&lt;/time&gt;&lt;name&gt;10&lt;/name&gt;&lt;sym&gt;empty&lt;/sym&gt;&lt;type&gt;WPT&lt;/type&gt;&lt;/trkpt&gt;">
            <text:p>&lt;trkpt lat='8.64516666666667' lon='-155.903833333333'&gt;&lt;time&gt;2011-03-04T06:00:00-10:00&lt;/time&gt;&lt;name&gt;10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3-05T00:35:00">
            <text:p>Saturday, March 5, 2011 <text:s/>00:35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10">
            <text:p>10</text:p>
          </table:table-cell>
          <table:table-cell table:style-name="ce24" office:value-type="float" office:value="10.75">
            <text:p>10.75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5">
            <text:p>155</text:p>
          </table:table-cell>
          <table:table-cell table:style-name="ce24" office:value-type="float" office:value="43.22">
            <text:p>43.22</text:p>
          </table:table-cell>
          <table:table-cell/>
          <table:table-cell table:formula="of:=DEGREES(ACOS((SIN(RADIANS(([.D30]+([.E30]/60)) * (IF((UPPER([.C30])=&quot;S&quot;); -1; 1)))) * SIN(RADIANS(([.D31]+([.E31]/60)) * (IF((UPPER([.C31])=&quot;S&quot;); -1; 1)))) + (COS(RADIANS(([.D30]+([.E30]/60)) * (IF((UPPER([.C30])=&quot;S&quot;); -1; 1)))) * COS(RADIANS(([.D31]+([.E31]/60)) * (IF((UPPER([.C31])=&quot;S&quot;); -1; 1)))) * COS(RADIANS(([.H31]+([.I31]/60)) * (IF((UPPER([.G31])=&quot;W&quot;); -1; 1))-([.H30]+([.I30]/60)) * (IF((UPPER([.G30])=&quot;W&quot;); -1; 1)))) )))) * 60" office:value-type="float" office:value="92.6786500617963">
            <text:p>92.68</text:p>
          </table:table-cell>
          <table:table-cell table:style-name="ce20" table:formula="of:=([.A31]-[.A30])*24" office:value-type="float" office:value="18.5833333333139">
            <text:p>18.58</text:p>
          </table:table-cell>
          <table:table-cell table:style-name="ce20" table:formula="of:=[.K31]/[.L31]" office:value-type="float" office:value="4.98719193158169">
            <text:p>4.99</text:p>
          </table:table-cell>
          <table:table-cell/>
          <table:table-cell table:style-name="ce18" table:formula="of:=CONCATENATE(YEAR([.A31]);&quot;-&quot;;IF(LEN(MONTH([.A31]))=2;MONTH([.A31]);CONCATENATE(&quot;0&quot;;MONTH([.A31])));&quot;-&quot;;IF(LEN(DAY([.A31]))=2;DAY([.A31]);CONCATENATE(&quot;0&quot;;DAY([.A31])));&quot;T&quot;;IF(LEN(HOUR([.A31]))=2;HOUR([.A31]);CONCATENATE(&quot;0&quot;;HOUR([.A31])));&quot;:&quot;;IF(LEN(MINUTE([.A31]))=2;MINUTE([.A31]);CONCATENATE(&quot;0&quot;;MINUTE([.A31])));&quot;:&quot;;IF(LEN(SECOND([.A31]))=2;SECOND([.A31]);CONCATENATE(&quot;0&quot;;SECOND([.A31])));&quot;-10:00&quot;)" office:value-type="string" office:string-value="2011-03-05T00:35:00-10:00">
            <text:p>2011-03-05T00:35:00-10:00</text:p>
          </table:table-cell>
          <table:table-cell/>
          <table:table-cell table:formula="of:=[.Q30]+1" office:value-type="float" office:value="11">
            <text:p>11</text:p>
          </table:table-cell>
          <table:table-cell table:formula="of:=([.D31]+([.E31]/60)) * (IF((UPPER([.C31])=&quot;S&quot;); -1; 1))" office:value-type="float" office:value="10.1791666666667">
            <text:p>10.18</text:p>
          </table:table-cell>
          <table:table-cell table:formula="of:=([.H31]+([.I31]/60)) * (IF((UPPER([.G31])=&quot;W&quot;); -1; 1))" office:value-type="float" office:value="-155.720333333333">
            <text:p>-155.72</text:p>
          </table:table-cell>
          <table:table-cell table:formula="of:=CONCATENATE(&quot;&lt;trkpt lat='&quot;;[.R31];&quot;' lon='&quot;;[.S31];&quot;'&gt;&lt;time&gt;&quot;;[.O31];&quot;&lt;/time&gt;&lt;name&gt;&quot;;[.Q31];&quot;&lt;/name&gt;&lt;sym&gt;empty&lt;/sym&gt;&lt;type&gt;WPT&lt;/type&gt;&lt;/trkpt&gt;&quot;)" office:value-type="string" office:string-value="&lt;trkpt lat='10.1791666666667' lon='-155.720333333333'&gt;&lt;time&gt;2011-03-05T00:35:00-10:00&lt;/time&gt;&lt;name&gt;11&lt;/name&gt;&lt;sym&gt;empty&lt;/sym&gt;&lt;type&gt;WPT&lt;/type&gt;&lt;/trkpt&gt;">
            <text:p>&lt;trkpt lat='10.1791666666667' lon='-155.720333333333'&gt;&lt;time&gt;2011-03-05T00:35:00-10:00&lt;/time&gt;&lt;name&gt;11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3-05T10:40:00">
            <text:p>Saturday, March 5, 2011 <text:s/>10:40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10">
            <text:p>10</text:p>
          </table:table-cell>
          <table:table-cell table:style-name="ce24" office:value-type="float" office:value="53.2">
            <text:p>53.2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5">
            <text:p>155</text:p>
          </table:table-cell>
          <table:table-cell table:style-name="ce24" office:value-type="float" office:value="44.77">
            <text:p>44.77</text:p>
          </table:table-cell>
          <table:table-cell/>
          <table:table-cell table:formula="of:=DEGREES(ACOS((SIN(RADIANS(([.D31]+([.E31]/60)) * (IF((UPPER([.C31])=&quot;S&quot;); -1; 1)))) * SIN(RADIANS(([.D32]+([.E32]/60)) * (IF((UPPER([.C32])=&quot;S&quot;); -1; 1)))) + (COS(RADIANS(([.D31]+([.E31]/60)) * (IF((UPPER([.C31])=&quot;S&quot;); -1; 1)))) * COS(RADIANS(([.D32]+([.E32]/60)) * (IF((UPPER([.C32])=&quot;S&quot;); -1; 1)))) * COS(RADIANS(([.H32]+([.I32]/60)) * (IF((UPPER([.G32])=&quot;W&quot;); -1; 1))-([.H31]+([.I31]/60)) * (IF((UPPER([.G31])=&quot;W&quot;); -1; 1)))) )))) * 60" office:value-type="float" office:value="42.4773432024859">
            <text:p>42.48</text:p>
          </table:table-cell>
          <table:table-cell table:style-name="ce20" table:formula="of:=([.A32]-[.A31])*24" office:value-type="float" office:value="10.0833333333721">
            <text:p>10.08</text:p>
          </table:table-cell>
          <table:table-cell table:style-name="ce20" table:formula="of:=[.K32]/[.L32]" office:value-type="float" office:value="4.21262907791628">
            <text:p>4.21</text:p>
          </table:table-cell>
          <table:table-cell/>
          <table:table-cell table:style-name="ce18" table:formula="of:=CONCATENATE(YEAR([.A32]);&quot;-&quot;;IF(LEN(MONTH([.A32]))=2;MONTH([.A32]);CONCATENATE(&quot;0&quot;;MONTH([.A32])));&quot;-&quot;;IF(LEN(DAY([.A32]))=2;DAY([.A32]);CONCATENATE(&quot;0&quot;;DAY([.A32])));&quot;T&quot;;IF(LEN(HOUR([.A32]))=2;HOUR([.A32]);CONCATENATE(&quot;0&quot;;HOUR([.A32])));&quot;:&quot;;IF(LEN(MINUTE([.A32]))=2;MINUTE([.A32]);CONCATENATE(&quot;0&quot;;MINUTE([.A32])));&quot;:&quot;;IF(LEN(SECOND([.A32]))=2;SECOND([.A32]);CONCATENATE(&quot;0&quot;;SECOND([.A32])));&quot;-10:00&quot;)" office:value-type="string" office:string-value="2011-03-05T10:40:00-10:00">
            <text:p>2011-03-05T10:40:00-10:00</text:p>
          </table:table-cell>
          <table:table-cell/>
          <table:table-cell table:formula="of:=[.Q31]+1" office:value-type="float" office:value="12">
            <text:p>12</text:p>
          </table:table-cell>
          <table:table-cell table:formula="of:=([.D32]+([.E32]/60)) * (IF((UPPER([.C32])=&quot;S&quot;); -1; 1))" office:value-type="float" office:value="10.8866666666667">
            <text:p>10.89</text:p>
          </table:table-cell>
          <table:table-cell table:formula="of:=([.H32]+([.I32]/60)) * (IF((UPPER([.G32])=&quot;W&quot;); -1; 1))" office:value-type="float" office:value="-155.746166666667">
            <text:p>-155.75</text:p>
          </table:table-cell>
          <table:table-cell table:formula="of:=CONCATENATE(&quot;&lt;trkpt lat='&quot;;[.R32];&quot;' lon='&quot;;[.S32];&quot;'&gt;&lt;time&gt;&quot;;[.O32];&quot;&lt;/time&gt;&lt;name&gt;&quot;;[.Q32];&quot;&lt;/name&gt;&lt;sym&gt;empty&lt;/sym&gt;&lt;type&gt;WPT&lt;/type&gt;&lt;/trkpt&gt;&quot;)" office:value-type="string" office:string-value="&lt;trkpt lat='10.8866666666667' lon='-155.746166666667'&gt;&lt;time&gt;2011-03-05T10:40:00-10:00&lt;/time&gt;&lt;name&gt;12&lt;/name&gt;&lt;sym&gt;empty&lt;/sym&gt;&lt;type&gt;WPT&lt;/type&gt;&lt;/trkpt&gt;">
            <text:p>&lt;trkpt lat='10.8866666666667' lon='-155.746166666667'&gt;&lt;time&gt;2011-03-05T10:40:00-10:00&lt;/time&gt;&lt;name&gt;12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3-06T00:10:00">
            <text:p>Sunday, March 6, 2011 <text:s/>00:10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11">
            <text:p>11</text:p>
          </table:table-cell>
          <table:table-cell table:style-name="ce24" office:value-type="float" office:value="43.5">
            <text:p>43.5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5">
            <text:p>155</text:p>
          </table:table-cell>
          <table:table-cell table:style-name="ce24" office:value-type="float" office:value="48.6">
            <text:p>48.60</text:p>
          </table:table-cell>
          <table:table-cell/>
          <table:table-cell table:formula="of:=DEGREES(ACOS((SIN(RADIANS(([.D32]+([.E32]/60)) * (IF((UPPER([.C32])=&quot;S&quot;); -1; 1)))) * SIN(RADIANS(([.D33]+([.E33]/60)) * (IF((UPPER([.C33])=&quot;S&quot;); -1; 1)))) + (COS(RADIANS(([.D32]+([.E32]/60)) * (IF((UPPER([.C32])=&quot;S&quot;); -1; 1)))) * COS(RADIANS(([.D33]+([.E33]/60)) * (IF((UPPER([.C33])=&quot;S&quot;); -1; 1)))) * COS(RADIANS(([.H33]+([.I33]/60)) * (IF((UPPER([.G33])=&quot;W&quot;); -1; 1))-([.H32]+([.I32]/60)) * (IF((UPPER([.G32])=&quot;W&quot;); -1; 1)))) )))) * 60" office:value-type="float" office:value="50.4400122247836">
            <text:p>50.44</text:p>
          </table:table-cell>
          <table:table-cell table:style-name="ce20" table:formula="of:=([.A33]-[.A32])*24" office:value-type="float" office:value="13.5">
            <text:p>13.50</text:p>
          </table:table-cell>
          <table:table-cell table:style-name="ce20" table:formula="of:=[.K33]/[.L33]" office:value-type="float" office:value="3.73629720183582">
            <text:p>3.74</text:p>
          </table:table-cell>
          <table:table-cell/>
          <table:table-cell table:style-name="ce18" table:formula="of:=CONCATENATE(YEAR([.A33]);&quot;-&quot;;IF(LEN(MONTH([.A33]))=2;MONTH([.A33]);CONCATENATE(&quot;0&quot;;MONTH([.A33])));&quot;-&quot;;IF(LEN(DAY([.A33]))=2;DAY([.A33]);CONCATENATE(&quot;0&quot;;DAY([.A33])));&quot;T&quot;;IF(LEN(HOUR([.A33]))=2;HOUR([.A33]);CONCATENATE(&quot;0&quot;;HOUR([.A33])));&quot;:&quot;;IF(LEN(MINUTE([.A33]))=2;MINUTE([.A33]);CONCATENATE(&quot;0&quot;;MINUTE([.A33])));&quot;:&quot;;IF(LEN(SECOND([.A33]))=2;SECOND([.A33]);CONCATENATE(&quot;0&quot;;SECOND([.A33])));&quot;-10:00&quot;)" office:value-type="string" office:string-value="2011-03-06T00:10:00-10:00">
            <text:p>2011-03-06T00:10:00-10:00</text:p>
          </table:table-cell>
          <table:table-cell/>
          <table:table-cell table:formula="of:=[.Q32]+1" office:value-type="float" office:value="13">
            <text:p>13</text:p>
          </table:table-cell>
          <table:table-cell table:formula="of:=([.D33]+([.E33]/60)) * (IF((UPPER([.C33])=&quot;S&quot;); -1; 1))" office:value-type="float" office:value="11.725">
            <text:p>11.73</text:p>
          </table:table-cell>
          <table:table-cell table:formula="of:=([.H33]+([.I33]/60)) * (IF((UPPER([.G33])=&quot;W&quot;); -1; 1))" office:value-type="float" office:value="-155.81">
            <text:p>-155.81</text:p>
          </table:table-cell>
          <table:table-cell table:formula="of:=CONCATENATE(&quot;&lt;trkpt lat='&quot;;[.R33];&quot;' lon='&quot;;[.S33];&quot;'&gt;&lt;time&gt;&quot;;[.O33];&quot;&lt;/time&gt;&lt;name&gt;&quot;;[.Q33];&quot;&lt;/name&gt;&lt;sym&gt;empty&lt;/sym&gt;&lt;type&gt;WPT&lt;/type&gt;&lt;/trkpt&gt;&quot;)" office:value-type="string" office:string-value="&lt;trkpt lat='11.725' lon='-155.81'&gt;&lt;time&gt;2011-03-06T00:10:00-10:00&lt;/time&gt;&lt;name&gt;13&lt;/name&gt;&lt;sym&gt;empty&lt;/sym&gt;&lt;type&gt;WPT&lt;/type&gt;&lt;/trkpt&gt;">
            <text:p>&lt;trkpt lat='11.725' lon='-155.81'&gt;&lt;time&gt;2011-03-06T00:10:00-10:00&lt;/time&gt;&lt;name&gt;13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3-06T12:00:00">
            <text:p>Sunday, March 6, 2011 <text:s/>12:00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12">
            <text:p>12</text:p>
          </table:table-cell>
          <table:table-cell table:style-name="ce24" office:value-type="float" office:value="30.29">
            <text:p>30.29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5">
            <text:p>155</text:p>
          </table:table-cell>
          <table:table-cell table:style-name="ce24" office:value-type="float" office:value="53.6">
            <text:p>53.60</text:p>
          </table:table-cell>
          <table:table-cell/>
          <table:table-cell table:formula="of:=DEGREES(ACOS((SIN(RADIANS(([.D33]+([.E33]/60)) * (IF((UPPER([.C33])=&quot;S&quot;); -1; 1)))) * SIN(RADIANS(([.D34]+([.E34]/60)) * (IF((UPPER([.C34])=&quot;S&quot;); -1; 1)))) + (COS(RADIANS(([.D33]+([.E33]/60)) * (IF((UPPER([.C33])=&quot;S&quot;); -1; 1)))) * COS(RADIANS(([.D34]+([.E34]/60)) * (IF((UPPER([.C34])=&quot;S&quot;); -1; 1)))) * COS(RADIANS(([.H34]+([.I34]/60)) * (IF((UPPER([.G34])=&quot;W&quot;); -1; 1))-([.H33]+([.I33]/60)) * (IF((UPPER([.G33])=&quot;W&quot;); -1; 1)))) )))) * 60" office:value-type="float" office:value="47.0446863284935">
            <text:p>47.04</text:p>
          </table:table-cell>
          <table:table-cell table:style-name="ce20" table:formula="of:=([.A34]-[.A33])*24" office:value-type="float" office:value="11.8333333333139">
            <text:p>11.83</text:p>
          </table:table-cell>
          <table:table-cell table:style-name="ce20" table:formula="of:=[.K34]/[.L34]" office:value-type="float" office:value="3.97560729537217">
            <text:p>3.98</text:p>
          </table:table-cell>
          <table:table-cell/>
          <table:table-cell table:style-name="ce18" table:formula="of:=CONCATENATE(YEAR([.A34]);&quot;-&quot;;IF(LEN(MONTH([.A34]))=2;MONTH([.A34]);CONCATENATE(&quot;0&quot;;MONTH([.A34])));&quot;-&quot;;IF(LEN(DAY([.A34]))=2;DAY([.A34]);CONCATENATE(&quot;0&quot;;DAY([.A34])));&quot;T&quot;;IF(LEN(HOUR([.A34]))=2;HOUR([.A34]);CONCATENATE(&quot;0&quot;;HOUR([.A34])));&quot;:&quot;;IF(LEN(MINUTE([.A34]))=2;MINUTE([.A34]);CONCATENATE(&quot;0&quot;;MINUTE([.A34])));&quot;:&quot;;IF(LEN(SECOND([.A34]))=2;SECOND([.A34]);CONCATENATE(&quot;0&quot;;SECOND([.A34])));&quot;-10:00&quot;)" office:value-type="string" office:string-value="2011-03-06T12:00:00-10:00">
            <text:p>2011-03-06T12:00:00-10:00</text:p>
          </table:table-cell>
          <table:table-cell/>
          <table:table-cell table:formula="of:=[.Q33]+1" office:value-type="float" office:value="14">
            <text:p>14</text:p>
          </table:table-cell>
          <table:table-cell table:formula="of:=([.D34]+([.E34]/60)) * (IF((UPPER([.C34])=&quot;S&quot;); -1; 1))" office:value-type="float" office:value="12.5048333333333">
            <text:p>12.5</text:p>
          </table:table-cell>
          <table:table-cell table:formula="of:=([.H34]+([.I34]/60)) * (IF((UPPER([.G34])=&quot;W&quot;); -1; 1))" office:value-type="float" office:value="-155.893333333333">
            <text:p>-155.89</text:p>
          </table:table-cell>
          <table:table-cell table:formula="of:=CONCATENATE(&quot;&lt;trkpt lat='&quot;;[.R34];&quot;' lon='&quot;;[.S34];&quot;'&gt;&lt;time&gt;&quot;;[.O34];&quot;&lt;/time&gt;&lt;name&gt;&quot;;[.Q34];&quot;&lt;/name&gt;&lt;sym&gt;empty&lt;/sym&gt;&lt;type&gt;WPT&lt;/type&gt;&lt;/trkpt&gt;&quot;)" office:value-type="string" office:string-value="&lt;trkpt lat='12.5048333333333' lon='-155.893333333333'&gt;&lt;time&gt;2011-03-06T12:00:00-10:00&lt;/time&gt;&lt;name&gt;14&lt;/name&gt;&lt;sym&gt;empty&lt;/sym&gt;&lt;type&gt;WPT&lt;/type&gt;&lt;/trkpt&gt;">
            <text:p>&lt;trkpt lat='12.5048333333333' lon='-155.893333333333'&gt;&lt;time&gt;2011-03-06T12:00:00-10:00&lt;/time&gt;&lt;name&gt;14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3-06T20:05:00">
            <text:p>Sunday, March 6, 2011 <text:s/>20:05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13">
            <text:p>13</text:p>
          </table:table-cell>
          <table:table-cell table:style-name="ce24" office:value-type="float" office:value="9.62">
            <text:p>9.62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5">
            <text:p>155</text:p>
          </table:table-cell>
          <table:table-cell table:style-name="ce24" office:value-type="float" office:value="49.05">
            <text:p>49.05</text:p>
          </table:table-cell>
          <table:table-cell/>
          <table:table-cell table:formula="of:=DEGREES(ACOS((SIN(RADIANS(([.D34]+([.E34]/60)) * (IF((UPPER([.C34])=&quot;S&quot;); -1; 1)))) * SIN(RADIANS(([.D35]+([.E35]/60)) * (IF((UPPER([.C35])=&quot;S&quot;); -1; 1)))) + (COS(RADIANS(([.D34]+([.E34]/60)) * (IF((UPPER([.C34])=&quot;S&quot;); -1; 1)))) * COS(RADIANS(([.D35]+([.E35]/60)) * (IF((UPPER([.C35])=&quot;S&quot;); -1; 1)))) * COS(RADIANS(([.H35]+([.I35]/60)) * (IF((UPPER([.G35])=&quot;W&quot;); -1; 1))-([.H34]+([.I34]/60)) * (IF((UPPER([.G34])=&quot;W&quot;); -1; 1)))) )))) * 60" office:value-type="float" office:value="39.5794126109268">
            <text:p>39.58</text:p>
          </table:table-cell>
          <table:table-cell table:style-name="ce20" table:formula="of:=([.A35]-[.A34])*24" office:value-type="float" office:value="8.08333333331393">
            <text:p>8.08</text:p>
          </table:table-cell>
          <table:table-cell table:style-name="ce20" table:formula="of:=[.K35]/[.L35]" office:value-type="float" office:value="4.8964221786831">
            <text:p>4.90</text:p>
          </table:table-cell>
          <table:table-cell/>
          <table:table-cell table:style-name="ce18" table:formula="of:=CONCATENATE(YEAR([.A35]);&quot;-&quot;;IF(LEN(MONTH([.A35]))=2;MONTH([.A35]);CONCATENATE(&quot;0&quot;;MONTH([.A35])));&quot;-&quot;;IF(LEN(DAY([.A35]))=2;DAY([.A35]);CONCATENATE(&quot;0&quot;;DAY([.A35])));&quot;T&quot;;IF(LEN(HOUR([.A35]))=2;HOUR([.A35]);CONCATENATE(&quot;0&quot;;HOUR([.A35])));&quot;:&quot;;IF(LEN(MINUTE([.A35]))=2;MINUTE([.A35]);CONCATENATE(&quot;0&quot;;MINUTE([.A35])));&quot;:&quot;;IF(LEN(SECOND([.A35]))=2;SECOND([.A35]);CONCATENATE(&quot;0&quot;;SECOND([.A35])));&quot;-10:00&quot;)" office:value-type="string" office:string-value="2011-03-06T20:05:00-10:00">
            <text:p>2011-03-06T20:05:00-10:00</text:p>
          </table:table-cell>
          <table:table-cell/>
          <table:table-cell table:formula="of:=[.Q34]+1" office:value-type="float" office:value="15">
            <text:p>15</text:p>
          </table:table-cell>
          <table:table-cell table:formula="of:=([.D35]+([.E35]/60)) * (IF((UPPER([.C35])=&quot;S&quot;); -1; 1))" office:value-type="float" office:value="13.1603333333333">
            <text:p>13.16</text:p>
          </table:table-cell>
          <table:table-cell table:formula="of:=([.H35]+([.I35]/60)) * (IF((UPPER([.G35])=&quot;W&quot;); -1; 1))" office:value-type="float" office:value="-155.8175">
            <text:p>-155.82</text:p>
          </table:table-cell>
          <table:table-cell table:formula="of:=CONCATENATE(&quot;&lt;trkpt lat='&quot;;[.R35];&quot;' lon='&quot;;[.S35];&quot;'&gt;&lt;time&gt;&quot;;[.O35];&quot;&lt;/time&gt;&lt;name&gt;&quot;;[.Q35];&quot;&lt;/name&gt;&lt;sym&gt;empty&lt;/sym&gt;&lt;type&gt;WPT&lt;/type&gt;&lt;/trkpt&gt;&quot;)" office:value-type="string" office:string-value="&lt;trkpt lat='13.1603333333333' lon='-155.8175'&gt;&lt;time&gt;2011-03-06T20:05:00-10:00&lt;/time&gt;&lt;name&gt;15&lt;/name&gt;&lt;sym&gt;empty&lt;/sym&gt;&lt;type&gt;WPT&lt;/type&gt;&lt;/trkpt&gt;">
            <text:p>&lt;trkpt lat='13.1603333333333' lon='-155.8175'&gt;&lt;time&gt;2011-03-06T20:05:00-10:00&lt;/time&gt;&lt;name&gt;15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3-07T10:00:00">
            <text:p>Monday, March 7, 2011 <text:s/>10:00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14">
            <text:p>14</text:p>
          </table:table-cell>
          <table:table-cell table:style-name="ce24" office:value-type="float" office:value="18.49">
            <text:p>18.49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5">
            <text:p>155</text:p>
          </table:table-cell>
          <table:table-cell table:style-name="ce24" office:value-type="float" office:value="33.24">
            <text:p>33.24</text:p>
          </table:table-cell>
          <table:table-cell/>
          <table:table-cell table:formula="of:=DEGREES(ACOS((SIN(RADIANS(([.D35]+([.E35]/60)) * (IF((UPPER([.C35])=&quot;S&quot;); -1; 1)))) * SIN(RADIANS(([.D36]+([.E36]/60)) * (IF((UPPER([.C36])=&quot;S&quot;); -1; 1)))) + (COS(RADIANS(([.D35]+([.E35]/60)) * (IF((UPPER([.C35])=&quot;S&quot;); -1; 1)))) * COS(RADIANS(([.D36]+([.E36]/60)) * (IF((UPPER([.C36])=&quot;S&quot;); -1; 1)))) * COS(RADIANS(([.H36]+([.I36]/60)) * (IF((UPPER([.G36])=&quot;W&quot;); -1; 1))-([.H35]+([.I35]/60)) * (IF((UPPER([.G35])=&quot;W&quot;); -1; 1)))) )))) * 60" office:value-type="float" office:value="70.5615633232043">
            <text:p>70.56</text:p>
          </table:table-cell>
          <table:table-cell table:style-name="ce20" table:formula="of:=([.A36]-[.A35])*24" office:value-type="float" office:value="13.9166666666279">
            <text:p>13.92</text:p>
          </table:table-cell>
          <table:table-cell table:style-name="ce20" table:formula="of:=[.K36]/[.L36]" office:value-type="float" office:value="5.07029197533421">
            <text:p>5.07</text:p>
          </table:table-cell>
          <table:table-cell/>
          <table:table-cell table:style-name="ce18" table:formula="of:=CONCATENATE(YEAR([.A36]);&quot;-&quot;;IF(LEN(MONTH([.A36]))=2;MONTH([.A36]);CONCATENATE(&quot;0&quot;;MONTH([.A36])));&quot;-&quot;;IF(LEN(DAY([.A36]))=2;DAY([.A36]);CONCATENATE(&quot;0&quot;;DAY([.A36])));&quot;T&quot;;IF(LEN(HOUR([.A36]))=2;HOUR([.A36]);CONCATENATE(&quot;0&quot;;HOUR([.A36])));&quot;:&quot;;IF(LEN(MINUTE([.A36]))=2;MINUTE([.A36]);CONCATENATE(&quot;0&quot;;MINUTE([.A36])));&quot;:&quot;;IF(LEN(SECOND([.A36]))=2;SECOND([.A36]);CONCATENATE(&quot;0&quot;;SECOND([.A36])));&quot;-10:00&quot;)" office:value-type="string" office:string-value="2011-03-07T10:00:00-10:00">
            <text:p>2011-03-07T10:00:00-10:00</text:p>
          </table:table-cell>
          <table:table-cell/>
          <table:table-cell table:formula="of:=[.Q35]+1" office:value-type="float" office:value="16">
            <text:p>16</text:p>
          </table:table-cell>
          <table:table-cell table:formula="of:=([.D36]+([.E36]/60)) * (IF((UPPER([.C36])=&quot;S&quot;); -1; 1))" office:value-type="float" office:value="14.3081666666667">
            <text:p>14.31</text:p>
          </table:table-cell>
          <table:table-cell table:formula="of:=([.H36]+([.I36]/60)) * (IF((UPPER([.G36])=&quot;W&quot;); -1; 1))" office:value-type="float" office:value="-155.554">
            <text:p>-155.55</text:p>
          </table:table-cell>
          <table:table-cell table:formula="of:=CONCATENATE(&quot;&lt;trkpt lat='&quot;;[.R36];&quot;' lon='&quot;;[.S36];&quot;'&gt;&lt;time&gt;&quot;;[.O36];&quot;&lt;/time&gt;&lt;name&gt;&quot;;[.Q36];&quot;&lt;/name&gt;&lt;sym&gt;empty&lt;/sym&gt;&lt;type&gt;WPT&lt;/type&gt;&lt;/trkpt&gt;&quot;)" office:value-type="string" office:string-value="&lt;trkpt lat='14.3081666666667' lon='-155.554'&gt;&lt;time&gt;2011-03-07T10:00:00-10:00&lt;/time&gt;&lt;name&gt;16&lt;/name&gt;&lt;sym&gt;empty&lt;/sym&gt;&lt;type&gt;WPT&lt;/type&gt;&lt;/trkpt&gt;">
            <text:p>&lt;trkpt lat='14.3081666666667' lon='-155.554'&gt;&lt;time&gt;2011-03-07T10:00:00-10:00&lt;/time&gt;&lt;name&gt;16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3-08T01:40:00">
            <text:p>Tuesday, March 8, 2011 <text:s/>01:40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15">
            <text:p>15</text:p>
          </table:table-cell>
          <table:table-cell table:style-name="ce24" office:value-type="float" office:value="32.2">
            <text:p>32.2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5">
            <text:p>155</text:p>
          </table:table-cell>
          <table:table-cell table:style-name="ce24" office:value-type="float" office:value="25.32">
            <text:p>25.32</text:p>
          </table:table-cell>
          <table:table-cell/>
          <table:table-cell table:formula="of:=DEGREES(ACOS((SIN(RADIANS(([.D36]+([.E36]/60)) * (IF((UPPER([.C36])=&quot;S&quot;); -1; 1)))) * SIN(RADIANS(([.D37]+([.E37]/60)) * (IF((UPPER([.C37])=&quot;S&quot;); -1; 1)))) + (COS(RADIANS(([.D36]+([.E36]/60)) * (IF((UPPER([.C36])=&quot;S&quot;); -1; 1)))) * COS(RADIANS(([.D37]+([.E37]/60)) * (IF((UPPER([.C37])=&quot;S&quot;); -1; 1)))) * COS(RADIANS(([.H37]+([.I37]/60)) * (IF((UPPER([.G37])=&quot;W&quot;); -1; 1))-([.H36]+([.I36]/60)) * (IF((UPPER([.G36])=&quot;W&quot;); -1; 1)))) )))) * 60" office:value-type="float" office:value="74.1061959159872">
            <text:p>74.11</text:p>
          </table:table-cell>
          <table:table-cell table:style-name="ce20" table:formula="of:=([.A37]-[.A36])*24" office:value-type="float" office:value="15.6666666667443">
            <text:p>15.67</text:p>
          </table:table-cell>
          <table:table-cell table:style-name="ce20" table:formula="of:=[.K37]/[.L37]" office:value-type="float" office:value="4.7301827180183">
            <text:p>4.73</text:p>
          </table:table-cell>
          <table:table-cell/>
          <table:table-cell table:style-name="ce18" table:formula="of:=CONCATENATE(YEAR([.A37]);&quot;-&quot;;IF(LEN(MONTH([.A37]))=2;MONTH([.A37]);CONCATENATE(&quot;0&quot;;MONTH([.A37])));&quot;-&quot;;IF(LEN(DAY([.A37]))=2;DAY([.A37]);CONCATENATE(&quot;0&quot;;DAY([.A37])));&quot;T&quot;;IF(LEN(HOUR([.A37]))=2;HOUR([.A37]);CONCATENATE(&quot;0&quot;;HOUR([.A37])));&quot;:&quot;;IF(LEN(MINUTE([.A37]))=2;MINUTE([.A37]);CONCATENATE(&quot;0&quot;;MINUTE([.A37])));&quot;:&quot;;IF(LEN(SECOND([.A37]))=2;SECOND([.A37]);CONCATENATE(&quot;0&quot;;SECOND([.A37])));&quot;-10:00&quot;)" office:value-type="string" office:string-value="2011-03-08T01:40:00-10:00">
            <text:p>2011-03-08T01:40:00-10:00</text:p>
          </table:table-cell>
          <table:table-cell/>
          <table:table-cell table:formula="of:=[.Q36]+1" office:value-type="float" office:value="17">
            <text:p>17</text:p>
          </table:table-cell>
          <table:table-cell table:formula="of:=([.D37]+([.E37]/60)) * (IF((UPPER([.C37])=&quot;S&quot;); -1; 1))" office:value-type="float" office:value="15.5366666666667">
            <text:p>15.54</text:p>
          </table:table-cell>
          <table:table-cell table:formula="of:=([.H37]+([.I37]/60)) * (IF((UPPER([.G37])=&quot;W&quot;); -1; 1))" office:value-type="float" office:value="-155.422">
            <text:p>-155.42</text:p>
          </table:table-cell>
          <table:table-cell table:formula="of:=CONCATENATE(&quot;&lt;trkpt lat='&quot;;[.R37];&quot;' lon='&quot;;[.S37];&quot;'&gt;&lt;time&gt;&quot;;[.O37];&quot;&lt;/time&gt;&lt;name&gt;&quot;;[.Q37];&quot;&lt;/name&gt;&lt;sym&gt;empty&lt;/sym&gt;&lt;type&gt;WPT&lt;/type&gt;&lt;/trkpt&gt;&quot;)" office:value-type="string" office:string-value="&lt;trkpt lat='15.5366666666667' lon='-155.422'&gt;&lt;time&gt;2011-03-08T01:40:00-10:00&lt;/time&gt;&lt;name&gt;17&lt;/name&gt;&lt;sym&gt;empty&lt;/sym&gt;&lt;type&gt;WPT&lt;/type&gt;&lt;/trkpt&gt;">
            <text:p>&lt;trkpt lat='15.5366666666667' lon='-155.422'&gt;&lt;time&gt;2011-03-08T01:40:00-10:00&lt;/time&gt;&lt;name&gt;17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3-08T11:00:00">
            <text:p>Tuesday, March 8, 2011 <text:s/>11:00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16">
            <text:p>16</text:p>
          </table:table-cell>
          <table:table-cell table:style-name="ce24" office:value-type="float" office:value="10.99">
            <text:p>10.99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5">
            <text:p>155</text:p>
          </table:table-cell>
          <table:table-cell table:style-name="ce24" office:value-type="float" office:value="27.5">
            <text:p>27.50</text:p>
          </table:table-cell>
          <table:table-cell/>
          <table:table-cell table:formula="of:=DEGREES(ACOS((SIN(RADIANS(([.D37]+([.E37]/60)) * (IF((UPPER([.C37])=&quot;S&quot;); -1; 1)))) * SIN(RADIANS(([.D38]+([.E38]/60)) * (IF((UPPER([.C38])=&quot;S&quot;); -1; 1)))) + (COS(RADIANS(([.D37]+([.E37]/60)) * (IF((UPPER([.C37])=&quot;S&quot;); -1; 1)))) * COS(RADIANS(([.D38]+([.E38]/60)) * (IF((UPPER([.C38])=&quot;S&quot;); -1; 1)))) * COS(RADIANS(([.H38]+([.I38]/60)) * (IF((UPPER([.G38])=&quot;W&quot;); -1; 1))-([.H37]+([.I37]/60)) * (IF((UPPER([.G37])=&quot;W&quot;); -1; 1)))) )))) * 60" office:value-type="float" office:value="38.8466408722159">
            <text:p>38.85</text:p>
          </table:table-cell>
          <table:table-cell table:style-name="ce20" table:formula="of:=([.A38]-[.A37])*24" office:value-type="float" office:value="9.33333333337214">
            <text:p>9.33</text:p>
          </table:table-cell>
          <table:table-cell table:style-name="ce20" table:formula="of:=[.K38]/[.L38]" office:value-type="float" office:value="4.1621400934344">
            <text:p>4.16</text:p>
          </table:table-cell>
          <table:table-cell/>
          <table:table-cell table:style-name="ce18" table:formula="of:=CONCATENATE(YEAR([.A38]);&quot;-&quot;;IF(LEN(MONTH([.A38]))=2;MONTH([.A38]);CONCATENATE(&quot;0&quot;;MONTH([.A38])));&quot;-&quot;;IF(LEN(DAY([.A38]))=2;DAY([.A38]);CONCATENATE(&quot;0&quot;;DAY([.A38])));&quot;T&quot;;IF(LEN(HOUR([.A38]))=2;HOUR([.A38]);CONCATENATE(&quot;0&quot;;HOUR([.A38])));&quot;:&quot;;IF(LEN(MINUTE([.A38]))=2;MINUTE([.A38]);CONCATENATE(&quot;0&quot;;MINUTE([.A38])));&quot;:&quot;;IF(LEN(SECOND([.A38]))=2;SECOND([.A38]);CONCATENATE(&quot;0&quot;;SECOND([.A38])));&quot;-10:00&quot;)" office:value-type="string" office:string-value="2011-03-08T11:00:00-10:00">
            <text:p>2011-03-08T11:00:00-10:00</text:p>
          </table:table-cell>
          <table:table-cell/>
          <table:table-cell table:formula="of:=[.Q37]+1" office:value-type="float" office:value="18">
            <text:p>18</text:p>
          </table:table-cell>
          <table:table-cell table:formula="of:=([.D38]+([.E38]/60)) * (IF((UPPER([.C38])=&quot;S&quot;); -1; 1))" office:value-type="float" office:value="16.1831666666667">
            <text:p>16.18</text:p>
          </table:table-cell>
          <table:table-cell table:formula="of:=([.H38]+([.I38]/60)) * (IF((UPPER([.G38])=&quot;W&quot;); -1; 1))" office:value-type="float" office:value="-155.458333333333">
            <text:p>-155.46</text:p>
          </table:table-cell>
          <table:table-cell table:formula="of:=CONCATENATE(&quot;&lt;trkpt lat='&quot;;[.R38];&quot;' lon='&quot;;[.S38];&quot;'&gt;&lt;time&gt;&quot;;[.O38];&quot;&lt;/time&gt;&lt;name&gt;&quot;;[.Q38];&quot;&lt;/name&gt;&lt;sym&gt;empty&lt;/sym&gt;&lt;type&gt;WPT&lt;/type&gt;&lt;/trkpt&gt;&quot;)" office:value-type="string" office:string-value="&lt;trkpt lat='16.1831666666667' lon='-155.458333333333'&gt;&lt;time&gt;2011-03-08T11:00:00-10:00&lt;/time&gt;&lt;name&gt;18&lt;/name&gt;&lt;sym&gt;empty&lt;/sym&gt;&lt;type&gt;WPT&lt;/type&gt;&lt;/trkpt&gt;">
            <text:p>&lt;trkpt lat='16.1831666666667' lon='-155.458333333333'&gt;&lt;time&gt;2011-03-08T11:00:00-10:00&lt;/time&gt;&lt;name&gt;18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3-08T21:15:00">
            <text:p>Tuesday, March 8, 2011 <text:s/>21:15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16">
            <text:p>16</text:p>
          </table:table-cell>
          <table:table-cell table:style-name="ce24" office:value-type="float" office:value="56.2">
            <text:p>56.2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5">
            <text:p>155</text:p>
          </table:table-cell>
          <table:table-cell table:style-name="ce24" office:value-type="float" office:value="30.71">
            <text:p>30.71</text:p>
          </table:table-cell>
          <table:table-cell/>
          <table:table-cell table:formula="of:=DEGREES(ACOS((SIN(RADIANS(([.D38]+([.E38]/60)) * (IF((UPPER([.C38])=&quot;S&quot;); -1; 1)))) * SIN(RADIANS(([.D39]+([.E39]/60)) * (IF((UPPER([.C39])=&quot;S&quot;); -1; 1)))) + (COS(RADIANS(([.D38]+([.E38]/60)) * (IF((UPPER([.C38])=&quot;S&quot;); -1; 1)))) * COS(RADIANS(([.D39]+([.E39]/60)) * (IF((UPPER([.C39])=&quot;S&quot;); -1; 1)))) * COS(RADIANS(([.H39]+([.I39]/60)) * (IF((UPPER([.G39])=&quot;W&quot;); -1; 1))-([.H38]+([.I38]/60)) * (IF((UPPER([.G38])=&quot;W&quot;); -1; 1)))) )))) * 60" office:value-type="float" office:value="45.3145779174317">
            <text:p>45.31</text:p>
          </table:table-cell>
          <table:table-cell table:style-name="ce20" table:formula="of:=([.A39]-[.A38])*24" office:value-type="float" office:value="10.2499999998836">
            <text:p>10.25</text:p>
          </table:table-cell>
          <table:table-cell table:style-name="ce20" table:formula="of:=[.K39]/[.L39]" office:value-type="float" office:value="4.42093443101916">
            <text:p>4.42</text:p>
          </table:table-cell>
          <table:table-cell/>
          <table:table-cell table:style-name="ce18" table:formula="of:=CONCATENATE(YEAR([.A39]);&quot;-&quot;;IF(LEN(MONTH([.A39]))=2;MONTH([.A39]);CONCATENATE(&quot;0&quot;;MONTH([.A39])));&quot;-&quot;;IF(LEN(DAY([.A39]))=2;DAY([.A39]);CONCATENATE(&quot;0&quot;;DAY([.A39])));&quot;T&quot;;IF(LEN(HOUR([.A39]))=2;HOUR([.A39]);CONCATENATE(&quot;0&quot;;HOUR([.A39])));&quot;:&quot;;IF(LEN(MINUTE([.A39]))=2;MINUTE([.A39]);CONCATENATE(&quot;0&quot;;MINUTE([.A39])));&quot;:&quot;;IF(LEN(SECOND([.A39]))=2;SECOND([.A39]);CONCATENATE(&quot;0&quot;;SECOND([.A39])));&quot;-10:00&quot;)" office:value-type="string" office:string-value="2011-03-08T21:15:00-10:00">
            <text:p>2011-03-08T21:15:00-10:00</text:p>
          </table:table-cell>
          <table:table-cell/>
          <table:table-cell table:formula="of:=[.Q38]+1" office:value-type="float" office:value="19">
            <text:p>19</text:p>
          </table:table-cell>
          <table:table-cell table:formula="of:=([.D39]+([.E39]/60)) * (IF((UPPER([.C39])=&quot;S&quot;); -1; 1))" office:value-type="float" office:value="16.9366666666667">
            <text:p>16.94</text:p>
          </table:table-cell>
          <table:table-cell table:formula="of:=([.H39]+([.I39]/60)) * (IF((UPPER([.G39])=&quot;W&quot;); -1; 1))" office:value-type="float" office:value="-155.511833333333">
            <text:p>-155.51</text:p>
          </table:table-cell>
          <table:table-cell table:formula="of:=CONCATENATE(&quot;&lt;trkpt lat='&quot;;[.R39];&quot;' lon='&quot;;[.S39];&quot;'&gt;&lt;time&gt;&quot;;[.O39];&quot;&lt;/time&gt;&lt;name&gt;&quot;;[.Q39];&quot;&lt;/name&gt;&lt;sym&gt;empty&lt;/sym&gt;&lt;type&gt;WPT&lt;/type&gt;&lt;/trkpt&gt;&quot;)" office:value-type="string" office:string-value="&lt;trkpt lat='16.9366666666667' lon='-155.511833333333'&gt;&lt;time&gt;2011-03-08T21:15:00-10:00&lt;/time&gt;&lt;name&gt;19&lt;/name&gt;&lt;sym&gt;empty&lt;/sym&gt;&lt;type&gt;WPT&lt;/type&gt;&lt;/trkpt&gt;">
            <text:p>&lt;trkpt lat='16.9366666666667' lon='-155.511833333333'&gt;&lt;time&gt;2011-03-08T21:15:00-10:00&lt;/time&gt;&lt;name&gt;19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3-09T07:10:00">
            <text:p>Wednesday, March 9, 2011 <text:s/>07:10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17">
            <text:p>17</text:p>
          </table:table-cell>
          <table:table-cell table:style-name="ce24" office:value-type="float" office:value="54.58">
            <text:p>54.58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5">
            <text:p>155</text:p>
          </table:table-cell>
          <table:table-cell table:style-name="ce24" office:value-type="float" office:value="47.72">
            <text:p>47.72</text:p>
          </table:table-cell>
          <table:table-cell/>
          <table:table-cell table:formula="of:=DEGREES(ACOS((SIN(RADIANS(([.D39]+([.E39]/60)) * (IF((UPPER([.C39])=&quot;S&quot;); -1; 1)))) * SIN(RADIANS(([.D40]+([.E40]/60)) * (IF((UPPER([.C40])=&quot;S&quot;); -1; 1)))) + (COS(RADIANS(([.D39]+([.E39]/60)) * (IF((UPPER([.C39])=&quot;S&quot;); -1; 1)))) * COS(RADIANS(([.D40]+([.E40]/60)) * (IF((UPPER([.C40])=&quot;S&quot;); -1; 1)))) * COS(RADIANS(([.H40]+([.I40]/60)) * (IF((UPPER([.G40])=&quot;W&quot;); -1; 1))-([.H39]+([.I39]/60)) * (IF((UPPER([.G39])=&quot;W&quot;); -1; 1)))) )))) * 60" office:value-type="float" office:value="60.5938535803184">
            <text:p>60.59</text:p>
          </table:table-cell>
          <table:table-cell table:style-name="ce20" table:formula="of:=([.A40]-[.A39])*24" office:value-type="float" office:value="9.91666666668607">
            <text:p>9.92</text:p>
          </table:table-cell>
          <table:table-cell table:style-name="ce20" table:formula="of:=[.K40]/[.L40]" office:value-type="float" office:value="6.11030456270923">
            <text:p>6.11</text:p>
          </table:table-cell>
          <table:table-cell/>
          <table:table-cell table:style-name="ce18" table:formula="of:=CONCATENATE(YEAR([.A40]);&quot;-&quot;;IF(LEN(MONTH([.A40]))=2;MONTH([.A40]);CONCATENATE(&quot;0&quot;;MONTH([.A40])));&quot;-&quot;;IF(LEN(DAY([.A40]))=2;DAY([.A40]);CONCATENATE(&quot;0&quot;;DAY([.A40])));&quot;T&quot;;IF(LEN(HOUR([.A40]))=2;HOUR([.A40]);CONCATENATE(&quot;0&quot;;HOUR([.A40])));&quot;:&quot;;IF(LEN(MINUTE([.A40]))=2;MINUTE([.A40]);CONCATENATE(&quot;0&quot;;MINUTE([.A40])));&quot;:&quot;;IF(LEN(SECOND([.A40]))=2;SECOND([.A40]);CONCATENATE(&quot;0&quot;;SECOND([.A40])));&quot;-10:00&quot;)" office:value-type="string" office:string-value="2011-03-09T07:10:00-10:00">
            <text:p>2011-03-09T07:10:00-10:00</text:p>
          </table:table-cell>
          <table:table-cell/>
          <table:table-cell table:formula="of:=[.Q39]+1" office:value-type="float" office:value="20">
            <text:p>20</text:p>
          </table:table-cell>
          <table:table-cell table:formula="of:=([.D40]+([.E40]/60)) * (IF((UPPER([.C40])=&quot;S&quot;); -1; 1))" office:value-type="float" office:value="17.9096666666667">
            <text:p>17.91</text:p>
          </table:table-cell>
          <table:table-cell table:formula="of:=([.H40]+([.I40]/60)) * (IF((UPPER([.G40])=&quot;W&quot;); -1; 1))" office:value-type="float" office:value="-155.795333333333">
            <text:p>-155.8</text:p>
          </table:table-cell>
          <table:table-cell table:formula="of:=CONCATENATE(&quot;&lt;trkpt lat='&quot;;[.R40];&quot;' lon='&quot;;[.S40];&quot;'&gt;&lt;time&gt;&quot;;[.O40];&quot;&lt;/time&gt;&lt;name&gt;&quot;;[.Q40];&quot;&lt;/name&gt;&lt;sym&gt;empty&lt;/sym&gt;&lt;type&gt;WPT&lt;/type&gt;&lt;/trkpt&gt;&quot;)" office:value-type="string" office:string-value="&lt;trkpt lat='17.9096666666667' lon='-155.795333333333'&gt;&lt;time&gt;2011-03-09T07:10:00-10:00&lt;/time&gt;&lt;name&gt;20&lt;/name&gt;&lt;sym&gt;empty&lt;/sym&gt;&lt;type&gt;WPT&lt;/type&gt;&lt;/trkpt&gt;">
            <text:p>&lt;trkpt lat='17.9096666666667' lon='-155.795333333333'&gt;&lt;time&gt;2011-03-09T07:10:00-10:00&lt;/time&gt;&lt;name&gt;20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3-10T07:55:00">
            <text:p>Thursday, March 10, 2011 <text:s/>07:55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19">
            <text:p>19</text:p>
          </table:table-cell>
          <table:table-cell table:style-name="ce24" office:value-type="float" office:value="21.93">
            <text:p>21.93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6">
            <text:p>156</text:p>
          </table:table-cell>
          <table:table-cell table:style-name="ce24" office:value-type="float" office:value="39.41">
            <text:p>39.41</text:p>
          </table:table-cell>
          <table:table-cell/>
          <table:table-cell table:formula="of:=DEGREES(ACOS((SIN(RADIANS(([.D40]+([.E40]/60)) * (IF((UPPER([.C40])=&quot;S&quot;); -1; 1)))) * SIN(RADIANS(([.D41]+([.E41]/60)) * (IF((UPPER([.C41])=&quot;S&quot;); -1; 1)))) + (COS(RADIANS(([.D40]+([.E40]/60)) * (IF((UPPER([.C40])=&quot;S&quot;); -1; 1)))) * COS(RADIANS(([.D41]+([.E41]/60)) * (IF((UPPER([.C41])=&quot;S&quot;); -1; 1)))) * COS(RADIANS(([.H41]+([.I41]/60)) * (IF((UPPER([.G41])=&quot;W&quot;); -1; 1))-([.H40]+([.I40]/60)) * (IF((UPPER([.G40])=&quot;W&quot;); -1; 1)))) )))) * 60" office:value-type="float" office:value="100.143990996485">
            <text:p>100.14</text:p>
          </table:table-cell>
          <table:table-cell table:style-name="ce20" table:formula="of:=([.A41]-[.A40])*24" office:value-type="float" office:value="24.75">
            <text:p>24.75</text:p>
          </table:table-cell>
          <table:table-cell table:style-name="ce20" table:formula="of:=[.K41]/[.L41]" office:value-type="float" office:value="4.04622185844385">
            <text:p>4.05</text:p>
          </table:table-cell>
          <table:table-cell/>
          <table:table-cell table:style-name="ce18" table:formula="of:=CONCATENATE(YEAR([.A41]);&quot;-&quot;;IF(LEN(MONTH([.A41]))=2;MONTH([.A41]);CONCATENATE(&quot;0&quot;;MONTH([.A41])));&quot;-&quot;;IF(LEN(DAY([.A41]))=2;DAY([.A41]);CONCATENATE(&quot;0&quot;;DAY([.A41])));&quot;T&quot;;IF(LEN(HOUR([.A41]))=2;HOUR([.A41]);CONCATENATE(&quot;0&quot;;HOUR([.A41])));&quot;:&quot;;IF(LEN(MINUTE([.A41]))=2;MINUTE([.A41]);CONCATENATE(&quot;0&quot;;MINUTE([.A41])));&quot;:&quot;;IF(LEN(SECOND([.A41]))=2;SECOND([.A41]);CONCATENATE(&quot;0&quot;;SECOND([.A41])));&quot;-10:00&quot;)" office:value-type="string" office:string-value="2011-03-10T07:55:00-10:00">
            <text:p>2011-03-10T07:55:00-10:00</text:p>
          </table:table-cell>
          <table:table-cell/>
          <table:table-cell table:formula="of:=[.Q40]+1" office:value-type="float" office:value="21">
            <text:p>21</text:p>
          </table:table-cell>
          <table:table-cell table:formula="of:=([.D41]+([.E41]/60)) * (IF((UPPER([.C41])=&quot;S&quot;); -1; 1))" office:value-type="float" office:value="19.3655">
            <text:p>19.37</text:p>
          </table:table-cell>
          <table:table-cell table:formula="of:=([.H41]+([.I41]/60)) * (IF((UPPER([.G41])=&quot;W&quot;); -1; 1))" office:value-type="float" office:value="-156.656833333333">
            <text:p>-156.66</text:p>
          </table:table-cell>
          <table:table-cell table:formula="of:=CONCATENATE(&quot;&lt;trkpt lat='&quot;;[.R41];&quot;' lon='&quot;;[.S41];&quot;'&gt;&lt;time&gt;&quot;;[.O41];&quot;&lt;/time&gt;&lt;name&gt;&quot;;[.Q41];&quot;&lt;/name&gt;&lt;sym&gt;empty&lt;/sym&gt;&lt;type&gt;WPT&lt;/type&gt;&lt;/trkpt&gt;&quot;)" office:value-type="string" office:string-value="&lt;trkpt lat='19.3655' lon='-156.656833333333'&gt;&lt;time&gt;2011-03-10T07:55:00-10:00&lt;/time&gt;&lt;name&gt;21&lt;/name&gt;&lt;sym&gt;empty&lt;/sym&gt;&lt;type&gt;WPT&lt;/type&gt;&lt;/trkpt&gt;">
            <text:p>&lt;trkpt lat='19.3655' lon='-156.656833333333'&gt;&lt;time&gt;2011-03-10T07:55:00-10:00&lt;/time&gt;&lt;name&gt;21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table:formula="of:=[.A11]" office:value-type="date" office:date-value="2011-03-11T07:40:00">
            <text:p>Friday, March 11, 2011 <text:s/>07:40</text:p>
          </table:table-cell>
          <table:table-cell table:style-name="ce11"/>
          <table:table-cell table:style-name="ce11" table:formula="of:=[.C11]" office:value-type="string" office:string-value="N">
            <text:p>N</text:p>
          </table:table-cell>
          <table:table-cell table:style-name="ce6" table:formula="of:=[.D11]" office:value-type="float" office:value="21">
            <text:p>21</text:p>
          </table:table-cell>
          <table:table-cell table:style-name="ce24" table:formula="of:=[.E11]" office:value-type="float" office:value="0.6">
            <text:p>0.60</text:p>
          </table:table-cell>
          <table:table-cell table:style-name="ce6"/>
          <table:table-cell table:style-name="ce11" table:formula="of:=[.G11]" office:value-type="string" office:string-value="W">
            <text:p>W</text:p>
          </table:table-cell>
          <table:table-cell table:style-name="ce6" table:formula="of:=[.H11]" office:value-type="float" office:value="157">
            <text:p>157</text:p>
          </table:table-cell>
          <table:table-cell table:style-name="ce24" table:formula="of:=[.I11]" office:value-type="float" office:value="43.22">
            <text:p>43.22</text:p>
          </table:table-cell>
          <table:table-cell/>
          <table:table-cell table:formula="of:=DEGREES(ACOS((SIN(RADIANS(([.D41]+([.E41]/60)) * (IF((UPPER([.C41])=&quot;S&quot;); -1; 1)))) * SIN(RADIANS(([.D42]+([.E42]/60)) * (IF((UPPER([.C42])=&quot;S&quot;); -1; 1)))) + (COS(RADIANS(([.D41]+([.E41]/60)) * (IF((UPPER([.C41])=&quot;S&quot;); -1; 1)))) * COS(RADIANS(([.D42]+([.E42]/60)) * (IF((UPPER([.C42])=&quot;S&quot;); -1; 1)))) * COS(RADIANS(([.H42]+([.I42]/60)) * (IF((UPPER([.G42])=&quot;W&quot;); -1; 1))-([.H41]+([.I41]/60)) * (IF((UPPER([.G41])=&quot;W&quot;); -1; 1)))) )))) * 60" office:value-type="float" office:value="115.421906671866">
            <text:p>115.42</text:p>
          </table:table-cell>
          <table:table-cell table:style-name="ce20" table:formula="of:=([.A42]-[.A41])*24" office:value-type="float" office:value="23.7500000000582">
            <text:p>23.75</text:p>
          </table:table-cell>
          <table:table-cell table:style-name="ce20" table:formula="of:=[.K42]/[.L42]" office:value-type="float" office:value="4.85986975459299">
            <text:p>4.86</text:p>
          </table:table-cell>
          <table:table-cell/>
          <table:table-cell table:style-name="ce18" table:formula="of:=CONCATENATE(YEAR([.A42]);&quot;-&quot;;IF(LEN(MONTH([.A42]))=2;MONTH([.A42]);CONCATENATE(&quot;0&quot;;MONTH([.A42])));&quot;-&quot;;IF(LEN(DAY([.A42]))=2;DAY([.A42]);CONCATENATE(&quot;0&quot;;DAY([.A42])));&quot;T&quot;;IF(LEN(HOUR([.A42]))=2;HOUR([.A42]);CONCATENATE(&quot;0&quot;;HOUR([.A42])));&quot;:&quot;;IF(LEN(MINUTE([.A42]))=2;MINUTE([.A42]);CONCATENATE(&quot;0&quot;;MINUTE([.A42])));&quot;:&quot;;IF(LEN(SECOND([.A42]))=2;SECOND([.A42]);CONCATENATE(&quot;0&quot;;SECOND([.A42])));&quot;-10:00&quot;)" office:value-type="string" office:string-value="2011-03-11T07:40:00-10:00">
            <text:p>2011-03-11T07:40:00-10:00</text:p>
          </table:table-cell>
          <table:table-cell/>
          <table:table-cell table:formula="of:=[.Q41]+1" office:value-type="float" office:value="22">
            <text:p>22</text:p>
          </table:table-cell>
          <table:table-cell table:formula="of:=([.D42]+([.E42]/60)) * (IF((UPPER([.C42])=&quot;S&quot;); -1; 1))" office:value-type="float" office:value="21.01">
            <text:p>21.01</text:p>
          </table:table-cell>
          <table:table-cell table:formula="of:=([.H42]+([.I42]/60)) * (IF((UPPER([.G42])=&quot;W&quot;); -1; 1))" office:value-type="float" office:value="-157.720333333333">
            <text:p>-157.72</text:p>
          </table:table-cell>
          <table:table-cell table:formula="of:=CONCATENATE(&quot;&lt;trkpt lat='&quot;;[.R42];&quot;' lon='&quot;;[.S42];&quot;'&gt;&lt;time&gt;&quot;;[.O42];&quot;&lt;/time&gt;&lt;name&gt;&quot;;[.Q42];&quot;&lt;/name&gt;&lt;sym&gt;empty&lt;/sym&gt;&lt;type&gt;WPT&lt;/type&gt;&lt;/trkpt&gt;&quot;)" office:value-type="string" office:string-value="&lt;trkpt lat='21.01' lon='-157.720333333333'&gt;&lt;time&gt;2011-03-11T07:40:00-10:00&lt;/time&gt;&lt;name&gt;22&lt;/name&gt;&lt;sym&gt;empty&lt;/sym&gt;&lt;type&gt;WPT&lt;/type&gt;&lt;/trkpt&gt;">
            <text:p>&lt;trkpt lat='21.01' lon='-157.720333333333'&gt;&lt;time&gt;2011-03-11T07:40:00-10:00&lt;/time&gt;&lt;name&gt;22&lt;/name&gt;&lt;sym&gt;empty&lt;/sym&gt;&lt;type&gt;WPT&lt;/type&gt;&lt;/trkpt&gt;</text:p>
          </table:table-cell>
          <table:table-cell table:number-columns-repeated="1004"/>
        </table:table-row>
        <table:table-row table:style-name="ro2">
          <table:table-cell table:style-name="ce9"/>
          <table:table-cell table:style-name="ce12" table:number-columns-repeated="2"/>
          <table:table-cell table:style-name="ce19"/>
          <table:table-cell table:style-name="ce27"/>
          <table:table-cell table:style-name="ce19"/>
          <table:table-cell table:style-name="ce12"/>
          <table:table-cell table:style-name="ce19"/>
          <table:table-cell table:style-name="ce27"/>
          <table:table-cell table:style-name="ce19"/>
          <table:table-cell table:style-name="ce27"/>
          <table:table-cell table:style-name="ce19" table:number-columns-repeated="1013"/>
        </table:table-row>
        <table:table-row table:style-name="ro2">
          <table:table-cell table:style-name="ce10">
            <draw:frame table:end-cell-address="'Leg 6'.O82" table:end-x="1.213in" table:end-y="0.1031in" draw:z-index="0" draw:style-name="gr1" svg:width="10.3945in" svg:height="3.9622in" svg:x="0in" svg:y="0.0583in">
              <draw:object draw:notify-on-update-of-ranges="'Leg 6'.A22:'Leg 6'.A42 'Leg 6'.M22:'Leg 6'.M4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number-columns-repeated="2"/>
          <table:table-cell table:style-name="ce6"/>
          <table:table-cell table:style-name="ce24"/>
          <table:table-cell/>
          <table:table-cell table:style-name="ce15"/>
          <table:table-cell table:number-columns-repeated="1017"/>
        </table:table-row>
        <table:table-row table:style-name="ro2" table:number-rows-repeated="11">
          <table:table-cell table:style-name="ce6"/>
          <table:table-cell table:style-name="ce11" table:number-columns-repeated="2"/>
          <table:table-cell table:style-name="ce6"/>
          <table:table-cell table:style-name="ce24"/>
          <table:table-cell/>
          <table:table-cell table:style-name="ce15"/>
          <table:table-cell table:number-columns-repeated="1017"/>
        </table:table-row>
        <table:table-row table:style-name="ro2" table:number-rows-repeated="2">
          <table:table-cell table:style-name="ce6" table:number-columns-repeated="4"/>
          <table:table-cell table:style-name="ce24"/>
          <table:table-cell/>
          <table:table-cell table:style-name="ce15"/>
          <table:table-cell table:number-columns-repeated="1017"/>
        </table:table-row>
        <table:table-row table:style-name="ro2" table:number-rows-repeated="6">
          <table:table-cell table:number-columns-repeated="6"/>
          <table:table-cell table:style-name="ce15"/>
          <table:table-cell table:number-columns-repeated="1017"/>
        </table:table-row>
        <table:table-row table:style-name="ro2" table:number-rows-repeated="65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g 7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0"/>
        <table:table-column table:style-name="co10" table:default-cell-style-name="Default"/>
        <table:table-column table:style-name="co11" table:default-cell-style-name="ce20"/>
        <table:table-column table:style-name="co5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number-columns-repeated="2" table:default-cell-style-name="Default"/>
        <table:table-column table:style-name="co16" table:number-columns-repeated="1005" table:default-cell-style-name="Default"/>
        <table:table-row table:style-name="ro1">
          <table:table-cell table:style-name="ce1" office:value-type="string">
            <text:p>Honolulu – Drakes Ba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13" office:value-type="string">
            <text:p>From</text:p>
          </table:table-cell>
          <table:table-cell table:style-name="ce13" office:value-type="string">
            <text:p>Ke'ehi Lagoon</text:p>
          </table:table-cell>
          <table:table-cell table:style-name="ce21"/>
          <table:table-cell table:style-name="ce28" table:number-columns-repeated="3"/>
          <table:table-cell table:style-name="ce21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14" office:value-type="string">
            <text:p>Latitude</text:p>
          </table:table-cell>
          <table:table-cell table:style-name="ce14"/>
          <table:table-cell table:style-name="ce22"/>
          <table:table-cell table:style-name="ce8"/>
          <table:table-cell table:style-name="ce8" office:value-type="string">
            <text:p>Longitude</text:p>
          </table:table-cell>
          <table:table-cell table:style-name="ce8"/>
          <table:table-cell table:style-name="ce23"/>
          <table:table-cell table:style-name="ce2"/>
          <table:table-cell table:number-columns-repeated="7"/>
          <table:table-cell table:style-name="ce2" table:number-columns-repeated="1005"/>
          <table:table-cell table:number-columns-repeated="2"/>
        </table:table-row>
        <table:table-row table:style-name="ro3">
          <table:table-cell/>
          <table:table-cell table:style-name="ce2"/>
          <table:table-cell table:style-name="ce8" office:value-type="string">
            <text:p>Sign (N,S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style-name="ce8"/>
          <table:table-cell table:style-name="ce8" office:value-type="string">
            <text:p>Sign (E,W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number-columns-repeated="1015"/>
        </table:table-row>
        <table:table-row table:style-name="ro3">
          <table:table-cell table:style-name="ce3" office:value-type="date" office:date-value="2011-04-23T10:40:00">
            <text:p>Saturday, April 23, 2011 <text:s/>10:40</text:p>
          </table:table-cell>
          <table:table-cell/>
          <table:table-cell table:style-name="ce15" office:value-type="string">
            <text:p>N</text:p>
          </table:table-cell>
          <table:table-cell office:value-type="float" office:value="21">
            <text:p>21</text:p>
          </table:table-cell>
          <table:table-cell office:value-type="float" office:value="18.96">
            <text:p>18.96</text:p>
          </table:table-cell>
          <table:table-cell/>
          <table:table-cell table:style-name="ce15" office:value-type="string">
            <text:p>W</text:p>
          </table:table-cell>
          <table:table-cell office:value-type="float" office:value="157">
            <text:p>157</text:p>
          </table:table-cell>
          <table:table-cell office:value-type="float" office:value="53.492">
            <text:p>53.49</text:p>
          </table:table-cell>
          <table:table-cell table:number-columns-repeated="1015"/>
        </table:table-row>
        <table:table-row table:style-name="ro2">
          <table:table-cell table:style-name="ce3"/>
          <table:table-cell/>
          <table:table-cell table:style-name="ce15"/>
          <table:table-cell table:number-columns-repeated="3"/>
          <table:table-cell table:style-name="ce15"/>
          <table:table-cell table:number-columns-repeated="1017"/>
        </table:table-row>
        <table:table-row table:style-name="ro3">
          <table:table-cell table:number-columns-repeated="2"/>
          <table:table-cell table:style-name="ce8" office:value-type="string">
            <text:p>To</text:p>
          </table:table-cell>
          <table:table-cell table:style-name="ce8" office:value-type="string">
            <text:p>Drakes Bay</text:p>
          </table:table-cell>
          <table:table-cell table:style-name="ce23"/>
          <table:table-cell table:style-name="ce8" table:number-columns-repeated="3"/>
          <table:table-cell table:style-name="ce23"/>
          <table:table-cell table:number-columns-repeated="1015"/>
        </table:table-row>
        <table:table-row table:style-name="ro3">
          <table:table-cell table:number-columns-repeated="2"/>
          <table:table-cell table:style-name="ce8" office:value-type="string">
            <text:p>Latitude</text:p>
          </table:table-cell>
          <table:table-cell table:style-name="ce8"/>
          <table:table-cell table:style-name="ce23"/>
          <table:table-cell table:style-name="ce8"/>
          <table:table-cell table:style-name="ce8" office:value-type="string">
            <text:p>Longitude</text:p>
          </table:table-cell>
          <table:table-cell table:style-name="ce8"/>
          <table:table-cell table:style-name="ce23"/>
          <table:table-cell table:number-columns-repeated="1015"/>
        </table:table-row>
        <table:table-row table:style-name="ro3">
          <table:table-cell table:number-columns-repeated="2"/>
          <table:table-cell table:style-name="ce8" office:value-type="string">
            <text:p>Sign (N,S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style-name="ce8"/>
          <table:table-cell table:style-name="ce8" office:value-type="string">
            <text:p>Sign (E,W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number-columns-repeated="1015"/>
        </table:table-row>
        <table:table-row table:style-name="ro4">
          <table:table-cell table:style-name="ce3" office:value-type="date" office:date-value="2011-05-19T13:20:00">
            <text:p>Thursday, May 19, 2011 <text:s/>13:20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38">
            <text:p>38</text:p>
          </table:table-cell>
          <table:table-cell table:style-name="ce24" office:value-type="float" office:value="0">
            <text:p>0.0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22">
            <text:p>122</text:p>
          </table:table-cell>
          <table:table-cell table:style-name="ce24" office:value-type="float" office:value="58.5">
            <text:p>58.5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Elapsed</text:p>
          </table:table-cell>
          <table:table-cell/>
          <table:table-cell table:style-name="ce16" office:value-type="string">
            <text:p>GC Distance</text:p>
          </table:table-cell>
          <table:table-cell table:style-name="ce18"/>
          <table:table-cell table:style-name="ce25" office:value-type="string">
            <text:p>Over Ground</text:p>
          </table:table-cell>
          <table:table-cell table:style-name="ce29" table:number-columns-repeated="2"/>
          <table:table-cell/>
          <table:table-cell table:style-name="ce31"/>
          <table:table-cell table:style-name="ce29"/>
          <table:table-cell table:style-name="Default"/>
          <table:table-cell table:number-columns-repeated="1013"/>
        </table:table-row>
        <table:table-row table:style-name="ro3">
          <table:table-cell table:formula="of:=CONCATENATE(INT((([.A11]-[.A6])*24)/24);&quot; Days &quot;;INT(MOD(((([.A11]-[.A6])*24)/24)*24;24));&quot; Hours &quot;;INT(MOD(((([.A11]-[.A6])*24)/24)*(24*60);60));&quot; Minutes&quot;)" office:value-type="string" office:string-value="26 Days 2 Hours 39 Minutes">
            <text:p>26 Days 2 Hours 39 Minutes</text:p>
          </table:table-cell>
          <table:table-cell/>
          <table:table-cell table:style-name="ce17" table:formula="of:=DEGREES(ACOS((SIN(RADIANS(([.D6]+([.E6]/60)) * (IF((UPPER([.C6])=&quot;S&quot;); -1; 1)))) * SIN(RADIANS(([.D11]+([.E11]/60)) * (IF((UPPER([.C11])=&quot;S&quot;); -1; 1)))) + (COS(RADIANS(([.D6]+([.E6]/60)) * (IF((UPPER([.C6])=&quot;S&quot;)                        OR                        (UPPER([.C6])=&quot;W&quot;); -1; 1)))) * COS(RADIANS(([.D11]+([.E11]/60)) * (IF((UPPER([.C11])=&quot;S&quot;)                       OR                       (UPPER([.C11])=&quot;W&quot;); -1; 1)))) * COS(RADIANS(([.H11]+([.I11]/60)) * (IF((UPPER([.G11])=&quot;W&quot;); -1; 1))-([.H6]+([.I6]/60)) * (IF((UPPER([.G6])=&quot;W&quot;); -1; 1)))) )))) * 60" office:value-type="float" office:value="2060.09649025565">
            <text:p>2060.1</text:p>
          </table:table-cell>
          <table:table-cell/>
          <table:table-cell table:style-name="ce17" table:formula="of:=SUM([.K22:.K49])" office:value-type="float" office:value="2321.23420220641">
            <text:p>2321.23</text:p>
          </table:table-cell>
          <table:table-cell table:style-name="ce17" table:number-columns-repeated="2"/>
          <table:table-cell/>
          <table:table-cell table:style-name="ce17" table:number-columns-repeated="2"/>
          <table:table-cell table:style-name="Default"/>
          <table:table-cell table:style-name="ce17"/>
          <table:table-cell/>
          <table:table-cell table:style-name="ce17" table:number-columns-repeated="2"/>
          <table:table-cell table:number-columns-repeated="1009"/>
        </table:table-row>
        <table:table-row table:style-name="ro3">
          <table:table-cell table:style-name="ce4" office:value-type="string">
            <text:p>Average Speeds</text:p>
          </table:table-cell>
          <table:table-cell/>
          <table:table-cell table:style-name="ce17" table:formula="of:=[.C14]/(([.A11]-[.A6])*24)" office:value-type="float" office:value="3.2873880163656">
            <text:p>3.29</text:p>
          </table:table-cell>
          <table:table-cell/>
          <table:table-cell table:style-name="ce17" table:formula="of:=[.E14]/(([.A11]-[.A6])*24)" office:value-type="float" office:value="3.70409713118067">
            <text:p>3.7</text:p>
          </table:table-cell>
          <table:table-cell table:style-name="ce17" table:number-columns-repeated="2"/>
          <table:table-cell/>
          <table:table-cell table:style-name="ce17" table:number-columns-repeated="8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number-columns-repeated="4"/>
          <table:table-cell table:style-name="ce26"/>
          <table:table-cell table:style-name="ce5" table:number-columns-repeated="3"/>
          <table:table-cell table:style-name="ce26"/>
          <table:table-cell table:style-name="ce5"/>
          <table:table-cell table:style-name="ce26"/>
          <table:table-cell table:style-name="ce5" table:number-columns-repeated="1013"/>
        </table:table-row>
        <table:table-row table:style-name="ro2">
          <table:table-cell table:style-name="ce6" table:number-columns-repeated="4"/>
          <table:table-cell table:style-name="ce24"/>
          <table:table-cell table:style-name="ce6" table:number-columns-repeated="3"/>
          <table:table-cell table:style-name="ce24"/>
          <table:table-cell table:style-name="ce6"/>
          <table:table-cell table:style-name="ce24"/>
          <table:table-cell table:style-name="ce6" table:number-columns-repeated="1013"/>
        </table:table-row>
        <table:table-row table:style-name="ro3">
          <table:table-cell table:style-name="ce7" office:value-type="string">
            <text:p>Date &amp; Time</text:p>
          </table:table-cell>
          <table:table-cell/>
          <table:table-cell table:style-name="ce8" office:value-type="string">
            <text:p>Latitude</text:p>
          </table:table-cell>
          <table:table-cell table:style-name="ce8"/>
          <table:table-cell table:style-name="ce23"/>
          <table:table-cell table:style-name="ce30"/>
          <table:table-cell table:style-name="ce8" office:value-type="string">
            <text:p>Longitude</text:p>
          </table:table-cell>
          <table:table-cell table:style-name="ce8"/>
          <table:table-cell table:style-name="ce23"/>
          <table:table-cell/>
          <table:table-cell table:style-name="ce32" office:value-type="string">
            <text:p>GC Dist</text:p>
          </table:table-cell>
          <table:table-cell table:style-name="ce32" office:value-type="string">
            <text:p>Delta T</text:p>
          </table:table-cell>
          <table:table-cell table:style-name="ce32" office:value-type="string">
            <text:p>Avg</text:p>
          </table:table-cell>
          <table:table-cell table:number-columns-repeated="1011"/>
        </table:table-row>
        <table:table-row table:style-name="ro3">
          <table:table-cell table:style-name="ce8"/>
          <table:table-cell/>
          <table:table-cell table:style-name="ce8" office:value-type="string">
            <text:p>Sign (N,S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 table:style-name="ce30"/>
          <table:table-cell table:style-name="ce8" office:value-type="string">
            <text:p>Sign (E,W)</text:p>
          </table:table-cell>
          <table:table-cell table:style-name="ce8" office:value-type="string">
            <text:p>Degrees</text:p>
          </table:table-cell>
          <table:table-cell table:style-name="ce23" office:value-type="string">
            <text:p>Minutes</text:p>
          </table:table-cell>
          <table:table-cell/>
          <table:table-cell table:style-name="ce32" table:number-columns-repeated="2"/>
          <table:table-cell table:style-name="ce32" office:value-type="string">
            <text:p>Speed</text:p>
          </table:table-cell>
          <table:table-cell/>
          <table:table-cell table:style-name="ce29" office:value-type="string">
            <text:p>XSDDuration</text:p>
          </table:table-cell>
          <table:table-cell table:style-name="ce29"/>
          <table:table-cell table:style-name="ce29" office:value-type="string">
            <text:p>Num</text:p>
          </table:table-cell>
          <table:table-cell table:style-name="ce29" office:value-type="string">
            <text:p>Dec Lat</text:p>
          </table:table-cell>
          <table:table-cell table:style-name="ce29" office:value-type="string">
            <text:p>Dec Long</text:p>
          </table:table-cell>
          <table:table-cell office:value-type="string">
            <text:p>GPX Snippet</text:p>
          </table:table-cell>
          <table:table-cell table:number-columns-repeated="1004"/>
        </table:table-row>
        <table:table-row table:style-name="ro3">
          <table:table-cell table:style-name="ce3" table:formula="of:=[.A6]" office:value-type="date" office:date-value="2011-04-23T10:40:00">
            <text:p>Saturday, April 23, 2011 <text:s/>10:40</text:p>
          </table:table-cell>
          <table:table-cell/>
          <table:table-cell table:style-name="ce11" table:formula="of:=[.C6]" office:value-type="string" office:string-value="N">
            <text:p>N</text:p>
          </table:table-cell>
          <table:table-cell table:style-name="ce6" table:formula="of:=[.D6]" office:value-type="float" office:value="21">
            <text:p>21</text:p>
          </table:table-cell>
          <table:table-cell table:style-name="ce24" table:formula="of:=[.E6]" office:value-type="float" office:value="18.96">
            <text:p>18.96</text:p>
          </table:table-cell>
          <table:table-cell table:style-name="ce6"/>
          <table:table-cell table:style-name="ce11" table:formula="of:=[.G6]" office:value-type="string" office:string-value="W">
            <text:p>W</text:p>
          </table:table-cell>
          <table:table-cell table:style-name="ce6" table:formula="of:=[.H6]" office:value-type="float" office:value="157">
            <text:p>157</text:p>
          </table:table-cell>
          <table:table-cell table:style-name="ce24" table:formula="of:=[.I6]" office:value-type="float" office:value="53.492">
            <text:p>53.49</text:p>
          </table:table-cell>
          <table:table-cell table:number-columns-repeated="5"/>
          <table:table-cell table:style-name="ce18" table:formula="of:=CONCATENATE(YEAR([.A21]);&quot;-&quot;;IF(LEN(MONTH([.A21]))=2;MONTH([.A21]);CONCATENATE(&quot;0&quot;;MONTH([.A21])));&quot;-&quot;;IF(LEN(DAY([.A21]))=2;DAY([.A21]);CONCATENATE(&quot;0&quot;;DAY([.A21])));&quot;T&quot;;IF(LEN(HOUR([.A21]))=2;HOUR([.A21]);CONCATENATE(&quot;0&quot;;HOUR([.A21])));&quot;:&quot;;IF(LEN(MINUTE([.A21]))=2;MINUTE([.A21]);CONCATENATE(&quot;0&quot;;MINUTE([.A21])));&quot;:&quot;;IF(LEN(SECOND([.A21]))=2;SECOND([.A21]);CONCATENATE(&quot;0&quot;;SECOND([.A21])));&quot;-10:00&quot;)" office:value-type="string" office:string-value="2011-04-23T10:40:00-10:00">
            <text:p>2011-04-23T10:40:00-10:00</text:p>
          </table:table-cell>
          <table:table-cell/>
          <table:table-cell office:value-type="float" office:value="1">
            <text:p>1</text:p>
          </table:table-cell>
          <table:table-cell table:formula="of:=([.D21]+([.E21]/60)) * (IF((UPPER([.C21])=&quot;S&quot;); -1; 1))" office:value-type="float" office:value="21.316">
            <text:p>21.32</text:p>
          </table:table-cell>
          <table:table-cell table:formula="of:=([.H21]+([.I21]/60)) * (IF((UPPER([.G21])=&quot;W&quot;); -1; 1))" office:value-type="float" office:value="-157.891533333333">
            <text:p>-157.89</text:p>
          </table:table-cell>
          <table:table-cell table:formula="of:=CONCATENATE(&quot;&lt;trkpt lat='&quot;;[.R21];&quot;' lon='&quot;;[.S21];&quot;'&gt;&lt;time&gt;&quot;;[.O21];&quot;&lt;/time&gt;&lt;name&gt;&quot;;[.Q21];&quot;&lt;/name&gt;&lt;sym&gt;empty&lt;/sym&gt;&lt;type&gt;WPT&lt;/type&gt;&lt;/trkpt&gt;&quot;)" office:value-type="string" office:string-value="&lt;trkpt lat='21.316' lon='-157.891533333333'&gt;&lt;time&gt;2011-04-23T10:40:00-10:00&lt;/time&gt;&lt;name&gt;1&lt;/name&gt;&lt;sym&gt;empty&lt;/sym&gt;&lt;type&gt;WPT&lt;/type&gt;&lt;/trkpt&gt;">
            <text:p>&lt;trkpt lat='21.316' lon='-157.891533333333'&gt;&lt;time&gt;2011-04-23T10:40:00-10:00&lt;/time&gt;&lt;name&gt;1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4-23T18:20:00">
            <text:p>Saturday, April 23, 2011 <text:s/>18:20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21">
            <text:p>21</text:p>
          </table:table-cell>
          <table:table-cell table:style-name="ce24" office:value-type="float" office:value="23.78">
            <text:p>23.78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8">
            <text:p>158</text:p>
          </table:table-cell>
          <table:table-cell table:style-name="ce24" office:value-type="float" office:value="22.52">
            <text:p>22.52</text:p>
          </table:table-cell>
          <table:table-cell/>
          <table:table-cell table:formula="of:=DEGREES(ACOS((SIN(RADIANS(([.D21]+([.E21]/60)) * (IF((UPPER([.C21])=&quot;S&quot;); -1; 1)))) * SIN(RADIANS(([.D22]+([.E22]/60)) * (IF((UPPER([.C22])=&quot;S&quot;); -1; 1)))) + (COS(RADIANS(([.D21]+([.E21]/60)) * (IF((UPPER([.C21])=&quot;S&quot;); -1; 1)))) * COS(RADIANS(([.D22]+([.E22]/60)) * (IF((UPPER([.C22])=&quot;S&quot;); -1; 1)))) * COS(RADIANS(([.H22]+([.I22]/60)) * (IF((UPPER([.G22])=&quot;W&quot;); -1; 1))-([.H21]+([.I21]/60)) * (IF((UPPER([.G21])=&quot;W&quot;); -1; 1)))) )))) * 60" office:value-type="float" office:value="27.4610844212889">
            <text:p>27.46</text:p>
          </table:table-cell>
          <table:table-cell table:style-name="ce20" table:formula="of:=([.A22]-[.A21])*24" office:value-type="float" office:value="7.66666666668607">
            <text:p>7.67</text:p>
          </table:table-cell>
          <table:table-cell table:formula="of:=[.K22]/[.L22]" office:value-type="float" office:value="3.5818805766808">
            <text:p>3.58</text:p>
          </table:table-cell>
          <table:table-cell/>
          <table:table-cell table:style-name="ce18" table:formula="of:=CONCATENATE(YEAR([.A22]);&quot;-&quot;;IF(LEN(MONTH([.A22]))=2;MONTH([.A22]);CONCATENATE(&quot;0&quot;;MONTH([.A22])));&quot;-&quot;;IF(LEN(DAY([.A22]))=2;DAY([.A22]);CONCATENATE(&quot;0&quot;;DAY([.A22])));&quot;T&quot;;IF(LEN(HOUR([.A22]))=2;HOUR([.A22]);CONCATENATE(&quot;0&quot;;HOUR([.A22])));&quot;:&quot;;IF(LEN(MINUTE([.A22]))=2;MINUTE([.A22]);CONCATENATE(&quot;0&quot;;MINUTE([.A22])));&quot;:&quot;;IF(LEN(SECOND([.A22]))=2;SECOND([.A22]);CONCATENATE(&quot;0&quot;;SECOND([.A22])));&quot;-10:00&quot;)" office:value-type="string" office:string-value="2011-04-23T18:20:00-10:00">
            <text:p>2011-04-23T18:20:00-10:00</text:p>
          </table:table-cell>
          <table:table-cell/>
          <table:table-cell table:formula="of:=[.Q21]+1" office:value-type="float" office:value="2">
            <text:p>2</text:p>
          </table:table-cell>
          <table:table-cell table:formula="of:=([.D22]+([.E22]/60)) * (IF((UPPER([.C22])=&quot;S&quot;); -1; 1))" office:value-type="float" office:value="21.3963333333333">
            <text:p>21.4</text:p>
          </table:table-cell>
          <table:table-cell table:formula="of:=([.H22]+([.I22]/60)) * (IF((UPPER([.G22])=&quot;W&quot;); -1; 1))" office:value-type="float" office:value="-158.375333333333">
            <text:p>-158.38</text:p>
          </table:table-cell>
          <table:table-cell table:formula="of:=CONCATENATE(&quot;&lt;trkpt lat='&quot;;[.R22];&quot;' lon='&quot;;[.S22];&quot;'&gt;&lt;time&gt;&quot;;[.O22];&quot;&lt;/time&gt;&lt;name&gt;&quot;;[.Q22];&quot;&lt;/name&gt;&lt;sym&gt;empty&lt;/sym&gt;&lt;type&gt;WPT&lt;/type&gt;&lt;/trkpt&gt;&quot;)" office:value-type="string" office:string-value="&lt;trkpt lat='21.3963333333333' lon='-158.375333333333'&gt;&lt;time&gt;2011-04-23T18:20:00-10:00&lt;/time&gt;&lt;name&gt;2&lt;/name&gt;&lt;sym&gt;empty&lt;/sym&gt;&lt;type&gt;WPT&lt;/type&gt;&lt;/trkpt&gt;">
            <text:p>&lt;trkpt lat='21.3963333333333' lon='-158.375333333333'&gt;&lt;time&gt;2011-04-23T18:20:00-10:00&lt;/time&gt;&lt;name&gt;2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4-24">
            <text:p>Sunday, April 24, 2011 <text:s/>00:00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21">
            <text:p>21</text:p>
          </table:table-cell>
          <table:table-cell table:style-name="ce24" office:value-type="float" office:value="44.58">
            <text:p>44.58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8">
            <text:p>158</text:p>
          </table:table-cell>
          <table:table-cell table:style-name="ce24" office:value-type="float" office:value="25.86">
            <text:p>25.86</text:p>
          </table:table-cell>
          <table:table-cell/>
          <table:table-cell table:formula="of:=DEGREES(ACOS((SIN(RADIANS(([.D22]+([.E22]/60)) * (IF((UPPER([.C22])=&quot;S&quot;); -1; 1)))) * SIN(RADIANS(([.D23]+([.E23]/60)) * (IF((UPPER([.C23])=&quot;S&quot;); -1; 1)))) + (COS(RADIANS(([.D22]+([.E22]/60)) * (IF((UPPER([.C22])=&quot;S&quot;); -1; 1)))) * COS(RADIANS(([.D23]+([.E23]/60)) * (IF((UPPER([.C23])=&quot;S&quot;); -1; 1)))) * COS(RADIANS(([.H23]+([.I23]/60)) * (IF((UPPER([.G23])=&quot;W&quot;); -1; 1))-([.H22]+([.I22]/60)) * (IF((UPPER([.G22])=&quot;W&quot;); -1; 1)))) )))) * 60" office:value-type="float" office:value="21.0306404681736">
            <text:p>21.03</text:p>
          </table:table-cell>
          <table:table-cell table:style-name="ce20" table:formula="of:=([.A23]-[.A22])*24" office:value-type="float" office:value="5.66666666662786">
            <text:p>5.67</text:p>
          </table:table-cell>
          <table:table-cell table:formula="of:=[.K23]/[.L23]" office:value-type="float" office:value="3.71128949440899">
            <text:p>3.71</text:p>
          </table:table-cell>
          <table:table-cell/>
          <table:table-cell table:style-name="ce18" table:formula="of:=CONCATENATE(YEAR([.A23]);&quot;-&quot;;IF(LEN(MONTH([.A23]))=2;MONTH([.A23]);CONCATENATE(&quot;0&quot;;MONTH([.A23])));&quot;-&quot;;IF(LEN(DAY([.A23]))=2;DAY([.A23]);CONCATENATE(&quot;0&quot;;DAY([.A23])));&quot;T&quot;;IF(LEN(HOUR([.A23]))=2;HOUR([.A23]);CONCATENATE(&quot;0&quot;;HOUR([.A23])));&quot;:&quot;;IF(LEN(MINUTE([.A23]))=2;MINUTE([.A23]);CONCATENATE(&quot;0&quot;;MINUTE([.A23])));&quot;:&quot;;IF(LEN(SECOND([.A23]))=2;SECOND([.A23]);CONCATENATE(&quot;0&quot;;SECOND([.A23])));&quot;-10:00&quot;)" office:value-type="string" office:string-value="2011-04-24T00:00:00-10:00">
            <text:p>2011-04-24T00:00:00-10:00</text:p>
          </table:table-cell>
          <table:table-cell/>
          <table:table-cell table:formula="of:=[.Q22]+1" office:value-type="float" office:value="3">
            <text:p>3</text:p>
          </table:table-cell>
          <table:table-cell table:formula="of:=([.D23]+([.E23]/60)) * (IF((UPPER([.C23])=&quot;S&quot;); -1; 1))" office:value-type="float" office:value="21.743">
            <text:p>21.74</text:p>
          </table:table-cell>
          <table:table-cell table:formula="of:=([.H23]+([.I23]/60)) * (IF((UPPER([.G23])=&quot;W&quot;); -1; 1))" office:value-type="float" office:value="-158.431">
            <text:p>-158.43</text:p>
          </table:table-cell>
          <table:table-cell table:formula="of:=CONCATENATE(&quot;&lt;trkpt lat='&quot;;[.R23];&quot;' lon='&quot;;[.S23];&quot;'&gt;&lt;time&gt;&quot;;[.O23];&quot;&lt;/time&gt;&lt;name&gt;&quot;;[.Q23];&quot;&lt;/name&gt;&lt;sym&gt;empty&lt;/sym&gt;&lt;type&gt;WPT&lt;/type&gt;&lt;/trkpt&gt;&quot;)" office:value-type="string" office:string-value="&lt;trkpt lat='21.743' lon='-158.431'&gt;&lt;time&gt;2011-04-24T00:00:00-10:00&lt;/time&gt;&lt;name&gt;3&lt;/name&gt;&lt;sym&gt;empty&lt;/sym&gt;&lt;type&gt;WPT&lt;/type&gt;&lt;/trkpt&gt;">
            <text:p>&lt;trkpt lat='21.743' lon='-158.431'&gt;&lt;time&gt;2011-04-24T00:00:00-10:00&lt;/time&gt;&lt;name&gt;3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4-25">
            <text:p>Monday, April 25, 2011 <text:s/>00:00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23">
            <text:p>23</text:p>
          </table:table-cell>
          <table:table-cell table:style-name="ce24" office:value-type="float" office:value="51.75">
            <text:p>51.75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7">
            <text:p>157</text:p>
          </table:table-cell>
          <table:table-cell table:style-name="ce24" office:value-type="float" office:value="52.65">
            <text:p>52.65</text:p>
          </table:table-cell>
          <table:table-cell/>
          <table:table-cell table:formula="of:=DEGREES(ACOS((SIN(RADIANS(([.D23]+([.E23]/60)) * (IF((UPPER([.C23])=&quot;S&quot;); -1; 1)))) * SIN(RADIANS(([.D24]+([.E24]/60)) * (IF((UPPER([.C24])=&quot;S&quot;); -1; 1)))) + (COS(RADIANS(([.D23]+([.E23]/60)) * (IF((UPPER([.C23])=&quot;S&quot;); -1; 1)))) * COS(RADIANS(([.D24]+([.E24]/60)) * (IF((UPPER([.C24])=&quot;S&quot;); -1; 1)))) * COS(RADIANS(([.H24]+([.I24]/60)) * (IF((UPPER([.G24])=&quot;W&quot;); -1; 1))-([.H23]+([.I23]/60)) * (IF((UPPER([.G23])=&quot;W&quot;); -1; 1)))) )))) * 60" office:value-type="float" office:value="130.802481835094">
            <text:p>130.80</text:p>
          </table:table-cell>
          <table:table-cell table:style-name="ce20" table:formula="of:=([.A24]-[.A23])*24" office:value-type="float" office:value="24">
            <text:p>24.00</text:p>
          </table:table-cell>
          <table:table-cell table:formula="of:=[.K24]/[.L24]" office:value-type="float" office:value="5.4501034097956">
            <text:p>5.45</text:p>
          </table:table-cell>
          <table:table-cell/>
          <table:table-cell table:style-name="ce18" table:formula="of:=CONCATENATE(YEAR([.A24]);&quot;-&quot;;IF(LEN(MONTH([.A24]))=2;MONTH([.A24]);CONCATENATE(&quot;0&quot;;MONTH([.A24])));&quot;-&quot;;IF(LEN(DAY([.A24]))=2;DAY([.A24]);CONCATENATE(&quot;0&quot;;DAY([.A24])));&quot;T&quot;;IF(LEN(HOUR([.A24]))=2;HOUR([.A24]);CONCATENATE(&quot;0&quot;;HOUR([.A24])));&quot;:&quot;;IF(LEN(MINUTE([.A24]))=2;MINUTE([.A24]);CONCATENATE(&quot;0&quot;;MINUTE([.A24])));&quot;:&quot;;IF(LEN(SECOND([.A24]))=2;SECOND([.A24]);CONCATENATE(&quot;0&quot;;SECOND([.A24])));&quot;-10:00&quot;)" office:value-type="string" office:string-value="2011-04-25T00:00:00-10:00">
            <text:p>2011-04-25T00:00:00-10:00</text:p>
          </table:table-cell>
          <table:table-cell/>
          <table:table-cell table:formula="of:=[.Q23]+1" office:value-type="float" office:value="4">
            <text:p>4</text:p>
          </table:table-cell>
          <table:table-cell table:formula="of:=([.D24]+([.E24]/60)) * (IF((UPPER([.C24])=&quot;S&quot;); -1; 1))" office:value-type="float" office:value="23.8625">
            <text:p>23.86</text:p>
          </table:table-cell>
          <table:table-cell table:formula="of:=([.H24]+([.I24]/60)) * (IF((UPPER([.G24])=&quot;W&quot;); -1; 1))" office:value-type="float" office:value="-157.8775">
            <text:p>-157.88</text:p>
          </table:table-cell>
          <table:table-cell table:formula="of:=CONCATENATE(&quot;&lt;trkpt lat='&quot;;[.R24];&quot;' lon='&quot;;[.S24];&quot;'&gt;&lt;time&gt;&quot;;[.O24];&quot;&lt;/time&gt;&lt;name&gt;&quot;;[.Q24];&quot;&lt;/name&gt;&lt;sym&gt;empty&lt;/sym&gt;&lt;type&gt;WPT&lt;/type&gt;&lt;/trkpt&gt;&quot;)" office:value-type="string" office:string-value="&lt;trkpt lat='23.8625' lon='-157.8775'&gt;&lt;time&gt;2011-04-25T00:00:00-10:00&lt;/time&gt;&lt;name&gt;4&lt;/name&gt;&lt;sym&gt;empty&lt;/sym&gt;&lt;type&gt;WPT&lt;/type&gt;&lt;/trkpt&gt;">
            <text:p>&lt;trkpt lat='23.8625' lon='-157.8775'&gt;&lt;time&gt;2011-04-25T00:00:00-10:00&lt;/time&gt;&lt;name&gt;4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4-26">
            <text:p>Tuesday, April 26, 2011 <text:s/>00:00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25">
            <text:p>25</text:p>
          </table:table-cell>
          <table:table-cell table:style-name="ce24" office:value-type="float" office:value="23.24">
            <text:p>23.24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6">
            <text:p>156</text:p>
          </table:table-cell>
          <table:table-cell table:style-name="ce24" office:value-type="float" office:value="57.95">
            <text:p>57.95</text:p>
          </table:table-cell>
          <table:table-cell/>
          <table:table-cell table:formula="of:=DEGREES(ACOS((SIN(RADIANS(([.D24]+([.E24]/60)) * (IF((UPPER([.C24])=&quot;S&quot;); -1; 1)))) * SIN(RADIANS(([.D25]+([.E25]/60)) * (IF((UPPER([.C25])=&quot;S&quot;); -1; 1)))) + (COS(RADIANS(([.D24]+([.E24]/60)) * (IF((UPPER([.C24])=&quot;S&quot;); -1; 1)))) * COS(RADIANS(([.D25]+([.E25]/60)) * (IF((UPPER([.C25])=&quot;S&quot;); -1; 1)))) * COS(RADIANS(([.H25]+([.I25]/60)) * (IF((UPPER([.G25])=&quot;W&quot;); -1; 1))-([.H24]+([.I24]/60)) * (IF((UPPER([.G24])=&quot;W&quot;); -1; 1)))) )))) * 60" office:value-type="float" office:value="104.128667384934">
            <text:p>104.13</text:p>
          </table:table-cell>
          <table:table-cell table:style-name="ce20" table:formula="of:=([.A25]-[.A24])*24" office:value-type="float" office:value="24">
            <text:p>24.00</text:p>
          </table:table-cell>
          <table:table-cell table:formula="of:=[.K25]/[.L25]" office:value-type="float" office:value="4.33869447437226">
            <text:p>4.34</text:p>
          </table:table-cell>
          <table:table-cell/>
          <table:table-cell table:style-name="ce18" table:formula="of:=CONCATENATE(YEAR([.A25]);&quot;-&quot;;IF(LEN(MONTH([.A25]))=2;MONTH([.A25]);CONCATENATE(&quot;0&quot;;MONTH([.A25])));&quot;-&quot;;IF(LEN(DAY([.A25]))=2;DAY([.A25]);CONCATENATE(&quot;0&quot;;DAY([.A25])));&quot;T&quot;;IF(LEN(HOUR([.A25]))=2;HOUR([.A25]);CONCATENATE(&quot;0&quot;;HOUR([.A25])));&quot;:&quot;;IF(LEN(MINUTE([.A25]))=2;MINUTE([.A25]);CONCATENATE(&quot;0&quot;;MINUTE([.A25])));&quot;:&quot;;IF(LEN(SECOND([.A25]))=2;SECOND([.A25]);CONCATENATE(&quot;0&quot;;SECOND([.A25])));&quot;-10:00&quot;)" office:value-type="string" office:string-value="2011-04-26T00:00:00-10:00">
            <text:p>2011-04-26T00:00:00-10:00</text:p>
          </table:table-cell>
          <table:table-cell/>
          <table:table-cell table:formula="of:=[.Q24]+1" office:value-type="float" office:value="5">
            <text:p>5</text:p>
          </table:table-cell>
          <table:table-cell table:formula="of:=([.D25]+([.E25]/60)) * (IF((UPPER([.C25])=&quot;S&quot;); -1; 1))" office:value-type="float" office:value="25.3873333333333">
            <text:p>25.39</text:p>
          </table:table-cell>
          <table:table-cell table:formula="of:=([.H25]+([.I25]/60)) * (IF((UPPER([.G25])=&quot;W&quot;); -1; 1))" office:value-type="float" office:value="-156.965833333333">
            <text:p>-156.97</text:p>
          </table:table-cell>
          <table:table-cell table:formula="of:=CONCATENATE(&quot;&lt;trkpt lat='&quot;;[.R25];&quot;' lon='&quot;;[.S25];&quot;'&gt;&lt;time&gt;&quot;;[.O25];&quot;&lt;/time&gt;&lt;name&gt;&quot;;[.Q25];&quot;&lt;/name&gt;&lt;sym&gt;empty&lt;/sym&gt;&lt;type&gt;WPT&lt;/type&gt;&lt;/trkpt&gt;&quot;)" office:value-type="string" office:string-value="&lt;trkpt lat='25.3873333333333' lon='-156.965833333333'&gt;&lt;time&gt;2011-04-26T00:00:00-10:00&lt;/time&gt;&lt;name&gt;5&lt;/name&gt;&lt;sym&gt;empty&lt;/sym&gt;&lt;type&gt;WPT&lt;/type&gt;&lt;/trkpt&gt;">
            <text:p>&lt;trkpt lat='25.3873333333333' lon='-156.965833333333'&gt;&lt;time&gt;2011-04-26T00:00:00-10:00&lt;/time&gt;&lt;name&gt;5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4-27">
            <text:p>Wednesday, April 27, 2011 <text:s/>00:00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25">
            <text:p>25</text:p>
          </table:table-cell>
          <table:table-cell table:style-name="ce24" office:value-type="float" office:value="35.68">
            <text:p>35.68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6">
            <text:p>156</text:p>
          </table:table-cell>
          <table:table-cell table:style-name="ce24" office:value-type="float" office:value="43">
            <text:p>43.00</text:p>
          </table:table-cell>
          <table:table-cell/>
          <table:table-cell table:formula="of:=DEGREES(ACOS((SIN(RADIANS(([.D25]+([.E25]/60)) * (IF((UPPER([.C25])=&quot;S&quot;); -1; 1)))) * SIN(RADIANS(([.D26]+([.E26]/60)) * (IF((UPPER([.C26])=&quot;S&quot;); -1; 1)))) + (COS(RADIANS(([.D25]+([.E25]/60)) * (IF((UPPER([.C25])=&quot;S&quot;); -1; 1)))) * COS(RADIANS(([.D26]+([.E26]/60)) * (IF((UPPER([.C26])=&quot;S&quot;); -1; 1)))) * COS(RADIANS(([.H26]+([.I26]/60)) * (IF((UPPER([.G26])=&quot;W&quot;); -1; 1))-([.H25]+([.I25]/60)) * (IF((UPPER([.G25])=&quot;W&quot;); -1; 1)))) )))) * 60" office:value-type="float" office:value="18.3537212380941">
            <text:p>18.35</text:p>
          </table:table-cell>
          <table:table-cell table:style-name="ce20" table:formula="of:=([.A26]-[.A25])*24" office:value-type="float" office:value="24">
            <text:p>24.00</text:p>
          </table:table-cell>
          <table:table-cell table:formula="of:=[.K26]/[.L26]" office:value-type="float" office:value="0.764738384920585">
            <text:p>0.76</text:p>
          </table:table-cell>
          <table:table-cell/>
          <table:table-cell table:style-name="ce18" table:formula="of:=CONCATENATE(YEAR([.A26]);&quot;-&quot;;IF(LEN(MONTH([.A26]))=2;MONTH([.A26]);CONCATENATE(&quot;0&quot;;MONTH([.A26])));&quot;-&quot;;IF(LEN(DAY([.A26]))=2;DAY([.A26]);CONCATENATE(&quot;0&quot;;DAY([.A26])));&quot;T&quot;;IF(LEN(HOUR([.A26]))=2;HOUR([.A26]);CONCATENATE(&quot;0&quot;;HOUR([.A26])));&quot;:&quot;;IF(LEN(MINUTE([.A26]))=2;MINUTE([.A26]);CONCATENATE(&quot;0&quot;;MINUTE([.A26])));&quot;:&quot;;IF(LEN(SECOND([.A26]))=2;SECOND([.A26]);CONCATENATE(&quot;0&quot;;SECOND([.A26])));&quot;-10:00&quot;)" office:value-type="string" office:string-value="2011-04-27T00:00:00-10:00">
            <text:p>2011-04-27T00:00:00-10:00</text:p>
          </table:table-cell>
          <table:table-cell/>
          <table:table-cell table:formula="of:=[.Q25]+1" office:value-type="float" office:value="6">
            <text:p>6</text:p>
          </table:table-cell>
          <table:table-cell table:formula="of:=([.D26]+([.E26]/60)) * (IF((UPPER([.C26])=&quot;S&quot;); -1; 1))" office:value-type="float" office:value="25.5946666666667">
            <text:p>25.59</text:p>
          </table:table-cell>
          <table:table-cell table:formula="of:=([.H26]+([.I26]/60)) * (IF((UPPER([.G26])=&quot;W&quot;); -1; 1))" office:value-type="float" office:value="-156.716666666667">
            <text:p>-156.72</text:p>
          </table:table-cell>
          <table:table-cell table:formula="of:=CONCATENATE(&quot;&lt;trkpt lat='&quot;;[.R26];&quot;' lon='&quot;;[.S26];&quot;'&gt;&lt;time&gt;&quot;;[.O26];&quot;&lt;/time&gt;&lt;name&gt;&quot;;[.Q26];&quot;&lt;/name&gt;&lt;sym&gt;empty&lt;/sym&gt;&lt;type&gt;WPT&lt;/type&gt;&lt;/trkpt&gt;&quot;)" office:value-type="string" office:string-value="&lt;trkpt lat='25.5946666666667' lon='-156.716666666667'&gt;&lt;time&gt;2011-04-27T00:00:00-10:00&lt;/time&gt;&lt;name&gt;6&lt;/name&gt;&lt;sym&gt;empty&lt;/sym&gt;&lt;type&gt;WPT&lt;/type&gt;&lt;/trkpt&gt;">
            <text:p>&lt;trkpt lat='25.5946666666667' lon='-156.716666666667'&gt;&lt;time&gt;2011-04-27T00:00:00-10:00&lt;/time&gt;&lt;name&gt;6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4-28">
            <text:p>Thursday, April 28, 2011 <text:s/>00:00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26">
            <text:p>26</text:p>
          </table:table-cell>
          <table:table-cell table:style-name="ce24" office:value-type="float" office:value="32.1">
            <text:p>32.1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6">
            <text:p>156</text:p>
          </table:table-cell>
          <table:table-cell table:style-name="ce24" office:value-type="float" office:value="26.76">
            <text:p>26.76</text:p>
          </table:table-cell>
          <table:table-cell/>
          <table:table-cell table:formula="of:=DEGREES(ACOS((SIN(RADIANS(([.D26]+([.E26]/60)) * (IF((UPPER([.C26])=&quot;S&quot;); -1; 1)))) * SIN(RADIANS(([.D27]+([.E27]/60)) * (IF((UPPER([.C27])=&quot;S&quot;); -1; 1)))) + (COS(RADIANS(([.D26]+([.E26]/60)) * (IF((UPPER([.C26])=&quot;S&quot;); -1; 1)))) * COS(RADIANS(([.D27]+([.E27]/60)) * (IF((UPPER([.C27])=&quot;S&quot;); -1; 1)))) * COS(RADIANS(([.H27]+([.I27]/60)) * (IF((UPPER([.G27])=&quot;W&quot;); -1; 1))-([.H26]+([.I26]/60)) * (IF((UPPER([.G26])=&quot;W&quot;); -1; 1)))) )))) * 60" office:value-type="float" office:value="58.2754500730152">
            <text:p>58.28</text:p>
          </table:table-cell>
          <table:table-cell table:style-name="ce20" table:formula="of:=([.A27]-[.A26])*24" office:value-type="float" office:value="24">
            <text:p>24.00</text:p>
          </table:table-cell>
          <table:table-cell table:formula="of:=[.K27]/[.L27]" office:value-type="float" office:value="2.4281437530423">
            <text:p>2.43</text:p>
          </table:table-cell>
          <table:table-cell/>
          <table:table-cell table:style-name="ce18" table:formula="of:=CONCATENATE(YEAR([.A27]);&quot;-&quot;;IF(LEN(MONTH([.A27]))=2;MONTH([.A27]);CONCATENATE(&quot;0&quot;;MONTH([.A27])));&quot;-&quot;;IF(LEN(DAY([.A27]))=2;DAY([.A27]);CONCATENATE(&quot;0&quot;;DAY([.A27])));&quot;T&quot;;IF(LEN(HOUR([.A27]))=2;HOUR([.A27]);CONCATENATE(&quot;0&quot;;HOUR([.A27])));&quot;:&quot;;IF(LEN(MINUTE([.A27]))=2;MINUTE([.A27]);CONCATENATE(&quot;0&quot;;MINUTE([.A27])));&quot;:&quot;;IF(LEN(SECOND([.A27]))=2;SECOND([.A27]);CONCATENATE(&quot;0&quot;;SECOND([.A27])));&quot;-10:00&quot;)" office:value-type="string" office:string-value="2011-04-28T00:00:00-10:00">
            <text:p>2011-04-28T00:00:00-10:00</text:p>
          </table:table-cell>
          <table:table-cell/>
          <table:table-cell table:formula="of:=[.Q26]+1" office:value-type="float" office:value="7">
            <text:p>7</text:p>
          </table:table-cell>
          <table:table-cell table:formula="of:=([.D27]+([.E27]/60)) * (IF((UPPER([.C27])=&quot;S&quot;); -1; 1))" office:value-type="float" office:value="26.535">
            <text:p>26.54</text:p>
          </table:table-cell>
          <table:table-cell table:formula="of:=([.H27]+([.I27]/60)) * (IF((UPPER([.G27])=&quot;W&quot;); -1; 1))" office:value-type="float" office:value="-156.446">
            <text:p>-156.45</text:p>
          </table:table-cell>
          <table:table-cell table:formula="of:=CONCATENATE(&quot;&lt;trkpt lat='&quot;;[.R27];&quot;' lon='&quot;;[.S27];&quot;'&gt;&lt;time&gt;&quot;;[.O27];&quot;&lt;/time&gt;&lt;name&gt;&quot;;[.Q27];&quot;&lt;/name&gt;&lt;sym&gt;empty&lt;/sym&gt;&lt;type&gt;WPT&lt;/type&gt;&lt;/trkpt&gt;&quot;)" office:value-type="string" office:string-value="&lt;trkpt lat='26.535' lon='-156.446'&gt;&lt;time&gt;2011-04-28T00:00:00-10:00&lt;/time&gt;&lt;name&gt;7&lt;/name&gt;&lt;sym&gt;empty&lt;/sym&gt;&lt;type&gt;WPT&lt;/type&gt;&lt;/trkpt&gt;">
            <text:p>&lt;trkpt lat='26.535' lon='-156.446'&gt;&lt;time&gt;2011-04-28T00:00:00-10:00&lt;/time&gt;&lt;name&gt;7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4-29">
            <text:p>Friday, April 29, 2011 <text:s/>00:00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27">
            <text:p>27</text:p>
          </table:table-cell>
          <table:table-cell table:style-name="ce24" office:value-type="float" office:value="54.94">
            <text:p>54.94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5">
            <text:p>155</text:p>
          </table:table-cell>
          <table:table-cell table:style-name="ce24" office:value-type="float" office:value="6.1">
            <text:p>6.10</text:p>
          </table:table-cell>
          <table:table-cell/>
          <table:table-cell table:formula="of:=DEGREES(ACOS((SIN(RADIANS(([.D27]+([.E27]/60)) * (IF((UPPER([.C27])=&quot;S&quot;); -1; 1)))) * SIN(RADIANS(([.D28]+([.E28]/60)) * (IF((UPPER([.C28])=&quot;S&quot;); -1; 1)))) + (COS(RADIANS(([.D27]+([.E27]/60)) * (IF((UPPER([.C27])=&quot;S&quot;); -1; 1)))) * COS(RADIANS(([.D28]+([.E28]/60)) * (IF((UPPER([.C28])=&quot;S&quot;); -1; 1)))) * COS(RADIANS(([.H28]+([.I28]/60)) * (IF((UPPER([.G28])=&quot;W&quot;); -1; 1))-([.H27]+([.I27]/60)) * (IF((UPPER([.G27])=&quot;W&quot;); -1; 1)))) )))) * 60" office:value-type="float" office:value="109.573281508938">
            <text:p>109.57</text:p>
          </table:table-cell>
          <table:table-cell table:style-name="ce20" table:formula="of:=([.A28]-[.A27])*24" office:value-type="float" office:value="24">
            <text:p>24.00</text:p>
          </table:table-cell>
          <table:table-cell table:formula="of:=[.K28]/[.L28]" office:value-type="float" office:value="4.56555339620574">
            <text:p>4.57</text:p>
          </table:table-cell>
          <table:table-cell/>
          <table:table-cell table:style-name="ce18" table:formula="of:=CONCATENATE(YEAR([.A28]);&quot;-&quot;;IF(LEN(MONTH([.A28]))=2;MONTH([.A28]);CONCATENATE(&quot;0&quot;;MONTH([.A28])));&quot;-&quot;;IF(LEN(DAY([.A28]))=2;DAY([.A28]);CONCATENATE(&quot;0&quot;;DAY([.A28])));&quot;T&quot;;IF(LEN(HOUR([.A28]))=2;HOUR([.A28]);CONCATENATE(&quot;0&quot;;HOUR([.A28])));&quot;:&quot;;IF(LEN(MINUTE([.A28]))=2;MINUTE([.A28]);CONCATENATE(&quot;0&quot;;MINUTE([.A28])));&quot;:&quot;;IF(LEN(SECOND([.A28]))=2;SECOND([.A28]);CONCATENATE(&quot;0&quot;;SECOND([.A28])));&quot;-10:00&quot;)" office:value-type="string" office:string-value="2011-04-29T00:00:00-10:00">
            <text:p>2011-04-29T00:00:00-10:00</text:p>
          </table:table-cell>
          <table:table-cell/>
          <table:table-cell table:formula="of:=[.Q27]+1" office:value-type="float" office:value="8">
            <text:p>8</text:p>
          </table:table-cell>
          <table:table-cell table:formula="of:=([.D28]+([.E28]/60)) * (IF((UPPER([.C28])=&quot;S&quot;); -1; 1))" office:value-type="float" office:value="27.9156666666667">
            <text:p>27.92</text:p>
          </table:table-cell>
          <table:table-cell table:formula="of:=([.H28]+([.I28]/60)) * (IF((UPPER([.G28])=&quot;W&quot;); -1; 1))" office:value-type="float" office:value="-155.101666666667">
            <text:p>-155.1</text:p>
          </table:table-cell>
          <table:table-cell table:formula="of:=CONCATENATE(&quot;&lt;trkpt lat='&quot;;[.R28];&quot;' lon='&quot;;[.S28];&quot;'&gt;&lt;time&gt;&quot;;[.O28];&quot;&lt;/time&gt;&lt;name&gt;&quot;;[.Q28];&quot;&lt;/name&gt;&lt;sym&gt;empty&lt;/sym&gt;&lt;type&gt;WPT&lt;/type&gt;&lt;/trkpt&gt;&quot;)" office:value-type="string" office:string-value="&lt;trkpt lat='27.9156666666667' lon='-155.101666666667'&gt;&lt;time&gt;2011-04-29T00:00:00-10:00&lt;/time&gt;&lt;name&gt;8&lt;/name&gt;&lt;sym&gt;empty&lt;/sym&gt;&lt;type&gt;WPT&lt;/type&gt;&lt;/trkpt&gt;">
            <text:p>&lt;trkpt lat='27.9156666666667' lon='-155.101666666667'&gt;&lt;time&gt;2011-04-29T00:00:00-10:00&lt;/time&gt;&lt;name&gt;8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4-30">
            <text:p>Saturday, April 30, 2011 <text:s/>00:00</text:p>
          </table:table-cell>
          <table:table-cell/>
          <table:table-cell table:style-name="ce11" office:value-type="string">
            <text:p>N</text:p>
          </table:table-cell>
          <table:table-cell table:style-name="ce6" office:value-type="float" office:value="28">
            <text:p>28</text:p>
          </table:table-cell>
          <table:table-cell table:style-name="ce24" office:value-type="float" office:value="55.46">
            <text:p>55.46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3">
            <text:p>153</text:p>
          </table:table-cell>
          <table:table-cell table:style-name="ce24" office:value-type="float" office:value="59.94">
            <text:p>59.94</text:p>
          </table:table-cell>
          <table:table-cell/>
          <table:table-cell table:formula="of:=DEGREES(ACOS((SIN(RADIANS(([.D28]+([.E28]/60)) * (IF((UPPER([.C28])=&quot;S&quot;); -1; 1)))) * SIN(RADIANS(([.D29]+([.E29]/60)) * (IF((UPPER([.C29])=&quot;S&quot;); -1; 1)))) + (COS(RADIANS(([.D28]+([.E28]/60)) * (IF((UPPER([.C28])=&quot;S&quot;); -1; 1)))) * COS(RADIANS(([.D29]+([.E29]/60)) * (IF((UPPER([.C29])=&quot;S&quot;); -1; 1)))) * COS(RADIANS(([.H29]+([.I29]/60)) * (IF((UPPER([.G29])=&quot;W&quot;); -1; 1))-([.H28]+([.I28]/60)) * (IF((UPPER([.G28])=&quot;W&quot;); -1; 1)))) )))) * 60" office:value-type="float" office:value="83.9533111259995">
            <text:p>83.95</text:p>
          </table:table-cell>
          <table:table-cell table:style-name="ce20" table:formula="of:=([.A29]-[.A28])*24" office:value-type="float" office:value="24">
            <text:p>24.00</text:p>
          </table:table-cell>
          <table:table-cell table:formula="of:=[.K29]/[.L29]" office:value-type="float" office:value="3.49805463024998">
            <text:p>3.5</text:p>
          </table:table-cell>
          <table:table-cell/>
          <table:table-cell table:style-name="ce18" table:formula="of:=CONCATENATE(YEAR([.A29]);&quot;-&quot;;IF(LEN(MONTH([.A29]))=2;MONTH([.A29]);CONCATENATE(&quot;0&quot;;MONTH([.A29])));&quot;-&quot;;IF(LEN(DAY([.A29]))=2;DAY([.A29]);CONCATENATE(&quot;0&quot;;DAY([.A29])));&quot;T&quot;;IF(LEN(HOUR([.A29]))=2;HOUR([.A29]);CONCATENATE(&quot;0&quot;;HOUR([.A29])));&quot;:&quot;;IF(LEN(MINUTE([.A29]))=2;MINUTE([.A29]);CONCATENATE(&quot;0&quot;;MINUTE([.A29])));&quot;:&quot;;IF(LEN(SECOND([.A29]))=2;SECOND([.A29]);CONCATENATE(&quot;0&quot;;SECOND([.A29])));&quot;-10:00&quot;)" office:value-type="string" office:string-value="2011-04-30T00:00:00-10:00">
            <text:p>2011-04-30T00:00:00-10:00</text:p>
          </table:table-cell>
          <table:table-cell/>
          <table:table-cell table:formula="of:=[.Q28]+1" office:value-type="float" office:value="9">
            <text:p>9</text:p>
          </table:table-cell>
          <table:table-cell table:formula="of:=([.D29]+([.E29]/60)) * (IF((UPPER([.C29])=&quot;S&quot;); -1; 1))" office:value-type="float" office:value="28.9243333333333">
            <text:p>28.92</text:p>
          </table:table-cell>
          <table:table-cell table:formula="of:=([.H29]+([.I29]/60)) * (IF((UPPER([.G29])=&quot;W&quot;); -1; 1))" office:value-type="float" office:value="-153.999">
            <text:p>-154</text:p>
          </table:table-cell>
          <table:table-cell table:formula="of:=CONCATENATE(&quot;&lt;trkpt lat='&quot;;[.R29];&quot;' lon='&quot;;[.S29];&quot;'&gt;&lt;time&gt;&quot;;[.O29];&quot;&lt;/time&gt;&lt;name&gt;&quot;;[.Q29];&quot;&lt;/name&gt;&lt;sym&gt;empty&lt;/sym&gt;&lt;type&gt;WPT&lt;/type&gt;&lt;/trkpt&gt;&quot;)" office:value-type="string" office:string-value="&lt;trkpt lat='28.9243333333333' lon='-153.999'&gt;&lt;time&gt;2011-04-30T00:00:00-10:00&lt;/time&gt;&lt;name&gt;9&lt;/name&gt;&lt;sym&gt;empty&lt;/sym&gt;&lt;type&gt;WPT&lt;/type&gt;&lt;/trkpt&gt;">
            <text:p>&lt;trkpt lat='28.9243333333333' lon='-153.999'&gt;&lt;time&gt;2011-04-30T00:00:00-10:00&lt;/time&gt;&lt;name&gt;9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5-01">
            <text:p>Sunday, May 1, 2011 <text:s/>00:00</text:p>
          </table:table-cell>
          <table:table-cell table:style-name="ce6"/>
          <table:table-cell table:style-name="ce11" office:value-type="string">
            <text:p>N</text:p>
          </table:table-cell>
          <table:table-cell table:style-name="ce6" office:value-type="float" office:value="28">
            <text:p>28</text:p>
          </table:table-cell>
          <table:table-cell table:style-name="ce24" office:value-type="float" office:value="39.2">
            <text:p>39.2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3">
            <text:p>153</text:p>
          </table:table-cell>
          <table:table-cell table:style-name="ce24" office:value-type="float" office:value="5.35">
            <text:p>5.35</text:p>
          </table:table-cell>
          <table:table-cell/>
          <table:table-cell table:formula="of:=DEGREES(ACOS((SIN(RADIANS(([.D29]+([.E29]/60)) * (IF((UPPER([.C29])=&quot;S&quot;); -1; 1)))) * SIN(RADIANS(([.D30]+([.E30]/60)) * (IF((UPPER([.C30])=&quot;S&quot;); -1; 1)))) + (COS(RADIANS(([.D29]+([.E29]/60)) * (IF((UPPER([.C29])=&quot;S&quot;); -1; 1)))) * COS(RADIANS(([.D30]+([.E30]/60)) * (IF((UPPER([.C30])=&quot;S&quot;); -1; 1)))) * COS(RADIANS(([.H30]+([.I30]/60)) * (IF((UPPER([.G30])=&quot;W&quot;); -1; 1))-([.H29]+([.I29]/60)) * (IF((UPPER([.G29])=&quot;W&quot;); -1; 1)))) )))) * 60" office:value-type="float" office:value="50.530118316168">
            <text:p>50.53</text:p>
          </table:table-cell>
          <table:table-cell table:style-name="ce20" table:formula="of:=([.A30]-[.A29])*24" office:value-type="float" office:value="24">
            <text:p>24.00</text:p>
          </table:table-cell>
          <table:table-cell table:formula="of:=[.K30]/[.L30]" office:value-type="float" office:value="2.105421596507">
            <text:p>2.11</text:p>
          </table:table-cell>
          <table:table-cell/>
          <table:table-cell table:style-name="ce18" table:formula="of:=CONCATENATE(YEAR([.A30]);&quot;-&quot;;IF(LEN(MONTH([.A30]))=2;MONTH([.A30]);CONCATENATE(&quot;0&quot;;MONTH([.A30])));&quot;-&quot;;IF(LEN(DAY([.A30]))=2;DAY([.A30]);CONCATENATE(&quot;0&quot;;DAY([.A30])));&quot;T&quot;;IF(LEN(HOUR([.A30]))=2;HOUR([.A30]);CONCATENATE(&quot;0&quot;;HOUR([.A30])));&quot;:&quot;;IF(LEN(MINUTE([.A30]))=2;MINUTE([.A30]);CONCATENATE(&quot;0&quot;;MINUTE([.A30])));&quot;:&quot;;IF(LEN(SECOND([.A30]))=2;SECOND([.A30]);CONCATENATE(&quot;0&quot;;SECOND([.A30])));&quot;-10:00&quot;)" office:value-type="string" office:string-value="2011-05-01T00:00:00-10:00">
            <text:p>2011-05-01T00:00:00-10:00</text:p>
          </table:table-cell>
          <table:table-cell/>
          <table:table-cell table:formula="of:=[.Q29]+1" office:value-type="float" office:value="10">
            <text:p>10</text:p>
          </table:table-cell>
          <table:table-cell table:formula="of:=([.D30]+([.E30]/60)) * (IF((UPPER([.C30])=&quot;S&quot;); -1; 1))" office:value-type="float" office:value="28.6533333333333">
            <text:p>28.65</text:p>
          </table:table-cell>
          <table:table-cell table:formula="of:=([.H30]+([.I30]/60)) * (IF((UPPER([.G30])=&quot;W&quot;); -1; 1))" office:value-type="float" office:value="-153.089166666667">
            <text:p>-153.09</text:p>
          </table:table-cell>
          <table:table-cell table:formula="of:=CONCATENATE(&quot;&lt;trkpt lat='&quot;;[.R30];&quot;' lon='&quot;;[.S30];&quot;'&gt;&lt;time&gt;&quot;;[.O30];&quot;&lt;/time&gt;&lt;name&gt;&quot;;[.Q30];&quot;&lt;/name&gt;&lt;sym&gt;empty&lt;/sym&gt;&lt;type&gt;WPT&lt;/type&gt;&lt;/trkpt&gt;&quot;)" office:value-type="string" office:string-value="&lt;trkpt lat='28.6533333333333' lon='-153.089166666667'&gt;&lt;time&gt;2011-05-01T00:00:00-10:00&lt;/time&gt;&lt;name&gt;10&lt;/name&gt;&lt;sym&gt;empty&lt;/sym&gt;&lt;type&gt;WPT&lt;/type&gt;&lt;/trkpt&gt;">
            <text:p>&lt;trkpt lat='28.6533333333333' lon='-153.089166666667'&gt;&lt;time&gt;2011-05-01T00:00:00-10:00&lt;/time&gt;&lt;name&gt;10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5-02">
            <text:p>Monday, May 2, 2011 <text:s/>00:00</text:p>
          </table:table-cell>
          <table:table-cell table:style-name="ce6"/>
          <table:table-cell table:style-name="ce11" office:value-type="string">
            <text:p>N</text:p>
          </table:table-cell>
          <table:table-cell table:style-name="ce6" office:value-type="float" office:value="28">
            <text:p>28</text:p>
          </table:table-cell>
          <table:table-cell table:style-name="ce24" office:value-type="float" office:value="42.52">
            <text:p>42.52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2">
            <text:p>152</text:p>
          </table:table-cell>
          <table:table-cell table:style-name="ce24" office:value-type="float" office:value="5">
            <text:p>5.00</text:p>
          </table:table-cell>
          <table:table-cell/>
          <table:table-cell table:formula="of:=DEGREES(ACOS((SIN(RADIANS(([.D30]+([.E30]/60)) * (IF((UPPER([.C30])=&quot;S&quot;); -1; 1)))) * SIN(RADIANS(([.D31]+([.E31]/60)) * (IF((UPPER([.C31])=&quot;S&quot;); -1; 1)))) + (COS(RADIANS(([.D30]+([.E30]/60)) * (IF((UPPER([.C30])=&quot;S&quot;); -1; 1)))) * COS(RADIANS(([.D31]+([.E31]/60)) * (IF((UPPER([.C31])=&quot;S&quot;); -1; 1)))) * COS(RADIANS(([.H31]+([.I31]/60)) * (IF((UPPER([.G31])=&quot;W&quot;); -1; 1))-([.H30]+([.I30]/60)) * (IF((UPPER([.G30])=&quot;W&quot;); -1; 1)))) )))) * 60" office:value-type="float" office:value="53.0492085618835">
            <text:p>53.05</text:p>
          </table:table-cell>
          <table:table-cell table:style-name="ce20" table:formula="of:=([.A31]-[.A30])*24" office:value-type="float" office:value="24">
            <text:p>24.00</text:p>
          </table:table-cell>
          <table:table-cell table:formula="of:=[.K31]/[.L31]" office:value-type="float" office:value="2.21038369007848">
            <text:p>2.21</text:p>
          </table:table-cell>
          <table:table-cell/>
          <table:table-cell table:style-name="ce18" table:formula="of:=CONCATENATE(YEAR([.A31]);&quot;-&quot;;IF(LEN(MONTH([.A31]))=2;MONTH([.A31]);CONCATENATE(&quot;0&quot;;MONTH([.A31])));&quot;-&quot;;IF(LEN(DAY([.A31]))=2;DAY([.A31]);CONCATENATE(&quot;0&quot;;DAY([.A31])));&quot;T&quot;;IF(LEN(HOUR([.A31]))=2;HOUR([.A31]);CONCATENATE(&quot;0&quot;;HOUR([.A31])));&quot;:&quot;;IF(LEN(MINUTE([.A31]))=2;MINUTE([.A31]);CONCATENATE(&quot;0&quot;;MINUTE([.A31])));&quot;:&quot;;IF(LEN(SECOND([.A31]))=2;SECOND([.A31]);CONCATENATE(&quot;0&quot;;SECOND([.A31])));&quot;-10:00&quot;)" office:value-type="string" office:string-value="2011-05-02T00:00:00-10:00">
            <text:p>2011-05-02T00:00:00-10:00</text:p>
          </table:table-cell>
          <table:table-cell/>
          <table:table-cell table:formula="of:=[.Q30]+1" office:value-type="float" office:value="11">
            <text:p>11</text:p>
          </table:table-cell>
          <table:table-cell table:formula="of:=([.D31]+([.E31]/60)) * (IF((UPPER([.C31])=&quot;S&quot;); -1; 1))" office:value-type="float" office:value="28.7086666666667">
            <text:p>28.71</text:p>
          </table:table-cell>
          <table:table-cell table:formula="of:=([.H31]+([.I31]/60)) * (IF((UPPER([.G31])=&quot;W&quot;); -1; 1))" office:value-type="float" office:value="-152.083333333333">
            <text:p>-152.08</text:p>
          </table:table-cell>
          <table:table-cell table:formula="of:=CONCATENATE(&quot;&lt;trkpt lat='&quot;;[.R31];&quot;' lon='&quot;;[.S31];&quot;'&gt;&lt;time&gt;&quot;;[.O31];&quot;&lt;/time&gt;&lt;name&gt;&quot;;[.Q31];&quot;&lt;/name&gt;&lt;sym&gt;empty&lt;/sym&gt;&lt;type&gt;WPT&lt;/type&gt;&lt;/trkpt&gt;&quot;)" office:value-type="string" office:string-value="&lt;trkpt lat='28.7086666666667' lon='-152.083333333333'&gt;&lt;time&gt;2011-05-02T00:00:00-10:00&lt;/time&gt;&lt;name&gt;11&lt;/name&gt;&lt;sym&gt;empty&lt;/sym&gt;&lt;type&gt;WPT&lt;/type&gt;&lt;/trkpt&gt;">
            <text:p>&lt;trkpt lat='28.7086666666667' lon='-152.083333333333'&gt;&lt;time&gt;2011-05-02T00:00:00-10:00&lt;/time&gt;&lt;name&gt;11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5-03">
            <text:p>Tuesday, May 3, 2011 <text:s/>00:00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30">
            <text:p>30</text:p>
          </table:table-cell>
          <table:table-cell table:style-name="ce24" office:value-type="float" office:value="23.97">
            <text:p>23.97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50">
            <text:p>150</text:p>
          </table:table-cell>
          <table:table-cell table:style-name="ce24" office:value-type="float" office:value="24.64">
            <text:p>24.64</text:p>
          </table:table-cell>
          <table:table-cell/>
          <table:table-cell table:formula="of:=DEGREES(ACOS((SIN(RADIANS(([.D31]+([.E31]/60)) * (IF((UPPER([.C31])=&quot;S&quot;); -1; 1)))) * SIN(RADIANS(([.D32]+([.E32]/60)) * (IF((UPPER([.C32])=&quot;S&quot;); -1; 1)))) + (COS(RADIANS(([.D31]+([.E31]/60)) * (IF((UPPER([.C31])=&quot;S&quot;); -1; 1)))) * COS(RADIANS(([.D32]+([.E32]/60)) * (IF((UPPER([.C32])=&quot;S&quot;); -1; 1)))) * COS(RADIANS(([.H32]+([.I32]/60)) * (IF((UPPER([.G32])=&quot;W&quot;); -1; 1))-([.H31]+([.I31]/60)) * (IF((UPPER([.G31])=&quot;W&quot;); -1; 1)))) )))) * 60" office:value-type="float" office:value="133.837812146989">
            <text:p>133.84</text:p>
          </table:table-cell>
          <table:table-cell table:style-name="ce20" table:formula="of:=([.A32]-[.A31])*24" office:value-type="float" office:value="24">
            <text:p>24.00</text:p>
          </table:table-cell>
          <table:table-cell table:formula="of:=[.K32]/[.L32]" office:value-type="float" office:value="5.57657550612452">
            <text:p>5.58</text:p>
          </table:table-cell>
          <table:table-cell/>
          <table:table-cell table:style-name="ce18" table:formula="of:=CONCATENATE(YEAR([.A32]);&quot;-&quot;;IF(LEN(MONTH([.A32]))=2;MONTH([.A32]);CONCATENATE(&quot;0&quot;;MONTH([.A32])));&quot;-&quot;;IF(LEN(DAY([.A32]))=2;DAY([.A32]);CONCATENATE(&quot;0&quot;;DAY([.A32])));&quot;T&quot;;IF(LEN(HOUR([.A32]))=2;HOUR([.A32]);CONCATENATE(&quot;0&quot;;HOUR([.A32])));&quot;:&quot;;IF(LEN(MINUTE([.A32]))=2;MINUTE([.A32]);CONCATENATE(&quot;0&quot;;MINUTE([.A32])));&quot;:&quot;;IF(LEN(SECOND([.A32]))=2;SECOND([.A32]);CONCATENATE(&quot;0&quot;;SECOND([.A32])));&quot;-10:00&quot;)" office:value-type="string" office:string-value="2011-05-03T00:00:00-10:00">
            <text:p>2011-05-03T00:00:00-10:00</text:p>
          </table:table-cell>
          <table:table-cell/>
          <table:table-cell table:formula="of:=[.Q31]+1" office:value-type="float" office:value="12">
            <text:p>12</text:p>
          </table:table-cell>
          <table:table-cell table:formula="of:=([.D32]+([.E32]/60)) * (IF((UPPER([.C32])=&quot;S&quot;); -1; 1))" office:value-type="float" office:value="30.3995">
            <text:p>30.4</text:p>
          </table:table-cell>
          <table:table-cell table:formula="of:=([.H32]+([.I32]/60)) * (IF((UPPER([.G32])=&quot;W&quot;); -1; 1))" office:value-type="float" office:value="-150.410666666667">
            <text:p>-150.41</text:p>
          </table:table-cell>
          <table:table-cell table:formula="of:=CONCATENATE(&quot;&lt;trkpt lat='&quot;;[.R32];&quot;' lon='&quot;;[.S32];&quot;'&gt;&lt;time&gt;&quot;;[.O32];&quot;&lt;/time&gt;&lt;name&gt;&quot;;[.Q32];&quot;&lt;/name&gt;&lt;sym&gt;empty&lt;/sym&gt;&lt;type&gt;WPT&lt;/type&gt;&lt;/trkpt&gt;&quot;)" office:value-type="string" office:string-value="&lt;trkpt lat='30.3995' lon='-150.410666666667'&gt;&lt;time&gt;2011-05-03T00:00:00-10:00&lt;/time&gt;&lt;name&gt;12&lt;/name&gt;&lt;sym&gt;empty&lt;/sym&gt;&lt;type&gt;WPT&lt;/type&gt;&lt;/trkpt&gt;">
            <text:p>&lt;trkpt lat='30.3995' lon='-150.410666666667'&gt;&lt;time&gt;2011-05-03T00:00:00-10:00&lt;/time&gt;&lt;name&gt;12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5-04">
            <text:p>Wednesday, May 4, 2011 <text:s/>00:00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31">
            <text:p>31</text:p>
          </table:table-cell>
          <table:table-cell table:style-name="ce24" office:value-type="float" office:value="51.02">
            <text:p>51.02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48">
            <text:p>148</text:p>
          </table:table-cell>
          <table:table-cell table:style-name="ce24" office:value-type="float" office:value="57.07">
            <text:p>57.07</text:p>
          </table:table-cell>
          <table:table-cell/>
          <table:table-cell table:formula="of:=DEGREES(ACOS((SIN(RADIANS(([.D32]+([.E32]/60)) * (IF((UPPER([.C32])=&quot;S&quot;); -1; 1)))) * SIN(RADIANS(([.D33]+([.E33]/60)) * (IF((UPPER([.C33])=&quot;S&quot;); -1; 1)))) + (COS(RADIANS(([.D32]+([.E32]/60)) * (IF((UPPER([.C32])=&quot;S&quot;); -1; 1)))) * COS(RADIANS(([.D33]+([.E33]/60)) * (IF((UPPER([.C33])=&quot;S&quot;); -1; 1)))) * COS(RADIANS(([.H33]+([.I33]/60)) * (IF((UPPER([.G33])=&quot;W&quot;); -1; 1))-([.H32]+([.I32]/60)) * (IF((UPPER([.G32])=&quot;W&quot;); -1; 1)))) )))) * 60" office:value-type="float" office:value="114.876187702712">
            <text:p>114.88</text:p>
          </table:table-cell>
          <table:table-cell table:style-name="ce20" table:formula="of:=([.A33]-[.A32])*24" office:value-type="float" office:value="24">
            <text:p>24.00</text:p>
          </table:table-cell>
          <table:table-cell table:formula="of:=[.K33]/[.L33]" office:value-type="float" office:value="4.78650782094635">
            <text:p>4.79</text:p>
          </table:table-cell>
          <table:table-cell/>
          <table:table-cell table:style-name="ce18" table:formula="of:=CONCATENATE(YEAR([.A33]);&quot;-&quot;;IF(LEN(MONTH([.A33]))=2;MONTH([.A33]);CONCATENATE(&quot;0&quot;;MONTH([.A33])));&quot;-&quot;;IF(LEN(DAY([.A33]))=2;DAY([.A33]);CONCATENATE(&quot;0&quot;;DAY([.A33])));&quot;T&quot;;IF(LEN(HOUR([.A33]))=2;HOUR([.A33]);CONCATENATE(&quot;0&quot;;HOUR([.A33])));&quot;:&quot;;IF(LEN(MINUTE([.A33]))=2;MINUTE([.A33]);CONCATENATE(&quot;0&quot;;MINUTE([.A33])));&quot;:&quot;;IF(LEN(SECOND([.A33]))=2;SECOND([.A33]);CONCATENATE(&quot;0&quot;;SECOND([.A33])));&quot;-10:00&quot;)" office:value-type="string" office:string-value="2011-05-04T00:00:00-10:00">
            <text:p>2011-05-04T00:00:00-10:00</text:p>
          </table:table-cell>
          <table:table-cell/>
          <table:table-cell table:formula="of:=[.Q32]+1" office:value-type="float" office:value="13">
            <text:p>13</text:p>
          </table:table-cell>
          <table:table-cell table:formula="of:=([.D33]+([.E33]/60)) * (IF((UPPER([.C33])=&quot;S&quot;); -1; 1))" office:value-type="float" office:value="31.8503333333333">
            <text:p>31.85</text:p>
          </table:table-cell>
          <table:table-cell table:formula="of:=([.H33]+([.I33]/60)) * (IF((UPPER([.G33])=&quot;W&quot;); -1; 1))" office:value-type="float" office:value="-148.951166666667">
            <text:p>-148.95</text:p>
          </table:table-cell>
          <table:table-cell table:formula="of:=CONCATENATE(&quot;&lt;trkpt lat='&quot;;[.R33];&quot;' lon='&quot;;[.S33];&quot;'&gt;&lt;time&gt;&quot;;[.O33];&quot;&lt;/time&gt;&lt;name&gt;&quot;;[.Q33];&quot;&lt;/name&gt;&lt;sym&gt;empty&lt;/sym&gt;&lt;type&gt;WPT&lt;/type&gt;&lt;/trkpt&gt;&quot;)" office:value-type="string" office:string-value="&lt;trkpt lat='31.8503333333333' lon='-148.951166666667'&gt;&lt;time&gt;2011-05-04T00:00:00-10:00&lt;/time&gt;&lt;name&gt;13&lt;/name&gt;&lt;sym&gt;empty&lt;/sym&gt;&lt;type&gt;WPT&lt;/type&gt;&lt;/trkpt&gt;">
            <text:p>&lt;trkpt lat='31.8503333333333' lon='-148.951166666667'&gt;&lt;time&gt;2011-05-04T00:00:00-10:00&lt;/time&gt;&lt;name&gt;13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5-05">
            <text:p>Thursday, May 5, 2011 <text:s/>00:00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33">
            <text:p>33</text:p>
          </table:table-cell>
          <table:table-cell table:style-name="ce24" office:value-type="float" office:value="34.28">
            <text:p>34.28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48">
            <text:p>148</text:p>
          </table:table-cell>
          <table:table-cell table:style-name="ce24" office:value-type="float" office:value="33.57">
            <text:p>33.57</text:p>
          </table:table-cell>
          <table:table-cell/>
          <table:table-cell table:formula="of:=DEGREES(ACOS((SIN(RADIANS(([.D33]+([.E33]/60)) * (IF((UPPER([.C33])=&quot;S&quot;); -1; 1)))) * SIN(RADIANS(([.D34]+([.E34]/60)) * (IF((UPPER([.C34])=&quot;S&quot;); -1; 1)))) + (COS(RADIANS(([.D33]+([.E33]/60)) * (IF((UPPER([.C33])=&quot;S&quot;); -1; 1)))) * COS(RADIANS(([.D34]+([.E34]/60)) * (IF((UPPER([.C34])=&quot;S&quot;); -1; 1)))) * COS(RADIANS(([.H34]+([.I34]/60)) * (IF((UPPER([.G34])=&quot;W&quot;); -1; 1))-([.H33]+([.I33]/60)) * (IF((UPPER([.G33])=&quot;W&quot;); -1; 1)))) )))) * 60" office:value-type="float" office:value="105.135802487873">
            <text:p>105.14</text:p>
          </table:table-cell>
          <table:table-cell table:style-name="ce20" table:formula="of:=([.A34]-[.A33])*24" office:value-type="float" office:value="24">
            <text:p>24.00</text:p>
          </table:table-cell>
          <table:table-cell table:formula="of:=[.K34]/[.L34]" office:value-type="float" office:value="4.38065843699471">
            <text:p>4.38</text:p>
          </table:table-cell>
          <table:table-cell/>
          <table:table-cell table:style-name="ce18" table:formula="of:=CONCATENATE(YEAR([.A34]);&quot;-&quot;;IF(LEN(MONTH([.A34]))=2;MONTH([.A34]);CONCATENATE(&quot;0&quot;;MONTH([.A34])));&quot;-&quot;;IF(LEN(DAY([.A34]))=2;DAY([.A34]);CONCATENATE(&quot;0&quot;;DAY([.A34])));&quot;T&quot;;IF(LEN(HOUR([.A34]))=2;HOUR([.A34]);CONCATENATE(&quot;0&quot;;HOUR([.A34])));&quot;:&quot;;IF(LEN(MINUTE([.A34]))=2;MINUTE([.A34]);CONCATENATE(&quot;0&quot;;MINUTE([.A34])));&quot;:&quot;;IF(LEN(SECOND([.A34]))=2;SECOND([.A34]);CONCATENATE(&quot;0&quot;;SECOND([.A34])));&quot;-10:00&quot;)" office:value-type="string" office:string-value="2011-05-05T00:00:00-10:00">
            <text:p>2011-05-05T00:00:00-10:00</text:p>
          </table:table-cell>
          <table:table-cell/>
          <table:table-cell table:formula="of:=[.Q33]+1" office:value-type="float" office:value="14">
            <text:p>14</text:p>
          </table:table-cell>
          <table:table-cell table:formula="of:=([.D34]+([.E34]/60)) * (IF((UPPER([.C34])=&quot;S&quot;); -1; 1))" office:value-type="float" office:value="33.5713333333333">
            <text:p>33.57</text:p>
          </table:table-cell>
          <table:table-cell table:formula="of:=([.H34]+([.I34]/60)) * (IF((UPPER([.G34])=&quot;W&quot;); -1; 1))" office:value-type="float" office:value="-148.5595">
            <text:p>-148.56</text:p>
          </table:table-cell>
          <table:table-cell table:formula="of:=CONCATENATE(&quot;&lt;trkpt lat='&quot;;[.R34];&quot;' lon='&quot;;[.S34];&quot;'&gt;&lt;time&gt;&quot;;[.O34];&quot;&lt;/time&gt;&lt;name&gt;&quot;;[.Q34];&quot;&lt;/name&gt;&lt;sym&gt;empty&lt;/sym&gt;&lt;type&gt;WPT&lt;/type&gt;&lt;/trkpt&gt;&quot;)" office:value-type="string" office:string-value="&lt;trkpt lat='33.5713333333333' lon='-148.5595'&gt;&lt;time&gt;2011-05-05T00:00:00-10:00&lt;/time&gt;&lt;name&gt;14&lt;/name&gt;&lt;sym&gt;empty&lt;/sym&gt;&lt;type&gt;WPT&lt;/type&gt;&lt;/trkpt&gt;">
            <text:p>&lt;trkpt lat='33.5713333333333' lon='-148.5595'&gt;&lt;time&gt;2011-05-05T00:00:00-10:00&lt;/time&gt;&lt;name&gt;14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5-06T02:50:00">
            <text:p>Friday, May 6, 2011 <text:s/>02:50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34">
            <text:p>34</text:p>
          </table:table-cell>
          <table:table-cell table:style-name="ce24" office:value-type="float" office:value="20.06">
            <text:p>20.06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47">
            <text:p>147</text:p>
          </table:table-cell>
          <table:table-cell table:style-name="ce24" office:value-type="float" office:value="37.57">
            <text:p>37.57</text:p>
          </table:table-cell>
          <table:table-cell/>
          <table:table-cell table:formula="of:=DEGREES(ACOS((SIN(RADIANS(([.D34]+([.E34]/60)) * (IF((UPPER([.C34])=&quot;S&quot;); -1; 1)))) * SIN(RADIANS(([.D35]+([.E35]/60)) * (IF((UPPER([.C35])=&quot;S&quot;); -1; 1)))) + (COS(RADIANS(([.D34]+([.E34]/60)) * (IF((UPPER([.C34])=&quot;S&quot;); -1; 1)))) * COS(RADIANS(([.D35]+([.E35]/60)) * (IF((UPPER([.C35])=&quot;S&quot;); -1; 1)))) * COS(RADIANS(([.H35]+([.I35]/60)) * (IF((UPPER([.G35])=&quot;W&quot;); -1; 1))-([.H34]+([.I34]/60)) * (IF((UPPER([.G34])=&quot;W&quot;); -1; 1)))) )))) * 60" office:value-type="float" office:value="65.2188179496805">
            <text:p>65.22</text:p>
          </table:table-cell>
          <table:table-cell table:style-name="ce20" table:formula="of:=([.A35]-[.A34])*24" office:value-type="float" office:value="26.8333333333139">
            <text:p>26.83</text:p>
          </table:table-cell>
          <table:table-cell table:formula="of:=[.K35]/[.L35]" office:value-type="float" office:value="2.43051495464824">
            <text:p>2.43</text:p>
          </table:table-cell>
          <table:table-cell/>
          <table:table-cell table:style-name="ce18" table:formula="of:=CONCATENATE(YEAR([.A35]);&quot;-&quot;;IF(LEN(MONTH([.A35]))=2;MONTH([.A35]);CONCATENATE(&quot;0&quot;;MONTH([.A35])));&quot;-&quot;;IF(LEN(DAY([.A35]))=2;DAY([.A35]);CONCATENATE(&quot;0&quot;;DAY([.A35])));&quot;T&quot;;IF(LEN(HOUR([.A35]))=2;HOUR([.A35]);CONCATENATE(&quot;0&quot;;HOUR([.A35])));&quot;:&quot;;IF(LEN(MINUTE([.A35]))=2;MINUTE([.A35]);CONCATENATE(&quot;0&quot;;MINUTE([.A35])));&quot;:&quot;;IF(LEN(SECOND([.A35]))=2;SECOND([.A35]);CONCATENATE(&quot;0&quot;;SECOND([.A35])));&quot;-10:00&quot;)" office:value-type="string" office:string-value="2011-05-06T02:50:00-10:00">
            <text:p>2011-05-06T02:50:00-10:00</text:p>
          </table:table-cell>
          <table:table-cell/>
          <table:table-cell table:formula="of:=[.Q34]+1" office:value-type="float" office:value="15">
            <text:p>15</text:p>
          </table:table-cell>
          <table:table-cell table:formula="of:=([.D35]+([.E35]/60)) * (IF((UPPER([.C35])=&quot;S&quot;); -1; 1))" office:value-type="float" office:value="34.3343333333333">
            <text:p>34.33</text:p>
          </table:table-cell>
          <table:table-cell table:formula="of:=([.H35]+([.I35]/60)) * (IF((UPPER([.G35])=&quot;W&quot;); -1; 1))" office:value-type="float" office:value="-147.626166666667">
            <text:p>-147.63</text:p>
          </table:table-cell>
          <table:table-cell table:formula="of:=CONCATENATE(&quot;&lt;trkpt lat='&quot;;[.R35];&quot;' lon='&quot;;[.S35];&quot;'&gt;&lt;time&gt;&quot;;[.O35];&quot;&lt;/time&gt;&lt;name&gt;&quot;;[.Q35];&quot;&lt;/name&gt;&lt;sym&gt;empty&lt;/sym&gt;&lt;type&gt;WPT&lt;/type&gt;&lt;/trkpt&gt;&quot;)" office:value-type="string" office:string-value="&lt;trkpt lat='34.3343333333333' lon='-147.626166666667'&gt;&lt;time&gt;2011-05-06T02:50:00-10:00&lt;/time&gt;&lt;name&gt;15&lt;/name&gt;&lt;sym&gt;empty&lt;/sym&gt;&lt;type&gt;WPT&lt;/type&gt;&lt;/trkpt&gt;">
            <text:p>&lt;trkpt lat='34.3343333333333' lon='-147.626166666667'&gt;&lt;time&gt;2011-05-06T02:50:00-10:00&lt;/time&gt;&lt;name&gt;15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5-07">
            <text:p>Saturday, May 7, 2011 <text:s/>00:00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35">
            <text:p>35</text:p>
          </table:table-cell>
          <table:table-cell table:style-name="ce24" office:value-type="float" office:value="8.28">
            <text:p>8.28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46">
            <text:p>146</text:p>
          </table:table-cell>
          <table:table-cell table:style-name="ce24" office:value-type="float" office:value="3.52">
            <text:p>3.52</text:p>
          </table:table-cell>
          <table:table-cell/>
          <table:table-cell table:formula="of:=DEGREES(ACOS((SIN(RADIANS(([.D35]+([.E35]/60)) * (IF((UPPER([.C35])=&quot;S&quot;); -1; 1)))) * SIN(RADIANS(([.D36]+([.E36]/60)) * (IF((UPPER([.C36])=&quot;S&quot;); -1; 1)))) + (COS(RADIANS(([.D35]+([.E35]/60)) * (IF((UPPER([.C35])=&quot;S&quot;); -1; 1)))) * COS(RADIANS(([.D36]+([.E36]/60)) * (IF((UPPER([.C36])=&quot;S&quot;); -1; 1)))) * COS(RADIANS(([.H36]+([.I36]/60)) * (IF((UPPER([.G36])=&quot;W&quot;); -1; 1))-([.H35]+([.I35]/60)) * (IF((UPPER([.G35])=&quot;W&quot;); -1; 1)))) )))) * 60" office:value-type="float" office:value="91.0954021143719">
            <text:p>91.10</text:p>
          </table:table-cell>
          <table:table-cell table:style-name="ce20" table:formula="of:=([.A36]-[.A35])*24" office:value-type="float" office:value="21.1666666666861">
            <text:p>21.17</text:p>
          </table:table-cell>
          <table:table-cell table:formula="of:=[.K36]/[.L36]" office:value-type="float" office:value="4.30371978492701">
            <text:p>4.3</text:p>
          </table:table-cell>
          <table:table-cell/>
          <table:table-cell table:style-name="ce18" table:formula="of:=CONCATENATE(YEAR([.A36]);&quot;-&quot;;IF(LEN(MONTH([.A36]))=2;MONTH([.A36]);CONCATENATE(&quot;0&quot;;MONTH([.A36])));&quot;-&quot;;IF(LEN(DAY([.A36]))=2;DAY([.A36]);CONCATENATE(&quot;0&quot;;DAY([.A36])));&quot;T&quot;;IF(LEN(HOUR([.A36]))=2;HOUR([.A36]);CONCATENATE(&quot;0&quot;;HOUR([.A36])));&quot;:&quot;;IF(LEN(MINUTE([.A36]))=2;MINUTE([.A36]);CONCATENATE(&quot;0&quot;;MINUTE([.A36])));&quot;:&quot;;IF(LEN(SECOND([.A36]))=2;SECOND([.A36]);CONCATENATE(&quot;0&quot;;SECOND([.A36])));&quot;-10:00&quot;)" office:value-type="string" office:string-value="2011-05-07T00:00:00-10:00">
            <text:p>2011-05-07T00:00:00-10:00</text:p>
          </table:table-cell>
          <table:table-cell/>
          <table:table-cell table:formula="of:=[.Q35]+1" office:value-type="float" office:value="16">
            <text:p>16</text:p>
          </table:table-cell>
          <table:table-cell table:formula="of:=([.D36]+([.E36]/60)) * (IF((UPPER([.C36])=&quot;S&quot;); -1; 1))" office:value-type="float" office:value="35.138">
            <text:p>35.14</text:p>
          </table:table-cell>
          <table:table-cell table:formula="of:=([.H36]+([.I36]/60)) * (IF((UPPER([.G36])=&quot;W&quot;); -1; 1))" office:value-type="float" office:value="-146.058666666667">
            <text:p>-146.06</text:p>
          </table:table-cell>
          <table:table-cell table:formula="of:=CONCATENATE(&quot;&lt;trkpt lat='&quot;;[.R36];&quot;' lon='&quot;;[.S36];&quot;'&gt;&lt;time&gt;&quot;;[.O36];&quot;&lt;/time&gt;&lt;name&gt;&quot;;[.Q36];&quot;&lt;/name&gt;&lt;sym&gt;empty&lt;/sym&gt;&lt;type&gt;WPT&lt;/type&gt;&lt;/trkpt&gt;&quot;)" office:value-type="string" office:string-value="&lt;trkpt lat='35.138' lon='-146.058666666667'&gt;&lt;time&gt;2011-05-07T00:00:00-10:00&lt;/time&gt;&lt;name&gt;16&lt;/name&gt;&lt;sym&gt;empty&lt;/sym&gt;&lt;type&gt;WPT&lt;/type&gt;&lt;/trkpt&gt;">
            <text:p>&lt;trkpt lat='35.138' lon='-146.058666666667'&gt;&lt;time&gt;2011-05-07T00:00:00-10:00&lt;/time&gt;&lt;name&gt;16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5-08">
            <text:p>Sunday, May 8, 2011 <text:s/>00:00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36">
            <text:p>36</text:p>
          </table:table-cell>
          <table:table-cell table:style-name="ce24" office:value-type="float" office:value="5.1">
            <text:p>5.1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44">
            <text:p>144</text:p>
          </table:table-cell>
          <table:table-cell table:style-name="ce24" office:value-type="float" office:value="0.8">
            <text:p>0.80</text:p>
          </table:table-cell>
          <table:table-cell/>
          <table:table-cell table:formula="of:=DEGREES(ACOS((SIN(RADIANS(([.D36]+([.E36]/60)) * (IF((UPPER([.C36])=&quot;S&quot;); -1; 1)))) * SIN(RADIANS(([.D37]+([.E37]/60)) * (IF((UPPER([.C37])=&quot;S&quot;); -1; 1)))) + (COS(RADIANS(([.D36]+([.E36]/60)) * (IF((UPPER([.C36])=&quot;S&quot;); -1; 1)))) * COS(RADIANS(([.D37]+([.E37]/60)) * (IF((UPPER([.C37])=&quot;S&quot;); -1; 1)))) * COS(RADIANS(([.H37]+([.I37]/60)) * (IF((UPPER([.G37])=&quot;W&quot;); -1; 1))-([.H36]+([.I36]/60)) * (IF((UPPER([.G36])=&quot;W&quot;); -1; 1)))) )))) * 60" office:value-type="float" office:value="114.810751964881">
            <text:p>114.81</text:p>
          </table:table-cell>
          <table:table-cell table:style-name="ce20" table:formula="of:=([.A37]-[.A36])*24" office:value-type="float" office:value="24">
            <text:p>24.00</text:p>
          </table:table-cell>
          <table:table-cell table:formula="of:=[.K37]/[.L37]" office:value-type="float" office:value="4.78378133187003">
            <text:p>4.78</text:p>
          </table:table-cell>
          <table:table-cell/>
          <table:table-cell table:style-name="ce18" table:formula="of:=CONCATENATE(YEAR([.A37]);&quot;-&quot;;IF(LEN(MONTH([.A37]))=2;MONTH([.A37]);CONCATENATE(&quot;0&quot;;MONTH([.A37])));&quot;-&quot;;IF(LEN(DAY([.A37]))=2;DAY([.A37]);CONCATENATE(&quot;0&quot;;DAY([.A37])));&quot;T&quot;;IF(LEN(HOUR([.A37]))=2;HOUR([.A37]);CONCATENATE(&quot;0&quot;;HOUR([.A37])));&quot;:&quot;;IF(LEN(MINUTE([.A37]))=2;MINUTE([.A37]);CONCATENATE(&quot;0&quot;;MINUTE([.A37])));&quot;:&quot;;IF(LEN(SECOND([.A37]))=2;SECOND([.A37]);CONCATENATE(&quot;0&quot;;SECOND([.A37])));&quot;-10:00&quot;)" office:value-type="string" office:string-value="2011-05-08T00:00:00-10:00">
            <text:p>2011-05-08T00:00:00-10:00</text:p>
          </table:table-cell>
          <table:table-cell/>
          <table:table-cell table:formula="of:=[.Q36]+1" office:value-type="float" office:value="17">
            <text:p>17</text:p>
          </table:table-cell>
          <table:table-cell table:formula="of:=([.D37]+([.E37]/60)) * (IF((UPPER([.C37])=&quot;S&quot;); -1; 1))" office:value-type="float" office:value="36.085">
            <text:p>36.09</text:p>
          </table:table-cell>
          <table:table-cell table:formula="of:=([.H37]+([.I37]/60)) * (IF((UPPER([.G37])=&quot;W&quot;); -1; 1))" office:value-type="float" office:value="-144.013333333333">
            <text:p>-144.01</text:p>
          </table:table-cell>
          <table:table-cell table:formula="of:=CONCATENATE(&quot;&lt;trkpt lat='&quot;;[.R37];&quot;' lon='&quot;;[.S37];&quot;'&gt;&lt;time&gt;&quot;;[.O37];&quot;&lt;/time&gt;&lt;name&gt;&quot;;[.Q37];&quot;&lt;/name&gt;&lt;sym&gt;empty&lt;/sym&gt;&lt;type&gt;WPT&lt;/type&gt;&lt;/trkpt&gt;&quot;)" office:value-type="string" office:string-value="&lt;trkpt lat='36.085' lon='-144.013333333333'&gt;&lt;time&gt;2011-05-08T00:00:00-10:00&lt;/time&gt;&lt;name&gt;17&lt;/name&gt;&lt;sym&gt;empty&lt;/sym&gt;&lt;type&gt;WPT&lt;/type&gt;&lt;/trkpt&gt;">
            <text:p>&lt;trkpt lat='36.085' lon='-144.013333333333'&gt;&lt;time&gt;2011-05-08T00:00:00-10:00&lt;/time&gt;&lt;name&gt;17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5-09">
            <text:p>Monday, May 9, 2011 <text:s/>00:00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36">
            <text:p>36</text:p>
          </table:table-cell>
          <table:table-cell table:style-name="ce24" office:value-type="float" office:value="45.14">
            <text:p>45.14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41">
            <text:p>141</text:p>
          </table:table-cell>
          <table:table-cell table:style-name="ce24" office:value-type="float" office:value="33.82">
            <text:p>33.82</text:p>
          </table:table-cell>
          <table:table-cell/>
          <table:table-cell table:formula="of:=DEGREES(ACOS((SIN(RADIANS(([.D37]+([.E37]/60)) * (IF((UPPER([.C37])=&quot;S&quot;); -1; 1)))) * SIN(RADIANS(([.D38]+([.E38]/60)) * (IF((UPPER([.C38])=&quot;S&quot;); -1; 1)))) + (COS(RADIANS(([.D37]+([.E37]/60)) * (IF((UPPER([.C37])=&quot;S&quot;); -1; 1)))) * COS(RADIANS(([.D38]+([.E38]/60)) * (IF((UPPER([.C38])=&quot;S&quot;); -1; 1)))) * COS(RADIANS(([.H38]+([.I38]/60)) * (IF((UPPER([.G38])=&quot;W&quot;); -1; 1))-([.H37]+([.I37]/60)) * (IF((UPPER([.G37])=&quot;W&quot;); -1; 1)))) )))) * 60" office:value-type="float" office:value="124.863839774224">
            <text:p>124.86</text:p>
          </table:table-cell>
          <table:table-cell table:style-name="ce20" table:formula="of:=([.A38]-[.A37])*24" office:value-type="float" office:value="24">
            <text:p>24.00</text:p>
          </table:table-cell>
          <table:table-cell table:formula="of:=[.K38]/[.L38]" office:value-type="float" office:value="5.20265999059266">
            <text:p>5.2</text:p>
          </table:table-cell>
          <table:table-cell/>
          <table:table-cell table:style-name="ce18" table:formula="of:=CONCATENATE(YEAR([.A38]);&quot;-&quot;;IF(LEN(MONTH([.A38]))=2;MONTH([.A38]);CONCATENATE(&quot;0&quot;;MONTH([.A38])));&quot;-&quot;;IF(LEN(DAY([.A38]))=2;DAY([.A38]);CONCATENATE(&quot;0&quot;;DAY([.A38])));&quot;T&quot;;IF(LEN(HOUR([.A38]))=2;HOUR([.A38]);CONCATENATE(&quot;0&quot;;HOUR([.A38])));&quot;:&quot;;IF(LEN(MINUTE([.A38]))=2;MINUTE([.A38]);CONCATENATE(&quot;0&quot;;MINUTE([.A38])));&quot;:&quot;;IF(LEN(SECOND([.A38]))=2;SECOND([.A38]);CONCATENATE(&quot;0&quot;;SECOND([.A38])));&quot;-10:00&quot;)" office:value-type="string" office:string-value="2011-05-09T00:00:00-10:00">
            <text:p>2011-05-09T00:00:00-10:00</text:p>
          </table:table-cell>
          <table:table-cell/>
          <table:table-cell table:formula="of:=[.Q37]+1" office:value-type="float" office:value="18">
            <text:p>18</text:p>
          </table:table-cell>
          <table:table-cell table:formula="of:=([.D38]+([.E38]/60)) * (IF((UPPER([.C38])=&quot;S&quot;); -1; 1))" office:value-type="float" office:value="36.7523333333333">
            <text:p>36.75</text:p>
          </table:table-cell>
          <table:table-cell table:formula="of:=([.H38]+([.I38]/60)) * (IF((UPPER([.G38])=&quot;W&quot;); -1; 1))" office:value-type="float" office:value="-141.563666666667">
            <text:p>-141.56</text:p>
          </table:table-cell>
          <table:table-cell table:formula="of:=CONCATENATE(&quot;&lt;trkpt lat='&quot;;[.R38];&quot;' lon='&quot;;[.S38];&quot;'&gt;&lt;time&gt;&quot;;[.O38];&quot;&lt;/time&gt;&lt;name&gt;&quot;;[.Q38];&quot;&lt;/name&gt;&lt;sym&gt;empty&lt;/sym&gt;&lt;type&gt;WPT&lt;/type&gt;&lt;/trkpt&gt;&quot;)" office:value-type="string" office:string-value="&lt;trkpt lat='36.7523333333333' lon='-141.563666666667'&gt;&lt;time&gt;2011-05-09T00:00:00-10:00&lt;/time&gt;&lt;name&gt;18&lt;/name&gt;&lt;sym&gt;empty&lt;/sym&gt;&lt;type&gt;WPT&lt;/type&gt;&lt;/trkpt&gt;">
            <text:p>&lt;trkpt lat='36.7523333333333' lon='-141.563666666667'&gt;&lt;time&gt;2011-05-09T00:00:00-10:00&lt;/time&gt;&lt;name&gt;18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5-10">
            <text:p>Tuesday, May 10, 2011 <text:s/>00:00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37">
            <text:p>37</text:p>
          </table:table-cell>
          <table:table-cell table:style-name="ce24" office:value-type="float" office:value="11.51">
            <text:p>11.51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41">
            <text:p>141</text:p>
          </table:table-cell>
          <table:table-cell table:style-name="ce24" office:value-type="float" office:value="9.63">
            <text:p>9.63</text:p>
          </table:table-cell>
          <table:table-cell/>
          <table:table-cell table:formula="of:=DEGREES(ACOS((SIN(RADIANS(([.D38]+([.E38]/60)) * (IF((UPPER([.C38])=&quot;S&quot;); -1; 1)))) * SIN(RADIANS(([.D39]+([.E39]/60)) * (IF((UPPER([.C39])=&quot;S&quot;); -1; 1)))) + (COS(RADIANS(([.D38]+([.E38]/60)) * (IF((UPPER([.C38])=&quot;S&quot;); -1; 1)))) * COS(RADIANS(([.D39]+([.E39]/60)) * (IF((UPPER([.C39])=&quot;S&quot;); -1; 1)))) * COS(RADIANS(([.H39]+([.I39]/60)) * (IF((UPPER([.G39])=&quot;W&quot;); -1; 1))-([.H38]+([.I38]/60)) * (IF((UPPER([.G38])=&quot;W&quot;); -1; 1)))) )))) * 60" office:value-type="float" office:value="32.6935607553425">
            <text:p>32.69</text:p>
          </table:table-cell>
          <table:table-cell table:style-name="ce20" table:formula="of:=([.A39]-[.A38])*24" office:value-type="float" office:value="24">
            <text:p>24.00</text:p>
          </table:table-cell>
          <table:table-cell table:formula="of:=[.K39]/[.L39]" office:value-type="float" office:value="1.36223169813927">
            <text:p>1.36</text:p>
          </table:table-cell>
          <table:table-cell/>
          <table:table-cell table:style-name="ce18" table:formula="of:=CONCATENATE(YEAR([.A39]);&quot;-&quot;;IF(LEN(MONTH([.A39]))=2;MONTH([.A39]);CONCATENATE(&quot;0&quot;;MONTH([.A39])));&quot;-&quot;;IF(LEN(DAY([.A39]))=2;DAY([.A39]);CONCATENATE(&quot;0&quot;;DAY([.A39])));&quot;T&quot;;IF(LEN(HOUR([.A39]))=2;HOUR([.A39]);CONCATENATE(&quot;0&quot;;HOUR([.A39])));&quot;:&quot;;IF(LEN(MINUTE([.A39]))=2;MINUTE([.A39]);CONCATENATE(&quot;0&quot;;MINUTE([.A39])));&quot;:&quot;;IF(LEN(SECOND([.A39]))=2;SECOND([.A39]);CONCATENATE(&quot;0&quot;;SECOND([.A39])));&quot;-10:00&quot;)" office:value-type="string" office:string-value="2011-05-10T00:00:00-10:00">
            <text:p>2011-05-10T00:00:00-10:00</text:p>
          </table:table-cell>
          <table:table-cell/>
          <table:table-cell table:formula="of:=[.Q38]+1" office:value-type="float" office:value="19">
            <text:p>19</text:p>
          </table:table-cell>
          <table:table-cell table:formula="of:=([.D39]+([.E39]/60)) * (IF((UPPER([.C39])=&quot;S&quot;); -1; 1))" office:value-type="float" office:value="37.1918333333333">
            <text:p>37.19</text:p>
          </table:table-cell>
          <table:table-cell table:formula="of:=([.H39]+([.I39]/60)) * (IF((UPPER([.G39])=&quot;W&quot;); -1; 1))" office:value-type="float" office:value="-141.1605">
            <text:p>-141.16</text:p>
          </table:table-cell>
          <table:table-cell table:formula="of:=CONCATENATE(&quot;&lt;trkpt lat='&quot;;[.R39];&quot;' lon='&quot;;[.S39];&quot;'&gt;&lt;time&gt;&quot;;[.O39];&quot;&lt;/time&gt;&lt;name&gt;&quot;;[.Q39];&quot;&lt;/name&gt;&lt;sym&gt;empty&lt;/sym&gt;&lt;type&gt;WPT&lt;/type&gt;&lt;/trkpt&gt;&quot;)" office:value-type="string" office:string-value="&lt;trkpt lat='37.1918333333333' lon='-141.1605'&gt;&lt;time&gt;2011-05-10T00:00:00-10:00&lt;/time&gt;&lt;name&gt;19&lt;/name&gt;&lt;sym&gt;empty&lt;/sym&gt;&lt;type&gt;WPT&lt;/type&gt;&lt;/trkpt&gt;">
            <text:p>&lt;trkpt lat='37.1918333333333' lon='-141.1605'&gt;&lt;time&gt;2011-05-10T00:00:00-10:00&lt;/time&gt;&lt;name&gt;19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5-11">
            <text:p>Wednesday, May 11, 2011 <text:s/>00:00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37">
            <text:p>37</text:p>
          </table:table-cell>
          <table:table-cell table:style-name="ce24" office:value-type="float" office:value="32.37">
            <text:p>32.37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39">
            <text:p>139</text:p>
          </table:table-cell>
          <table:table-cell table:style-name="ce24" office:value-type="float" office:value="47.02">
            <text:p>47.02</text:p>
          </table:table-cell>
          <table:table-cell/>
          <table:table-cell table:formula="of:=DEGREES(ACOS((SIN(RADIANS(([.D39]+([.E39]/60)) * (IF((UPPER([.C39])=&quot;S&quot;); -1; 1)))) * SIN(RADIANS(([.D40]+([.E40]/60)) * (IF((UPPER([.C40])=&quot;S&quot;); -1; 1)))) + (COS(RADIANS(([.D39]+([.E39]/60)) * (IF((UPPER([.C39])=&quot;S&quot;); -1; 1)))) * COS(RADIANS(([.D40]+([.E40]/60)) * (IF((UPPER([.C40])=&quot;S&quot;); -1; 1)))) * COS(RADIANS(([.H40]+([.I40]/60)) * (IF((UPPER([.G40])=&quot;W&quot;); -1; 1))-([.H39]+([.I39]/60)) * (IF((UPPER([.G39])=&quot;W&quot;); -1; 1)))) )))) * 60" office:value-type="float" office:value="68.8899271622336">
            <text:p>68.89</text:p>
          </table:table-cell>
          <table:table-cell table:style-name="ce20" table:formula="of:=([.A40]-[.A39])*24" office:value-type="float" office:value="24">
            <text:p>24.00</text:p>
          </table:table-cell>
          <table:table-cell table:formula="of:=[.K40]/[.L40]" office:value-type="float" office:value="2.87041363175973">
            <text:p>2.87</text:p>
          </table:table-cell>
          <table:table-cell/>
          <table:table-cell table:style-name="ce18" table:formula="of:=CONCATENATE(YEAR([.A40]);&quot;-&quot;;IF(LEN(MONTH([.A40]))=2;MONTH([.A40]);CONCATENATE(&quot;0&quot;;MONTH([.A40])));&quot;-&quot;;IF(LEN(DAY([.A40]))=2;DAY([.A40]);CONCATENATE(&quot;0&quot;;DAY([.A40])));&quot;T&quot;;IF(LEN(HOUR([.A40]))=2;HOUR([.A40]);CONCATENATE(&quot;0&quot;;HOUR([.A40])));&quot;:&quot;;IF(LEN(MINUTE([.A40]))=2;MINUTE([.A40]);CONCATENATE(&quot;0&quot;;MINUTE([.A40])));&quot;:&quot;;IF(LEN(SECOND([.A40]))=2;SECOND([.A40]);CONCATENATE(&quot;0&quot;;SECOND([.A40])));&quot;-10:00&quot;)" office:value-type="string" office:string-value="2011-05-11T00:00:00-10:00">
            <text:p>2011-05-11T00:00:00-10:00</text:p>
          </table:table-cell>
          <table:table-cell/>
          <table:table-cell table:formula="of:=[.Q39]+1" office:value-type="float" office:value="20">
            <text:p>20</text:p>
          </table:table-cell>
          <table:table-cell table:formula="of:=([.D40]+([.E40]/60)) * (IF((UPPER([.C40])=&quot;S&quot;); -1; 1))" office:value-type="float" office:value="37.5395">
            <text:p>37.54</text:p>
          </table:table-cell>
          <table:table-cell table:formula="of:=([.H40]+([.I40]/60)) * (IF((UPPER([.G40])=&quot;W&quot;); -1; 1))" office:value-type="float" office:value="-139.783666666667">
            <text:p>-139.78</text:p>
          </table:table-cell>
          <table:table-cell table:formula="of:=CONCATENATE(&quot;&lt;trkpt lat='&quot;;[.R40];&quot;' lon='&quot;;[.S40];&quot;'&gt;&lt;time&gt;&quot;;[.O40];&quot;&lt;/time&gt;&lt;name&gt;&quot;;[.Q40];&quot;&lt;/name&gt;&lt;sym&gt;empty&lt;/sym&gt;&lt;type&gt;WPT&lt;/type&gt;&lt;/trkpt&gt;&quot;)" office:value-type="string" office:string-value="&lt;trkpt lat='37.5395' lon='-139.783666666667'&gt;&lt;time&gt;2011-05-11T00:00:00-10:00&lt;/time&gt;&lt;name&gt;20&lt;/name&gt;&lt;sym&gt;empty&lt;/sym&gt;&lt;type&gt;WPT&lt;/type&gt;&lt;/trkpt&gt;">
            <text:p>&lt;trkpt lat='37.5395' lon='-139.783666666667'&gt;&lt;time&gt;2011-05-11T00:00:00-10:00&lt;/time&gt;&lt;name&gt;20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5-12">
            <text:p>Thursday, May 12, 2011 <text:s/>00:00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38">
            <text:p>38</text:p>
          </table:table-cell>
          <table:table-cell table:style-name="ce24" office:value-type="float" office:value="19">
            <text:p>19.0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37">
            <text:p>137</text:p>
          </table:table-cell>
          <table:table-cell table:style-name="ce24" office:value-type="float" office:value="18.38">
            <text:p>18.38</text:p>
          </table:table-cell>
          <table:table-cell/>
          <table:table-cell table:formula="of:=DEGREES(ACOS((SIN(RADIANS(([.D40]+([.E40]/60)) * (IF((UPPER([.C40])=&quot;S&quot;); -1; 1)))) * SIN(RADIANS(([.D41]+([.E41]/60)) * (IF((UPPER([.C41])=&quot;S&quot;); -1; 1)))) + (COS(RADIANS(([.D40]+([.E40]/60)) * (IF((UPPER([.C40])=&quot;S&quot;); -1; 1)))) * COS(RADIANS(([.D41]+([.E41]/60)) * (IF((UPPER([.C41])=&quot;S&quot;); -1; 1)))) * COS(RADIANS(([.H41]+([.I41]/60)) * (IF((UPPER([.G41])=&quot;W&quot;); -1; 1))-([.H40]+([.I40]/60)) * (IF((UPPER([.G40])=&quot;W&quot;); -1; 1)))) )))) * 60" office:value-type="float" office:value="126.171590991026">
            <text:p>126.17</text:p>
          </table:table-cell>
          <table:table-cell table:style-name="ce20" table:formula="of:=([.A41]-[.A40])*24" office:value-type="float" office:value="24">
            <text:p>24.00</text:p>
          </table:table-cell>
          <table:table-cell table:formula="of:=[.K41]/[.L41]" office:value-type="float" office:value="5.25714962462608">
            <text:p>5.26</text:p>
          </table:table-cell>
          <table:table-cell/>
          <table:table-cell table:style-name="ce18" table:formula="of:=CONCATENATE(YEAR([.A41]);&quot;-&quot;;IF(LEN(MONTH([.A41]))=2;MONTH([.A41]);CONCATENATE(&quot;0&quot;;MONTH([.A41])));&quot;-&quot;;IF(LEN(DAY([.A41]))=2;DAY([.A41]);CONCATENATE(&quot;0&quot;;DAY([.A41])));&quot;T&quot;;IF(LEN(HOUR([.A41]))=2;HOUR([.A41]);CONCATENATE(&quot;0&quot;;HOUR([.A41])));&quot;:&quot;;IF(LEN(MINUTE([.A41]))=2;MINUTE([.A41]);CONCATENATE(&quot;0&quot;;MINUTE([.A41])));&quot;:&quot;;IF(LEN(SECOND([.A41]))=2;SECOND([.A41]);CONCATENATE(&quot;0&quot;;SECOND([.A41])));&quot;-10:00&quot;)" office:value-type="string" office:string-value="2011-05-12T00:00:00-10:00">
            <text:p>2011-05-12T00:00:00-10:00</text:p>
          </table:table-cell>
          <table:table-cell/>
          <table:table-cell table:formula="of:=[.Q40]+1" office:value-type="float" office:value="21">
            <text:p>21</text:p>
          </table:table-cell>
          <table:table-cell table:formula="of:=([.D41]+([.E41]/60)) * (IF((UPPER([.C41])=&quot;S&quot;); -1; 1))" office:value-type="float" office:value="38.3166666666667">
            <text:p>38.32</text:p>
          </table:table-cell>
          <table:table-cell table:formula="of:=([.H41]+([.I41]/60)) * (IF((UPPER([.G41])=&quot;W&quot;); -1; 1))" office:value-type="float" office:value="-137.306333333333">
            <text:p>-137.31</text:p>
          </table:table-cell>
          <table:table-cell table:formula="of:=CONCATENATE(&quot;&lt;trkpt lat='&quot;;[.R41];&quot;' lon='&quot;;[.S41];&quot;'&gt;&lt;time&gt;&quot;;[.O41];&quot;&lt;/time&gt;&lt;name&gt;&quot;;[.Q41];&quot;&lt;/name&gt;&lt;sym&gt;empty&lt;/sym&gt;&lt;type&gt;WPT&lt;/type&gt;&lt;/trkpt&gt;&quot;)" office:value-type="string" office:string-value="&lt;trkpt lat='38.3166666666667' lon='-137.306333333333'&gt;&lt;time&gt;2011-05-12T00:00:00-10:00&lt;/time&gt;&lt;name&gt;21&lt;/name&gt;&lt;sym&gt;empty&lt;/sym&gt;&lt;type&gt;WPT&lt;/type&gt;&lt;/trkpt&gt;">
            <text:p>&lt;trkpt lat='38.3166666666667' lon='-137.306333333333'&gt;&lt;time&gt;2011-05-12T00:00:00-10:00&lt;/time&gt;&lt;name&gt;21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5-13">
            <text:p>Friday, May 13, 2011 <text:s/>00:00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38">
            <text:p>38</text:p>
          </table:table-cell>
          <table:table-cell table:style-name="ce24" office:value-type="float" office:value="41.42">
            <text:p>41.42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35">
            <text:p>135</text:p>
          </table:table-cell>
          <table:table-cell table:style-name="ce24" office:value-type="float" office:value="34.26">
            <text:p>34.26</text:p>
          </table:table-cell>
          <table:table-cell/>
          <table:table-cell table:formula="of:=DEGREES(ACOS((SIN(RADIANS(([.D41]+([.E41]/60)) * (IF((UPPER([.C41])=&quot;S&quot;); -1; 1)))) * SIN(RADIANS(([.D42]+([.E42]/60)) * (IF((UPPER([.C42])=&quot;S&quot;); -1; 1)))) + (COS(RADIANS(([.D41]+([.E41]/60)) * (IF((UPPER([.C41])=&quot;S&quot;); -1; 1)))) * COS(RADIANS(([.D42]+([.E42]/60)) * (IF((UPPER([.C42])=&quot;S&quot;); -1; 1)))) * COS(RADIANS(([.H42]+([.I42]/60)) * (IF((UPPER([.G42])=&quot;W&quot;); -1; 1))-([.H41]+([.I41]/60)) * (IF((UPPER([.G41])=&quot;W&quot;); -1; 1)))) )))) * 60" office:value-type="float" office:value="84.5078559110928">
            <text:p>84.51</text:p>
          </table:table-cell>
          <table:table-cell table:style-name="ce20" table:formula="of:=([.A42]-[.A41])*24" office:value-type="float" office:value="24">
            <text:p>24.00</text:p>
          </table:table-cell>
          <table:table-cell table:formula="of:=[.K42]/[.L42]" office:value-type="float" office:value="3.5211606629622">
            <text:p>3.52</text:p>
          </table:table-cell>
          <table:table-cell/>
          <table:table-cell table:style-name="ce18" table:formula="of:=CONCATENATE(YEAR([.A42]);&quot;-&quot;;IF(LEN(MONTH([.A42]))=2;MONTH([.A42]);CONCATENATE(&quot;0&quot;;MONTH([.A42])));&quot;-&quot;;IF(LEN(DAY([.A42]))=2;DAY([.A42]);CONCATENATE(&quot;0&quot;;DAY([.A42])));&quot;T&quot;;IF(LEN(HOUR([.A42]))=2;HOUR([.A42]);CONCATENATE(&quot;0&quot;;HOUR([.A42])));&quot;:&quot;;IF(LEN(MINUTE([.A42]))=2;MINUTE([.A42]);CONCATENATE(&quot;0&quot;;MINUTE([.A42])));&quot;:&quot;;IF(LEN(SECOND([.A42]))=2;SECOND([.A42]);CONCATENATE(&quot;0&quot;;SECOND([.A42])));&quot;-10:00&quot;)" office:value-type="string" office:string-value="2011-05-13T00:00:00-10:00">
            <text:p>2011-05-13T00:00:00-10:00</text:p>
          </table:table-cell>
          <table:table-cell/>
          <table:table-cell table:formula="of:=[.Q41]+1" office:value-type="float" office:value="22">
            <text:p>22</text:p>
          </table:table-cell>
          <table:table-cell table:formula="of:=([.D42]+([.E42]/60)) * (IF((UPPER([.C42])=&quot;S&quot;); -1; 1))" office:value-type="float" office:value="38.6903333333333">
            <text:p>38.69</text:p>
          </table:table-cell>
          <table:table-cell table:formula="of:=([.H42]+([.I42]/60)) * (IF((UPPER([.G42])=&quot;W&quot;); -1; 1))" office:value-type="float" office:value="-135.571">
            <text:p>-135.57</text:p>
          </table:table-cell>
          <table:table-cell table:formula="of:=CONCATENATE(&quot;&lt;trkpt lat='&quot;;[.R42];&quot;' lon='&quot;;[.S42];&quot;'&gt;&lt;time&gt;&quot;;[.O42];&quot;&lt;/time&gt;&lt;name&gt;&quot;;[.Q42];&quot;&lt;/name&gt;&lt;sym&gt;empty&lt;/sym&gt;&lt;type&gt;WPT&lt;/type&gt;&lt;/trkpt&gt;&quot;)" office:value-type="string" office:string-value="&lt;trkpt lat='38.6903333333333' lon='-135.571'&gt;&lt;time&gt;2011-05-13T00:00:00-10:00&lt;/time&gt;&lt;name&gt;22&lt;/name&gt;&lt;sym&gt;empty&lt;/sym&gt;&lt;type&gt;WPT&lt;/type&gt;&lt;/trkpt&gt;">
            <text:p>&lt;trkpt lat='38.6903333333333' lon='-135.571'&gt;&lt;time&gt;2011-05-13T00:00:00-10:00&lt;/time&gt;&lt;name&gt;22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5-14">
            <text:p>Saturday, May 14, 2011 <text:s/>00:00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38">
            <text:p>38</text:p>
          </table:table-cell>
          <table:table-cell table:style-name="ce24" office:value-type="float" office:value="56.6">
            <text:p>56.60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33">
            <text:p>133</text:p>
          </table:table-cell>
          <table:table-cell table:style-name="ce24" office:value-type="float" office:value="8.69">
            <text:p>8.69</text:p>
          </table:table-cell>
          <table:table-cell/>
          <table:table-cell table:formula="of:=DEGREES(ACOS((SIN(RADIANS(([.D42]+([.E42]/60)) * (IF((UPPER([.C42])=&quot;S&quot;); -1; 1)))) * SIN(RADIANS(([.D43]+([.E43]/60)) * (IF((UPPER([.C43])=&quot;S&quot;); -1; 1)))) + (COS(RADIANS(([.D42]+([.E42]/60)) * (IF((UPPER([.C42])=&quot;S&quot;); -1; 1)))) * COS(RADIANS(([.D43]+([.E43]/60)) * (IF((UPPER([.C43])=&quot;S&quot;); -1; 1)))) * COS(RADIANS(([.H43]+([.I43]/60)) * (IF((UPPER([.G43])=&quot;W&quot;); -1; 1))-([.H42]+([.I42]/60)) * (IF((UPPER([.G42])=&quot;W&quot;); -1; 1)))) )))) * 60" office:value-type="float" office:value="114.429170216546">
            <text:p>114.43</text:p>
          </table:table-cell>
          <table:table-cell table:style-name="ce20" table:formula="of:=([.A43]-[.A42])*24" office:value-type="float" office:value="24">
            <text:p>24.00</text:p>
          </table:table-cell>
          <table:table-cell table:formula="of:=[.K43]/[.L43]" office:value-type="float" office:value="4.76788209235608">
            <text:p>4.77</text:p>
          </table:table-cell>
          <table:table-cell/>
          <table:table-cell table:style-name="ce18" table:formula="of:=CONCATENATE(YEAR([.A43]);&quot;-&quot;;IF(LEN(MONTH([.A43]))=2;MONTH([.A43]);CONCATENATE(&quot;0&quot;;MONTH([.A43])));&quot;-&quot;;IF(LEN(DAY([.A43]))=2;DAY([.A43]);CONCATENATE(&quot;0&quot;;DAY([.A43])));&quot;T&quot;;IF(LEN(HOUR([.A43]))=2;HOUR([.A43]);CONCATENATE(&quot;0&quot;;HOUR([.A43])));&quot;:&quot;;IF(LEN(MINUTE([.A43]))=2;MINUTE([.A43]);CONCATENATE(&quot;0&quot;;MINUTE([.A43])));&quot;:&quot;;IF(LEN(SECOND([.A43]))=2;SECOND([.A43]);CONCATENATE(&quot;0&quot;;SECOND([.A43])));&quot;-10:00&quot;)" office:value-type="string" office:string-value="2011-05-14T00:00:00-10:00">
            <text:p>2011-05-14T00:00:00-10:00</text:p>
          </table:table-cell>
          <table:table-cell/>
          <table:table-cell table:formula="of:=[.Q42]+1" office:value-type="float" office:value="23">
            <text:p>23</text:p>
          </table:table-cell>
          <table:table-cell table:formula="of:=([.D43]+([.E43]/60)) * (IF((UPPER([.C43])=&quot;S&quot;); -1; 1))" office:value-type="float" office:value="38.9433333333333">
            <text:p>38.94</text:p>
          </table:table-cell>
          <table:table-cell table:formula="of:=([.H43]+([.I43]/60)) * (IF((UPPER([.G43])=&quot;W&quot;); -1; 1))" office:value-type="float" office:value="-133.144833333333">
            <text:p>-133.14</text:p>
          </table:table-cell>
          <table:table-cell table:formula="of:=CONCATENATE(&quot;&lt;trkpt lat='&quot;;[.R43];&quot;' lon='&quot;;[.S43];&quot;'&gt;&lt;time&gt;&quot;;[.O43];&quot;&lt;/time&gt;&lt;name&gt;&quot;;[.Q43];&quot;&lt;/name&gt;&lt;sym&gt;empty&lt;/sym&gt;&lt;type&gt;WPT&lt;/type&gt;&lt;/trkpt&gt;&quot;)" office:value-type="string" office:string-value="&lt;trkpt lat='38.9433333333333' lon='-133.144833333333'&gt;&lt;time&gt;2011-05-14T00:00:00-10:00&lt;/time&gt;&lt;name&gt;23&lt;/name&gt;&lt;sym&gt;empty&lt;/sym&gt;&lt;type&gt;WPT&lt;/type&gt;&lt;/trkpt&gt;">
            <text:p>&lt;trkpt lat='38.9433333333333' lon='-133.144833333333'&gt;&lt;time&gt;2011-05-14T00:00:00-10:00&lt;/time&gt;&lt;name&gt;23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5-15">
            <text:p>Sunday, May 15, 2011 <text:s/>00:00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38">
            <text:p>38</text:p>
          </table:table-cell>
          <table:table-cell table:style-name="ce24" office:value-type="float" office:value="47.41">
            <text:p>47.41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30">
            <text:p>130</text:p>
          </table:table-cell>
          <table:table-cell table:style-name="ce24" office:value-type="float" office:value="30.79">
            <text:p>30.79</text:p>
          </table:table-cell>
          <table:table-cell/>
          <table:table-cell table:formula="of:=DEGREES(ACOS((SIN(RADIANS(([.D43]+([.E43]/60)) * (IF((UPPER([.C43])=&quot;S&quot;); -1; 1)))) * SIN(RADIANS(([.D44]+([.E44]/60)) * (IF((UPPER([.C44])=&quot;S&quot;); -1; 1)))) + (COS(RADIANS(([.D43]+([.E43]/60)) * (IF((UPPER([.C43])=&quot;S&quot;); -1; 1)))) * COS(RADIANS(([.D44]+([.E44]/60)) * (IF((UPPER([.C44])=&quot;S&quot;); -1; 1)))) * COS(RADIANS(([.H44]+([.I44]/60)) * (IF((UPPER([.G44])=&quot;W&quot;); -1; 1))-([.H43]+([.I43]/60)) * (IF((UPPER([.G43])=&quot;W&quot;); -1; 1)))) )))) * 60" office:value-type="float" office:value="123.280763355609">
            <text:p>123.28</text:p>
          </table:table-cell>
          <table:table-cell table:style-name="ce20" table:formula="of:=([.A44]-[.A43])*24" office:value-type="float" office:value="24">
            <text:p>24.00</text:p>
          </table:table-cell>
          <table:table-cell table:formula="of:=[.K44]/[.L44]" office:value-type="float" office:value="5.13669847315038">
            <text:p>5.14</text:p>
          </table:table-cell>
          <table:table-cell/>
          <table:table-cell table:style-name="ce18" table:formula="of:=CONCATENATE(YEAR([.A44]);&quot;-&quot;;IF(LEN(MONTH([.A44]))=2;MONTH([.A44]);CONCATENATE(&quot;0&quot;;MONTH([.A44])));&quot;-&quot;;IF(LEN(DAY([.A44]))=2;DAY([.A44]);CONCATENATE(&quot;0&quot;;DAY([.A44])));&quot;T&quot;;IF(LEN(HOUR([.A44]))=2;HOUR([.A44]);CONCATENATE(&quot;0&quot;;HOUR([.A44])));&quot;:&quot;;IF(LEN(MINUTE([.A44]))=2;MINUTE([.A44]);CONCATENATE(&quot;0&quot;;MINUTE([.A44])));&quot;:&quot;;IF(LEN(SECOND([.A44]))=2;SECOND([.A44]);CONCATENATE(&quot;0&quot;;SECOND([.A44])));&quot;-10:00&quot;)" office:value-type="string" office:string-value="2011-05-15T00:00:00-10:00">
            <text:p>2011-05-15T00:00:00-10:00</text:p>
          </table:table-cell>
          <table:table-cell/>
          <table:table-cell table:formula="of:=[.Q43]+1" office:value-type="float" office:value="24">
            <text:p>24</text:p>
          </table:table-cell>
          <table:table-cell table:formula="of:=([.D44]+([.E44]/60)) * (IF((UPPER([.C44])=&quot;S&quot;); -1; 1))" office:value-type="float" office:value="38.7901666666667">
            <text:p>38.79</text:p>
          </table:table-cell>
          <table:table-cell table:formula="of:=([.H44]+([.I44]/60)) * (IF((UPPER([.G44])=&quot;W&quot;); -1; 1))" office:value-type="float" office:value="-130.513166666667">
            <text:p>-130.51</text:p>
          </table:table-cell>
          <table:table-cell table:formula="of:=CONCATENATE(&quot;&lt;trkpt lat='&quot;;[.R44];&quot;' lon='&quot;;[.S44];&quot;'&gt;&lt;time&gt;&quot;;[.O44];&quot;&lt;/time&gt;&lt;name&gt;&quot;;[.Q44];&quot;&lt;/name&gt;&lt;sym&gt;empty&lt;/sym&gt;&lt;type&gt;WPT&lt;/type&gt;&lt;/trkpt&gt;&quot;)" office:value-type="string" office:string-value="&lt;trkpt lat='38.7901666666667' lon='-130.513166666667'&gt;&lt;time&gt;2011-05-15T00:00:00-10:00&lt;/time&gt;&lt;name&gt;24&lt;/name&gt;&lt;sym&gt;empty&lt;/sym&gt;&lt;type&gt;WPT&lt;/type&gt;&lt;/trkpt&gt;">
            <text:p>&lt;trkpt lat='38.7901666666667' lon='-130.513166666667'&gt;&lt;time&gt;2011-05-15T00:00:00-10:00&lt;/time&gt;&lt;name&gt;24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5-16">
            <text:p>Monday, May 16, 2011 <text:s/>00:00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38">
            <text:p>38</text:p>
          </table:table-cell>
          <table:table-cell table:style-name="ce24" office:value-type="float" office:value="18.88">
            <text:p>18.88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28">
            <text:p>128</text:p>
          </table:table-cell>
          <table:table-cell table:style-name="ce24" office:value-type="float" office:value="37.85">
            <text:p>37.85</text:p>
          </table:table-cell>
          <table:table-cell/>
          <table:table-cell table:formula="of:=DEGREES(ACOS((SIN(RADIANS(([.D44]+([.E44]/60)) * (IF((UPPER([.C44])=&quot;S&quot;); -1; 1)))) * SIN(RADIANS(([.D45]+([.E45]/60)) * (IF((UPPER([.C45])=&quot;S&quot;); -1; 1)))) + (COS(RADIANS(([.D44]+([.E44]/60)) * (IF((UPPER([.C44])=&quot;S&quot;); -1; 1)))) * COS(RADIANS(([.D45]+([.E45]/60)) * (IF((UPPER([.C45])=&quot;S&quot;); -1; 1)))) * COS(RADIANS(([.H45]+([.I45]/60)) * (IF((UPPER([.G45])=&quot;W&quot;); -1; 1))-([.H44]+([.I44]/60)) * (IF((UPPER([.G44])=&quot;W&quot;); -1; 1)))) )))) * 60" office:value-type="float" office:value="92.8147766704432">
            <text:p>92.81</text:p>
          </table:table-cell>
          <table:table-cell table:style-name="ce20" table:formula="of:=([.A45]-[.A44])*24" office:value-type="float" office:value="24">
            <text:p>24.00</text:p>
          </table:table-cell>
          <table:table-cell table:formula="of:=[.K45]/[.L45]" office:value-type="float" office:value="3.86728236126847">
            <text:p>3.87</text:p>
          </table:table-cell>
          <table:table-cell/>
          <table:table-cell table:style-name="ce18" table:formula="of:=CONCATENATE(YEAR([.A45]);&quot;-&quot;;IF(LEN(MONTH([.A45]))=2;MONTH([.A45]);CONCATENATE(&quot;0&quot;;MONTH([.A45])));&quot;-&quot;;IF(LEN(DAY([.A45]))=2;DAY([.A45]);CONCATENATE(&quot;0&quot;;DAY([.A45])));&quot;T&quot;;IF(LEN(HOUR([.A45]))=2;HOUR([.A45]);CONCATENATE(&quot;0&quot;;HOUR([.A45])));&quot;:&quot;;IF(LEN(MINUTE([.A45]))=2;MINUTE([.A45]);CONCATENATE(&quot;0&quot;;MINUTE([.A45])));&quot;:&quot;;IF(LEN(SECOND([.A45]))=2;SECOND([.A45]);CONCATENATE(&quot;0&quot;;SECOND([.A45])));&quot;-10:00&quot;)" office:value-type="string" office:string-value="2011-05-16T00:00:00-10:00">
            <text:p>2011-05-16T00:00:00-10:00</text:p>
          </table:table-cell>
          <table:table-cell/>
          <table:table-cell table:formula="of:=[.Q44]+1" office:value-type="float" office:value="25">
            <text:p>25</text:p>
          </table:table-cell>
          <table:table-cell table:formula="of:=([.D45]+([.E45]/60)) * (IF((UPPER([.C45])=&quot;S&quot;); -1; 1))" office:value-type="float" office:value="38.3146666666667">
            <text:p>38.31</text:p>
          </table:table-cell>
          <table:table-cell table:formula="of:=([.H45]+([.I45]/60)) * (IF((UPPER([.G45])=&quot;W&quot;); -1; 1))" office:value-type="float" office:value="-128.630833333333">
            <text:p>-128.63</text:p>
          </table:table-cell>
          <table:table-cell table:formula="of:=CONCATENATE(&quot;&lt;trkpt lat='&quot;;[.R45];&quot;' lon='&quot;;[.S45];&quot;'&gt;&lt;time&gt;&quot;;[.O45];&quot;&lt;/time&gt;&lt;name&gt;&quot;;[.Q45];&quot;&lt;/name&gt;&lt;sym&gt;empty&lt;/sym&gt;&lt;type&gt;WPT&lt;/type&gt;&lt;/trkpt&gt;&quot;)" office:value-type="string" office:string-value="&lt;trkpt lat='38.3146666666667' lon='-128.630833333333'&gt;&lt;time&gt;2011-05-16T00:00:00-10:00&lt;/time&gt;&lt;name&gt;25&lt;/name&gt;&lt;sym&gt;empty&lt;/sym&gt;&lt;type&gt;WPT&lt;/type&gt;&lt;/trkpt&gt;">
            <text:p>&lt;trkpt lat='38.3146666666667' lon='-128.630833333333'&gt;&lt;time&gt;2011-05-16T00:00:00-10:00&lt;/time&gt;&lt;name&gt;25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5-17">
            <text:p>Tuesday, May 17, 2011 <text:s/>00:00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38">
            <text:p>38</text:p>
          </table:table-cell>
          <table:table-cell table:style-name="ce24" office:value-type="float" office:value="32.58">
            <text:p>32.58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27">
            <text:p>127</text:p>
          </table:table-cell>
          <table:table-cell table:style-name="ce24" office:value-type="float" office:value="56.16">
            <text:p>56.16</text:p>
          </table:table-cell>
          <table:table-cell/>
          <table:table-cell table:formula="of:=DEGREES(ACOS((SIN(RADIANS(([.D45]+([.E45]/60)) * (IF((UPPER([.C45])=&quot;S&quot;); -1; 1)))) * SIN(RADIANS(([.D46]+([.E46]/60)) * (IF((UPPER([.C46])=&quot;S&quot;); -1; 1)))) + (COS(RADIANS(([.D45]+([.E45]/60)) * (IF((UPPER([.C45])=&quot;S&quot;); -1; 1)))) * COS(RADIANS(([.D46]+([.E46]/60)) * (IF((UPPER([.C46])=&quot;S&quot;); -1; 1)))) * COS(RADIANS(([.H46]+([.I46]/60)) * (IF((UPPER([.G46])=&quot;W&quot;); -1; 1))-([.H45]+([.I45]/60)) * (IF((UPPER([.G45])=&quot;W&quot;); -1; 1)))) )))) * 60" office:value-type="float" office:value="35.4161063555442">
            <text:p>35.42</text:p>
          </table:table-cell>
          <table:table-cell table:style-name="ce20" table:formula="of:=([.A46]-[.A45])*24" office:value-type="float" office:value="24">
            <text:p>24.00</text:p>
          </table:table-cell>
          <table:table-cell table:formula="of:=[.K46]/[.L46]" office:value-type="float" office:value="1.47567109814768">
            <text:p>1.48</text:p>
          </table:table-cell>
          <table:table-cell/>
          <table:table-cell table:style-name="ce18" table:formula="of:=CONCATENATE(YEAR([.A46]);&quot;-&quot;;IF(LEN(MONTH([.A46]))=2;MONTH([.A46]);CONCATENATE(&quot;0&quot;;MONTH([.A46])));&quot;-&quot;;IF(LEN(DAY([.A46]))=2;DAY([.A46]);CONCATENATE(&quot;0&quot;;DAY([.A46])));&quot;T&quot;;IF(LEN(HOUR([.A46]))=2;HOUR([.A46]);CONCATENATE(&quot;0&quot;;HOUR([.A46])));&quot;:&quot;;IF(LEN(MINUTE([.A46]))=2;MINUTE([.A46]);CONCATENATE(&quot;0&quot;;MINUTE([.A46])));&quot;:&quot;;IF(LEN(SECOND([.A46]))=2;SECOND([.A46]);CONCATENATE(&quot;0&quot;;SECOND([.A46])));&quot;-10:00&quot;)" office:value-type="string" office:string-value="2011-05-17T00:00:00-10:00">
            <text:p>2011-05-17T00:00:00-10:00</text:p>
          </table:table-cell>
          <table:table-cell/>
          <table:table-cell table:formula="of:=[.Q45]+1" office:value-type="float" office:value="26">
            <text:p>26</text:p>
          </table:table-cell>
          <table:table-cell table:formula="of:=([.D46]+([.E46]/60)) * (IF((UPPER([.C46])=&quot;S&quot;); -1; 1))" office:value-type="float" office:value="38.543">
            <text:p>38.54</text:p>
          </table:table-cell>
          <table:table-cell table:formula="of:=([.H46]+([.I46]/60)) * (IF((UPPER([.G46])=&quot;W&quot;); -1; 1))" office:value-type="float" office:value="-127.936">
            <text:p>-127.94</text:p>
          </table:table-cell>
          <table:table-cell table:formula="of:=CONCATENATE(&quot;&lt;trkpt lat='&quot;;[.R46];&quot;' lon='&quot;;[.S46];&quot;'&gt;&lt;time&gt;&quot;;[.O46];&quot;&lt;/time&gt;&lt;name&gt;&quot;;[.Q46];&quot;&lt;/name&gt;&lt;sym&gt;empty&lt;/sym&gt;&lt;type&gt;WPT&lt;/type&gt;&lt;/trkpt&gt;&quot;)" office:value-type="string" office:string-value="&lt;trkpt lat='38.543' lon='-127.936'&gt;&lt;time&gt;2011-05-17T00:00:00-10:00&lt;/time&gt;&lt;name&gt;26&lt;/name&gt;&lt;sym&gt;empty&lt;/sym&gt;&lt;type&gt;WPT&lt;/type&gt;&lt;/trkpt&gt;">
            <text:p>&lt;trkpt lat='38.543' lon='-127.936'&gt;&lt;time&gt;2011-05-17T00:00:00-10:00&lt;/time&gt;&lt;name&gt;26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5-18">
            <text:p>Wednesday, May 18, 2011 <text:s/>00:00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38">
            <text:p>38</text:p>
          </table:table-cell>
          <table:table-cell table:style-name="ce24" office:value-type="float" office:value="26.45">
            <text:p>26.45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26">
            <text:p>126</text:p>
          </table:table-cell>
          <table:table-cell table:style-name="ce24" office:value-type="float" office:value="20.02">
            <text:p>20.02</text:p>
          </table:table-cell>
          <table:table-cell/>
          <table:table-cell table:formula="of:=DEGREES(ACOS((SIN(RADIANS(([.D46]+([.E46]/60)) * (IF((UPPER([.C46])=&quot;S&quot;); -1; 1)))) * SIN(RADIANS(([.D47]+([.E47]/60)) * (IF((UPPER([.C47])=&quot;S&quot;); -1; 1)))) + (COS(RADIANS(([.D46]+([.E46]/60)) * (IF((UPPER([.C46])=&quot;S&quot;); -1; 1)))) * COS(RADIANS(([.D47]+([.E47]/60)) * (IF((UPPER([.C47])=&quot;S&quot;); -1; 1)))) * COS(RADIANS(([.H47]+([.I47]/60)) * (IF((UPPER([.G47])=&quot;W&quot;); -1; 1))-([.H46]+([.I46]/60)) * (IF((UPPER([.G46])=&quot;W&quot;); -1; 1)))) )))) * 60" office:value-type="float" office:value="75.496688169392">
            <text:p>75.50</text:p>
          </table:table-cell>
          <table:table-cell table:style-name="ce20" table:formula="of:=([.A47]-[.A46])*24" office:value-type="float" office:value="24">
            <text:p>24.00</text:p>
          </table:table-cell>
          <table:table-cell table:formula="of:=[.K47]/[.L47]" office:value-type="float" office:value="3.14569534039133">
            <text:p>3.15</text:p>
          </table:table-cell>
          <table:table-cell/>
          <table:table-cell table:style-name="ce18" table:formula="of:=CONCATENATE(YEAR([.A47]);&quot;-&quot;;IF(LEN(MONTH([.A47]))=2;MONTH([.A47]);CONCATENATE(&quot;0&quot;;MONTH([.A47])));&quot;-&quot;;IF(LEN(DAY([.A47]))=2;DAY([.A47]);CONCATENATE(&quot;0&quot;;DAY([.A47])));&quot;T&quot;;IF(LEN(HOUR([.A47]))=2;HOUR([.A47]);CONCATENATE(&quot;0&quot;;HOUR([.A47])));&quot;:&quot;;IF(LEN(MINUTE([.A47]))=2;MINUTE([.A47]);CONCATENATE(&quot;0&quot;;MINUTE([.A47])));&quot;:&quot;;IF(LEN(SECOND([.A47]))=2;SECOND([.A47]);CONCATENATE(&quot;0&quot;;SECOND([.A47])));&quot;-10:00&quot;)" office:value-type="string" office:string-value="2011-05-18T00:00:00-10:00">
            <text:p>2011-05-18T00:00:00-10:00</text:p>
          </table:table-cell>
          <table:table-cell/>
          <table:table-cell table:formula="of:=[.Q46]+1" office:value-type="float" office:value="27">
            <text:p>27</text:p>
          </table:table-cell>
          <table:table-cell table:formula="of:=([.D47]+([.E47]/60)) * (IF((UPPER([.C47])=&quot;S&quot;); -1; 1))" office:value-type="float" office:value="38.4408333333333">
            <text:p>38.44</text:p>
          </table:table-cell>
          <table:table-cell table:formula="of:=([.H47]+([.I47]/60)) * (IF((UPPER([.G47])=&quot;W&quot;); -1; 1))" office:value-type="float" office:value="-126.333666666667">
            <text:p>-126.33</text:p>
          </table:table-cell>
          <table:table-cell table:formula="of:=CONCATENATE(&quot;&lt;trkpt lat='&quot;;[.R47];&quot;' lon='&quot;;[.S47];&quot;'&gt;&lt;time&gt;&quot;;[.O47];&quot;&lt;/time&gt;&lt;name&gt;&quot;;[.Q47];&quot;&lt;/name&gt;&lt;sym&gt;empty&lt;/sym&gt;&lt;type&gt;WPT&lt;/type&gt;&lt;/trkpt&gt;&quot;)" office:value-type="string" office:string-value="&lt;trkpt lat='38.4408333333333' lon='-126.333666666667'&gt;&lt;time&gt;2011-05-18T00:00:00-10:00&lt;/time&gt;&lt;name&gt;27&lt;/name&gt;&lt;sym&gt;empty&lt;/sym&gt;&lt;type&gt;WPT&lt;/type&gt;&lt;/trkpt&gt;">
            <text:p>&lt;trkpt lat='38.4408333333333' lon='-126.333666666667'&gt;&lt;time&gt;2011-05-18T00:00:00-10:00&lt;/time&gt;&lt;name&gt;27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office:value-type="date" office:date-value="2011-05-19">
            <text:p>Thursday, May 19, 2011 <text:s/>00:00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6" office:value-type="float" office:value="38">
            <text:p>38</text:p>
          </table:table-cell>
          <table:table-cell table:style-name="ce24" office:value-type="float" office:value="4.23">
            <text:p>4.23</text:p>
          </table:table-cell>
          <table:table-cell table:style-name="ce6"/>
          <table:table-cell table:style-name="ce11" office:value-type="string">
            <text:p>W</text:p>
          </table:table-cell>
          <table:table-cell table:style-name="ce6" office:value-type="float" office:value="123">
            <text:p>123</text:p>
          </table:table-cell>
          <table:table-cell table:style-name="ce24" office:value-type="float" office:value="36.76">
            <text:p>36.76</text:p>
          </table:table-cell>
          <table:table-cell/>
          <table:table-cell table:formula="of:=DEGREES(ACOS((SIN(RADIANS(([.D47]+([.E47]/60)) * (IF((UPPER([.C47])=&quot;S&quot;); -1; 1)))) * SIN(RADIANS(([.D48]+([.E48]/60)) * (IF((UPPER([.C48])=&quot;S&quot;); -1; 1)))) + (COS(RADIANS(([.D47]+([.E47]/60)) * (IF((UPPER([.C47])=&quot;S&quot;); -1; 1)))) * COS(RADIANS(([.D48]+([.E48]/60)) * (IF((UPPER([.C48])=&quot;S&quot;); -1; 1)))) * COS(RADIANS(([.H48]+([.I48]/60)) * (IF((UPPER([.G48])=&quot;W&quot;); -1; 1))-([.H47]+([.I47]/60)) * (IF((UPPER([.G47])=&quot;W&quot;); -1; 1)))) )))) * 60" office:value-type="float" office:value="130.107020557293">
            <text:p>130.11</text:p>
          </table:table-cell>
          <table:table-cell table:style-name="ce20" table:formula="of:=([.A48]-[.A47])*24" office:value-type="float" office:value="24">
            <text:p>24.00</text:p>
          </table:table-cell>
          <table:table-cell table:formula="of:=[.K48]/[.L48]" office:value-type="float" office:value="5.42112585655389">
            <text:p>5.42</text:p>
          </table:table-cell>
          <table:table-cell/>
          <table:table-cell table:style-name="ce18" table:formula="of:=CONCATENATE(YEAR([.A48]);&quot;-&quot;;IF(LEN(MONTH([.A48]))=2;MONTH([.A48]);CONCATENATE(&quot;0&quot;;MONTH([.A48])));&quot;-&quot;;IF(LEN(DAY([.A48]))=2;DAY([.A48]);CONCATENATE(&quot;0&quot;;DAY([.A48])));&quot;T&quot;;IF(LEN(HOUR([.A48]))=2;HOUR([.A48]);CONCATENATE(&quot;0&quot;;HOUR([.A48])));&quot;:&quot;;IF(LEN(MINUTE([.A48]))=2;MINUTE([.A48]);CONCATENATE(&quot;0&quot;;MINUTE([.A48])));&quot;:&quot;;IF(LEN(SECOND([.A48]))=2;SECOND([.A48]);CONCATENATE(&quot;0&quot;;SECOND([.A48])));&quot;-10:00&quot;)" office:value-type="string" office:string-value="2011-05-19T00:00:00-10:00">
            <text:p>2011-05-19T00:00:00-10:00</text:p>
          </table:table-cell>
          <table:table-cell/>
          <table:table-cell table:formula="of:=[.Q47]+1" office:value-type="float" office:value="28">
            <text:p>28</text:p>
          </table:table-cell>
          <table:table-cell table:formula="of:=([.D48]+([.E48]/60)) * (IF((UPPER([.C48])=&quot;S&quot;); -1; 1))" office:value-type="float" office:value="38.0705">
            <text:p>38.07</text:p>
          </table:table-cell>
          <table:table-cell table:formula="of:=([.H48]+([.I48]/60)) * (IF((UPPER([.G48])=&quot;W&quot;); -1; 1))" office:value-type="float" office:value="-123.612666666667">
            <text:p>-123.61</text:p>
          </table:table-cell>
          <table:table-cell table:formula="of:=CONCATENATE(&quot;&lt;trkpt lat='&quot;;[.R48];&quot;' lon='&quot;;[.S48];&quot;'&gt;&lt;time&gt;&quot;;[.O48];&quot;&lt;/time&gt;&lt;name&gt;&quot;;[.Q48];&quot;&lt;/name&gt;&lt;sym&gt;empty&lt;/sym&gt;&lt;type&gt;WPT&lt;/type&gt;&lt;/trkpt&gt;&quot;)" office:value-type="string" office:string-value="&lt;trkpt lat='38.0705' lon='-123.612666666667'&gt;&lt;time&gt;2011-05-19T00:00:00-10:00&lt;/time&gt;&lt;name&gt;28&lt;/name&gt;&lt;sym&gt;empty&lt;/sym&gt;&lt;type&gt;WPT&lt;/type&gt;&lt;/trkpt&gt;">
            <text:p>&lt;trkpt lat='38.0705' lon='-123.612666666667'&gt;&lt;time&gt;2011-05-19T00:00:00-10:00&lt;/time&gt;&lt;name&gt;28&lt;/name&gt;&lt;sym&gt;empty&lt;/sym&gt;&lt;type&gt;WPT&lt;/type&gt;&lt;/trkpt&gt;</text:p>
          </table:table-cell>
          <table:table-cell table:number-columns-repeated="1004"/>
        </table:table-row>
        <table:table-row table:style-name="ro3">
          <table:table-cell table:style-name="ce3" table:formula="of:=[.A11]" office:value-type="date" office:date-value="2011-05-19T13:20:00">
            <text:p>Thursday, May 19, 2011 <text:s/>13:20</text:p>
          </table:table-cell>
          <table:table-cell table:style-name="ce11"/>
          <table:table-cell table:style-name="ce11" table:formula="of:=[.C11]" office:value-type="string" office:string-value="N">
            <text:p>N</text:p>
          </table:table-cell>
          <table:table-cell table:style-name="ce6" table:formula="of:=[.D11]" office:value-type="float" office:value="38">
            <text:p>38</text:p>
          </table:table-cell>
          <table:table-cell table:style-name="ce24" table:formula="of:=[.E11]" office:value-type="float" office:value="0">
            <text:p>0.00</text:p>
          </table:table-cell>
          <table:table-cell table:style-name="ce6"/>
          <table:table-cell table:style-name="ce11" table:formula="of:=[.G11]" office:value-type="string" office:string-value="W">
            <text:p>W</text:p>
          </table:table-cell>
          <table:table-cell table:style-name="ce6" table:formula="of:=[.H11]" office:value-type="float" office:value="122">
            <text:p>122</text:p>
          </table:table-cell>
          <table:table-cell table:style-name="ce24" table:formula="of:=[.I11]" office:value-type="float" office:value="58.5">
            <text:p>58.50</text:p>
          </table:table-cell>
          <table:table-cell/>
          <table:table-cell table:formula="of:=DEGREES(ACOS((SIN(RADIANS(([.D48]+([.E48]/60)) * (IF((UPPER([.C48])=&quot;S&quot;); -1; 1)))) * SIN(RADIANS(([.D49]+([.E49]/60)) * (IF((UPPER([.C49])=&quot;S&quot;); -1; 1)))) + (COS(RADIANS(([.D48]+([.E48]/60)) * (IF((UPPER([.C48])=&quot;S&quot;); -1; 1)))) * COS(RADIANS(([.D49]+([.E49]/60)) * (IF((UPPER([.C49])=&quot;S&quot;); -1; 1)))) * COS(RADIANS(([.H49]+([.I49]/60)) * (IF((UPPER([.G49])=&quot;W&quot;); -1; 1))-([.H48]+([.I48]/60)) * (IF((UPPER([.G48])=&quot;W&quot;); -1; 1)))) )))) * 60" office:value-type="float" office:value="30.4301629875688">
            <text:p>30.43</text:p>
          </table:table-cell>
          <table:table-cell table:style-name="ce20" table:formula="of:=([.A49]-[.A48])*24" office:value-type="float" office:value="13.3333333333139">
            <text:p>13.33</text:p>
          </table:table-cell>
          <table:table-cell table:formula="of:=[.K49]/[.L49]" office:value-type="float" office:value="2.28226222407098">
            <text:p>2.28</text:p>
          </table:table-cell>
          <table:table-cell/>
          <table:table-cell table:style-name="ce18" table:formula="of:=CONCATENATE(YEAR([.A49]);&quot;-&quot;;IF(LEN(MONTH([.A49]))=2;MONTH([.A49]);CONCATENATE(&quot;0&quot;;MONTH([.A49])));&quot;-&quot;;IF(LEN(DAY([.A49]))=2;DAY([.A49]);CONCATENATE(&quot;0&quot;;DAY([.A49])));&quot;T&quot;;IF(LEN(HOUR([.A49]))=2;HOUR([.A49]);CONCATENATE(&quot;0&quot;;HOUR([.A49])));&quot;:&quot;;IF(LEN(MINUTE([.A49]))=2;MINUTE([.A49]);CONCATENATE(&quot;0&quot;;MINUTE([.A49])));&quot;:&quot;;IF(LEN(SECOND([.A49]))=2;SECOND([.A49]);CONCATENATE(&quot;0&quot;;SECOND([.A49])));&quot;-10:00&quot;)" office:value-type="string" office:string-value="2011-05-19T13:20:00-10:00">
            <text:p>2011-05-19T13:20:00-10:00</text:p>
          </table:table-cell>
          <table:table-cell/>
          <table:table-cell table:formula="of:=[.Q48]+1" office:value-type="float" office:value="29">
            <text:p>29</text:p>
          </table:table-cell>
          <table:table-cell table:formula="of:=([.D49]+([.E49]/60)) * (IF((UPPER([.C49])=&quot;S&quot;); -1; 1))" office:value-type="float" office:value="38">
            <text:p>38</text:p>
          </table:table-cell>
          <table:table-cell table:formula="of:=([.H49]+([.I49]/60)) * (IF((UPPER([.G49])=&quot;W&quot;); -1; 1))" office:value-type="float" office:value="-122.975">
            <text:p>-122.98</text:p>
          </table:table-cell>
          <table:table-cell table:formula="of:=CONCATENATE(&quot;&lt;trkpt lat='&quot;;[.R49];&quot;' lon='&quot;;[.S49];&quot;'&gt;&lt;time&gt;&quot;;[.O49];&quot;&lt;/time&gt;&lt;name&gt;&quot;;[.Q49];&quot;&lt;/name&gt;&lt;sym&gt;empty&lt;/sym&gt;&lt;type&gt;WPT&lt;/type&gt;&lt;/trkpt&gt;&quot;)" office:value-type="string" office:string-value="&lt;trkpt lat='38' lon='-122.975'&gt;&lt;time&gt;2011-05-19T13:20:00-10:00&lt;/time&gt;&lt;name&gt;29&lt;/name&gt;&lt;sym&gt;empty&lt;/sym&gt;&lt;type&gt;WPT&lt;/type&gt;&lt;/trkpt&gt;">
            <text:p>&lt;trkpt lat='38' lon='-122.975'&gt;&lt;time&gt;2011-05-19T13:20:00-10:00&lt;/time&gt;&lt;name&gt;29&lt;/name&gt;&lt;sym&gt;empty&lt;/sym&gt;&lt;type&gt;WPT&lt;/type&gt;&lt;/trkpt&gt;</text:p>
          </table:table-cell>
          <table:table-cell table:number-columns-repeated="1004"/>
        </table:table-row>
        <table:table-row table:style-name="ro2">
          <table:table-cell table:style-name="ce9"/>
          <table:table-cell table:style-name="ce12" table:number-columns-repeated="2"/>
          <table:table-cell table:style-name="ce19"/>
          <table:table-cell table:style-name="ce27"/>
          <table:table-cell table:style-name="ce19"/>
          <table:table-cell table:style-name="ce12"/>
          <table:table-cell table:style-name="ce19"/>
          <table:table-cell table:style-name="ce27"/>
          <table:table-cell table:style-name="ce19"/>
          <table:table-cell table:style-name="ce27"/>
          <table:table-cell table:style-name="ce19" table:number-columns-repeated="1013"/>
        </table:table-row>
        <table:table-row table:style-name="ro2">
          <table:table-cell table:style-name="ce10"/>
          <table:table-cell table:style-name="ce11" table:number-columns-repeated="2"/>
          <table:table-cell table:style-name="ce6"/>
          <table:table-cell table:style-name="ce24"/>
          <table:table-cell/>
          <table:table-cell table:style-name="ce15"/>
          <table:table-cell table:number-columns-repeated="1017"/>
        </table:table-row>
        <table:table-row table:style-name="ro2">
          <table:table-cell table:style-name="ce6">
            <draw:frame table:end-cell-address="'Leg 7'.U110" table:end-x="0.7185in" table:end-y="0.0949in" draw:z-index="0" draw:name="Average Speeds" draw:style-name="gr1" svg:width="14.7913in" svg:height="6.0567in" svg:x="0.0004in" svg:y="0.0173in">
              <draw:object draw:notify-on-update-of-ranges="'Leg 7'.A22:'Leg 7'.A49 'Leg 7'.M22:'Leg 7'.M49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style-name="ce11" table:number-columns-repeated="2"/>
          <table:table-cell table:style-name="ce6"/>
          <table:table-cell table:style-name="ce24"/>
          <table:table-cell/>
          <table:table-cell table:style-name="ce15"/>
          <table:table-cell table:number-columns-repeated="1017"/>
        </table:table-row>
        <table:table-row table:style-name="ro2" table:number-rows-repeated="10">
          <table:table-cell table:style-name="ce6"/>
          <table:table-cell table:style-name="ce11" table:number-columns-repeated="2"/>
          <table:table-cell table:style-name="ce6"/>
          <table:table-cell table:style-name="ce24"/>
          <table:table-cell/>
          <table:table-cell table:style-name="ce15"/>
          <table:table-cell table:number-columns-repeated="1017"/>
        </table:table-row>
        <table:table-row table:style-name="ro2" table:number-rows-repeated="2">
          <table:table-cell table:style-name="ce6" table:number-columns-repeated="4"/>
          <table:table-cell table:style-name="ce24"/>
          <table:table-cell/>
          <table:table-cell table:style-name="ce15"/>
          <table:table-cell table:number-columns-repeated="1017"/>
        </table:table-row>
        <table:table-row table:style-name="ro2" table:number-rows-repeated="6">
          <table:table-cell table:number-columns-repeated="6"/>
          <table:table-cell table:style-name="ce15"/>
          <table:table-cell table:number-columns-repeated="1017"/>
        </table:table-row>
        <table:table-row table:style-name="ro2" table:number-rows-repeated="6546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1" number:min-integer-digits="1"/>
    </number:number-style>
    <number:date-style style:name="N122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  <number:text>  </number:text>
      <number:hours number:style="long"/>
      <number:text>:</number:text>
      <number:minutes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6">06/06/2011</text:date>, <text:time>19:5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3DT6H3M22S</meta:editing-duration>
    <meta:editing-cycles>74</meta:editing-cycles>
    <meta:generator>OpenOffice.org/3.3$Win32 OpenOffice.org_project/330m20$Build-9567</meta:generator>
    <dc:date>2011-06-06T19:55:45.89</dc:date>
    <dc:creator>Olivier Le Diouris</dc:creator>
    <meta:document-statistic meta:table-count="7" meta:cell-count="2423" meta:object-count="7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571cm" svg:height="15.385cm" xlink:href=".." xlink:type="simple" chart:class="chart:line" chart:style-name="ch1">
        <chart:title svg:x="15.052cm" svg:y="0.311cm" chart:style-name="ch2">
          <text:p>Daily Average Speeds</text:p>
        </chart:title>
        <chart:plot-area chart:style-name="ch3" table:cell-range-address="'Leg 1'.A22:'Leg 1'.A52 'Leg 1'.M22:'Leg 1'.M52" chart:data-source-has-labels="column" svg:x="1.662cm" svg:y="0.437cm" svg:width="31.851cm" svg:height="15.835cm">
          <chartooo:coordinate-region svg:x="2.072cm" svg:y="0.623cm" svg:width="31.256cm" svg:height="10.61cm"/>
          <chart:axis chart:dimension="x" chart:name="primary-x" chart:style-name="ch4">
            <chart:categories table:cell-range-address="'Leg 1'.A22:'Leg 1'.A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eg 1'.M22:'Leg 1'.M5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Sunday, October 3, 2010  05:45</text:p>
                <draw:g>
                  <svg:desc>'Leg 1'.A22:'Leg 1'.A52</svg:desc>
                </draw:g>
              </table:table-cell>
              <table:table-cell office:value-type="float" office:value="4.02028256374581">
                <text:p>4.02028256374581</text:p>
                <draw:g>
                  <svg:desc>'Leg 1'.M22:'Leg 1'.M52</svg:desc>
                </draw:g>
              </table:table-cell>
            </table:table-row>
            <table:table-row>
              <table:table-cell office:value-type="string">
                <text:p>Monday, October 4, 2010  02:40</text:p>
              </table:table-cell>
              <table:table-cell office:value-type="float" office:value="5.64547924596138">
                <text:p>5.64547924596138</text:p>
              </table:table-cell>
            </table:table-row>
            <table:table-row>
              <table:table-cell office:value-type="string">
                <text:p>Monday, October 4, 2010  17:35</text:p>
              </table:table-cell>
              <table:table-cell office:value-type="float" office:value="6.44514387830988">
                <text:p>6.44514387830988</text:p>
              </table:table-cell>
            </table:table-row>
            <table:table-row>
              <table:table-cell office:value-type="string">
                <text:p>Tuesday, October 5, 2010  14:20</text:p>
              </table:table-cell>
              <table:table-cell office:value-type="float" office:value="6.11100355407151">
                <text:p>6.11100355407151</text:p>
              </table:table-cell>
            </table:table-row>
            <table:table-row>
              <table:table-cell office:value-type="string">
                <text:p>Wednesday, October 6, 2010  07:40</text:p>
              </table:table-cell>
              <table:table-cell office:value-type="float" office:value="6.11164178545072">
                <text:p>6.11164178545072</text:p>
              </table:table-cell>
            </table:table-row>
            <table:table-row>
              <table:table-cell office:value-type="string">
                <text:p>Wednesday, October 6, 2010  21:00</text:p>
              </table:table-cell>
              <table:table-cell office:value-type="float" office:value="4.9264266693925">
                <text:p>4.9264266693925</text:p>
              </table:table-cell>
            </table:table-row>
            <table:table-row>
              <table:table-cell office:value-type="string">
                <text:p>Thursday, October 7, 2010  14:00</text:p>
              </table:table-cell>
              <table:table-cell office:value-type="float" office:value="2.45330956906439">
                <text:p>2.45330956906439</text:p>
              </table:table-cell>
            </table:table-row>
            <table:table-row>
              <table:table-cell office:value-type="string">
                <text:p>Friday, October 8, 2010  07:20</text:p>
              </table:table-cell>
              <table:table-cell office:value-type="float" office:value="4.28920204259458">
                <text:p>4.28920204259458</text:p>
              </table:table-cell>
            </table:table-row>
            <table:table-row>
              <table:table-cell office:value-type="string">
                <text:p>Saturday, October 9, 2010  04:35</text:p>
              </table:table-cell>
              <table:table-cell office:value-type="float" office:value="5.0181429866906">
                <text:p>5.0181429866906</text:p>
              </table:table-cell>
            </table:table-row>
            <table:table-row>
              <table:table-cell office:value-type="string">
                <text:p>Monday, October 11, 2010  17:50</text:p>
              </table:table-cell>
              <table:table-cell office:value-type="float" office:value="5.60504236093103">
                <text:p>5.60504236093103</text:p>
              </table:table-cell>
            </table:table-row>
            <table:table-row>
              <table:table-cell office:value-type="string">
                <text:p>Tuesday, October 12, 2010  09:15</text:p>
              </table:table-cell>
              <table:table-cell office:value-type="float" office:value="5.25078000123984">
                <text:p>5.25078000123984</text:p>
              </table:table-cell>
            </table:table-row>
            <table:table-row>
              <table:table-cell office:value-type="string">
                <text:p>Wednesday, October 13, 2010  08:55</text:p>
              </table:table-cell>
              <table:table-cell office:value-type="float" office:value="5.55041198891562">
                <text:p>5.55041198891562</text:p>
              </table:table-cell>
            </table:table-row>
            <table:table-row>
              <table:table-cell office:value-type="string">
                <text:p>Thursday, October 14, 2010  08:45</text:p>
              </table:table-cell>
              <table:table-cell office:value-type="float" office:value="4.89124942056902">
                <text:p>4.89124942056902</text:p>
              </table:table-cell>
            </table:table-row>
            <table:table-row>
              <table:table-cell office:value-type="string">
                <text:p>Thursday, October 14, 2010  21:00</text:p>
              </table:table-cell>
              <table:table-cell office:value-type="float" office:value="5.67266702297516">
                <text:p>5.67266702297516</text:p>
              </table:table-cell>
            </table:table-row>
            <table:table-row>
              <table:table-cell office:value-type="string">
                <text:p>Friday, October 15, 2010  07:30</text:p>
              </table:table-cell>
              <table:table-cell office:value-type="float" office:value="6.18110403433821">
                <text:p>6.18110403433821</text:p>
              </table:table-cell>
            </table:table-row>
            <table:table-row>
              <table:table-cell office:value-type="string">
                <text:p>Friday, October 15, 2010  16:25</text:p>
              </table:table-cell>
              <table:table-cell office:value-type="float" office:value="5.74280527737526">
                <text:p>5.74280527737526</text:p>
              </table:table-cell>
            </table:table-row>
            <table:table-row>
              <table:table-cell office:value-type="string">
                <text:p>Saturday, October 16, 2010  07:40</text:p>
              </table:table-cell>
              <table:table-cell office:value-type="float" office:value="6.2944238781304">
                <text:p>6.2944238781304</text:p>
              </table:table-cell>
            </table:table-row>
            <table:table-row>
              <table:table-cell office:value-type="string">
                <text:p>Sunday, October 17, 2010  05:30</text:p>
              </table:table-cell>
              <table:table-cell office:value-type="float" office:value="3.72062756810379">
                <text:p>3.72062756810379</text:p>
              </table:table-cell>
            </table:table-row>
            <table:table-row>
              <table:table-cell office:value-type="string">
                <text:p>Sunday, October 17, 2010  21:00</text:p>
              </table:table-cell>
              <table:table-cell office:value-type="float" office:value="4.09867424624932">
                <text:p>4.09867424624932</text:p>
              </table:table-cell>
            </table:table-row>
            <table:table-row>
              <table:table-cell office:value-type="string">
                <text:p>Monday, October 18, 2010  00:40</text:p>
              </table:table-cell>
              <table:table-cell office:value-type="float" office:value="4.93878094347665">
                <text:p>4.93878094347665</text:p>
              </table:table-cell>
            </table:table-row>
            <table:table-row>
              <table:table-cell office:value-type="string">
                <text:p>Tuesday, October 19, 2010  06:35</text:p>
              </table:table-cell>
              <table:table-cell office:value-type="float" office:value="4.83828073158634">
                <text:p>4.83828073158634</text:p>
              </table:table-cell>
            </table:table-row>
            <table:table-row>
              <table:table-cell office:value-type="string">
                <text:p>Tuesday, October 19, 2010  15:00</text:p>
              </table:table-cell>
              <table:table-cell office:value-type="float" office:value="6.70941462071907">
                <text:p>6.70941462071907</text:p>
              </table:table-cell>
            </table:table-row>
            <table:table-row>
              <table:table-cell office:value-type="string">
                <text:p>Wednesday, October 20, 2010  15:45</text:p>
              </table:table-cell>
              <table:table-cell office:value-type="float" office:value="5.58936935305628">
                <text:p>5.58936935305628</text:p>
              </table:table-cell>
            </table:table-row>
            <table:table-row>
              <table:table-cell office:value-type="string">
                <text:p>Thursday, October 21, 2010  03:20</text:p>
              </table:table-cell>
              <table:table-cell office:value-type="float" office:value="5.25606682775991">
                <text:p>5.25606682775991</text:p>
              </table:table-cell>
            </table:table-row>
            <table:table-row>
              <table:table-cell office:value-type="string">
                <text:p>Thursday, October 21, 2010  16:00</text:p>
              </table:table-cell>
              <table:table-cell office:value-type="float" office:value="5.6585932941581">
                <text:p>5.6585932941581</text:p>
              </table:table-cell>
            </table:table-row>
            <table:table-row>
              <table:table-cell office:value-type="string">
                <text:p>Friday, October 22, 2010  14:15</text:p>
              </table:table-cell>
              <table:table-cell office:value-type="float" office:value="5.27246398042679">
                <text:p>5.27246398042679</text:p>
              </table:table-cell>
            </table:table-row>
            <table:table-row>
              <table:table-cell office:value-type="string">
                <text:p>Saturday, October 23, 2010  14:10</text:p>
              </table:table-cell>
              <table:table-cell office:value-type="float" office:value="5.71037500584209">
                <text:p>5.71037500584209</text:p>
              </table:table-cell>
            </table:table-row>
            <table:table-row>
              <table:table-cell office:value-type="string">
                <text:p>Sunday, October 24, 2010  14:30</text:p>
              </table:table-cell>
              <table:table-cell office:value-type="float" office:value="6.22160947601925">
                <text:p>6.22160947601925</text:p>
              </table:table-cell>
            </table:table-row>
            <table:table-row>
              <table:table-cell office:value-type="string">
                <text:p>Monday, October 25, 2010  07:50</text:p>
              </table:table-cell>
              <table:table-cell office:value-type="float" office:value="6.54816210590963">
                <text:p>6.54816210590963</text:p>
              </table:table-cell>
            </table:table-row>
            <table:table-row>
              <table:table-cell office:value-type="string">
                <text:p>Tuesday, October 26, 2010  08:50</text:p>
              </table:table-cell>
              <table:table-cell office:value-type="float" office:value="6.01819756154632">
                <text:p>6.01819756154632</text:p>
              </table:table-cell>
            </table:table-row>
            <table:table-row>
              <table:table-cell office:value-type="string">
                <text:p>Wednesday, October 27, 2010  08:50</text:p>
              </table:table-cell>
              <table:table-cell office:value-type="float" office:value="3.85230734607973">
                <text:p>3.852307346079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07cm" svg:height="6.967cm" xlink:href=".." xlink:type="simple" chart:class="chart:line" chart:style-name="ch1">
        <chart:title svg:x="9.882cm" svg:y="0.275cm" chart:style-name="ch2">
          <text:p>Daily Average Speed</text:p>
        </chart:title>
        <chart:plot-area chart:style-name="ch3" table:cell-range-address="'Leg 2'.A22:'Leg 2'.A30 'Leg 2'.M22:'Leg 2'.M30" chart:data-source-has-labels="column" svg:x="0.93cm" svg:y="1.471cm" svg:width="22.117cm" svg:height="4.937cm">
          <chartooo:coordinate-region svg:x="1.737cm" svg:y="1.657cm" svg:width="21.125cm" svg:height="1.645cm"/>
          <chart:axis chart:dimension="x" chart:name="primary-x" chart:style-name="ch4">
            <chart:categories table:cell-range-address="'Leg 2'.A22:'Leg 2'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eg 2'.M22:'Leg 2'.M30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Sunday, November 21, 2010  20:15</text:p>
                <draw:g>
                  <svg:desc>'Leg 2'.A22:'Leg 2'.A30</svg:desc>
                </draw:g>
              </table:table-cell>
              <table:table-cell office:value-type="float" office:value="6.41655651610799">
                <text:p>6.41655651610799</text:p>
                <draw:g>
                  <svg:desc>'Leg 2'.M22:'Leg 2'.M30</svg:desc>
                </draw:g>
              </table:table-cell>
            </table:table-row>
            <table:table-row>
              <table:table-cell office:value-type="string">
                <text:p>Monday, November 22, 2010  08:20</text:p>
              </table:table-cell>
              <table:table-cell office:value-type="float" office:value="5.88729920012929">
                <text:p>5.88729920012929</text:p>
              </table:table-cell>
            </table:table-row>
            <table:table-row>
              <table:table-cell office:value-type="string">
                <text:p>Monday, November 22, 2010  18:15</text:p>
              </table:table-cell>
              <table:table-cell office:value-type="float" office:value="5.58678024850969">
                <text:p>5.58678024850969</text:p>
              </table:table-cell>
            </table:table-row>
            <table:table-row>
              <table:table-cell office:value-type="string">
                <text:p>Tuesday, November 23, 2010  05:55</text:p>
              </table:table-cell>
              <table:table-cell office:value-type="float" office:value="5.6132396920439">
                <text:p>5.6132396920439</text:p>
              </table:table-cell>
            </table:table-row>
            <table:table-row>
              <table:table-cell office:value-type="string">
                <text:p>Tuesday, November 23, 2010  23:55</text:p>
              </table:table-cell>
              <table:table-cell office:value-type="float" office:value="4.72118211955492">
                <text:p>4.72118211955492</text:p>
              </table:table-cell>
            </table:table-row>
            <table:table-row>
              <table:table-cell office:value-type="string">
                <text:p>Wednesday, November 24, 2010  11:00</text:p>
              </table:table-cell>
              <table:table-cell office:value-type="float" office:value="5.49457908800724">
                <text:p>5.49457908800724</text:p>
              </table:table-cell>
            </table:table-row>
            <table:table-row>
              <table:table-cell office:value-type="string">
                <text:p>Thursday, November 25, 2010  13:10</text:p>
              </table:table-cell>
              <table:table-cell office:value-type="float" office:value="4.60492198634479">
                <text:p>4.60492198634479</text:p>
              </table:table-cell>
            </table:table-row>
            <table:table-row>
              <table:table-cell office:value-type="string">
                <text:p>Friday, November 26, 2010  00:00</text:p>
              </table:table-cell>
              <table:table-cell office:value-type="float" office:value="4.10785733064816">
                <text:p>4.10785733064816</text:p>
              </table:table-cell>
            </table:table-row>
            <table:table-row>
              <table:table-cell office:value-type="string">
                <text:p>Friday, November 26, 2010  08:40</text:p>
              </table:table-cell>
              <table:table-cell office:value-type="float" office:value="3.01473136747976">
                <text:p>3.014731367479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546cm" svg:height="8.642cm" xlink:href=".." xlink:type="simple" chart:class="chart:line" chart:style-name="ch1">
        <chart:title svg:x="10.047cm" svg:y="0.308cm" chart:style-name="ch2">
          <text:p>Daily Average Speeds</text:p>
        </chart:title>
        <chart:plot-area chart:style-name="ch3" table:cell-range-address="'Leg 3'.A26:'Leg 3'.A33 'Leg 3'.M26:'Leg 3'.M33" chart:data-source-has-labels="column" svg:x="0.94cm" svg:y="1.603cm" svg:width="22.626cm" svg:height="6.447cm">
          <chartooo:coordinate-region svg:x="1.747cm" svg:y="1.789cm" svg:width="21.634cm" svg:height="2.149cm"/>
          <chart:axis chart:dimension="x" chart:name="primary-x" chart:style-name="ch4">
            <chart:categories table:cell-range-address="'Leg 3'.A26:'Leg 3'.A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eg 3'.M26:'Leg 3'.M33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Saturday, December 4, 2010  13:00</text:p>
                <draw:g>
                  <svg:desc>'Leg 3'.A26:'Leg 3'.A33</svg:desc>
                </draw:g>
              </table:table-cell>
              <table:table-cell office:value-type="float" office:value="5.12642659172918">
                <text:p>5.12642659172918</text:p>
                <draw:g>
                  <svg:desc>'Leg 3'.M26:'Leg 3'.M33</svg:desc>
                </draw:g>
              </table:table-cell>
            </table:table-row>
            <table:table-row>
              <table:table-cell office:value-type="string">
                <text:p>Saturday, December 4, 2010  16:00</text:p>
              </table:table-cell>
              <table:table-cell office:value-type="float" office:value="6.61540832194413">
                <text:p>6.61540832194413</text:p>
              </table:table-cell>
            </table:table-row>
            <table:table-row>
              <table:table-cell office:value-type="string">
                <text:p>Saturday, December 4, 2010  20:15</text:p>
              </table:table-cell>
              <table:table-cell office:value-type="float" office:value="6.36892330279479">
                <text:p>6.36892330279479</text:p>
              </table:table-cell>
            </table:table-row>
            <table:table-row>
              <table:table-cell office:value-type="string">
                <text:p>Sunday, December 5, 2010  03:00</text:p>
              </table:table-cell>
              <table:table-cell office:value-type="float" office:value="6.38912345620752">
                <text:p>6.38912345620752</text:p>
              </table:table-cell>
            </table:table-row>
            <table:table-row>
              <table:table-cell office:value-type="string">
                <text:p>Sunday, December 5, 2010  05:30</text:p>
              </table:table-cell>
              <table:table-cell office:value-type="float" office:value="6.8794976790214">
                <text:p>6.8794976790214</text:p>
              </table:table-cell>
            </table:table-row>
            <table:table-row>
              <table:table-cell office:value-type="string">
                <text:p>Sunday, December 5, 2010  09:40</text:p>
              </table:table-cell>
              <table:table-cell office:value-type="float" office:value="6.18985898017158">
                <text:p>6.18985898017158</text:p>
              </table:table-cell>
            </table:table-row>
            <table:table-row>
              <table:table-cell office:value-type="string">
                <text:p>Sunday, December 5, 2010  13:00</text:p>
              </table:table-cell>
              <table:table-cell office:value-type="float" office:value="6.21198210900161">
                <text:p>6.21198210900161</text:p>
              </table:table-cell>
            </table:table-row>
            <table:table-row>
              <table:table-cell office:value-type="string">
                <text:p>Sunday, December 5, 2010  15:15</text:p>
              </table:table-cell>
              <table:table-cell office:value-type="float" office:value="5.2327643125284">
                <text:p>5.23276431252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36cm" svg:height="10.42cm" xlink:href=".." xlink:type="simple" chart:class="chart:line" chart:style-name="ch1">
        <chart:title svg:x="10.642cm" svg:y="0.344cm" chart:style-name="ch2">
          <text:p>Daily Average Speeds</text:p>
        </chart:title>
        <chart:legend chart:legend-position="end" svg:x="23.829cm" svg:y="4.947cm" chart:style-name="ch3"/>
        <chart:plot-area chart:style-name="ch4" table:cell-range-address="'Leg 4'.A22:'Leg 4'.A34 'Leg 4'.M22:'Leg 4'.M34" chart:data-source-has-labels="column" svg:x="0.964cm" svg:y="1.747cm" svg:width="21.837cm" svg:height="8.045cm">
          <chartooo:coordinate-region svg:x="1.771cm" svg:y="1.934cm" svg:width="20.845cm" svg:height="3.163cm"/>
          <chart:axis chart:dimension="x" chart:name="primary-x" chart:style-name="ch5">
            <chart:categories table:cell-range-address="'Leg 4'.A22:'Leg 4'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Leg 4'.M22:'Leg 4'.M34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Thursday, February 3, 2011  19:00</text:p>
                <draw:g>
                  <svg:desc>'Leg 4'.A22:'Leg 4'.A34</svg:desc>
                </draw:g>
              </table:table-cell>
              <table:table-cell office:value-type="float" office:value="5.94158310732675">
                <text:p>5.94158310732675</text:p>
                <draw:g>
                  <svg:desc>'Leg 4'.M22:'Leg 4'.M34</svg:desc>
                </draw:g>
              </table:table-cell>
            </table:table-row>
            <table:table-row>
              <table:table-cell office:value-type="string">
                <text:p>Friday, February 4, 2011  00:00</text:p>
              </table:table-cell>
              <table:table-cell office:value-type="float" office:value="5.56579019406788">
                <text:p>5.56579019406788</text:p>
              </table:table-cell>
            </table:table-row>
            <table:table-row>
              <table:table-cell office:value-type="string">
                <text:p>Friday, February 4, 2011  11:00</text:p>
              </table:table-cell>
              <table:table-cell office:value-type="float" office:value="5.78140951269158">
                <text:p>5.78140951269158</text:p>
              </table:table-cell>
            </table:table-row>
            <table:table-row>
              <table:table-cell office:value-type="string">
                <text:p>Friday, February 4, 2011  17:00</text:p>
              </table:table-cell>
              <table:table-cell office:value-type="float" office:value="5.63339137309852">
                <text:p>5.63339137309852</text:p>
              </table:table-cell>
            </table:table-row>
            <table:table-row>
              <table:table-cell office:value-type="string">
                <text:p>Friday, February 4, 2011  23:50</text:p>
              </table:table-cell>
              <table:table-cell office:value-type="float" office:value="5.13861913558908">
                <text:p>5.13861913558908</text:p>
              </table:table-cell>
            </table:table-row>
            <table:table-row>
              <table:table-cell office:value-type="string">
                <text:p>Saturday, February 5, 2011  14:25</text:p>
              </table:table-cell>
              <table:table-cell office:value-type="float" office:value="5.56091670237759">
                <text:p>5.56091670237759</text:p>
              </table:table-cell>
            </table:table-row>
            <table:table-row>
              <table:table-cell office:value-type="string">
                <text:p>Sunday, February 6, 2011  00:00</text:p>
              </table:table-cell>
              <table:table-cell office:value-type="float" office:value="5.32380121493832">
                <text:p>5.32380121493832</text:p>
              </table:table-cell>
            </table:table-row>
            <table:table-row>
              <table:table-cell office:value-type="string">
                <text:p>Sunday, February 6, 2011  11:00</text:p>
              </table:table-cell>
              <table:table-cell office:value-type="float" office:value="4.79807155305255">
                <text:p>4.79807155305255</text:p>
              </table:table-cell>
            </table:table-row>
            <table:table-row>
              <table:table-cell office:value-type="string">
                <text:p>Monday, February 7, 2011  00:00</text:p>
              </table:table-cell>
              <table:table-cell office:value-type="float" office:value="4.17389385954916">
                <text:p>4.17389385954916</text:p>
              </table:table-cell>
            </table:table-row>
            <table:table-row>
              <table:table-cell office:value-type="string">
                <text:p>Monday, February 7, 2011  11:00</text:p>
              </table:table-cell>
              <table:table-cell office:value-type="float" office:value="5.42774120413289">
                <text:p>5.42774120413289</text:p>
              </table:table-cell>
            </table:table-row>
            <table:table-row>
              <table:table-cell office:value-type="string">
                <text:p>Monday, February 7, 2011  23:00</text:p>
              </table:table-cell>
              <table:table-cell office:value-type="float" office:value="4.5654552722775">
                <text:p>4.5654552722775</text:p>
              </table:table-cell>
            </table:table-row>
            <table:table-row>
              <table:table-cell office:value-type="string">
                <text:p>Tuesday, February 8, 2011  05:30</text:p>
              </table:table-cell>
              <table:table-cell office:value-type="float" office:value="4.47772725311516">
                <text:p>4.47772725311516</text:p>
              </table:table-cell>
            </table:table-row>
            <table:table-row>
              <table:table-cell office:value-type="string">
                <text:p>Tuesday, February 8, 2011  06:50</text:p>
              </table:table-cell>
              <table:table-cell office:value-type="float" office:value="4.57601322029599">
                <text:p>4.576013220295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176cm" svg:height="9.847cm" xlink:href=".." xlink:type="simple" chart:class="chart:line" chart:style-name="ch1">
        <chart:title svg:x="10.862cm" svg:y="0.332cm" chart:style-name="ch2">
          <text:p>Daily Average Speeds</text:p>
        </chart:title>
        <chart:plot-area chart:style-name="ch3" table:cell-range-address="'Leg 5'.A22:'Leg 5'.A34 'Leg 5'.M22:'Leg 5'.M34" chart:data-source-has-labels="column" svg:x="0.973cm" svg:y="1.699cm" svg:width="24.157cm" svg:height="7.532cm">
          <chartooo:coordinate-region svg:x="1.78cm" svg:y="1.885cm" svg:width="23.165cm" svg:height="2.51cm"/>
          <chart:axis chart:dimension="x" chart:name="primary-x" chart:style-name="ch4">
            <chart:categories table:cell-range-address="'Leg 5'.A22:'Leg 5'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eg 5'.M22:'Leg 5'.M34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Saturday, February 12, 2011  17:00</text:p>
                <draw:g>
                  <svg:desc>'Leg 5'.A22:'Leg 5'.A34</svg:desc>
                </draw:g>
              </table:table-cell>
              <table:table-cell office:value-type="float" office:value="4.77358926655799">
                <text:p>4.77358926655799</text:p>
                <draw:g>
                  <svg:desc>'Leg 5'.M22:'Leg 5'.M34</svg:desc>
                </draw:g>
              </table:table-cell>
            </table:table-row>
            <table:table-row>
              <table:table-cell office:value-type="string">
                <text:p>Sunday, February 13, 2011  05:00</text:p>
              </table:table-cell>
              <table:table-cell office:value-type="float" office:value="5.39427803891659">
                <text:p>5.39427803891659</text:p>
              </table:table-cell>
            </table:table-row>
            <table:table-row>
              <table:table-cell office:value-type="string">
                <text:p>Sunday, February 13, 2011  11:55</text:p>
              </table:table-cell>
              <table:table-cell office:value-type="float" office:value="4.9598596924303">
                <text:p>4.9598596924303</text:p>
              </table:table-cell>
            </table:table-row>
            <table:table-row>
              <table:table-cell office:value-type="string">
                <text:p>Sunday, February 13, 2011  23:53</text:p>
              </table:table-cell>
              <table:table-cell office:value-type="float" office:value="4.57501819303875">
                <text:p>4.57501819303875</text:p>
              </table:table-cell>
            </table:table-row>
            <table:table-row>
              <table:table-cell office:value-type="string">
                <text:p>Monday, February 14, 2011  06:50</text:p>
              </table:table-cell>
              <table:table-cell office:value-type="float" office:value="4.57230384775264">
                <text:p>4.57230384775264</text:p>
              </table:table-cell>
            </table:table-row>
            <table:table-row>
              <table:table-cell office:value-type="string">
                <text:p>Monday, February 14, 2011  17:10</text:p>
              </table:table-cell>
              <table:table-cell office:value-type="float" office:value="4.55037660291356">
                <text:p>4.55037660291356</text:p>
              </table:table-cell>
            </table:table-row>
            <table:table-row>
              <table:table-cell office:value-type="string">
                <text:p>Tuesday, February 15, 2011  05:50</text:p>
              </table:table-cell>
              <table:table-cell office:value-type="float" office:value="5.18727373740135">
                <text:p>5.18727373740135</text:p>
              </table:table-cell>
            </table:table-row>
            <table:table-row>
              <table:table-cell office:value-type="string">
                <text:p>Tuesday, February 15, 2011  19:50</text:p>
              </table:table-cell>
              <table:table-cell office:value-type="float" office:value="3.54943097468539">
                <text:p>3.54943097468539</text:p>
              </table:table-cell>
            </table:table-row>
            <table:table-row>
              <table:table-cell office:value-type="string">
                <text:p>Wednesday, February 16, 2011  02:00</text:p>
              </table:table-cell>
              <table:table-cell office:value-type="float" office:value="4.88455043226323">
                <text:p>4.88455043226323</text:p>
              </table:table-cell>
            </table:table-row>
            <table:table-row>
              <table:table-cell office:value-type="string">
                <text:p>Wednesday, February 16, 2011  20:20</text:p>
              </table:table-cell>
              <table:table-cell office:value-type="float" office:value="4.91089167591615">
                <text:p>4.91089167591615</text:p>
              </table:table-cell>
            </table:table-row>
            <table:table-row>
              <table:table-cell office:value-type="string">
                <text:p>Thursday, February 17, 2011  04:35</text:p>
              </table:table-cell>
              <table:table-cell office:value-type="float" office:value="5.64277155360457">
                <text:p>5.64277155360457</text:p>
              </table:table-cell>
            </table:table-row>
            <table:table-row>
              <table:table-cell office:value-type="string">
                <text:p>Thursday, February 17, 2011  22:00</text:p>
              </table:table-cell>
              <table:table-cell office:value-type="float" office:value="5.31336782008361">
                <text:p>5.31336782008361</text:p>
              </table:table-cell>
            </table:table-row>
            <table:table-row>
              <table:table-cell office:value-type="string">
                <text:p>Friday, February 18, 2011  07:35</text:p>
              </table:table-cell>
              <table:table-cell office:value-type="float" office:value="2.65540594657268">
                <text:p>2.6554059465726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403cm" svg:height="10.065cm" xlink:href=".." xlink:type="simple" chart:class="chart:line" chart:style-name="ch1">
        <chart:title svg:x="10.975cm" svg:y="0.337cm" chart:style-name="ch2">
          <text:p>Daily Average Speeds</text:p>
        </chart:title>
        <chart:plot-area chart:style-name="ch3" table:cell-range-address="'Leg 6'.A22:'Leg 6'.A42 'Leg 6'.M22:'Leg 6'.M42" chart:data-source-has-labels="column" svg:x="0.978cm" svg:y="1.719cm" svg:width="24.369cm" svg:height="7.725cm">
          <chartooo:coordinate-region svg:x="1.785cm" svg:y="1.905cm" svg:width="23.377cm" svg:height="2.897cm"/>
          <chart:axis chart:dimension="x" chart:name="primary-x" chart:style-name="ch4">
            <chart:categories table:cell-range-address="'Leg 6'.A22:'Leg 6'.A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eg 6'.M22:'Leg 6'.M42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Monday, February 28, 2011  23:00</text:p>
                <draw:g>
                  <svg:desc>'Leg 6'.A22:'Leg 6'.A42</svg:desc>
                </draw:g>
              </table:table-cell>
              <table:table-cell office:value-type="float" office:value="6.592100169346">
                <text:p>6.592100169346</text:p>
                <draw:g>
                  <svg:desc>'Leg 6'.M22:'Leg 6'.M42</svg:desc>
                </draw:g>
              </table:table-cell>
            </table:table-row>
            <table:table-row>
              <table:table-cell office:value-type="string">
                <text:p>Tuesday, March 1, 2011  05:00</text:p>
              </table:table-cell>
              <table:table-cell office:value-type="float" office:value="5.97516161369822">
                <text:p>5.97516161369822</text:p>
              </table:table-cell>
            </table:table-row>
            <table:table-row>
              <table:table-cell office:value-type="string">
                <text:p>Tuesday, March 1, 2011  11:10</text:p>
              </table:table-cell>
              <table:table-cell office:value-type="float" office:value="5.24499021915192">
                <text:p>5.24499021915192</text:p>
              </table:table-cell>
            </table:table-row>
            <table:table-row>
              <table:table-cell office:value-type="string">
                <text:p>Tuesday, March 1, 2011  23:45</text:p>
              </table:table-cell>
              <table:table-cell office:value-type="float" office:value="2.81542898785972">
                <text:p>2.81542898785972</text:p>
              </table:table-cell>
            </table:table-row>
            <table:table-row>
              <table:table-cell office:value-type="string">
                <text:p>Wednesday, March 2, 2011  01:30</text:p>
              </table:table-cell>
              <table:table-cell office:value-type="float" office:value="2.9271311999081">
                <text:p>2.9271311999081</text:p>
              </table:table-cell>
            </table:table-row>
            <table:table-row>
              <table:table-cell office:value-type="string">
                <text:p>Wednesday, March 2, 2011  11:00</text:p>
              </table:table-cell>
              <table:table-cell office:value-type="float" office:value="5.65053278273369">
                <text:p>5.65053278273369</text:p>
              </table:table-cell>
            </table:table-row>
            <table:table-row>
              <table:table-cell office:value-type="string">
                <text:p>Thursday, March 3, 2011  01:40</text:p>
              </table:table-cell>
              <table:table-cell office:value-type="float" office:value="4.23395739629361">
                <text:p>4.23395739629361</text:p>
              </table:table-cell>
            </table:table-row>
            <table:table-row>
              <table:table-cell office:value-type="string">
                <text:p>Thursday, March 3, 2011  15:05</text:p>
              </table:table-cell>
              <table:table-cell office:value-type="float" office:value="3.66458973412958">
                <text:p>3.66458973412958</text:p>
              </table:table-cell>
            </table:table-row>
            <table:table-row>
              <table:table-cell office:value-type="string">
                <text:p>Friday, March 4, 2011  06:00</text:p>
              </table:table-cell>
              <table:table-cell office:value-type="float" office:value="3.97593965306539">
                <text:p>3.97593965306539</text:p>
              </table:table-cell>
            </table:table-row>
            <table:table-row>
              <table:table-cell office:value-type="string">
                <text:p>Saturday, March 5, 2011  00:35</text:p>
              </table:table-cell>
              <table:table-cell office:value-type="float" office:value="4.98719193158169">
                <text:p>4.98719193158169</text:p>
              </table:table-cell>
            </table:table-row>
            <table:table-row>
              <table:table-cell office:value-type="string">
                <text:p>Saturday, March 5, 2011  10:40</text:p>
              </table:table-cell>
              <table:table-cell office:value-type="float" office:value="4.21262907791628">
                <text:p>4.21262907791628</text:p>
              </table:table-cell>
            </table:table-row>
            <table:table-row>
              <table:table-cell office:value-type="string">
                <text:p>Sunday, March 6, 2011  00:10</text:p>
              </table:table-cell>
              <table:table-cell office:value-type="float" office:value="3.73629720183582">
                <text:p>3.73629720183582</text:p>
              </table:table-cell>
            </table:table-row>
            <table:table-row>
              <table:table-cell office:value-type="string">
                <text:p>Sunday, March 6, 2011  12:00</text:p>
              </table:table-cell>
              <table:table-cell office:value-type="float" office:value="3.97560729537217">
                <text:p>3.97560729537217</text:p>
              </table:table-cell>
            </table:table-row>
            <table:table-row>
              <table:table-cell office:value-type="string">
                <text:p>Sunday, March 6, 2011  20:05</text:p>
              </table:table-cell>
              <table:table-cell office:value-type="float" office:value="4.8964221786831">
                <text:p>4.8964221786831</text:p>
              </table:table-cell>
            </table:table-row>
            <table:table-row>
              <table:table-cell office:value-type="string">
                <text:p>Monday, March 7, 2011  10:00</text:p>
              </table:table-cell>
              <table:table-cell office:value-type="float" office:value="5.07029197533421">
                <text:p>5.07029197533421</text:p>
              </table:table-cell>
            </table:table-row>
            <table:table-row>
              <table:table-cell office:value-type="string">
                <text:p>Tuesday, March 8, 2011  01:40</text:p>
              </table:table-cell>
              <table:table-cell office:value-type="float" office:value="4.7301827180183">
                <text:p>4.7301827180183</text:p>
              </table:table-cell>
            </table:table-row>
            <table:table-row>
              <table:table-cell office:value-type="string">
                <text:p>Tuesday, March 8, 2011  11:00</text:p>
              </table:table-cell>
              <table:table-cell office:value-type="float" office:value="4.1621400934344">
                <text:p>4.1621400934344</text:p>
              </table:table-cell>
            </table:table-row>
            <table:table-row>
              <table:table-cell office:value-type="string">
                <text:p>Tuesday, March 8, 2011  21:15</text:p>
              </table:table-cell>
              <table:table-cell office:value-type="float" office:value="4.42093443101916">
                <text:p>4.42093443101916</text:p>
              </table:table-cell>
            </table:table-row>
            <table:table-row>
              <table:table-cell office:value-type="string">
                <text:p>Wednesday, March 9, 2011  07:10</text:p>
              </table:table-cell>
              <table:table-cell office:value-type="float" office:value="6.11030456270923">
                <text:p>6.11030456270923</text:p>
              </table:table-cell>
            </table:table-row>
            <table:table-row>
              <table:table-cell office:value-type="string">
                <text:p>Thursday, March 10, 2011  07:55</text:p>
              </table:table-cell>
              <table:table-cell office:value-type="float" office:value="4.04622185844385">
                <text:p>4.04622185844385</text:p>
              </table:table-cell>
            </table:table-row>
            <table:table-row>
              <table:table-cell office:value-type="string">
                <text:p>Friday, March 11, 2011  07:40</text:p>
              </table:table-cell>
              <table:table-cell office:value-type="float" office:value="4.85986975459299">
                <text:p>4.859869754592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571cm" svg:height="15.385cm" xlink:href=".." xlink:type="simple" chart:class="chart:line" chart:style-name="ch1">
        <chart:title svg:x="15.052cm" svg:y="0.311cm" chart:style-name="ch2">
          <text:p>Daily Average Speeds</text:p>
        </chart:title>
        <chart:plot-area chart:style-name="ch3" table:cell-range-address="'Leg 7'.A22:'Leg 7'.A49 'Leg 7'.M22:'Leg 7'.M49" chart:data-source-has-labels="column" svg:x="1.662cm" svg:y="0.437cm" svg:width="31.851cm" svg:height="15.385cm">
          <chartooo:coordinate-region svg:x="2.072cm" svg:y="0.623cm" svg:width="31.256cm" svg:height="10.61cm"/>
          <chart:axis chart:dimension="x" chart:name="primary-x" chart:style-name="ch4">
            <chart:categories table:cell-range-address="'Leg 7'.A22:'Leg 7'.A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eg 7'.M22:'Leg 7'.M49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Saturday, April 23, 2011  18:20</text:p>
                <draw:g>
                  <svg:desc>'Leg 7'.A22:'Leg 7'.A49</svg:desc>
                </draw:g>
              </table:table-cell>
              <table:table-cell office:value-type="float" office:value="3.5818805766808">
                <text:p>3.5818805766808</text:p>
                <draw:g>
                  <svg:desc>'Leg 7'.M22:'Leg 7'.M49</svg:desc>
                </draw:g>
              </table:table-cell>
            </table:table-row>
            <table:table-row>
              <table:table-cell office:value-type="string">
                <text:p>Sunday, April 24, 2011  00:00</text:p>
              </table:table-cell>
              <table:table-cell office:value-type="float" office:value="3.71128949440899">
                <text:p>3.71128949440899</text:p>
              </table:table-cell>
            </table:table-row>
            <table:table-row>
              <table:table-cell office:value-type="string">
                <text:p>Monday, April 25, 2011  00:00</text:p>
              </table:table-cell>
              <table:table-cell office:value-type="float" office:value="5.4501034097956">
                <text:p>5.4501034097956</text:p>
              </table:table-cell>
            </table:table-row>
            <table:table-row>
              <table:table-cell office:value-type="string">
                <text:p>Tuesday, April 26, 2011  00:00</text:p>
              </table:table-cell>
              <table:table-cell office:value-type="float" office:value="4.33869447437226">
                <text:p>4.33869447437226</text:p>
              </table:table-cell>
            </table:table-row>
            <table:table-row>
              <table:table-cell office:value-type="string">
                <text:p>Wednesday, April 27, 2011  00:00</text:p>
              </table:table-cell>
              <table:table-cell office:value-type="float" office:value="0.764738384920585">
                <text:p>0.764738384920585</text:p>
              </table:table-cell>
            </table:table-row>
            <table:table-row>
              <table:table-cell office:value-type="string">
                <text:p>Thursday, April 28, 2011  00:00</text:p>
              </table:table-cell>
              <table:table-cell office:value-type="float" office:value="2.4281437530423">
                <text:p>2.4281437530423</text:p>
              </table:table-cell>
            </table:table-row>
            <table:table-row>
              <table:table-cell office:value-type="string">
                <text:p>Friday, April 29, 2011  00:00</text:p>
              </table:table-cell>
              <table:table-cell office:value-type="float" office:value="4.56555339620574">
                <text:p>4.56555339620574</text:p>
              </table:table-cell>
            </table:table-row>
            <table:table-row>
              <table:table-cell office:value-type="string">
                <text:p>Saturday, April 30, 2011  00:00</text:p>
              </table:table-cell>
              <table:table-cell office:value-type="float" office:value="3.49805463024998">
                <text:p>3.49805463024998</text:p>
              </table:table-cell>
            </table:table-row>
            <table:table-row>
              <table:table-cell office:value-type="string">
                <text:p>Sunday, May 1, 2011  00:00</text:p>
              </table:table-cell>
              <table:table-cell office:value-type="float" office:value="2.105421596507">
                <text:p>2.105421596507</text:p>
              </table:table-cell>
            </table:table-row>
            <table:table-row>
              <table:table-cell office:value-type="string">
                <text:p>Monday, May 2, 2011  00:00</text:p>
              </table:table-cell>
              <table:table-cell office:value-type="float" office:value="2.21038369007848">
                <text:p>2.21038369007848</text:p>
              </table:table-cell>
            </table:table-row>
            <table:table-row>
              <table:table-cell office:value-type="string">
                <text:p>Tuesday, May 3, 2011  00:00</text:p>
              </table:table-cell>
              <table:table-cell office:value-type="float" office:value="5.57657550612452">
                <text:p>5.57657550612452</text:p>
              </table:table-cell>
            </table:table-row>
            <table:table-row>
              <table:table-cell office:value-type="string">
                <text:p>Wednesday, May 4, 2011  00:00</text:p>
              </table:table-cell>
              <table:table-cell office:value-type="float" office:value="4.78650782094635">
                <text:p>4.78650782094635</text:p>
              </table:table-cell>
            </table:table-row>
            <table:table-row>
              <table:table-cell office:value-type="string">
                <text:p>Thursday, May 5, 2011  00:00</text:p>
              </table:table-cell>
              <table:table-cell office:value-type="float" office:value="4.38065843699471">
                <text:p>4.38065843699471</text:p>
              </table:table-cell>
            </table:table-row>
            <table:table-row>
              <table:table-cell office:value-type="string">
                <text:p>Friday, May 6, 2011  02:50</text:p>
              </table:table-cell>
              <table:table-cell office:value-type="float" office:value="2.43051495464824">
                <text:p>2.43051495464824</text:p>
              </table:table-cell>
            </table:table-row>
            <table:table-row>
              <table:table-cell office:value-type="string">
                <text:p>Saturday, May 7, 2011  00:00</text:p>
              </table:table-cell>
              <table:table-cell office:value-type="float" office:value="4.30371978492701">
                <text:p>4.30371978492701</text:p>
              </table:table-cell>
            </table:table-row>
            <table:table-row>
              <table:table-cell office:value-type="string">
                <text:p>Sunday, May 8, 2011  00:00</text:p>
              </table:table-cell>
              <table:table-cell office:value-type="float" office:value="4.78378133187003">
                <text:p>4.78378133187003</text:p>
              </table:table-cell>
            </table:table-row>
            <table:table-row>
              <table:table-cell office:value-type="string">
                <text:p>Monday, May 9, 2011  00:00</text:p>
              </table:table-cell>
              <table:table-cell office:value-type="float" office:value="5.20265999059266">
                <text:p>5.20265999059266</text:p>
              </table:table-cell>
            </table:table-row>
            <table:table-row>
              <table:table-cell office:value-type="string">
                <text:p>Tuesday, May 10, 2011  00:00</text:p>
              </table:table-cell>
              <table:table-cell office:value-type="float" office:value="1.36223169813927">
                <text:p>1.36223169813927</text:p>
              </table:table-cell>
            </table:table-row>
            <table:table-row>
              <table:table-cell office:value-type="string">
                <text:p>Wednesday, May 11, 2011  00:00</text:p>
              </table:table-cell>
              <table:table-cell office:value-type="float" office:value="2.87041363175973">
                <text:p>2.87041363175973</text:p>
              </table:table-cell>
            </table:table-row>
            <table:table-row>
              <table:table-cell office:value-type="string">
                <text:p>Thursday, May 12, 2011  00:00</text:p>
              </table:table-cell>
              <table:table-cell office:value-type="float" office:value="5.25714962462608">
                <text:p>5.25714962462608</text:p>
              </table:table-cell>
            </table:table-row>
            <table:table-row>
              <table:table-cell office:value-type="string">
                <text:p>Friday, May 13, 2011  00:00</text:p>
              </table:table-cell>
              <table:table-cell office:value-type="float" office:value="3.5211606629622">
                <text:p>3.5211606629622</text:p>
              </table:table-cell>
            </table:table-row>
            <table:table-row>
              <table:table-cell office:value-type="string">
                <text:p>Saturday, May 14, 2011  00:00</text:p>
              </table:table-cell>
              <table:table-cell office:value-type="float" office:value="4.76788209235608">
                <text:p>4.76788209235608</text:p>
              </table:table-cell>
            </table:table-row>
            <table:table-row>
              <table:table-cell office:value-type="string">
                <text:p>Sunday, May 15, 2011  00:00</text:p>
              </table:table-cell>
              <table:table-cell office:value-type="float" office:value="5.13669847315038">
                <text:p>5.13669847315038</text:p>
              </table:table-cell>
            </table:table-row>
            <table:table-row>
              <table:table-cell office:value-type="string">
                <text:p>Monday, May 16, 2011  00:00</text:p>
              </table:table-cell>
              <table:table-cell office:value-type="float" office:value="3.86728236126847">
                <text:p>3.86728236126847</text:p>
              </table:table-cell>
            </table:table-row>
            <table:table-row>
              <table:table-cell office:value-type="string">
                <text:p>Tuesday, May 17, 2011  00:00</text:p>
              </table:table-cell>
              <table:table-cell office:value-type="float" office:value="1.47567109814768">
                <text:p>1.47567109814768</text:p>
              </table:table-cell>
            </table:table-row>
            <table:table-row>
              <table:table-cell office:value-type="string">
                <text:p>Wednesday, May 18, 2011  00:00</text:p>
              </table:table-cell>
              <table:table-cell office:value-type="float" office:value="3.14569534039133">
                <text:p>3.14569534039133</text:p>
              </table:table-cell>
            </table:table-row>
            <table:table-row>
              <table:table-cell office:value-type="string">
                <text:p>Thursday, May 19, 2011  00:00</text:p>
              </table:table-cell>
              <table:table-cell office:value-type="float" office:value="5.42112585655389">
                <text:p>5.42112585655389</text:p>
              </table:table-cell>
            </table:table-row>
            <table:table-row>
              <table:table-cell office:value-type="string">
                <text:p>Thursday, May 19, 2011  13:20</text:p>
              </table:table-cell>
              <table:table-cell office:value-type="float" office:value="2.28226222407098">
                <text:p>2.2822622240709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